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draw="urn:oasis:names:tc:opendocument:xmlns:drawing:1.0" xmlns:svg="urn:oasis:names:tc:opendocument:xmlns:svg-compatible:1.0" xmlns:style="urn:oasis:names:tc:opendocument:xmlns:style:1.0" xmlns:table="urn:oasis:names:tc:opendocument:xmlns:table:1.0" xmlns:fo="urn:oasis:names:tc:opendocument:xmlns:xsl-fo-compatible:1.0" xmlns:text="urn:oasis:names:tc:opendocument:xmlns:text:1.0" office:version="1.2">
  <office:scripts/>
  <office:body>
    <office:text text:use-soft-page-breaks="true">
      <text:p xmlns:fo="http://www.w3.org/1999/XSL/Format" text:style-name="WLC-englishbookheader"><text:variable-set office:value-type="string" text:name="bookname">Leviticus</text:variable-set></text:p>
      <text:p xmlns:fo="http://www.w3.org/1999/XSL/Format" text:style-name="WLC-hebrewbookheader">ויקרא</text:p>
      <text:h xmlns:fo="http://www.w3.org/1999/XSL/Format" text:outline-level="1" text:style-name="WLC-chaptermarker">Leviticus 1</text:h>
      <text:p xmlns:fo="http://www.w3.org/1999/XSL/Format" text:style-name="WLC-chapter"><text:span text:style-name="WLC-chapternumber">1 </text:span><text:span text:style-name="WLC-hebrewtext">וַ¦יִּקְרָ֖א אֶל־מֹשֶׁ֑ה וַ¦יְדַבֵּ֤ר יְהוָה֙ אֵלָ֔י¦ו מֵ¦אֹ֥הֶל מוֹעֵ֖ד לֵ¦אמֹֽר׃ </text:span><text:span text:style-name="WLC-versenumber">2 </text:span><text:span text:style-name="WLC-hebrewtext">דַּבֵּ֞ר אֶל־בְּנֵ֤י יִשְׂרָאֵל֙ וְ¦אָמַרְתָּ֣ אֲלֵ¦הֶ֔ם אָדָ֗ם כִּֽי־יַקְרִ֥יב מִ¦כֶּ֛ם קָרְבָּ֖ן לַֽ¦יהוָ֑ה מִן־הַ¦בְּהֵמָ֗ה מִן־הַ¦בָּקָר֙ וּ¦מִן־הַ¦צֹּ֔אן תַּקְרִ֖יבוּ אֶת־קָרְבַּנְ¦כֶֽם׃ </text:span><text:span text:style-name="WLC-versenumber">3 </text:span><text:span text:style-name="WLC-hebrewtext">אִם־עֹלָ֤ה קָרְבָּנ¦וֹ֙ מִן־הַ¦בָּקָ֔ר זָכָ֥ר תָּמִ֖ים יַקְרִיבֶ֑¦נּוּ אֶל־פֶּ֝תַח<text:span text:style-name="WLC-note"><text:note text:note-class="footnote"><text:note-citation text:label="1">1</text:note-citation><text:note-body><text:p text:style-name="WLC-notebody">BHS has been faithful to the Leningrad Codex where there might be a question of the validity of the form and we keep the same form as BHS. </text:p></text:note-body></text:note></text:span>
 אֹ֤הֶל מוֹעֵד֙ יַקְרִ֣יב אֹת֔¦וֹ לִ¦רְצֹנ֖¦וֹ לִ¦פְנֵ֥י יְהוָֽה׃ </text:span><text:span text:style-name="WLC-versenumber">4 </text:span><text:span text:style-name="WLC-hebrewtext">וְ¦סָמַ֣ךְ יָד֔¦וֹ עַ֖ל רֹ֣אשׁ הָ¦עֹלָ֑ה וְ¦נִרְצָ֥ה ל֖¦וֹ לְ¦כַפֵּ֥ר עָלָֽי¦ו׃ </text:span><text:span text:style-name="WLC-versenumber">5 </text:span><text:span text:style-name="WLC-hebrewtext">וְ¦שָׁחַ֛ט אֶת־בֶּ֥ן הַ¦בָּקָ֖ר לִ¦פְנֵ֣י יְהוָ֑ה וְ֠¦הִקְרִיבוּ בְּנֵ֨י אַהֲרֹ֤ן הַֽ¦כֹּֽהֲנִים֙ אֶת־הַ¦דָּ֔ם וְ¦זָרְק֨וּ אֶת־הַ¦דָּ֤ם עַל־הַ¦מִּזְבֵּ֙חַ֙ סָבִ֔יב אֲשֶׁר־פֶּ֖תַח אֹ֥הֶל מוֹעֵֽד׃ </text:span><text:span text:style-name="WLC-versenumber">6 </text:span><text:span text:style-name="WLC-hebrewtext">וְ¦הִפְשִׁ֖יט אֶת־הָ¦עֹלָ֑ה וְ¦נִתַּ֥ח אֹתָ֖¦הּ לִ¦נְתָחֶֽי¦הָ׃ </text:span><text:span text:style-name="WLC-versenumber">7 </text:span><text:span text:style-name="WLC-hebrewtext">וְ֠¦נָתְנוּ בְּנֵ֨י אַהֲרֹ֧ן הַ¦כֹּהֵ֛ן אֵ֖שׁ עַל־הַ¦מִּזְבֵּ֑חַ וְ¦עָרְכ֥וּ עֵצִ֖ים עַל־הָ¦אֵֽשׁ׃ </text:span><text:span text:style-name="WLC-versenumber">8 </text:span><text:span text:style-name="WLC-hebrewtext">וְ¦עָרְכ֗וּ בְּנֵ֤י אַהֲרֹן֙ הַ¦כֹּ֣הֲנִ֔ים אֵ֚ת הַ¦נְּתָחִ֔ים אֶת־הָ¦רֹ֖אשׁ וְ¦אֶת־הַ¦פָּ֑דֶר עַל־הָ¦עֵצִים֙ אֲשֶׁ֣ר עַל־הָ¦אֵ֔שׁ אֲשֶׁ֖ר עַל־הַ¦מִּזְבֵּֽחַ׃ </text:span><text:span text:style-name="WLC-versenumber">9 </text:span><text:span text:style-name="WLC-hebrewtext">וְ¦קִרְבּ֥¦וֹ וּ¦כְרָעָ֖י¦ו יִרְחַ֣ץ בַּ¦מָּ֑יִם וְ¦הִקְטִ֨יר הַ¦כֹּהֵ֤ן אֶת־הַ¦כֹּל֙ הַ¦מִּזְבֵּ֔חָ¦ה עֹלָ֛ה אִשֵּׁ֥ה רֵֽיחַ־נִיח֖וֹחַ לַֽ¦יהוָֽה׃ <text:span text:style-name="WLC-small">ס</text:span><text:span>      </text:span></text:span><text:span text:style-name="WLC-versenumber">10 </text:span><text:span text:style-name="WLC-hebrewtext">וְ¦אִם־מִן־הַ¦צֹּ֨אן קָרְבָּנ֧¦וֹ מִן־הַ¦כְּשָׂבִ֛ים א֥וֹ מִן־הָ¦עִזִּ֖ים לְ¦עֹלָ֑ה זָכָ֥ר תָּמִ֖ים יַקְרִיבֶֽ¦נּוּ׃ </text:span><text:span text:style-name="WLC-versenumber">11 </text:span><text:span text:style-name="WLC-hebrewtext">וְ¦שָׁחַ֨ט אֹת֜¦וֹ עַ֣ל יֶ֧רֶךְ הַ¦מִּזְבֵּ֛חַ צָפֹ֖נָ¦ה לִ¦פְנֵ֣י יְהוָ֑ה וְ¦זָרְק֡וּ בְּנֵי֩ אַהֲרֹ֨ן הַ¦כֹּהֲנִ֧ים אֶת־דָּמ֛¦וֹ עַל־הַ¦מִּזְבֵּ֖חַ סָבִֽיב׃ </text:span><text:span text:style-name="WLC-versenumber">12 </text:span><text:span text:style-name="WLC-hebrewtext">וְ¦נִתַּ֤ח אֹת¦וֹ֙ לִ¦נְתָחָ֔י¦ו וְ¦אֶת־רֹאשׁ֖¦וֹ וְ¦אֶת־פִּדְר֑¦וֹ וְ¦עָרַ֤ךְ הַ¦כֹּהֵן֙ אֹתָ֔¦ם עַל־הָֽ¦עֵצִים֙ אֲשֶׁ֣ר עַל־הָ¦אֵ֔שׁ אֲשֶׁ֖ר עַל־הַ¦מִּזְבֵּֽחַ׃ </text:span><text:span text:style-name="WLC-versenumber">13 </text:span><text:span text:style-name="WLC-hebrewtext">וְ¦הַ¦קֶּ֥רֶב וְ¦הַ¦כְּרָעַ֖יִם יִרְחַ֣ץ בַּ¦מָּ֑יִם וְ¦הִקְרִ֨יב הַ¦כֹּהֵ֤ן אֶת־הַ¦כֹּל֙ וְ¦הִקְטִ֣יר הַ¦מִּזְבֵּ֔חָ¦ה עֹלָ֣ה ה֗וּא אִשֵּׁ֛ה רֵ֥יחַ נִיחֹ֖חַ לַ¦יהוָֽה׃ <text:span text:style-name="WLC-small">פ</text:span><text:span/><text:line-break/></text:span><text:span text:style-name="WLC-versenumber">14 </text:span><text:span text:style-name="WLC-hebrewtext">וְ¦אִ֧ם מִן־הָ¦ע֛וֹף עֹלָ֥ה קָרְבָּנ֖¦וֹ לַֽ¦יהוָ֑ה וְ¦הִקְרִ֣יב מִן־הַ¦תֹּרִ֗ים א֛וֹ מִן־בְּנֵ֥י הַ¦יּוֹנָ֖ה אֶת־קָרְבָּנֽ¦וֹ׃ </text:span><text:span text:style-name="WLC-versenumber">15 </text:span><text:span text:style-name="WLC-hebrewtext">וְ¦הִקְרִיב֤¦וֹ הַ¦כֹּהֵן֙ אֶל־הַ¦מִּזְבֵּ֔חַ וּ¦מָלַק֙ אֶת־רֹאשׁ֔¦וֹ וְ¦הִקְטִ֖יר הַ¦מִּזְבֵּ֑חָ¦ה וְ¦נִמְצָ֣ה דָמ֔¦וֹ עַ֖ל קִ֥יר הַ¦מִּזְבֵּֽחַ׃ </text:span><text:span text:style-name="WLC-versenumber">16 </text:span><text:span text:style-name="WLC-hebrewtext">וְ¦הֵסִ֥יר אֶת־מֻרְאָת֖¦וֹ בְּ¦נֹצָתָ֑¦הּ וְ¦הִשְׁלִ֨יךְ אֹתָ֜¦הּ אֵ֤צֶל הַ¦מִּזְבֵּ֙חַ֙ קֵ֔דְמָ¦ה אֶל־מְק֖וֹם הַ¦דָּֽשֶׁן׃ </text:span><text:span text:style-name="WLC-versenumber">17 </text:span><text:span text:style-name="WLC-hebrewtext">וְ¦שִׁסַּ֨ע אֹת֣¦וֹ בִ¦כְנָפָי¦ו֮ לֹ֣א יַבְדִּיל֒ וְ¦הִקְטִ֨יר אֹת֤¦וֹ הַ¦כֹּהֵן֙ הַ¦מִּזְבֵּ֔חָ¦ה עַל־הָ¦עֵצִ֖ים אֲשֶׁ֣ר עַל־הָ¦אֵ֑שׁ עֹלָ֣ה ה֗וּא אִשֵּׁ֛ה רֵ֥יחַ נִיחֹ֖חַ לַ¦יהוָֽה׃ <text:span text:style-name="WLC-small">ס</text:span><text:span>      </text:span></text:span></text:p>
      <text:h xmlns:fo="http://www.w3.org/1999/XSL/Format" text:outline-level="1" text:style-name="WLC-chaptermarker">Leviticus 2</text:h>
      <text:p xmlns:fo="http://www.w3.org/1999/XSL/Format" text:style-name="WLC-chapter"><text:span text:style-name="WLC-chapternumber">2 </text:span><text:span text:style-name="WLC-hebrewtext">וְ¦נֶ֗פֶשׁ כִּֽי־תַקְרִ֞יב קָרְבַּ֤ן מִנְחָה֙ לַֽ¦יהוָ֔ה סֹ֖לֶת יִהְיֶ֣ה קָרְבָּנ֑¦וֹ וְ¦יָצַ֤ק עָלֶ֙י¦הָ֙ שֶׁ֔מֶן וְ¦נָתַ֥ן עָלֶ֖י¦הָ לְבֹנָֽה׃ </text:span><text:span text:style-name="WLC-versenumber">2 </text:span><text:span text:style-name="WLC-hebrewtext">וֶֽ¦הֱבִיאָ֗¦הּ אֶל־בְּנֵ֣י אַהֲרֹן֮ הַ¦כֹּהֲנִים֒ וְ¦קָמַ֨ץ מִ¦שָּׁ֜ם מְלֹ֣א קֻמְצ֗¦וֹ מִ¦סָּלְתָּ¦הּ֙ וּ¦מִ¦שַּׁמְנָ֔¦הּ עַ֖ל כָּל־לְבֹנָתָ֑¦הּ וְ¦הִקְטִ֨יר הַ¦כֹּהֵ֜ן אֶת־אַזְכָּרָתָ¦הּ֙ הַ¦מִּזְבֵּ֔חָ¦ה אִשֵּׁ֛ה רֵ֥יחַ נִיחֹ֖חַ לַ¦יהוָֽה׃ </text:span><text:span text:style-name="WLC-versenumber">3 </text:span><text:span text:style-name="WLC-hebrewtext">וְ¦הַ¦נּוֹתֶ֙רֶת֙ מִן־הַ¦מִּנְחָ֔ה לְ¦אַהֲרֹ֖ן וּ¦לְ¦בָנָ֑י¦ו קֹ֥דֶשׁ קָֽדָשִׁ֖ים מֵ¦אִשֵּׁ֥י יְהוָֽה׃ <text:span text:style-name="WLC-small">ס</text:span><text:span>      </text:span></text:span><text:span text:style-name="WLC-versenumber">4 </text:span><text:span text:style-name="WLC-hebrewtext">וְ¦כִ֥י תַקְרִ֛ב קָרְבַּ֥ן מִנְחָ֖ה מַאֲפֵ֣ה תַנּ֑וּר סֹ֣לֶת חַלּ֤וֹת מַצֹּת֙ בְּלוּלֹ֣ת בַּ¦שֶּׁ֔מֶן וּ¦רְקִיקֵ֥י מַצּ֖וֹת מְשֻׁחִ֥ים בַּ¦שָּֽׁמֶן׃ <text:span text:style-name="WLC-small">ס</text:span><text:span>      </text:span></text:span><text:span text:style-name="WLC-versenumber">5 </text:span><text:span text:style-name="WLC-hebrewtext">וְ¦אִם־מִנְחָ֥ה עַל־הַֽ¦מַּחֲבַ֖ת קָרְבָּנֶ֑¦ךָ סֹ֛לֶת בְּלוּלָ֥ה בַ¦שֶּׁ֖מֶן מַצָּ֥ה תִהְיֶֽה׃ </text:span><text:span text:style-name="WLC-versenumber">6 </text:span><text:span text:style-name="WLC-hebrewtext">פָּת֤וֹת אֹתָ¦הּ֙ פִּתִּ֔ים וְ¦יָצַקְתָּ֥ עָלֶ֖י¦הָ שָׁ֑מֶן מִנְחָ֖ה הִֽוא׃ <text:span text:style-name="WLC-small">ס</text:span><text:span>      </text:span></text:span><text:span text:style-name="WLC-versenumber">7 </text:span><text:span text:style-name="WLC-hebrewtext">וְ¦אִם־מִנְחַ֥ת מַרְחֶ֖שֶׁת קָרְבָּנֶ֑¦ךָ סֹ֥לֶת בַּ¦שֶּׁ֖מֶן תֵּעָשֶֽׂה׃ </text:span><text:span text:style-name="WLC-versenumber">8 </text:span><text:span text:style-name="WLC-hebrewtext">וְ¦הֵבֵאתָ֣ אֶת־הַ¦מִּנְחָ֗ה אֲשֶׁ֧ר יֵעָשֶׂ֛ה מֵ¦אֵ֖לֶּה לַ¦יהוָ֑ה וְ¦הִקְרִיבָ¦הּ֙ אֶל־הַ¦כֹּהֵ֔ן וְ¦הִגִּישָׁ֖¦הּ אֶל־הַ¦מִּזְבֵּֽחַ׃ </text:span><text:span text:style-name="WLC-versenumber">9 </text:span><text:span text:style-name="WLC-hebrewtext">וְ¦הֵרִ֨ים הַ¦כֹּהֵ֤ן מִן־הַ¦מִּנְחָה֙ אֶת־אַזְכָּ֣רָתָ֔¦הּ וְ¦הִקְטִ֖יר הַ¦מִּזְבֵּ֑חָ¦ה אִשֵּׁ֛ה רֵ֥יחַ נִיחֹ֖חַ לַ¦יהוָֽה׃ </text:span><text:span text:style-name="WLC-versenumber">10 </text:span><text:span text:style-name="WLC-hebrewtext">וְ¦הַ¦נּוֹתֶ֙רֶת֙ מִן־הַ¦מִּנְחָ֔ה לְ¦אַהֲרֹ֖ן וּ¦לְ¦בָנָ֑י¦ו קֹ֥דֶשׁ קָֽדָשִׁ֖ים מֵ¦אִשֵּׁ֥י יְהוָֽה׃ </text:span><text:span text:style-name="WLC-versenumber">11 </text:span><text:span text:style-name="WLC-hebrewtext">כָּל־הַ¦מִּנְחָ֗ה אֲשֶׁ֤ר תַּקְרִ֙יבוּ֙ לַ¦יהוָ֔ה לֹ֥א תֵעָשֶׂ֖ה חָמֵ֑ץ כִּ֤י כָל־שְׂאֹר֙ וְ¦כָל־דְּבַ֔שׁ לֹֽא־תַקְטִ֧ירוּ מִמֶּ֛¦נּוּ אִשֶּׁ֖ה לַֽ¦יהוָֽה׃ </text:span><text:span text:style-name="WLC-versenumber">12 </text:span><text:span text:style-name="WLC-hebrewtext">קָרְבַּ֥ן רֵאשִׁ֛ית תַּקְרִ֥יבוּ אֹתָ֖¦ם לַ¦יהוָ֑ה וְ¦אֶל־הַ¦מִּזְבֵּ֥חַ לֹא־יַעֲל֖וּ לְ¦רֵ֥יחַ נִיחֹֽחַ׃ </text:span><text:span text:style-name="WLC-versenumber">13 </text:span><text:span text:style-name="WLC-hebrewtext">וְ¦כָל־קָרְבַּ֣ן מִנְחָתְ¦ךָ֮ בַּ¦מֶּ֣לַח תִּמְלָח֒ וְ¦לֹ֣א תַשְׁבִּ֗ית מֶ֚לַח בְּרִ֣ית אֱלֹהֶ֔י¦ךָ מֵ¦עַ֖ל מִנְחָתֶ֑¦ךָ עַ֥ל כָּל־קָרְבָּנְ¦ךָ֖ תַּקְרִ֥יב מֶֽלַח׃ <text:span text:style-name="WLC-small">ס</text:span><text:span>      </text:span></text:span><text:span text:style-name="WLC-versenumber">14 </text:span><text:span text:style-name="WLC-hebrewtext">וְ¦אִם־תַּקְרִ֛יב מִנְחַ֥ת בִּכּוּרִ֖ים לַ¦יהוָ֑ה אָבִ֞יב קָל֤וּי בָּ¦אֵשׁ֙ גֶּ֣רֶשׂ כַּרְמֶ֔ל תַּקְרִ֕יב אֵ֖ת מִנְחַ֥ת בִּכּוּרֶֽי¦ךָ׃ </text:span><text:span text:style-name="WLC-versenumber">15 </text:span><text:span text:style-name="WLC-hebrewtext">וְ¦נָתַתָּ֤ עָלֶ֙י¦הָ֙ שֶׁ֔מֶן וְ¦שַׂמְתָּ֥ עָלֶ֖י¦הָ לְבֹנָ֑ה מִנְחָ֖ה הִֽוא׃ </text:span><text:span text:style-name="WLC-versenumber">16 </text:span><text:span text:style-name="WLC-hebrewtext">וְ¦הִקְטִ֨יר הַ¦כֹּהֵ֜ן אֶת־אַזְכָּרָתָ֗¦הּ מִ¦גִּרְשָׂ¦הּ֙ וּ¦מִ¦שַּׁמְנָ֔¦הּ עַ֖ל כָּל־לְבֹנָתָ֑¦הּ אִשֶּׁ֖ה לַ¦יהוָֽה׃ <text:span text:style-name="WLC-small">פ</text:span><text:span/><text:line-break/></text:span></text:p>
      <text:h xmlns:fo="http://www.w3.org/1999/XSL/Format" text:outline-level="1" text:style-name="WLC-chaptermarker">Leviticus 3</text:h>
      <text:p xmlns:fo="http://www.w3.org/1999/XSL/Format" text:style-name="WLC-chapter"><text:span text:style-name="WLC-chapternumber">3 </text:span><text:span text:style-name="WLC-hebrewtext">וְ¦אִם־זֶ֥בַח שְׁלָמִ֖ים קָרְבָּנ֑¦וֹ אִ֤ם מִן־הַ¦בָּקָר֙ ה֣וּא מַקְרִ֔יב אִם־זָכָר֙ אִם־נְקֵבָ֔ה תָּמִ֥ים יַקְרִיבֶ֖¦נּוּ לִ¦פְנֵ֥י יְהוָֽה׃ </text:span><text:span text:style-name="WLC-versenumber">2 </text:span><text:span text:style-name="WLC-hebrewtext">וְ¦סָמַ֤ךְ יָד¦וֹ֙ עַל־רֹ֣אשׁ קָרְבָּנ֔¦וֹ וּ¦שְׁחָט֕¦וֹ פֶּ֖תַח אֹ֣הֶל מוֹעֵ֑ד וְ¦זָרְק֡וּ בְּנֵי֩ אַהֲרֹ֨ן הַ¦כֹּהֲנִ֧ים אֶת־הַ¦דָּ֛ם עַל־הַ¦מִּזְבֵּ֖חַ סָבִֽיב׃ </text:span><text:span text:style-name="WLC-versenumber">3 </text:span><text:span text:style-name="WLC-hebrewtext">וְ¦הִקְרִיב֙ מִ¦זֶּ֣בַח הַ¦שְּׁלָמִ֔ים אִשֶּׁ֖ה לַ¦יהוָ֑ה אֶת־הַ¦חֵ֙לֶב֙ הַֽ¦מְכַסֶּ֣ה אֶת־הַ¦קֶּ֔רֶב וְ¦אֵת֙ כָּל־הַ¦חֵ֔לֶב אֲשֶׁ֖ר עַל־הַ¦קֶּֽרֶב׃ </text:span><text:span text:style-name="WLC-versenumber">4 </text:span><text:span text:style-name="WLC-hebrewtext">וְ¦אֵת֙ שְׁתֵּ֣י הַ¦כְּלָיֹ֔ת וְ¦אֶת־הַ¦חֵ֙לֶב֙ אֲשֶׁ֣ר עֲלֵ¦הֶ֔ן אֲשֶׁ֖ר עַל־הַ¦כְּסָלִ֑ים וְ¦אֶת־הַ¦יֹּתֶ֙רֶת֙ עַל־הַ¦כָּבֵ֔ד עַל־הַ¦כְּלָי֖וֹת יְסִירֶֽ¦נָּה׃ </text:span><text:span text:style-name="WLC-versenumber">5 </text:span><text:span text:style-name="WLC-hebrewtext">וְ¦הִקְטִ֨ירוּ אֹת֤¦וֹ בְנֵֽי־אַהֲרֹן֙ הַ¦מִּזְבֵּ֔חָ¦ה עַל־הָ֣¦עֹלָ֔ה אֲשֶׁ֥ר עַל־הָ¦עֵצִ֖ים אֲשֶׁ֣ר עַל־הָ¦אֵ֑שׁ אִשֵּׁ֛ה רֵ֥יחַ נִיחֹ֖חַ לַֽ¦יהוָֽה׃ <text:span text:style-name="WLC-small">פ</text:span><text:span/><text:line-break/></text:span><text:span text:style-name="WLC-versenumber">6 </text:span><text:span text:style-name="WLC-hebrewtext">וְ¦אִם־מִן־הַ¦צֹּ֧אן קָרְבָּנ֛¦וֹ לְ¦זֶ֥בַח שְׁלָמִ֖ים לַ¦יהוָ֑ה זָכָר֙ א֣וֹ נְקֵבָ֔ה תָּמִ֖ים יַקְרִיבֶֽ¦נּוּ׃ </text:span><text:span text:style-name="WLC-versenumber">7 </text:span><text:span text:style-name="WLC-hebrewtext">אִם־כֶּ֥שֶׂב הֽוּא־מַקְרִ֖יב אֶת־קָרְבָּנ֑¦וֹ וְ¦הִקְרִ֥יב אֹת֖¦וֹ לִ¦פְנֵ֥י יְהוָֽה׃ </text:span><text:span text:style-name="WLC-versenumber">8 </text:span><text:span text:style-name="WLC-hebrewtext">וְ¦סָמַ֤ךְ אֶת־יָד¦וֹ֙ עַל־רֹ֣אשׁ קָרְבָּנ֔¦וֹ וְ¦שָׁחַ֣ט אֹת֔¦וֹ לִ¦פְנֵ֖י אֹ֣הֶל מוֹעֵ֑ד וְ֠¦זָרְקוּ בְּנֵ֨י אַהֲרֹ֧ן אֶת־דָּמ֛¦וֹ עַל־הַ¦מִּזְבֵּ֖חַ סָבִֽיב׃ </text:span><text:span text:style-name="WLC-versenumber">9 </text:span><text:span text:style-name="WLC-hebrewtext">וְ¦הִקְרִ֨יב מִ¦זֶּ֣בַח הַ¦שְּׁלָמִים֮ אִשֶּׁ֣ה לַ¦יהוָה֒ חֶלְבּ¦וֹ֙ הָ¦אַלְיָ֣ה תְמִימָ֔ה לְ¦עֻמַּ֥ת הֶ¦עָצֶ֖ה יְסִירֶ֑¦נָּה וְ¦אֶת־הַ¦חֵ֙לֶב֙ הַֽ¦מְכַסֶּ֣ה אֶת־הַ¦קֶּ֔רֶב וְ¦אֵת֙ כָּל־הַ¦חֵ֔לֶב אֲשֶׁ֖ר עַל־הַ¦קֶּֽרֶב׃ </text:span><text:span text:style-name="WLC-versenumber">10 </text:span><text:span text:style-name="WLC-hebrewtext">וְ¦אֵת֙ שְׁתֵּ֣י הַ¦כְּלָיֹ֔ת וְ¦אֶת־הַ¦חֵ֙לֶב֙ אֲשֶׁ֣ר עֲלֵ¦הֶ֔ן אֲשֶׁ֖ר עַל־הַ¦כְּסָלִ֑ים וְ¦אֶת־הַ¦יֹּתֶ֙רֶת֙ עַל־הַ¦כָּבֵ֔ד עַל־הַ¦כְּלָיֹ֖ת יְסִירֶֽ¦נָּה׃ </text:span><text:span text:style-name="WLC-versenumber">11 </text:span><text:span text:style-name="WLC-hebrewtext">וְ¦הִקְטִיר֥¦וֹ הַ¦כֹּהֵ֖ן הַ¦מִּזְבֵּ֑חָ¦ה לֶ֥חֶם אִשֶּׁ֖ה לַ¦יהוָֽה׃ <text:span text:style-name="WLC-small">פ</text:span><text:span/><text:line-break/></text:span><text:span text:style-name="WLC-versenumber">12 </text:span><text:span text:style-name="WLC-hebrewtext">וְ¦אִ֥ם עֵ֖ז קָרְבָּנ֑¦וֹ וְ¦הִקְרִיב֖¦וֹ לִ¦פְנֵ֥י יְהוָֽה׃ </text:span><text:span text:style-name="WLC-versenumber">13 </text:span><text:span text:style-name="WLC-hebrewtext">וְ¦סָמַ֤ךְ אֶת־יָד¦וֹ֙ עַל־רֹאשׁ֔¦וֹ וְ¦שָׁחַ֣ט אֹת֔¦וֹ לִ¦פְנֵ֖י אֹ֣הֶל מוֹעֵ֑ד וְ֠¦זָרְקוּ בְּנֵ֨י אַהֲרֹ֧ן אֶת־דָּמ֛¦וֹ עַל־הַ¦מִּזְבֵּ֖חַ סָבִֽיב׃ </text:span><text:span text:style-name="WLC-versenumber">14 </text:span><text:span text:style-name="WLC-hebrewtext">וְ¦הִקְרִ֤יב מִמֶּ֙¦נּוּ֙ קָרְבָּנ֔¦וֹ אִשֶּׁ֖ה לַֽ¦יהוָ֑ה אֶת־הַ¦חֵ֙לֶב֙ הַֽ¦מְכַסֶּ֣ה אֶת־הַ¦קֶּ֔רֶב וְ¦אֵת֙ כָּל־הַ¦חֵ֔לֶב אֲשֶׁ֖ר עַל־הַ¦קֶּֽרֶב׃ </text:span><text:span text:style-name="WLC-versenumber">15 </text:span><text:span text:style-name="WLC-hebrewtext">וְ¦אֵת֙ שְׁתֵּ֣י הַ¦כְּלָיֹ֔ת וְ¦אֶת־הַ¦חֵ֙לֶב֙ אֲשֶׁ֣ר עֲלֵ¦הֶ֔ן אֲשֶׁ֖ר עַל־הַ¦כְּסָלִ֑ים וְ¦אֶת־הַ¦יֹּתֶ֙רֶת֙ עַל־הַ¦כָּבֵ֔ד עַל־הַ¦כְּלָיֹ֖ת יְסִירֶֽ¦נָּה׃ </text:span><text:span text:style-name="WLC-versenumber">16 </text:span><text:span text:style-name="WLC-hebrewtext">וְ¦הִקְטִירָ֥¦ם הַ¦כֹּהֵ֖ן הַ¦מִּזְבֵּ֑חָ¦ה לֶ֤חֶם אִשֶּׁה֙ לְ¦רֵ֣יחַ נִיחֹ֔חַ כָּל־חֵ֖לֶב לַ¦יהוָֽה׃ </text:span><text:span text:style-name="WLC-versenumber">17 </text:span><text:span text:style-name="WLC-hebrewtext">חֻקַּ֤ת עוֹלָם֙ לְ¦דֹרֹ֣תֵי¦כֶ֔ם בְּ¦כֹ֖ל מֽוֹשְׁבֹתֵי¦כֶ֑ם כָּל־חֵ֥לֶב וְ¦כָל־דָּ֖ם לֹ֥א תֹאכֵֽלוּ׃ <text:span text:style-name="WLC-small">פ</text:span><text:span/><text:line-break/></text:span></text:p>
      <text:h xmlns:fo="http://www.w3.org/1999/XSL/Format" text:outline-level="1" text:style-name="WLC-chaptermarker">Leviticus 4</text:h>
      <text:p xmlns:fo="http://www.w3.org/1999/XSL/Format" text:style-name="WLC-chapter"><text:span text:style-name="WLC-chapternumber">4 </text:span><text:span text:style-name="WLC-hebrewtext">וַ¦יְדַבֵּ֥ר יְהוָ֖ה אֶל־מֹשֶׁ֥ה לֵּ¦אמֹֽר׃ </text:span><text:span text:style-name="WLC-versenumber">2 </text:span><text:span text:style-name="WLC-hebrewtext">דַּבֵּ֞ר אֶל־בְּנֵ֣י יִשְׂרָאֵ֘ל<text:span text:style-name="WLC-note"><text:note text:note-class="footnote"><text:note-citation text:label="1">1</text:note-citation><text:note-body><text:p text:style-name="WLC-notebody">BHS has been faithful to the Leningrad Codex where there might be a question of the validity of the form and we keep the same form as BHS. </text:p></text:note-body></text:note></text:span>
 לֵ¦אמֹר֒ נֶ֗פֶשׁ כִּֽי־תֶחֱטָ֤א בִ¦שְׁגָגָה֙ מִ¦כֹּל֙ מִצְוֺ֣ת יְהוָ֔ה אֲשֶׁ֖ר לֹ֣א תֵעָשֶׂ֑ינָה וְ¦עָשָׂ֕ה מֵ¦אַחַ֖ת מֵ¦הֵֽנָּה׃ </text:span><text:span text:style-name="WLC-versenumber">3 </text:span><text:span text:style-name="WLC-hebrewtext">אִ֣ם הַ¦כֹּהֵ֧ן הַ¦מָּשִׁ֛יחַ יֶחֱטָ֖א לְ¦אַשְׁמַ֣ת הָ¦עָ֑ם וְ¦הִקְרִ֡יב עַ֣ל חַטָּאת¦וֹ֩ אֲשֶׁ֨ר חָטָ֜א פַּ֣ר בֶּן־בָּקָ֥ר תָּמִ֛ים לַ¦יהוָ֖ה לְ¦חַטָּֽאת׃ </text:span><text:span text:style-name="WLC-versenumber">4 </text:span><text:span text:style-name="WLC-hebrewtext">וְ¦הֵבִ֣יא אֶת־הַ¦פָּ֗ר אֶל־פֶּ֛תַח אֹ֥הֶל מוֹעֵ֖ד לִ¦פְנֵ֣י יְהוָ֑ה וְ¦סָמַ֤ךְ אֶת־יָד¦וֹ֙ עַל־רֹ֣אשׁ הַ¦פָּ֔ר וְ¦שָׁחַ֥ט אֶת־הַ¦פָּ֖ר לִ¦פְנֵ֥י יְהוָֽה׃ </text:span><text:span text:style-name="WLC-versenumber">5 </text:span><text:span text:style-name="WLC-hebrewtext">וְ¦לָקַ֛ח הַ¦כֹּהֵ֥ן הַ¦מָּשִׁ֖יחַ מִ¦דַּ֣ם הַ¦פָּ֑ר וְ¦הֵבִ֥יא אֹת֖¦וֹ אֶל־אֹ֥הֶל מוֹעֵֽד׃ </text:span><text:span text:style-name="WLC-versenumber">6 </text:span><text:span text:style-name="WLC-hebrewtext">וְ¦טָבַ֧ל הַ¦כֹּהֵ֛ן אֶת־אֶצְבָּע֖¦וֹ בַּ¦דָּ֑ם וְ¦הִזָּ֨ה מִן־הַ¦דָּ֜ם שֶׁ֤בַע פְּעָמִים֙ לִ¦פְנֵ֣י יְהוָ֔ה אֶת־פְּנֵ֖י פָּרֹ֥כֶת הַ¦קֹּֽדֶשׁ׃ </text:span><text:span text:style-name="WLC-versenumber">7 </text:span><text:span text:style-name="WLC-hebrewtext">וְ¦נָתַן֩ הַ¦כֹּהֵ֨ן מִן־הַ¦דָּ֜ם עַל־קַ֠רְנוֹת מִזְבַּ֨ח קְטֹ֤רֶת הַ¦סַּמִּים֙ לִ¦פְנֵ֣י יְהוָ֔ה אֲשֶׁ֖ר בְּ¦אֹ֣הֶל מוֹעֵ֑ד וְ¦אֵ֣ת ׀ כָּל־דַּ֣ם הַ¦פָּ֗ר יִשְׁפֹּךְ֙ אֶל־יְסוֹד֙ מִזְבַּ֣ח הָ¦עֹלָ֔ה אֲשֶׁר־פֶּ֖תַח אֹ֥הֶל מוֹעֵֽד׃ </text:span><text:span text:style-name="WLC-versenumber">8 </text:span><text:span text:style-name="WLC-hebrewtext">וְ¦אֶת־כָּל־חֵ֛לֶב פַּ֥ר הַֽ¦חַטָּ֖את יָרִ֣ים מִמֶּ֑¦נּוּ אֶת־הַ¦חֵ֙לֶב֙ הַֽ¦מְכַסֶּ֣ה עַל־הַ¦קֶּ֔רֶב וְ¦אֵת֙ כָּל־הַ¦חֵ֔לֶב אֲשֶׁ֖ר עַל־הַ¦קֶּֽרֶב׃ </text:span><text:span text:style-name="WLC-versenumber">9 </text:span><text:span text:style-name="WLC-hebrewtext">וְ¦אֵת֙ שְׁתֵּ֣י הַ¦כְּלָיֹ֔ת וְ¦אֶת־הַ¦חֵ֙לֶב֙ אֲשֶׁ֣ר עֲלֵי¦הֶ֔ן אֲשֶׁ֖ר עַל־הַ¦כְּסָלִ֑ים וְ¦אֶת־הַ¦יֹּתֶ֙רֶת֙ עַל־הַ¦כָּבֵ֔ד עַל־הַ¦כְּלָי֖וֹת יְסִירֶֽ¦נָּה׃ </text:span><text:span text:style-name="WLC-versenumber">10 </text:span><text:span text:style-name="WLC-hebrewtext">כַּ¦אֲשֶׁ֣ר יוּרַ֔ם מִ¦שּׁ֖וֹר זֶ֣בַח הַ¦שְּׁלָמִ֑ים וְ¦הִקְטִירָ¦ם֙ הַ¦כֹּהֵ֔ן עַ֖ל מִזְבַּ֥ח הָ¦עֹלָֽה׃ </text:span><text:span text:style-name="WLC-versenumber">11 </text:span><text:span text:style-name="WLC-hebrewtext">וְ¦אֶת־ע֤וֹר הַ¦פָּר֙ וְ¦אֶת־כָּל־בְּשָׂר֔¦וֹ עַל־רֹאשׁ֖¦וֹ וְ¦עַל־כְּרָעָ֑י¦ו וְ¦קִרְבּ֖¦וֹ וּ¦פִרְשֽׁ¦וֹ׃ </text:span><text:span text:style-name="WLC-versenumber">12 </text:span><text:span text:style-name="WLC-hebrewtext">וְ¦הוֹצִ֣יא אֶת־כָּל־הַ֠¦פָּר אֶל־מִ¦ח֨וּץ לַֽ¦מַּחֲנֶ֜ה אֶל־מָק֤וֹם טָהוֹר֙ אֶל־שֶׁ֣פֶךְ הַ¦דֶּ֔שֶׁן וְ¦שָׂרַ֥ף אֹת֛¦וֹ עַל־עֵצִ֖ים בָּ¦אֵ֑שׁ עַל־שֶׁ֥פֶךְ הַ¦דֶּ֖שֶׁן יִשָּׂרֵֽף׃ <text:span text:style-name="WLC-small">פ</text:span><text:span/><text:line-break/></text:span><text:span text:style-name="WLC-versenumber">13 </text:span><text:span text:style-name="WLC-hebrewtext">וְ¦אִ֨ם כָּל־עֲדַ֤ת יִשְׂרָאֵל֙ יִשְׁגּ֔וּ וְ¦נֶעְלַ֣ם דָּבָ֔ר מֵ¦עֵינֵ֖י הַ¦קָּהָ֑ל וְ֠¦עָשׂוּ אַחַ֨ת מִ¦כָּל־מִצְוֺ֧ת יְהוָ֛ה אֲשֶׁ֥ר לֹא־תֵעָשֶׂ֖ינָה וְ¦אָשֵֽׁמוּ׃ </text:span><text:span text:style-name="WLC-versenumber">14 </text:span><text:span text:style-name="WLC-hebrewtext">וְ¦נֽוֹדְעָה֙ הַֽ¦חַטָּ֔את אֲשֶׁ֥ר חָטְא֖וּ עָלֶ֑י¦הָ וְ¦הִקְרִ֨יבוּ הַ¦קָּהָ֜ל פַּ֤ר בֶּן־בָּקָר֙ לְ¦חַטָּ֔את וְ¦הֵבִ֣יאוּ אֹת֔¦וֹ לִ¦פְנֵ֖י אֹ֥הֶל מוֹעֵֽד׃ </text:span><text:span text:style-name="WLC-versenumber">15 </text:span><text:span text:style-name="WLC-hebrewtext">וְ֠¦סָמְכוּ זִקְנֵ֨י הָ¦עֵדָ֧ה אֶת־יְדֵי¦הֶ֛ם עַל־רֹ֥אשׁ הַ¦פָּ֖ר לִ¦פְנֵ֣י יְהוָ֑ה וְ¦שָׁחַ֥ט אֶת־הַ¦פָּ֖ר לִ¦פְנֵ֥י יְהוָֽה׃ </text:span><text:span text:style-name="WLC-versenumber">16 </text:span><text:span text:style-name="WLC-hebrewtext">וְ¦הֵבִ֛יא הַ¦כֹּהֵ֥ן הַ¦מָּשִׁ֖יחַ מִ¦דַּ֣ם הַ¦פָּ֑ר אֶל־אֹ֖הֶל מוֹעֵֽד׃ </text:span><text:span text:style-name="WLC-versenumber">17 </text:span><text:span text:style-name="WLC-hebrewtext">וְ¦טָבַ֧ל הַ¦כֹּהֵ֛ן אֶצְבָּע֖¦וֹ מִן־הַ¦דָּ֑ם וְ¦הִזָּ֞ה שֶׁ֤בַע פְּעָמִים֙ לִ¦פְנֵ֣י יְהוָ֔ה אֵ֖ת פְּנֵ֥י הַ¦פָּרֹֽכֶת׃ </text:span><text:span text:style-name="WLC-versenumber">18 </text:span><text:span text:style-name="WLC-hebrewtext">וּ¦מִן־הַ¦דָּ֞ם יִתֵּ֣ן ׀ עַל־קַרְנֹ֣ת הַ¦מִּזְבֵּ֗חַ אֲשֶׁר֙ לִ¦פְנֵ֣י יְהוָ֔ה אֲשֶׁ֖ר בְּ¦אֹ֣הֶל מוֹעֵ֑ד וְ¦אֵ֣ת כָּל־הַ¦דָּ֗ם יִשְׁפֹּךְ֙ אֶל־יְסוֹד֙ מִזְבַּ֣ח הָ¦עֹלָ֔ה אֲשֶׁר־פֶּ֖תַח אֹ֥הֶל מוֹעֵֽד׃ </text:span><text:span text:style-name="WLC-versenumber">19 </text:span><text:span text:style-name="WLC-hebrewtext">וְ¦אֵ֥ת כָּל־חֶלְבּ֖¦וֹ יָרִ֣ים מִמֶּ֑¦נּוּ וְ¦הִקְטִ֖יר הַ¦מִּזְבֵּֽחָ¦ה׃ </text:span><text:span text:style-name="WLC-versenumber">20 </text:span><text:span text:style-name="WLC-hebrewtext">וְ¦עָשָׂ֣ה לַ¦פָּ֔ר כַּ¦אֲשֶׁ֤ר עָשָׂה֙ לְ¦פַ֣ר הַֽ¦חַטָּ֔את כֵּ֖ן יַעֲשֶׂה־לּ֑¦וֹ וְ¦כִפֶּ֧ר עֲלֵ¦הֶ֛ם הַ¦כֹּהֵ֖ן וְ¦נִסְלַ֥ח לָ¦הֶֽם׃ </text:span><text:span text:style-name="WLC-versenumber">21 </text:span><text:span text:style-name="WLC-hebrewtext">וְ¦הוֹצִ֣יא אֶת־הַ¦פָּ֗ר אֶל־מִ¦חוּץ֙ לַֽ¦מַּחֲנֶ֔ה וְ¦שָׂרַ֣ף אֹת֔¦וֹ כַּ¦אֲשֶׁ֣ר שָׂרַ֔ף אֵ֖ת הַ¦פָּ֣ר הָ¦רִאשׁ֑וֹן חַטַּ֥את הַ¦קָּהָ֖ל הֽוּא׃ <text:span text:style-name="WLC-small">פ</text:span><text:span/><text:line-break/></text:span><text:span text:style-name="WLC-versenumber">22 </text:span><text:span text:style-name="WLC-hebrewtext">אֲשֶׁ֥ר נָשִׂ֖יא יֶֽחֱטָ֑א וְ¦עָשָׂ֡ה אַחַ֣ת מִ¦כָּל־מִצְוֺת֩ יְהוָ֨ה אֱלֹהָ֜י¦ו אֲשֶׁ֧ר לֹא־תֵעָשֶׂ֛ינָה בִּ¦שְׁגָגָ֖ה וְ¦אָשֵֽׁם׃ </text:span><text:span text:style-name="WLC-versenumber">23 </text:span><text:span text:style-name="WLC-hebrewtext">אֽוֹ־הוֹדַ֤ע אֵלָי¦ו֙ חַטָּאת֔¦וֹ אֲשֶׁ֥ר חָטָ֖א בָּ֑¦הּ וְ¦הֵבִ֧יא אֶת־קָרְבָּנ֛¦וֹ שְׂעִ֥יר עִזִּ֖ים זָכָ֥ר תָּמִֽים׃ </text:span><text:span text:style-name="WLC-versenumber">24 </text:span><text:span text:style-name="WLC-hebrewtext">וְ¦סָמַ֤ךְ יָד¦וֹ֙ עַל־רֹ֣אשׁ הַ¦שָּׂעִ֔יר וְ¦שָׁחַ֣ט אֹת֔¦וֹ בִּ¦מְק֛וֹם אֲשֶׁר־יִשְׁחַ֥ט אֶת־הָ¦עֹלָ֖ה לִ¦פְנֵ֣י יְהוָ֑ה חַטָּ֖את הֽוּא׃ </text:span><text:span text:style-name="WLC-versenumber">25 </text:span><text:span text:style-name="WLC-hebrewtext">וְ¦לָקַ֨ח הַ¦כֹּהֵ֜ן מִ¦דַּ֤ם הַֽ¦חַטָּאת֙ בְּ¦אֶצְבָּע֔¦וֹ וְ¦נָתַ֕ן עַל־קַרְנֹ֖ת מִזְבַּ֣ח הָ¦עֹלָ֑ה וְ¦אֶת־דָּמ֣¦וֹ יִשְׁפֹּ֔ךְ אֶל־יְס֖וֹד מִזְבַּ֥ח הָ¦עֹלָֽה׃ </text:span><text:span text:style-name="WLC-versenumber">26 </text:span><text:span text:style-name="WLC-hebrewtext">וְ¦אֶת־כָּל־חֶלְבּ¦וֹ֙ יַקְטִ֣יר הַ¦מִּזְבֵּ֔חָ¦ה כְּ¦חֵ֖לֶב זֶ֣בַח הַ¦שְּׁלָמִ֑ים וְ¦כִפֶּ֨ר עָלָ֧י¦ו הַ¦כֹּהֵ֛ן מֵ¦חַטָּאת֖¦וֹ וְ¦נִסְלַ֥ח לֽ¦וֹ׃ <text:span text:style-name="WLC-small">פ</text:span><text:span/><text:line-break/></text:span><text:span text:style-name="WLC-versenumber">27 </text:span><text:span text:style-name="WLC-hebrewtext">וְ¦אִם־נֶ֧פֶשׁ אַחַ֛ת תֶּחֱטָ֥א בִ¦שְׁגָגָ֖ה מֵ¦עַ֣ם הָ¦אָ֑רֶץ בַּ֠¦עֲשֹׂתָ¦הּ אַחַ֨ת מִ¦מִּצְוֺ֧ת יְהוָ֛ה אֲשֶׁ֥ר לֹא־תֵעָשֶׂ֖ינָה וְ¦אָשֵֽׁם׃ </text:span><text:span text:style-name="WLC-versenumber">28 </text:span><text:span text:style-name="WLC-hebrewtext">א֚וֹ הוֹדַ֣ע אֵלָ֔י¦ו חַטָּאת֖¦וֹ אֲשֶׁ֣ר חָטָ֑א וְ¦הֵבִ֨יא קָרְבָּנ֜¦וֹ שְׂעִירַ֤ת עִזִּים֙ תְּמִימָ֣ה נְקֵבָ֔ה עַל־חַטָּאת֖¦וֹ אֲשֶׁ֥ר חָטָֽא׃ </text:span><text:span text:style-name="WLC-versenumber">29 </text:span><text:span text:style-name="WLC-hebrewtext">וְ¦סָמַךְ֙ אֶת־יָד֔¦וֹ עַ֖ל רֹ֣אשׁ הַֽ¦חַטָּ֑את וְ¦שָׁחַט֙ אֶת־הַ֣¦חַטָּ֔את בִּ¦מְק֖וֹם הָ¦עֹלָֽה׃ </text:span><text:span text:style-name="WLC-versenumber">30 </text:span><text:span text:style-name="WLC-hebrewtext">וְ¦לָקַ֨ח הַ¦כֹּהֵ֤ן מִ¦דָּמָ¦הּ֙ בְּ¦אֶצְבָּע֔¦וֹ וְ¦נָתַ֕ן עַל־קַרְנֹ֖ת מִזְבַּ֣ח הָ¦עֹלָ֑ה וְ¦אֶת־כָּל־דָּמָ֣¦הּ יִשְׁפֹּ֔ךְ אֶל־יְס֖וֹד הַ¦מִּזְבֵּֽחַ׃ </text:span><text:span text:style-name="WLC-versenumber">31 </text:span><text:span text:style-name="WLC-hebrewtext">וְ¦אֶת־כָּל־חֶלְבָּ֣¦הּ יָסִ֗יר כַּ¦אֲשֶׁ֨ר הוּסַ֣ר חֵלֶב֮ מֵ¦עַ֣ל זֶ֣בַח הַ¦שְּׁלָמִים֒ וְ¦הִקְטִ֤יר הַ¦כֹּהֵן֙ הַ¦מִּזְבֵּ֔חָ¦ה לְ¦רֵ֥יחַ נִיחֹ֖חַ לַ¦יהוָ֑ה וְ¦כִפֶּ֥ר עָלָ֛י¦ו הַ¦כֹּהֵ֖ן וְ¦נִסְלַ֥ח לֽ¦וֹ׃ <text:span text:style-name="WLC-small">פ</text:span><text:span/><text:line-break/></text:span><text:span text:style-name="WLC-versenumber">32 </text:span><text:span text:style-name="WLC-hebrewtext">וְ¦אִם־כֶּ֛בֶשׂ יָבִ֥יא קָרְבָּנ֖¦וֹ לְ¦חַטָּ֑את נְקֵבָ֥ה תְמִימָ֖ה יְבִיאֶֽ¦נָּה׃ </text:span><text:span text:style-name="WLC-versenumber">33 </text:span><text:span text:style-name="WLC-hebrewtext">וְ¦סָמַךְ֙ אֶת־יָד֔¦וֹ עַ֖ל רֹ֣אשׁ הַֽ¦חַטָּ֑את וְ¦שָׁחַ֤ט אֹתָ¦הּ֙ לְ¦חַטָּ֔את בִּ¦מְק֕וֹם אֲשֶׁ֥ר יִשְׁחַ֖ט אֶת־הָ¦עֹלָֽה׃ </text:span><text:span text:style-name="WLC-versenumber">34 </text:span><text:span text:style-name="WLC-hebrewtext">וְ¦לָקַ֨ח הַ¦כֹּהֵ֜ן מִ¦דַּ֤ם הַֽ¦חַטָּאת֙ בְּ¦אֶצְבָּע֔¦וֹ וְ¦נָתַ֕ן עַל־קַרְנֹ֖ת מִזְבַּ֣ח הָ¦עֹלָ֑ה וְ¦אֶת־כָּל־דָּמָ֣¦הּ יִשְׁפֹּ֔ךְ אֶל־יְס֖וֹד הַ¦מִּזְבֵּֽחַ׃ </text:span><text:span text:style-name="WLC-versenumber">35 </text:span><text:span text:style-name="WLC-hebrewtext">וְ¦אֶת־כָּל־חֶלְבָּ֣¦ה יָסִ֗יר כַּ¦אֲשֶׁ֨ר יוּסַ֥ר חֵֽלֶב־הַ¦כֶּשֶׂב֮ מִ¦זֶּ֣בַח הַ¦שְּׁלָמִים֒ וְ¦הִקְטִ֨יר הַ¦כֹּהֵ֤ן אֹתָ¦ם֙ הַ¦מִּזְבֵּ֔חָ¦ה עַ֖ל אִשֵּׁ֣י יְהוָ֑ה וְ¦כִפֶּ֨ר עָלָ֧י¦ו הַ¦כֹּהֵ֛ן עַל־חַטָּאת֥¦וֹ אֲשֶׁר־חָטָ֖א וְ¦נִסְלַ֥ח לֽ¦וֹ׃ <text:span text:style-name="WLC-small">פ</text:span><text:span/><text:line-break/></text:span></text:p>
      <text:h xmlns:fo="http://www.w3.org/1999/XSL/Format" text:outline-level="1" text:style-name="WLC-chaptermarker">Leviticus 5</text:h>
      <text:p xmlns:fo="http://www.w3.org/1999/XSL/Format" text:style-name="WLC-chapter"><text:span text:style-name="WLC-chapternumber">5 </text:span><text:span text:style-name="WLC-hebrewtext">וְ¦נֶ֣פֶשׁ כִּֽי־תֶחֱטָ֗א וְ¦שָֽׁמְעָה֙ ק֣וֹל אָלָ֔ה וְ¦ה֣וּא עֵ֔ד א֥וֹ רָאָ֖ה א֣וֹ יָדָ֑ע אִם־ל֥וֹא יַגִּ֖יד וְ¦נָשָׂ֥א עֲוֺנֽ¦וֹ׃ </text:span><text:span text:style-name="WLC-versenumber">2 </text:span><text:span text:style-name="WLC-hebrewtext">א֣וֹ נֶ֗פֶשׁ אֲשֶׁ֣ר תִּגַּע֮ בְּ¦כָל־דָּבָ֣ר טָמֵא֒ אוֹ֩ בְ¦נִבְלַ֨ת חַיָּ֜ה טְמֵאָ֗ה א֤וֹ<text:span text:style-name="WLC-note"><text:note text:note-class="footnote"><text:note-citation text:label="c">c</text:note-citation><text:note-body><text:p text:style-name="WLC-notebody">We read one or more accents in L differently than BHS. Often this notation indicates a typographical error in BHS. </text:p></text:note-body></text:note></text:span>
 בְּ¦נִבְלַת֙ בְּהֵמָ֣ה טְמֵאָ֔ה א֕וֹ בְּ¦נִבְלַ֖ת שֶׁ֣רֶץ טָמֵ֑א וְ¦נֶעְלַ֣ם מִמֶּ֔¦נּוּ וְ¦ה֥וּא טָמֵ֖א וְ¦אָשֵֽׁם׃ </text:span><text:span text:style-name="WLC-versenumber">3 </text:span><text:span text:style-name="WLC-hebrewtext">א֣וֹ כִ֤י יִגַּע֙ בְּ¦טֻמְאַ֣ת אָדָ֔ם לְ¦כֹל֙ טֻמְאָת֔¦וֹ אֲשֶׁ֥ר יִטְמָ֖א בָּ֑¦הּ וְ¦נֶעְלַ֣ם מִמֶּ֔¦נּוּ וְ¦ה֥וּא יָדַ֖ע וְ¦אָשֵֽׁם׃ </text:span><text:span text:style-name="WLC-versenumber">4 </text:span><text:span text:style-name="WLC-hebrewtext">א֣וֹ נֶ֡פֶשׁ כִּ֣י תִשָּׁבַע֩ לְ¦בַטֵּ֨א בִ¦שְׂפָתַ֜יִם לְ¦הָרַ֣ע ׀ א֣וֹ לְ¦הֵיטִ֗יב לְ֠¦כֹל אֲשֶׁ֨ר יְבַטֵּ֧א הָ¦אָדָ֛ם בִּ¦שְׁבֻעָ֖ה וְ¦נֶעְלַ֣ם מִמֶּ֑¦נּוּ וְ¦הוּא־יָדַ֥ע וְ¦אָשֵׁ֖ם לְ¦אַחַ֥ת מֵ¦אֵֽלֶּה׃ </text:span><text:span text:style-name="WLC-versenumber">5 </text:span><text:span text:style-name="WLC-hebrewtext">וְ¦הָיָ֥ה כִֽי־יֶאְשַׁ֖ם לְ¦אַחַ֣ת מֵ¦אֵ֑לֶּה וְ¦הִ֨תְוַדָּ֔ה אֲשֶׁ֥ר חָטָ֖א עָלֶֽי¦הָ׃ </text:span><text:span text:style-name="WLC-versenumber">6 </text:span><text:span text:style-name="WLC-hebrewtext">וְ¦הֵבִ֣יא אֶת־אֲשָׁמ֣¦וֹ לַ¦יהוָ֡ה עַ֣ל חַטָּאת¦וֹ֩ אֲשֶׁ֨ר חָטָ֜א נְקֵבָ֨ה מִן־הַ¦צֹּ֥אן כִּשְׂבָּ֛ה אֽוֹ־שְׂעִירַ֥ת עִזִּ֖ים לְ¦חַטָּ֑את וְ¦כִפֶּ֥ר עָלָ֛י¦ו הַ¦כֹּהֵ֖ן מֵ¦חַטָּאתֽ¦וֹ׃ </text:span><text:span text:style-name="WLC-versenumber">7 </text:span><text:span text:style-name="WLC-hebrewtext">וְ¦אִם־לֹ֨א תַגִּ֣יע<text:span text:style-name="WLC-note"><text:note text:note-class="footnote"><text:note-citation text:label="1">1</text:note-citation><text:note-body><text:p text:style-name="WLC-notebody">BHS has been faithful to the Leningrad Codex where there might be a question of the validity of the form and we keep the same form as BHS. </text:p></text:note-body></text:note></text:span>
 יָד¦וֹ֮ דֵּ֣י שֶׂה֒ וְ¦הֵבִ֨יא אֶת־אֲשָׁמ֜¦וֹ אֲשֶׁ֣ר חָטָ֗א שְׁתֵּ֥י תֹרִ֛ים אֽוֹ־שְׁנֵ֥י בְנֵֽי־יוֹנָ֖ה לַֽ¦יהוָ֑ה אֶחָ֥ד לְ¦חַטָּ֖את וְ¦אֶחָ֥ד לְ¦עֹלָֽה׃ </text:span><text:span text:style-name="WLC-versenumber">8 </text:span><text:span text:style-name="WLC-hebrewtext">וְ¦הֵבִ֤יא אֹתָ¦ם֙ אֶל־הַ¦כֹּהֵ֔ן וְ¦הִקְרִ֛יב אֶת־אֲשֶׁ֥ר לַ¦חַטָּ֖את רִאשׁוֹנָ֑ה וּ¦מָלַ֧ק אֶת־רֹאשׁ֛¦וֹ מִ¦מּ֥וּל עָרְפּ֖¦וֹ וְ¦לֹ֥א יַבְדִּֽיל׃ </text:span><text:span text:style-name="WLC-versenumber">9 </text:span><text:span text:style-name="WLC-hebrewtext">וְ¦הִזָּ֞ה מִ¦דַּ֤ם הַ¦חַטָּאת֙ עַל־קִ֣יר הַ¦מִּזְבֵּ֔חַ וְ¦הַ¦נִּשְׁאָ֣ר בַּ¦דָּ֔ם יִמָּצֵ֖ה אֶל־יְס֣וֹד הַ¦מִּזְבֵּ֑חַ חַטָּ֖את הֽוּא׃ </text:span><text:span text:style-name="WLC-versenumber">10 </text:span><text:span text:style-name="WLC-hebrewtext">וְ¦אֶת־הַ¦שֵּׁנִ֛י יַעֲשֶׂ֥ה עֹלָ֖ה כַּ¦מִּשְׁפָּ֑ט וְ¦כִפֶּ֨ר עָלָ֧י¦ו הַ¦כֹּהֵ֛ן מֵ¦חַטָּאת֥¦וֹ אֲשֶׁר־חָטָ֖א וְ¦נִסְלַ֥ח לֽ¦וֹ׃ <text:span text:style-name="WLC-small">ס</text:span><text:span>      </text:span></text:span><text:span text:style-name="WLC-versenumber">11 </text:span><text:span text:style-name="WLC-hebrewtext">וְ¦אִם־לֹא֩ תַשִּׂ֨יג יָד֜¦וֹ לִ¦שְׁתֵּ֣י תֹרִ֗ים אוֹ֮ לִ¦שְׁנֵ֣י בְנֵי־יוֹנָה֒ וְ¦הֵבִ֨יא אֶת־קָרְבָּנ֜¦וֹ אֲשֶׁ֣ר חָטָ֗א עֲשִׂירִ֧ת הָ¦אֵפָ֛ה סֹ֖לֶת לְ¦חַטָּ֑את לֹא־יָשִׂ֨ים עָלֶ֜י¦הָ שֶׁ֗מֶן וְ¦לֹא־יִתֵּ֤ן עָלֶ֙י¦הָ֙ לְבֹנָ֔ה כִּ֥י חַטָּ֖את הִֽיא׃ </text:span><text:span text:style-name="WLC-versenumber">12 </text:span><text:span text:style-name="WLC-hebrewtext">וֶ¦הֱבִיאָ¦הּ֮ אֶל־הַ¦כֹּהֵן֒ וְ¦קָמַ֣ץ הַ¦כֹּהֵ֣ן ׀ מִ֠מֶּ¦נָּה מְל֨וֹא קֻמְצ֜¦וֹ אֶת־אַזְכָּרָתָ¦ה֙ וְ¦הִקְטִ֣יר הַ¦מִּזְבֵּ֔חָ¦ה עַ֖ל אִשֵּׁ֣י יְהוָ֑ה חַטָּ֖את הִֽוא׃ </text:span><text:span text:style-name="WLC-versenumber">13 </text:span><text:span text:style-name="WLC-hebrewtext">וְ¦כִפֶּר֩ עָלָ֨י¦ו הַ¦כֹּהֵ֜ן עַל־חַטָּאת֧¦וֹ אֲשֶׁר־חָטָ֛א מֵֽ¦אַחַ֥ת מֵ¦אֵ֖לֶּה וְ¦נִסְלַ֣ח ל֑¦וֹ וְ¦הָיְתָ֥ה לַ¦כֹּהֵ֖ן כַּ¦מִּנְחָֽה׃ <text:span text:style-name="WLC-small">ס</text:span><text:span>      </text:span></text:span><text:span text:style-name="WLC-versenumber">14 </text:span><text:span text:style-name="WLC-hebrewtext">וַ¦יְדַבֵּ֥ר יְהוָ֖ה אֶל־מֹשֶׁ֥ה לֵּ¦אמֹֽר׃ </text:span><text:span text:style-name="WLC-versenumber">15 </text:span><text:span text:style-name="WLC-hebrewtext">נֶ֚פֶשׁ כִּֽי־תִמְעֹ֣ל מַ֔עַל וְ¦חָֽטְאָה֙ בִּ¦שְׁגָגָ֔ה מִ¦קָּדְשֵׁ֖י יְהוָ֑ה וְ¦הֵבִיא֩ אֶת־אֲשָׁמ֨¦וֹ לַֽ¦יהוָ֜ה אַ֧יִל תָּמִ֣ים מִן־הַ¦צֹּ֗אן בְּ¦עֶרְכְּ¦ךָ֛ כֶּֽסֶף־שְׁקָלִ֥ים בְּ¦שֶֽׁקֶל־הַ¦קֹּ֖דֶשׁ לְ¦אָשָֽׁם׃ </text:span><text:span text:style-name="WLC-versenumber">16 </text:span><text:span text:style-name="WLC-hebrewtext">וְ¦אֵ֣ת אֲשֶׁר֩ חָטָ֨א מִן־הַ¦קֹּ֜דֶשׁ יְשַׁלֵּ֗ם וְ¦אֶת־חֲמִֽישִׁת¦וֹ֙ יוֹסֵ֣ף עָלָ֔י¦ו וְ¦נָתַ֥ן אֹת֖¦וֹ לַ¦כֹּהֵ֑ן וְ¦הַ¦כֹּהֵ֗ן יְכַפֵּ֥ר עָלָ֛י¦ו בְּ¦אֵ֥יל הָ¦אָשָׁ֖ם וְ¦נִסְלַ֥ח לֽ¦וֹ׃ <text:span text:style-name="WLC-small">פ</text:span><text:span/><text:line-break/></text:span><text:span text:style-name="WLC-versenumber">17 </text:span><text:span text:style-name="WLC-hebrewtext">וְ¦אִם־נֶ֙פֶשׁ֙ כִּ֣י תֶֽחֱטָ֔א וְ¦עָֽשְׂתָ֗ה אַחַת֙ מִ¦כָּל־מִצְוֺ֣ת יְהוָ֔ה אֲשֶׁ֖ר לֹ֣א תֵעָשֶׂ֑ינָה וְ¦לֹֽא־יָדַ֥ע וְ¦אָשֵׁ֖ם וְ¦נָשָׂ֥א עֲוֺנֽ¦וֹ׃ </text:span><text:span text:style-name="WLC-versenumber">18 </text:span><text:span text:style-name="WLC-hebrewtext">וְ֠¦הֵבִיא אַ֣יִל תָּמִ֧ים מִן־הַ¦צֹּ֛אן בְּ¦עֶרְכְּ¦ךָ֥ לְ¦אָשָׁ֖ם אֶל־הַ¦כֹּהֵ֑ן וְ¦כִפֶּר֩ עָלָ֨י¦ו הַ¦כֹּהֵ֜ן עַ֣ל שִׁגְגָת֧¦וֹ אֲשֶׁר־שָׁגָ֛ג וְ¦ה֥וּא לֹֽא־יָדַ֖ע וְ¦נִסְלַ֥ח לֽ¦וֹ׃ </text:span><text:span text:style-name="WLC-versenumber">19 </text:span><text:span text:style-name="WLC-hebrewtext">אָשָׁ֖ם ה֑וּא אָשֹׁ֥ם אָשַׁ֖ם לַ¦יהוָֽה׃ <text:span text:style-name="WLC-small">פ</text:span><text:span/><text:line-break/></text:span><text:span text:style-name="WLC-versenumber">20 </text:span><text:span text:style-name="WLC-hebrewtext">וַ¦יְדַבֵּ֥ר יְהוָ֖ה אֶל־מֹשֶׁ֥ה לֵּ¦אמֹֽר׃ </text:span><text:span text:style-name="WLC-versenumber">21 </text:span><text:span text:style-name="WLC-hebrewtext">נֶ֚פֶשׁ כִּ֣י תֶחֱטָ֔א וּ¦מָעֲלָ֥ה מַ֖עַל בַּ¦יהוָ֑ה וְ¦כִחֵ֨שׁ בַּ¦עֲמִית֜¦וֹ בְּ¦פִקָּד֗וֹן אֽוֹ־בִ¦תְשׂ֤וּמֶת יָד֙ א֣וֹ בְ¦גָזֵ֔ל א֖וֹ עָשַׁ֥ק אֶת־עֲמִיתֽ¦וֹ׃ </text:span><text:span text:style-name="WLC-versenumber">22 </text:span><text:span text:style-name="WLC-hebrewtext">אֽוֹ־מָצָ֧א אֲבֵדָ֛ה וְ¦כִ֥חֶשׁ בָּ֖¦הּ וְ¦נִשְׁבַּ֣ע עַל־שָׁ֑קֶר עַל־אַחַ֗ת מִ¦כֹּ֛ל אֲשֶׁר־יַעֲשֶׂ֥ה הָ¦אָדָ֖ם לַ¦חֲטֹ֥א בָ¦הֵֽנָּה׃ </text:span><text:span text:style-name="WLC-versenumber">23 </text:span><text:span text:style-name="WLC-hebrewtext">וְ¦הָיָה֮ כִּֽי־יֶחֱטָ֣א וְ¦אָשֵׁם֒ וְ¦הֵשִׁ֨יב אֶת־הַ¦גְּזֵלָ֜ה אֲשֶׁ֣ר גָּזָ֗ל א֤וֹ אֶת־הָ¦עֹ֙שֶׁק֙ אֲשֶׁ֣ר עָשָׁ֔ק א֚וֹ אֶת־הַ¦פִּקָּד֔וֹן אֲשֶׁ֥ר הָפְקַ֖ד אִתּ֑¦וֹ א֥וֹ אֶת־הָ¦אֲבֵדָ֖ה אֲשֶׁ֥ר מָצָֽא׃ </text:span><text:span text:style-name="WLC-versenumber">24 </text:span><text:span text:style-name="WLC-hebrewtext">א֠וֹ מִ¦כֹּ֞ל אֲשֶׁר־יִשָּׁבַ֣ע עָלָי¦ו֮ לַ¦שֶּׁקֶר֒ וְ¦שִׁלַּ֤ם אֹת¦וֹ֙ בְּ¦רֹאשׁ֔¦וֹ וַ¦חֲמִשִׁתָ֖י¦ו יֹסֵ֣ף עָלָ֑י¦ו לַ¦אֲשֶׁ֨ר ה֥וּא ל֛¦וֹ יִתְּנֶ֖¦נּוּ בְּ¦י֥וֹם אַשְׁמָתֽ¦וֹ׃ </text:span><text:span text:style-name="WLC-versenumber">25 </text:span><text:span text:style-name="WLC-hebrewtext">וְ¦אֶת־אֲשָׁמ֥¦וֹ יָבִ֖יא לַ¦יהוָ֑ה אַ֣יִל תָּמִ֧ים מִן־הַ¦צֹּ֛אן בְּ¦עֶרְכְּ¦ךָ֥ לְ¦אָשָׁ֖ם אֶל־הַ¦כֹּהֵֽן׃ </text:span><text:span text:style-name="WLC-versenumber">26 </text:span><text:span text:style-name="WLC-hebrewtext">וְ¦כִפֶּ֨ר עָלָ֧י¦ו הַ¦כֹּהֵ֛ן לִ¦פְנֵ֥י יְהוָ֖ה וְ¦נִסְלַ֣ח ל֑¦וֹ עַל־אַחַ֛ת מִ¦כֹּ֥ל אֲשֶֽׁר־יַעֲשֶׂ֖ה לְ¦אַשְׁמָ֥ה בָֽ¦הּ׃ <text:span text:style-name="WLC-small">פ</text:span><text:span/><text:line-break/></text:span></text:p>
      <text:h xmlns:fo="http://www.w3.org/1999/XSL/Format" text:outline-level="1" text:style-name="WLC-chaptermarker">Leviticus 6</text:h>
      <text:p xmlns:fo="http://www.w3.org/1999/XSL/Format" text:style-name="WLC-chapter"><text:span text:style-name="WLC-chapternumber">6 </text:span><text:span text:style-name="WLC-hebrewtext">וַ¦יְדַבֵּ֥ר יְהוָ֖ה אֶל־מֹשֶׁ֥ה לֵּ¦אמֹֽר׃ </text:span><text:span text:style-name="WLC-versenumber">2 </text:span><text:span text:style-name="WLC-hebrewtext">צַ֤ו אֶֽת־אַהֲרֹן֙ וְ¦אֶת־בָּנָ֣י¦ו לֵ¦אמֹ֔ר זֹ֥את תּוֹרַ֖ת הָ¦עֹלָ֑ה הִ֣וא הָ¦עֹלָ֡ה עַל֩ מוֹקְדָ֨ה עַל־הַ¦מִּזְבֵּ֤חַ כָּל־הַ¦לַּ֙יְלָה֙ עַד־הַ¦בֹּ֔קֶר וְ¦אֵ֥שׁ הַ¦מִּזְבֵּ֖חַ תּ֥וּקַד בּֽ¦וֹ׃ </text:span><text:span text:style-name="WLC-versenumber">3 </text:span><text:span text:style-name="WLC-hebrewtext">וְ¦לָבַ֨שׁ הַ¦כֹּהֵ֜ן מִדּ֣¦וֹ בַ֗ד וּ¦מִֽכְנְסֵי־בַד֮ יִלְבַּ֣שׁ עַל־בְּשָׂר¦וֹ֒ וְ¦הֵרִ֣ים אֶת־הַ¦דֶּ֗שֶׁן אֲשֶׁ֨ר תֹּאכַ֥ל הָ¦אֵ֛שׁ אֶת־הָ¦עֹלָ֖ה עַל־הַ¦מִּזְבֵּ֑חַ וְ¦שָׂמ֕¦וֹ אֵ֖צֶל הַ¦מִּזְבֵּֽחַ׃ </text:span><text:span text:style-name="WLC-versenumber">4 </text:span><text:span text:style-name="WLC-hebrewtext">וּ¦פָשַׁט֙ אֶת־בְּגָדָ֔י¦ו וְ¦לָבַ֖שׁ בְּגָדִ֣ים אֲחֵרִ֑ים וְ¦הוֹצִ֤יא אֶת־הַ¦דֶּ֙שֶׁן֙ אֶל־מִ¦ח֣וּץ לַֽ¦מַּחֲנֶ֔ה אֶל־מָק֖וֹם טָהֽוֹר׃ </text:span><text:span text:style-name="WLC-versenumber">5 </text:span><text:span text:style-name="WLC-hebrewtext">וְ¦הָ¦אֵ֨שׁ עַל־הַ¦מִּזְבֵּ֤חַ תּֽוּקַד־בּ¦וֹ֙ לֹ֣א תִכְבֶּ֔ה וּ¦בִעֵ֨ר עָלֶ֧י¦הָ הַ¦כֹּהֵ֛ן עֵצִ֖ים בַּ¦בֹּ֣קֶר בַּ¦בֹּ֑קֶר וְ¦עָרַ֤ךְ עָלֶ֙י¦הָ֙ הָֽ¦עֹלָ֔ה וְ¦הִקְטִ֥יר עָלֶ֖י¦הָ חֶלְבֵ֥י הַ¦שְּׁלָמִֽים׃ </text:span><text:span text:style-name="WLC-versenumber">6 </text:span><text:span text:style-name="WLC-hebrewtext">אֵ֗שׁ תָּמִ֛יד תּוּקַ֥ד עַל־הַ¦מִּזְבֵּ֖חַ לֹ֥א תִכְבֶֽה׃<text:span text:style-name="WLC-note"><text:note text:note-class="footnote"><text:note-citation text:label="1">1</text:note-citation><text:note-body><text:p text:style-name="WLC-notebody">BHS has been faithful to the Leningrad Codex where there might be a question of the validity of the form and we keep the same form as BHS. </text:p></text:note-body></text:note></text:span>
 <text:span text:style-name="WLC-small">ס</text:span><text:span>      </text:span></text:span><text:span text:style-name="WLC-versenumber">7 </text:span><text:span text:style-name="WLC-hebrewtext">וְ¦זֹ֥את תּוֹרַ֖ת הַ¦מִּנְחָ֑ה הַקְרֵ֨ב אֹתָ֤¦הּ בְּנֵֽי־אַהֲרֹן֙ לִ¦פְנֵ֣י יְהוָ֔ה אֶל־פְּנֵ֖י הַ¦מִּזְבֵּֽחַ׃ </text:span><text:span text:style-name="WLC-versenumber">8 </text:span><text:span text:style-name="WLC-hebrewtext">וְ¦הֵרִ֨ים מִמֶּ֜¦נּוּ בְּ¦קֻמְצ֗¦וֹ מִ¦סֹּ֤לֶת הַ¦מִּנְחָה֙ וּ¦מִ¦שַּׁמְנָ֔¦הּ וְ¦אֵת֙ כָּל־הַ¦לְּבֹנָ֔ה אֲשֶׁ֖ר עַל־הַ¦מִּנְחָ֑ה וְ¦הִקְטִ֣יר הַ¦מִּזְבֵּ֗חַ רֵ֧יחַ נִיחֹ֛חַ אַזְכָּרָתָ֖¦הּ לַ¦יהוָֽה׃ </text:span><text:span text:style-name="WLC-versenumber">9 </text:span><text:span text:style-name="WLC-hebrewtext">וְ¦הַ¦נּוֹתֶ֣רֶת מִמֶּ֔¦נָּה יֹאכְל֖וּ אַהֲרֹ֣ן וּ¦בָנָ֑י¦ו מַצּ֤וֹת תֵּֽאָכֵל֙ בְּ¦מָק֣וֹם קָדֹ֔שׁ בַּ¦חֲצַ֥ר אֹֽהֶל־מוֹעֵ֖ד יֹאכְלֽוּ¦הָ׃ </text:span><text:span text:style-name="WLC-versenumber">10 </text:span><text:span text:style-name="WLC-hebrewtext">לֹ֤א תֵאָפֶה֙ חָמֵ֔ץ חֶלְקָ֛¦ם נָתַ֥תִּי אֹתָ֖¦הּ מֵ¦אִשָּׁ֑¦י קֹ֤דֶשׁ קָֽדָשִׁים֙ הִ֔וא כַּ¦חַטָּ֖את וְ¦כָ¦אָשָֽׁם׃ </text:span><text:span text:style-name="WLC-versenumber">11 </text:span><text:span text:style-name="WLC-hebrewtext">כָּל־זָכָ֞ר בִּ¦בְנֵ֤י אַהֲרֹן֙ יֹֽאכֲלֶ֔¦נָּה חָק־עוֹלָם֙ לְ¦דֹרֹ֣תֵי¦כֶ֔ם מֵ¦אִשֵּׁ֖י יְהוָ֑ה כֹּ֛ל אֲשֶׁר־יִגַּ֥ע בָּ¦הֶ֖ם יִקְדָּֽשׁ׃ <text:span text:style-name="WLC-small">פ</text:span><text:span/><text:line-break/></text:span><text:span text:style-name="WLC-versenumber">12 </text:span><text:span text:style-name="WLC-hebrewtext">וַ¦יְדַבֵּ֥ר יְהוָ֖ה אֶל־מֹשֶׁ֥ה לֵּ¦אמֹֽר׃ </text:span><text:span text:style-name="WLC-versenumber">13 </text:span><text:span text:style-name="WLC-hebrewtext">זֶ֡ה קָרְבַּן֩ אַהֲרֹ֨ן וּ¦בָנָ֜י¦ו אֲשֶׁר־יַקְרִ֣יבוּ לַֽ¦יהוָ֗ה בְּ¦יוֹם֙ הִמָּשַׁ֣ח אֹת֔¦וֹ עֲשִׂירִ֨ת הָ¦אֵפָ֥ה סֹ֛לֶת מִנְחָ֖ה תָּמִ֑יד מַחֲצִיתָ֣¦הּ בַּ¦בֹּ֔קֶר וּ¦מַחֲצִיתָ֖¦הּ בָּ¦עָֽרֶב׃ </text:span><text:span text:style-name="WLC-versenumber">14 </text:span><text:span text:style-name="WLC-hebrewtext">עַֽל־מַחֲבַ֗ת בַּ¦שֶּׁ֛מֶן תֵּעָשֶׂ֖ה מֻרְבֶּ֣כֶת תְּבִיאֶ֑¦נָּה תֻּפִינֵי֙ מִנְחַ֣ת פִּתִּ֔ים תַּקְרִ֥יב רֵֽיחַ־נִיחֹ֖חַ לַ¦יהוָֽה׃ </text:span><text:span text:style-name="WLC-versenumber">15 </text:span><text:span text:style-name="WLC-hebrewtext">וְ¦הַ¦כֹּהֵ֨ן הַ¦מָּשִׁ֧יחַ תַּחְתָּ֛י¦ו מִ¦בָּנָ֖י¦ו יַעֲשֶׂ֣ה אֹתָ֑¦הּ חָק־עוֹלָ֕ם לַ¦יהוָ֖ה כָּלִ֥יל תָּקְטָֽר׃ </text:span><text:span text:style-name="WLC-versenumber">16 </text:span><text:span text:style-name="WLC-hebrewtext">וְ¦כָל־מִנְחַ֥ת כֹּהֵ֛ן כָּלִ֥יל תִּהְיֶ֖ה לֹ֥א תֵאָכֵֽל׃ <text:span text:style-name="WLC-small">פ</text:span><text:span/><text:line-break/></text:span><text:span text:style-name="WLC-versenumber">17 </text:span><text:span text:style-name="WLC-hebrewtext">וַ¦יְדַבֵּ֥ר יְהוָ֖ה אֶל־מֹשֶׁ֥ה לֵּ¦אמֹֽר׃ </text:span><text:span text:style-name="WLC-versenumber">18 </text:span><text:span text:style-name="WLC-hebrewtext">דַּבֵּ֤ר אֶֽל־אַהֲרֹן֙ וְ¦אֶל־בָּנָ֣י¦ו לֵ¦אמֹ֔ר זֹ֥את תּוֹרַ֖ת הַֽ¦חַטָּ֑את בִּ¦מְק֡וֹם אֲשֶׁר֩ תִּשָּׁחֵ֨ט הָ¦עֹלָ֜ה תִּשָּׁחֵ֤ט הַֽ¦חַטָּאת֙ לִ¦פְנֵ֣י יְהוָ֔ה קֹ֥דֶשׁ קָֽדָשִׁ֖ים הִֽוא׃ </text:span><text:span text:style-name="WLC-versenumber">19 </text:span><text:span text:style-name="WLC-hebrewtext">הַ¦כֹּהֵ֛ן הַֽ¦מְחַטֵּ֥א אֹתָ֖¦הּ יֹאכֲלֶ֑¦נָּה בְּ¦מָק֤וֹם קָדֹשׁ֙ תֵּֽאָכֵ֔ל בַּ¦חֲצַ֖ר אֹ֥הֶל מוֹעֵֽד׃ </text:span><text:span text:style-name="WLC-versenumber">20 </text:span><text:span text:style-name="WLC-hebrewtext">כֹּ֛ל אֲשֶׁר־יִגַּ֥ע בִּ¦בְשָׂרָ֖¦הּ יִקְדָּ֑שׁ וַ¦אֲשֶׁ֨ר יִזֶּ֤ה מִ¦דָּמָ¦הּ֙ עַל־הַ¦בֶּ֔גֶד אֲשֶׁר֙ יִזֶּ֣ה עָלֶ֔י¦הָ תְּכַבֵּ֖ס בְּ¦מָק֥וֹם קָדֹֽשׁ׃ </text:span><text:span text:style-name="WLC-versenumber">21 </text:span><text:span text:style-name="WLC-hebrewtext">וּ¦כְלִי־חֶ֛רֶשׂ אֲשֶׁ֥ר תְּבֻשַּׁל־בּ֖¦וֹ יִשָּׁבֵ֑ר וְ¦אִם־בִּ¦כְלִ֤י נְחֹ֙שֶׁת֙ בֻּשָּׁ֔לָה וּ¦מֹרַ֥ק וְ¦שֻׁטַּ֖ף בַּ¦מָּֽיִם׃ </text:span><text:span text:style-name="WLC-versenumber">22 </text:span><text:span text:style-name="WLC-hebrewtext">כָּל־זָכָ֥ר בַּ¦כֹּהֲנִ֖ים יֹאכַ֣ל אֹתָ֑¦הּ קֹ֥דֶשׁ קָֽדָשִׁ֖ים הִֽוא׃ </text:span><text:span text:style-name="WLC-versenumber">23 </text:span><text:span text:style-name="WLC-hebrewtext">וְ¦כָל־חַטָּ֡את אֲשֶׁר֩ יוּבָ֨א מִ¦דָּמָ֜¦הּ אֶל־אֹ֧הֶל מוֹעֵ֛ד לְ¦כַפֵּ֥ר בַּ¦קֹּ֖דֶשׁ לֹ֣א תֵאָכֵ֑ל בָּ¦אֵ֖שׁ תִּשָּׂרֵֽף׃ <text:span text:style-name="WLC-small">פ</text:span><text:span/><text:line-break/></text:span></text:p>
      <text:h xmlns:fo="http://www.w3.org/1999/XSL/Format" text:outline-level="1" text:style-name="WLC-chaptermarker">Leviticus 7</text:h>
      <text:p xmlns:fo="http://www.w3.org/1999/XSL/Format" text:style-name="WLC-chapter"><text:span text:style-name="WLC-chapternumber">7 </text:span><text:span text:style-name="WLC-hebrewtext">וְ¦זֹ֥את תּוֹרַ֖ת הָ¦אָשָׁ֑ם קֹ֥דֶשׁ קָֽדָשִׁ֖ים הֽוּא׃ </text:span><text:span text:style-name="WLC-versenumber">2 </text:span><text:span text:style-name="WLC-hebrewtext">בִּ¦מְק֗וֹם אֲשֶׁ֤ר יִשְׁחֲטוּ֙ אֶת־הָ֣¦עֹלָ֔ה יִשְׁחֲט֖וּ אֶת־הָ¦אָשָׁ֑ם וְ¦אֶת־דָּמ֛¦וֹ יִזְרֹ֥ק עַל־הַ¦מִּזְבֵּ֖חַ סָבִֽיב׃ </text:span><text:span text:style-name="WLC-versenumber">3 </text:span><text:span text:style-name="WLC-hebrewtext">וְ¦אֵ֥ת כָּל־חֶלְבּ֖¦וֹ יַקְרִ֣יב מִמֶּ֑¦נּוּ אֵ֚ת הָֽ¦אַלְיָ֔ה וְ¦אֶת־הַ¦חֵ֖לֶב הַֽ¦מְכַסֶּ֥ה אֶת־הַ¦קֶּֽרֶב׃ </text:span><text:span text:style-name="WLC-versenumber">4 </text:span><text:span text:style-name="WLC-hebrewtext">וְ¦אֵת֙ שְׁתֵּ֣י הַ¦כְּלָיֹ֔ת וְ¦אֶת־הַ¦חֵ֙לֶב֙ אֲשֶׁ֣ר עֲלֵי¦הֶ֔ן אֲשֶׁ֖ר עַל־הַ¦כְּסָלִ֑ים וְ¦אֶת־הַ¦יֹּתֶ֙רֶת֙ עַל־הַ¦כָּבֵ֔ד עַל־הַ¦כְּלָיֹ֖ת יְסִירֶֽ¦נָּה׃ </text:span><text:span text:style-name="WLC-versenumber">5 </text:span><text:span text:style-name="WLC-hebrewtext">וְ¦הִקְטִ֨יר אֹתָ֤¦ם הַ¦כֹּהֵן֙ הַ¦מִּזְבֵּ֔חָ¦ה אִשֶּׁ֖ה לַ¦יהוָ֑ה אָשָׁ֖ם הֽוּא׃ </text:span><text:span text:style-name="WLC-versenumber">6 </text:span><text:span text:style-name="WLC-hebrewtext">כָּל־זָכָ֥ר בַּ¦כֹּהֲנִ֖ים יֹאכְלֶ֑¦נּוּ בְּ¦מָק֤וֹם קָדוֹשׁ֙ יֵאָכֵ֔ל קֹ֥דֶשׁ קָֽדָשִׁ֖ים הֽוּא׃ </text:span><text:span text:style-name="WLC-versenumber">7 </text:span><text:span text:style-name="WLC-hebrewtext">כַּֽ¦חַטָּאת֙ כָּֽ¦אָשָׁ֔ם תּוֹרָ֥ה אַחַ֖ת לָ¦הֶ֑ם הַ¦כֹּהֵ֛ן אֲשֶׁ֥ר יְכַפֶּר־בּ֖¦וֹ ל֥¦וֹ יִהְיֶֽה׃ </text:span><text:span text:style-name="WLC-versenumber">8 </text:span><text:span text:style-name="WLC-hebrewtext">וְ¦הַ֨¦כֹּהֵ֔ן הַ¦מַּקְרִ֖יב אֶת־עֹ֣לַת אִ֑ישׁ ע֤וֹר הָֽ¦עֹלָה֙ אֲשֶׁ֣ר הִקְרִ֔יב לַ¦כֹּהֵ֖ן ל֥¦וֹ יִהְיֶֽה׃ </text:span><text:span text:style-name="WLC-versenumber">9 </text:span><text:span text:style-name="WLC-hebrewtext">וְ¦כָל־מִנְחָ֗ה אֲשֶׁ֤ר תֵּֽאָפֶה֙ בַּ¦תַּנּ֔וּר וְ¦כָל־נַעֲשָׂ֥ה בַ¦מַּרְחֶ֖שֶׁת וְ¦עַֽל־מַחֲבַ֑ת לַ¦כֹּהֵ֛ן הַ¦מַּקְרִ֥יב אֹתָ֖¦הּ ל֥¦וֹ תִֽהְיֶֽה׃ </text:span><text:span text:style-name="WLC-versenumber">10 </text:span><text:span text:style-name="WLC-hebrewtext">וְ¦כָל־מִנְחָ֥ה בְלוּלָֽה־בַ¦שֶּׁ֖מֶן וַ¦חֲרֵבָ֑ה לְ¦כָל־בְּנֵ֧י אַהֲרֹ֛ן תִּהְיֶ֖ה אִ֥ישׁ כְּ¦אָחִֽי¦ו׃ <text:span text:style-name="WLC-small">פ</text:span><text:span/><text:line-break/></text:span><text:span text:style-name="WLC-versenumber">11 </text:span><text:span text:style-name="WLC-hebrewtext">וְ¦זֹ֥את תּוֹרַ֖ת זֶ֣בַח הַ¦שְּׁלָמִ֑ים אֲשֶׁ֥ר יַקְרִ֖יב לַ¦יהוָֽה׃ </text:span><text:span text:style-name="WLC-versenumber">12 </text:span><text:span text:style-name="WLC-hebrewtext">אִ֣ם עַל־תּוֹדָה֮ יַקְרִיבֶ¦נּוּ֒ וְ¦הִקְרִ֣יב ׀ עַל־זֶ֣בַח הַ¦תּוֹדָ֗ה חַלּ֤וֹת מַצּוֹת֙ בְּלוּלֹ֣ת בַּ¦שֶּׁ֔מֶן וּ¦רְקִיקֵ֥י מַצּ֖וֹת מְשֻׁחִ֣ים בַּ¦שָּׁ֑מֶן וְ¦סֹ֣לֶת מֻרְבֶּ֔כֶת חַלֹּ֖ת בְּלוּלֹ֥ת בַּ¦שָּֽׁמֶן׃ </text:span><text:span text:style-name="WLC-versenumber">13 </text:span><text:span text:style-name="WLC-hebrewtext">עַל־חַלֹּת֙ לֶ֣חֶם חָמֵ֔ץ יַקְרִ֖יב קָרְבָּנ֑¦וֹ עַל־זֶ֖בַח תּוֹדַ֥ת שְׁלָמָֽי¦ו׃ </text:span><text:span text:style-name="WLC-versenumber">14 </text:span><text:span text:style-name="WLC-hebrewtext">וְ¦הִקְרִ֨יב מִמֶּ֤¦נּוּ אֶחָד֙ מִ¦כָּל־קָרְבָּ֔ן תְּרוּמָ֖ה לַ¦יהוָ֑ה לַ¦כֹּהֵ֗ן הַ¦זֹּרֵ֛ק אֶת־דַּ֥ם הַ¦שְּׁלָמִ֖ים ל֥¦וֹ יִהְיֶֽה׃ </text:span><text:span text:style-name="WLC-versenumber">15 </text:span><text:span text:style-name="WLC-hebrewtext">וּ¦בְשַׂ֗ר זֶ֚בַח תּוֹדַ֣ת שְׁלָמָ֔י¦ו בְּ¦י֥וֹם קָרְבָּנ֖¦וֹ יֵאָכֵ֑ל לֹֽא־יַנִּ֥יחַ מִמֶּ֖¦נּוּ עַד־בֹּֽקֶר׃ </text:span><text:span text:style-name="WLC-versenumber">16 </text:span><text:span text:style-name="WLC-hebrewtext">וְ¦אִם־נֶ֣דֶר ׀ א֣וֹ נְדָבָ֗ה זֶ֚בַח קָרְבָּנ֔¦וֹ בְּ¦י֛וֹם הַקְרִיב֥¦וֹ אֶת־זִבְח֖¦וֹ יֵאָכֵ֑ל וּ¦מִֽ¦מָּחֳרָ֔ת וְ¦הַ¦נּוֹתָ֥ר מִמֶּ֖¦נּוּ יֵאָכֵֽל׃ </text:span><text:span text:style-name="WLC-versenumber">17 </text:span><text:span text:style-name="WLC-hebrewtext">וְ¦הַ¦נּוֹתָ֖ר מִ¦בְּשַׂ֣ר הַ¦זָּ֑בַח בַּ¦יּוֹם֙ הַ¦שְּׁלִישִׁ֔י בָּ¦אֵ֖שׁ יִשָּׂרֵֽף׃ </text:span><text:span text:style-name="WLC-versenumber">18 </text:span><text:span text:style-name="WLC-hebrewtext">וְ¦אִ֣ם הֵאָכֹ֣ל יֵ֠אָכֵל מִ¦בְּשַׂר־זֶ֨בַח שְׁלָמָ֜י¦ו בַּ¦יּ֣וֹם הַ¦שְּׁלִישִׁי֮ לֹ֣א יֵרָצֶה֒ הַ¦מַּקְרִ֣יב אֹת֗¦וֹ לֹ֧א יֵחָשֵׁ֛ב ל֖¦וֹ פִּגּ֣וּל יִהְיֶ֑ה וְ¦הַ¦נֶּ֛פֶשׁ הָ¦אֹכֶ֥לֶת מִמֶּ֖¦נּוּ עֲוֺנָ֥¦הּ תִּשָּֽׂא׃ </text:span><text:span text:style-name="WLC-versenumber">19 </text:span><text:span text:style-name="WLC-hebrewtext">וְ¦הַ¦בָּשָׂ֞ר אֲשֶׁר־יִגַּ֤ע בְּ¦כָל־טָמֵא֙ לֹ֣א יֵֽאָכֵ֔ל בָּ¦אֵ֖שׁ יִשָּׂרֵ֑ף וְ¦הַ֨¦בָּשָׂ֔ר כָּל־טָה֖וֹר יֹאכַ֥ל בָּשָֽׂר׃ </text:span><text:span text:style-name="WLC-versenumber">20 </text:span><text:span text:style-name="WLC-hebrewtext">וְ¦הַ¦נֶּ֜פֶשׁ אֲשֶׁר־תֹּאכַ֣ל בָּשָׂ֗ר מִ¦זֶּ֤בַח הַ¦שְּׁלָמִים֙ אֲשֶׁ֣ר לַ¦יהוָ֔ה וְ¦טֻמְאָת֖¦וֹ עָלָ֑י¦ו וְ¦נִכְרְתָ֛ה הַ¦נֶּ֥פֶשׁ הַ¦הִ֖וא מֵ¦עַמֶּֽי¦הָ׃ </text:span><text:span text:style-name="WLC-versenumber">21 </text:span><text:span text:style-name="WLC-hebrewtext">וְ¦נֶ֜פֶשׁ כִּֽי־תִגַּ֣ע בְּ¦כָל־טָמֵ֗א בְּ¦טֻמְאַ֤ת אָדָם֙ א֣וֹ ׀ בִּ¦בְהֵמָ֣ה טְמֵאָ֗ה א֚וֹ בְּ¦כָל־שֶׁ֣קֶץ טָמֵ֔א וְ¦אָכַ֛ל מִ¦בְּשַׂר־זֶ֥בַח הַ¦שְּׁלָמִ֖ים אֲשֶׁ֣ר לַ¦יהוָ֑ה וְ¦נִכְרְתָ֛ה הַ¦נֶּ֥פֶשׁ הַ¦הִ֖וא מֵ¦עַמֶּֽי¦הָ׃ <text:span text:style-name="WLC-small">פ</text:span><text:span/><text:line-break/></text:span><text:span text:style-name="WLC-versenumber">22 </text:span><text:span text:style-name="WLC-hebrewtext">וַ¦יְדַבֵּ֥ר יְהוָ֖ה אֶל־מֹשֶׁ֥ה לֵּ¦אמֹֽר׃ </text:span><text:span text:style-name="WLC-versenumber">23 </text:span><text:span text:style-name="WLC-hebrewtext">דַּבֵּ֛ר אֶל־בְּנֵ֥י יִשְׂרָאֵ֖ל לֵ¦אמֹ֑ר כָּל־חֵ֜לֶב שׁ֥וֹר וְ¦כֶ֛שֶׂב וָ¦עֵ֖ז לֹ֥א תֹאכֵֽלוּ׃ </text:span><text:span text:style-name="WLC-versenumber">24 </text:span><text:span text:style-name="WLC-hebrewtext">וְ¦חֵ֤לֶב נְבֵלָה֙ וְ¦חֵ֣לֶב טְרֵפָ֔ה יֵעָשֶׂ֖ה לְ¦כָל־מְלָאכָ֑ה וְ¦אָכֹ֖ל לֹ֥א תֹאכְלֻֽ¦הוּ׃ </text:span><text:span text:style-name="WLC-versenumber">25 </text:span><text:span text:style-name="WLC-hebrewtext">כִּ֚י כָּל־אֹכֵ֣ל חֵ֔לֶב מִן־הַ֨¦בְּהֵמָ֔ה אֲשֶׁ֨ר יַקְרִ֥יב מִמֶּ֛¦נָּה אִשֶּׁ֖ה לַ¦יהוָ֑ה וְ¦נִכְרְתָ֛ה הַ¦נֶּ֥פֶשׁ הָ¦אֹכֶ֖לֶת מֵֽ¦עַמֶּֽי¦הָ׃ </text:span><text:span text:style-name="WLC-versenumber">26 </text:span><text:span text:style-name="WLC-hebrewtext">וְ¦כָל־דָּם֙ לֹ֣א תֹאכְל֔וּ בְּ¦כֹ֖ל מוֹשְׁבֹתֵי¦כֶ֑ם לָ¦ע֖וֹף וְ¦לַ¦בְּהֵמָֽה׃ </text:span><text:span text:style-name="WLC-versenumber">27 </text:span><text:span text:style-name="WLC-hebrewtext">כָּל־נֶ֖פֶשׁ אֲשֶׁר־תֹּאכַ֣ל כָּל־דָּ֑ם וְ¦נִכְרְתָ֛ה הַ¦נֶּ֥פֶשׁ הַ¦הִ֖וא מֵֽ¦עַמֶּֽי¦הָ׃ <text:span text:style-name="WLC-small">פ</text:span><text:span/><text:line-break/></text:span><text:span text:style-name="WLC-versenumber">28 </text:span><text:span text:style-name="WLC-hebrewtext">וַ¦יְדַבֵּ֥ר יְהוָ֖ה אֶל־מֹשֶׁ֥ה לֵּ¦אמֹֽר׃ </text:span><text:span text:style-name="WLC-versenumber">29 </text:span><text:span text:style-name="WLC-hebrewtext">דַּבֵּ֛ר אֶל־בְּנֵ֥י יִשְׂרָאֵ֖ל לֵ¦אמֹ֑ר הַ¦מַּקְרִ֞יב אֶת־זֶ֤בַח שְׁלָמָי¦ו֙ לַ¦יהוָ֔ה יָבִ֧יא אֶת־קָרְבָּנ֛¦וֹ לַ¦יהוָ֖ה מִ¦זֶּ֥בַח שְׁלָמָֽי¦ו׃ </text:span><text:span text:style-name="WLC-versenumber">30 </text:span><text:span text:style-name="WLC-hebrewtext">יָדָ֣י¦ו תְּבִיאֶ֔ינָה אֵ֖ת אִשֵּׁ֣י יְהוָ֑ה אֶת־הַ¦חֵ֤לֶב עַל־הֶֽ¦חָזֶה֙ יְבִיאֶ֔¦נּוּ אֵ֣ת הֶ¦חָזֶ֗ה לְ¦הָנִ֥יף אֹת֛¦וֹ תְּנוּפָ֖ה לִ¦פְנֵ֥י יְהוָֽה׃ </text:span><text:span text:style-name="WLC-versenumber">31 </text:span><text:span text:style-name="WLC-hebrewtext">וְ¦הִקְטִ֧יר הַ¦כֹּהֵ֛ן אֶת־הַ¦חֵ֖לֶב הַ¦מִּזְבֵּ֑חָ¦ה וְ¦הָיָה֙ הֶֽ¦חָזֶ֔ה לְ¦אַהֲרֹ֖ן וּ¦לְ¦בָנָֽי¦ו׃ </text:span><text:span text:style-name="WLC-versenumber">32 </text:span><text:span text:style-name="WLC-hebrewtext">וְ¦אֵת֙ שׁ֣וֹק הַ¦יָּמִ֔ין תִּתְּנ֥וּ תְרוּמָ֖ה לַ¦כֹּהֵ֑ן מִ¦זִּבְחֵ֖י שַׁלְמֵי¦כֶֽם׃ </text:span><text:span text:style-name="WLC-versenumber">33 </text:span><text:span text:style-name="WLC-hebrewtext">הַ¦מַּקְרִ֞יב אֶת־דַּ֧ם הַ¦שְּׁלָמִ֛ים וְ¦אֶת־הַ¦חֵ֖לֶב מִ¦בְּנֵ֣י אַהֲרֹ֑ן ל֧¦וֹ תִהְיֶ֛ה שׁ֥וֹק הַ¦יָּמִ֖ין לְ¦מָנָֽה׃ </text:span><text:span text:style-name="WLC-versenumber">34 </text:span><text:span text:style-name="WLC-hebrewtext">כִּי֩ אֶת־חֲזֵ֨ה הַ¦תְּנוּפָ֜ה וְ¦אֵ֣ת ׀ שׁ֣וֹק הַ¦תְּרוּמָ֗ה לָקַ֙חְתִּי֙ מֵ¦אֵ֣ת בְּנֵֽי־יִשְׂרָאֵ֔ל מִ¦זִּבְחֵ֖י שַׁלְמֵי¦הֶ֑ם וָ¦אֶתֵּ֣ן אֹ֠תָ¦ם לְ¦אַהֲרֹ֨ן הַ¦כֹּהֵ֤ן וּ¦לְ¦בָנָי¦ו֙ לְ¦חָק־עוֹלָ֔ם מֵ¦אֵ֖ת בְּנֵ֥י יִשְׂרָאֵֽל׃ </text:span><text:span text:style-name="WLC-versenumber">35 </text:span><text:span text:style-name="WLC-hebrewtext">זֹ֣את מִשְׁחַ֤ת אַהֲרֹן֙ וּ¦מִשְׁחַ֣ת בָּנָ֔י¦ו מֵ¦אִשֵּׁ֖י יְהוָ֑ה בְּ¦יוֹם֙ הִקְרִ֣יב אֹתָ֔¦ם לְ¦כַהֵ֖ן לַ¦יהוָֽה׃ </text:span><text:span text:style-name="WLC-versenumber">36 </text:span><text:span text:style-name="WLC-hebrewtext">אֲשֶׁר֩ צִוָּ֨ה יְהוָ֜ה לָ¦תֵ֣ת לָ¦הֶ֗ם בְּ¦יוֹם֙ מָשְׁח֣¦וֹ אֹתָ֔¦ם מֵ¦אֵ֖ת בְּנֵ֣י יִשְׂרָאֵ֑ל חֻקַּ֥ת עוֹלָ֖ם לְ¦דֹרֹתָֽ¦ם׃ </text:span><text:span text:style-name="WLC-versenumber">37 </text:span><text:span text:style-name="WLC-hebrewtext">זֹ֣את הַ¦תּוֹרָ֗ה לָֽ¦עֹלָה֙ לַ¦מִּנְחָ֔ה וְ¦לַֽ¦חַטָּ֖את וְ¦לָ¦אָשָׁ֑ם וְ¦לַ֨¦מִּלּוּאִ֔ים וּ¦לְ¦זֶ֖בַח הַ¦שְּׁלָמִֽים׃ </text:span><text:span text:style-name="WLC-versenumber">38 </text:span><text:span text:style-name="WLC-hebrewtext">אֲשֶׁ֨ר צִוָּ֧ה יְהוָ֛ה אֶת־מֹשֶׁ֖ה בְּ¦הַ֣ר סִינָ֑י בְּ¦י֨וֹם צַוֺּת֜¦וֹ אֶת־בְּנֵ֣י יִשְׂרָאֵ֗ל לְ¦הַקְרִ֧יב אֶת־קָרְבְּנֵי¦הֶ֛ם לַ¦יהוָ֖ה בְּ¦מִדְבַּ֥ר סִינָֽי׃ <text:span text:style-name="WLC-small">פ</text:span><text:span/><text:line-break/></text:span></text:p>
      <text:h xmlns:fo="http://www.w3.org/1999/XSL/Format" text:outline-level="1" text:style-name="WLC-chaptermarker">Leviticus 8</text:h>
      <text:p xmlns:fo="http://www.w3.org/1999/XSL/Format" text:style-name="WLC-chapter"><text:span text:style-name="WLC-chapternumber">8 </text:span><text:span text:style-name="WLC-hebrewtext">וַ¦יְדַבֵּ֥ר יְהוָ֖ה אֶל־מֹשֶׁ֥ה לֵּ¦אמֹֽר׃ </text:span><text:span text:style-name="WLC-versenumber">2 </text:span><text:span text:style-name="WLC-hebrewtext">קַ֤ח אֶֽת־אַהֲרֹן֙ וְ¦אֶת־בָּנָ֣י¦ו אִתּ֔¦וֹ וְ¦אֵת֙ הַ¦בְּגָדִ֔ים וְ¦אֵ֖ת שֶׁ֣מֶן הַ¦מִּשְׁחָ֑ה וְ¦אֵ֣ת ׀ פַּ֣ר הַֽ¦חַטָּ֗את וְ¦אֵת֙ שְׁנֵ֣י הָֽ¦אֵילִ֔ים וְ¦אֵ֖ת סַ֥ל הַ¦מַּצּֽוֹת׃ </text:span><text:span text:style-name="WLC-versenumber">3 </text:span><text:span text:style-name="WLC-hebrewtext">וְ¦אֵ֥ת כָּל־הָ¦עֵדָ֖ה הַקְהֵ֑ל אֶל־פֶּ֖תַח אֹ֥הֶל מוֹעֵֽד׃ </text:span><text:span text:style-name="WLC-versenumber">4 </text:span><text:span text:style-name="WLC-hebrewtext">וַ¦יַּ֣עַשׂ מֹשֶׁ֔ה כַּֽ¦אֲשֶׁ֛ר צִוָּ֥ה יְהוָ֖ה אֹת֑¦וֹ וַ¦תִּקָּהֵל֙ הָֽ¦עֵדָ֔ה אֶל־פֶּ֖תַח אֹ֥הֶל מוֹעֵֽד׃ </text:span><text:span text:style-name="WLC-versenumber">5 </text:span><text:span text:style-name="WLC-hebrewtext">וַ¦יֹּ֥אמֶר מֹשֶׁ֖ה אֶל־הָ¦עֵדָ֑ה זֶ֣ה הַ¦דָּבָ֔ר אֲשֶׁר־צִוָּ֥ה יְהוָ֖ה לַ¦עֲשֽׂוֹת׃ </text:span><text:span text:style-name="WLC-versenumber">6 </text:span><text:span text:style-name="WLC-hebrewtext">וַ¦יַּקְרֵ֣ב מֹשֶׁ֔ה אֶֽת־אַהֲרֹ֖ן וְ¦אֶת־בָּנָ֑י¦ו וַ¦יִּרְחַ֥ץ אֹתָ֖¦ם בַּ¦מָּֽיִם׃ </text:span><text:span text:style-name="WLC-versenumber">7 </text:span><text:span text:style-name="WLC-hebrewtext">וַ¦יִּתֵּ֨ן עָלָ֜י¦ו אֶת־הַ¦כֻּתֹּ֗נֶת וַ¦יַּחְגֹּ֤ר אֹת¦וֹ֙ בָּֽ¦אַבְנֵ֔ט וַ¦יַּלְבֵּ֤שׁ אֹת¦וֹ֙ אֶֽת־הַ¦מְּעִ֔יל וַ¦יִּתֵּ֥ן עָלָ֖י¦ו אֶת־הָ¦אֵפֹ֑ד וַ¦יַּחְגֹּ֣ר אֹת֗¦וֹ בְּ¦חֵ֙שֶׁב֙ הָֽ¦אֵפֹ֔ד וַ¦יֶּאְפֹּ֥ד ל֖¦וֹ בּֽ¦וֹ׃ </text:span><text:span text:style-name="WLC-versenumber">8 </text:span><text:span text:style-name="WLC-hebrewtext">וַ¦יָּ֥שֶׂם עָלָ֖י¦ו אֶת־הַ¦חֹ֑שֶׁן וַ¦יִּתֵּן֙ אֶל־הַ¦חֹ֔שֶׁן אֶת־הָ¦אוּרִ֖ים וְ¦אֶת־הַ¦תֻּמִּֽים׃ </text:span><text:span text:style-name="WLC-versenumber">9 </text:span><text:span text:style-name="WLC-hebrewtext">וַ¦יָּ֥שֶׂם אֶת־הַ¦מִּצְנֶ֖פֶת עַל־רֹאשׁ֑¦וֹ וַ¦יָּ֨שֶׂם עַֽל־הַ¦מִּצְנֶ֜פֶת אֶל־מ֣וּל פָּנָ֗י¦ו אֵ֣ת צִ֤יץ הַ¦זָּהָב֙ נֵ֣זֶר הַ¦קֹּ֔דֶשׁ כַּ¦אֲשֶׁ֛ר צִוָּ֥ה יְהוָ֖ה אֶת־מֹשֶֽׁה׃ </text:span><text:span text:style-name="WLC-versenumber">10 </text:span><text:span text:style-name="WLC-hebrewtext">וַ¦יִּקַּ֤ח מֹשֶׁה֙ אֶת־שֶׁ֣מֶן הַ¦מִּשְׁחָ֔ה וַ¦יִּמְשַׁ֥ח אֶת־הַ¦מִּשְׁכָּ֖ן וְ¦אֶת־כָּל־אֲשֶׁר־בּ֑¦וֹ וַ¦יְקַדֵּ֖שׁ אֹתָֽ¦ם׃ </text:span><text:span text:style-name="WLC-versenumber">11 </text:span><text:span text:style-name="WLC-hebrewtext">וַ¦יַּ֥ז מִמֶּ֛¦נּוּ עַל־הַ¦מִּזְבֵּ֖חַ שֶׁ֣בַע פְּעָמִ֑ים וַ¦יִּמְשַׁ֨ח אֶת־הַ¦מִּזְבֵּ֜חַ וְ¦אֶת־כָּל־כֵּלָ֗י¦ו וְ¦אֶת־הַ¦כִּיֹּ֛ר וְ¦אֶת־כַּנּ֖¦וֹ לְ¦קַדְּשָֽׁ¦ם׃ </text:span><text:span text:style-name="WLC-versenumber">12 </text:span><text:span text:style-name="WLC-hebrewtext">וַ¦יִּצֹק֙ מִ¦שֶּׁ֣מֶן הַ¦מִּשְׁחָ֔ה עַ֖ל רֹ֣אשׁ אַהֲרֹ֑ן וַ¦יִּמְשַׁ֥ח אֹת֖¦וֹ לְ¦קַדְּשֽׁ¦וֹ׃ </text:span><text:span text:style-name="WLC-versenumber">13 </text:span><text:span text:style-name="WLC-hebrewtext">וַ¦יַּקְרֵ֨ב מֹשֶׁ֜ה אֶת־בְּנֵ֣י אַהֲרֹ֗ן וַ¦יַּלְבִּשֵׁ֤¦ם כֻּתֳּנֹת֙ וַ¦יַּחְגֹּ֤ר אֹתָ¦ם֙ אַבְנֵ֔ט וַ¦יַּחֲבֹ֥שׁ לָ¦הֶ֖ם מִגְבָּע֑וֹת כַּ¦אֲשֶׁ֛ר צִוָּ֥ה יְהוָ֖ה אֶת־מֹשֶֽׁה׃ </text:span><text:span text:style-name="WLC-versenumber">14 </text:span><text:span text:style-name="WLC-hebrewtext">וַ¦יַּגֵּ֕שׁ אֵ֖ת פַּ֣ר הַֽ¦חַטָּ֑את וַ¦יִּסְמֹ֨ךְ אַהֲרֹ֤ן וּ¦בָנָי¦ו֙ אֶת־יְדֵי¦הֶ֔ם עַל־רֹ֖אשׁ פַּ֥ר הַֽ¦חַטָּֽאת׃ </text:span><text:span text:style-name="WLC-versenumber">15 </text:span><text:span text:style-name="WLC-hebrewtext">וַ¦יִּשְׁחָ֗ט וַ¦יִּקַּ֨ח מֹשֶׁ֤ה אֶת־הַ¦דָּם֙ וַ֠¦יִּתֵּן עַל־קַרְנ֨וֹת הַ¦מִּזְבֵּ֤חַ סָבִיב֙ בְּ¦אֶצְבָּע֔¦וֹ וַ¦יְחַטֵּ֖א אֶת־הַ¦מִּזְבֵּ֑חַ וְ¦אֶת־הַ¦דָּ֗ם יָצַק֙ אֶל־יְס֣וֹד הַ¦מִּזְבֵּ֔חַ וַֽ¦יְקַדְּשֵׁ֖¦הוּ לְ¦כַפֵּ֥ר עָלָֽי¦ו׃ </text:span><text:span text:style-name="WLC-versenumber">16 </text:span><text:span text:style-name="WLC-hebrewtext">וַ¦יִּקַּ֗ח אֶֽת־כָּל־הַ¦חֵלֶב֮ אֲשֶׁ֣ר עַל־הַ¦קֶּרֶב֒ וְ¦אֵת֙ יֹתֶ֣רֶת הַ¦כָּבֵ֔ד וְ¦אֶת־שְׁתֵּ֥י הַ¦כְּלָיֹ֖ת וְ¦אֶֽת־חֶלְבְּ¦הֶ֑ן וַ¦יַּקְטֵ֥ר מֹשֶׁ֖ה הַ¦מִּזְבֵּֽחָ¦ה׃ </text:span><text:span text:style-name="WLC-versenumber">17 </text:span><text:span text:style-name="WLC-hebrewtext">וְ¦אֶת־הַ¦פָּ֤ר וְ¦אֶת־עֹר¦וֹ֙ וְ¦אֶת־בְּשָׂר֣¦וֹ וְ¦אֶת־פִּרְשׁ֔¦וֹ שָׂרַ֣ף בָּ¦אֵ֔שׁ מִ¦ח֖וּץ לַֽ¦מַּחֲנֶ֑ה כַּ¦אֲשֶׁ֛ר צִוָּ֥ה יְהוָ֖ה אֶת־מֹשֶֽׁה׃ </text:span><text:span text:style-name="WLC-versenumber">18 </text:span><text:span text:style-name="WLC-hebrewtext">וַ¦יַּקְרֵ֕ב אֵ֖ת אֵ֣יל הָ¦עֹלָ֑ה וַֽ¦יִּסְמְכ֞וּ אַהֲרֹ֧ן וּ¦בָנָ֛י¦ו אֶת־יְדֵי¦הֶ֖ם עַל־רֹ֥אשׁ הָ¦אָֽיִל׃ </text:span><text:span text:style-name="WLC-versenumber">19 </text:span><text:span text:style-name="WLC-hebrewtext">וַ¦יִּשְׁחָ֑ט וַ¦יִּזְרֹ֨ק מֹשֶׁ֧ה אֶת־הַ¦דָּ֛ם עַל־הַ¦מִּזְבֵּ֖חַ סָבִֽיב׃ </text:span><text:span text:style-name="WLC-versenumber">20 </text:span><text:span text:style-name="WLC-hebrewtext">וְ¦אֶת־הָ¦אַ֔יִל נִתַּ֖ח לִ¦נְתָחָ֑י¦ו וַ¦יַּקְטֵ֤ר מֹשֶׁה֙ אֶת־הָ¦רֹ֔אשׁ וְ¦אֶת־הַ¦נְּתָחִ֖ים וְ¦אֶת־הַ¦פָּֽדֶר׃ </text:span><text:span text:style-name="WLC-versenumber">21 </text:span><text:span text:style-name="WLC-hebrewtext">וְ¦אֶת־הַ¦קֶּ֥רֶב וְ¦אֶת־הַ¦כְּרָעַ֖יִם רָחַ֣ץ בַּ¦מָּ֑יִם וַ¦יַּקְטֵר֩ מֹשֶׁ֨ה אֶת־כָּל־הָ¦אַ֜יִל הַ¦מִּזְבֵּ֗חָ¦ה עֹלָ֨ה ה֤וּא לְ¦רֵֽיחַ־נִיחֹ֙חַ֙ אִשֶּׁ֥ה הוּא֙ לַ¦יהוָ֔ה כַּ¦אֲשֶׁ֛ר צִוָּ֥ה יְהוָ֖ה אֶת־מֹשֶֽׁה׃ </text:span><text:span text:style-name="WLC-versenumber">22 </text:span><text:span text:style-name="WLC-hebrewtext">וַ¦יַּקְרֵב֙ אֶת־הָ¦אַ֣יִל הַ¦שֵּׁנִ֔י אֵ֖יל הַ¦מִּלֻּאִ֑ים וַֽ¦יִּסְמְכ֞וּ אַהֲרֹ֧ן וּ¦בָנָ֛י¦ו אֶת־יְדֵי¦הֶ֖ם עַל־רֹ֥אשׁ הָ¦אָֽיִל׃ </text:span><text:span text:style-name="WLC-versenumber">23 </text:span><text:span text:style-name="WLC-hebrewtext">וַ¦יִּשְׁחָ֓ט ׀ וַ¦יִּקַּ֤ח מֹשֶׁה֙ מִ¦דָּמ֔¦וֹ וַ¦יִּתֵּ֛ן עַל־תְּנ֥וּךְ אֹֽזֶן־אַהֲרֹ֖ן הַ¦יְמָנִ֑ית וְ¦עַל־בֹּ֤הֶן יָד¦וֹ֙ הַ¦יְמָנִ֔ית וְ¦עַל־בֹּ֥הֶן רַגְל֖¦וֹ הַ¦יְמָנִֽית׃ </text:span><text:span text:style-name="WLC-versenumber">24 </text:span><text:span text:style-name="WLC-hebrewtext">וַ¦יַּקְרֵ֞ב אֶת־בְּנֵ֣י אַהֲרֹ֗ן וַ¦יִּתֵּ֨ן מֹשֶׁ֤ה מִן־הַ¦דָּם֙ עַל־תְּנ֤וּךְ אָזְנָ¦ם֙ הַ¦יְמָנִ֔ית וְ¦עַל־בֹּ֤הֶן יָדָ¦ם֙ הַ¦יְמָנִ֔ית וְ¦עַל־בֹּ֥הֶן רַגְלָ֖¦ם הַ¦יְמָנִ֑ית וַ¦יִּזְרֹ֨ק מֹשֶׁ֧ה אֶת־הַ¦דָּ֛ם עַל־הַֽ¦מִּזְבֵּ֖חַ סָבִֽיב׃ </text:span><text:span text:style-name="WLC-versenumber">25 </text:span><text:span text:style-name="WLC-hebrewtext">וַ¦יִּקַּ֞ח אֶת־הַ¦חֵ֣לֶב וְ¦אֶת־הָֽ¦אַלְיָ֗ה וְ¦אֶֽת־כָּל־הַ¦חֵלֶב֮ אֲשֶׁ֣ר עַל־הַ¦קֶּרֶב֒ וְ¦אֵת֙ יֹתֶ֣רֶת הַ¦כָּבֵ֔ד וְ¦אֶת־שְׁתֵּ֥י הַ¦כְּלָיֹ֖ת וְ¦אֶֽת־חֶלְבְּ¦הֶ֑ן וְ¦אֵ֖ת שׁ֥וֹק הַ¦יָּמִֽין׃ </text:span><text:span text:style-name="WLC-versenumber">26 </text:span><text:span text:style-name="WLC-hebrewtext">וּ¦מִ¦סַּ֨ל הַ¦מַּצּ֜וֹת אֲשֶׁ֣ר ׀ לִ¦פְנֵ֣י יְהוָ֗ה לָ֠קַח חַלַּ֨ת מַצָּ֤ה אַחַת֙ וְֽ¦חַלַּ֨ת לֶ֥חֶם שֶׁ֛מֶן אַחַ֖ת וְ¦רָקִ֣יק אֶחָ֑ד וַ¦יָּ֙שֶׂם֙ עַל־הַ֣¦חֲלָבִ֔ים וְ¦עַ֖ל שׁ֥וֹק הַ¦יָּמִֽין׃ </text:span><text:span text:style-name="WLC-versenumber">27 </text:span><text:span text:style-name="WLC-hebrewtext">וַ¦יִּתֵּ֣ן אֶת־הַ¦כֹּ֔ל עַ֚ל כַּפֵּ֣י אַהֲרֹ֔ן וְ¦עַ֖ל כַּפֵּ֣י בָנָ֑י¦ו וַ¦יָּ֧נֶף אֹתָ֛¦ם תְּנוּפָ֖ה לִ¦פְנֵ֥י יְהוָֽה׃ </text:span><text:span text:style-name="WLC-versenumber">28 </text:span><text:span text:style-name="WLC-hebrewtext">וַ¦יִּקַּ֨ח מֹשֶׁ֤ה אֹתָ¦ם֙ מֵ¦עַ֣ל כַּפֵּי¦הֶ֔ם וַ¦יַּקְטֵ֥ר הַ¦מִּזְבֵּ֖חָ¦ה עַל־הָ¦עֹלָ֑ה מִלֻּאִ֥ים הֵם֙ לְ¦רֵ֣יחַ נִיחֹ֔חַ אִשֶּׁ֥ה ה֖וּא לַ¦יהוָֽה׃ </text:span><text:span text:style-name="WLC-versenumber">29 </text:span><text:span text:style-name="WLC-hebrewtext">וַ¦יִּקַּ֤ח מֹשֶׁה֙ אֶת־הֶ֣¦חָזֶ֔ה וַ¦יְנִיפֵ֥¦הוּ תְנוּפָ֖ה לִ¦פְנֵ֣י יְהוָ֑ה מֵ¦אֵ֣יל הַ¦מִּלֻּאִ֗ים לְ¦מֹשֶׁ֤ה הָיָה֙ לְ¦מָנָ֔ה כַּ¦אֲשֶׁ֛ר צִוָּ֥ה יְהוָ֖ה אֶת־מֹשֶֽׁה׃ </text:span><text:span text:style-name="WLC-versenumber">30 </text:span><text:span text:style-name="WLC-hebrewtext">וַ¦יִּקַּ֨ח מֹשֶׁ֜ה מִ¦שֶּׁ֣מֶן הַ¦מִּשְׁחָ֗ה וּ¦מִן־הַ¦דָּם֮ אֲשֶׁ֣ר עַל־הַ¦מִּזְבֵּחַ֒ וַ¦יַּ֤ז עַֽל־אַהֲרֹן֙ עַל־בְּגָדָ֔י¦ו וְ¦עַל־בָּנָ֛י¦ו וְ¦עַל־בִּגְדֵ֥י בָנָ֖י¦ו אִתּ֑¦וֹ וַ¦יְקַדֵּ֤שׁ אֶֽת־אַהֲרֹן֙ אֶת־בְּגָדָ֔י¦ו וְ¦אֶת־בָּנָ֛י¦ו וְ¦אֶת־בִּגְדֵ֥י בָנָ֖י¦ו אִתּֽ¦וֹ׃ </text:span><text:span text:style-name="WLC-versenumber">31 </text:span><text:span text:style-name="WLC-hebrewtext">וַ¦יֹּ֨אמֶר מֹשֶׁ֜ה אֶל־אַהֲרֹ֣ן וְ¦אֶל־בָּנָ֗י¦ו בַּשְּׁל֣וּ אֶת־הַ¦בָּשָׂר֮ פֶּ֣תַח אֹ֣הֶל מוֹעֵד֒ וְ¦שָׁם֙ תֹּאכְל֣וּ אֹת֔¦וֹ וְ¦אֶ֨ת־הַ¦לֶּ֔חֶם אֲשֶׁ֖ר בְּ¦סַ֣ל הַ¦מִּלֻּאִ֑ים כַּ¦אֲשֶׁ֤ר צִוֵּ֙יתִי֙ לֵ¦אמֹ֔ר אַהֲרֹ֥ן וּ¦בָנָ֖י¦ו יֹאכְלֻֽ¦הוּ׃ </text:span><text:span text:style-name="WLC-versenumber">32 </text:span><text:span text:style-name="WLC-hebrewtext">וְ¦הַ¦נּוֹתָ֥ר בַּ¦בָּשָׂ֖ר וּ¦בַ¦לָּ֑חֶם בָּ¦אֵ֖שׁ תִּשְׂרֹֽפוּ׃ </text:span><text:span text:style-name="WLC-versenumber">33 </text:span><text:span text:style-name="WLC-hebrewtext">וּ¦מִ¦פֶּתַח֩ אֹ֨הֶל מוֹעֵ֜ד לֹ֤א תֵֽצְאוּ֙ שִׁבְעַ֣ת יָמִ֔ים עַ֚ד י֣וֹם מְלֹ֔את יְמֵ֖י מִלֻּאֵי¦כֶ֑ם כִּ֚י שִׁבְעַ֣ת יָמִ֔ים יְמַלֵּ֖א אֶת־יֶדְ¦כֶֽם׃ </text:span><text:span text:style-name="WLC-versenumber">34 </text:span><text:span text:style-name="WLC-hebrewtext">כַּ¦אֲשֶׁ֥ר עָשָׂ֖ה בַּ¦יּ֣וֹם הַ¦זֶּ֑ה צִוָּ֧ה יְהוָ֛ה לַ¦עֲשֹׂ֖ת לְ¦כַפֵּ֥ר עֲלֵי¦כֶֽם׃ </text:span><text:span text:style-name="WLC-versenumber">35 </text:span><text:span text:style-name="WLC-hebrewtext">וּ¦פֶתַח֩ אֹ֨הֶל מוֹעֵ֜ד תֵּשְׁב֨וּ יוֹמָ֤ם וָ¦לַ֙יְלָה֙ שִׁבְעַ֣ת יָמִ֔ים וּ¦שְׁמַרְתֶּ֛ם אֶת־מִשְׁמֶ֥רֶת יְהוָ֖ה וְ¦לֹ֣א תָמ֑וּתוּ כִּי־כֵ֖ן צֻוֵּֽיתִי׃ </text:span><text:span text:style-name="WLC-versenumber">36 </text:span><text:span text:style-name="WLC-hebrewtext">וַ¦יַּ֥עַשׂ אַהֲרֹ֖ן וּ¦בָנָ֑י¦ו אֵ֚ת כָּל־הַ¦דְּבָרִ֔ים אֲשֶׁר־צִוָּ֥ה יְהוָ֖ה בְּ¦יַד־מֹשֶֽׁה׃ <text:span text:style-name="WLC-small">ס</text:span><text:span>      </text:span></text:span></text:p>
      <text:h xmlns:fo="http://www.w3.org/1999/XSL/Format" text:outline-level="1" text:style-name="WLC-chaptermarker">Leviticus 9</text:h>
      <text:p xmlns:fo="http://www.w3.org/1999/XSL/Format" text:style-name="WLC-chapter"><text:span text:style-name="WLC-chapternumber">9 </text:span><text:span text:style-name="WLC-hebrewtext">וַ¦יְהִי֙ בַּ¦יּ֣וֹם הַ¦שְּׁמִינִ֔י קָרָ֣א מֹשֶׁ֔ה לְ¦אַהֲרֹ֖ן וּ¦לְ¦בָנָ֑י¦ו וּ¦לְ¦זִקְנֵ֖י יִשְׂרָאֵֽל׃ </text:span><text:span text:style-name="WLC-versenumber">2 </text:span><text:span text:style-name="WLC-hebrewtext">וַ¦יֹּ֣אמֶר אֶֽל־אַהֲרֹ֗ן קַח־לְ֠¦ךָ עֵ֣גֶל בֶּן־בָּקָ֧ר לְ¦חַטָּ֛את וְ¦אַ֥יִל לְ¦עֹלָ֖ה תְּמִימִ֑ם וְ¦הַקְרֵ֖ב לִ¦פְנֵ֥י יְהוָֽה׃ </text:span><text:span text:style-name="WLC-versenumber">3 </text:span><text:span text:style-name="WLC-hebrewtext">וְ¦אֶל־בְּנֵ֥י יִשְׂרָאֵ֖ל תְּדַבֵּ֣ר לֵ¦אמֹ֑ר קְח֤וּ שְׂעִיר־עִזִּים֙ לְ¦חַטָּ֔את וְ¦עֵ֨גֶל וָ¦כֶ֧בֶשׂ בְּנֵי־שָׁנָ֛ה תְּמִימִ֖ם לְ¦עֹלָֽה׃ </text:span><text:span text:style-name="WLC-versenumber">4 </text:span><text:span text:style-name="WLC-hebrewtext">וְ¦שׁ֨וֹר וָ¦אַ֜יִל לִ¦שְׁלָמִ֗ים לִ¦זְבֹּ֙חַ֙ לִ¦פְנֵ֣י יְהוָ֔ה וּ¦מִנְחָ֖ה בְּלוּלָ֣ה בַ¦שָּׁ֑מֶן כִּ֣י הַ¦יּ֔וֹם יְהוָ֖ה נִרְאָ֥ה אֲלֵי¦כֶֽם׃ </text:span><text:span text:style-name="WLC-versenumber">5 </text:span><text:span text:style-name="WLC-hebrewtext">וַ¦יִּקְח֗וּ אֵ֚ת אֲשֶׁ֣ר צִוָּ֣ה מֹשֶׁ֔ה אֶל־פְּנֵ֖י אֹ֣הֶל מוֹעֵ֑ד וַֽ¦יִּקְרְבוּ֙ כָּל־הָ֣¦עֵדָ֔ה וַ¦יַּֽעַמְד֖וּ לִ¦פְנֵ֥י יְהוָֽה׃ </text:span><text:span text:style-name="WLC-versenumber">6 </text:span><text:span text:style-name="WLC-hebrewtext">וַ¦יֹּ֣אמֶר מֹשֶׁ֔ה זֶ֧ה הַ¦דָּבָ֛ר אֲשֶׁר־צִוָּ֥ה יְהוָ֖ה תַּעֲשׂ֑וּ וְ¦יֵרָ֥א אֲלֵי¦כֶ֖ם כְּב֥וֹד יְהוָֽה׃ </text:span><text:span text:style-name="WLC-versenumber">7 </text:span><text:span text:style-name="WLC-hebrewtext">וַ¦יֹּ֨אמֶר מֹשֶׁ֜ה אֶֽל־אַהֲרֹ֗ן קְרַ֤ב אֶל־הַ¦מִּזְבֵּ֙חַ֙ וַ¦עֲשֵׂ֞ה אֶת־חַטָּֽאתְ¦ךָ֙ וְ¦אֶת־עֹ֣לָתֶ֔¦ךָ וְ¦כַפֵּ֥ר בַּֽעַדְ¦ךָ֖ וּ¦בְעַ֣ד הָ¦עָ֑ם וַ¦עֲשֵׂ֞ה אֶת־קָרְבַּ֤ן הָ¦עָם֙ וְ¦כַפֵּ֣ר בַּֽעֲדָ֔¦ם כַּ¦אֲשֶׁ֖ר צִוָּ֥ה יְהוָֽה׃ </text:span><text:span text:style-name="WLC-versenumber">8 </text:span><text:span text:style-name="WLC-hebrewtext">וַ¦יִּקְרַ֥ב אַהֲרֹ֖ן אֶל־הַ¦מִּזְבֵּ֑חַ וַ¦יִּשְׁחַ֛ט אֶת־עֵ֥גֶל הַ¦חַטָּ֖את אֲשֶׁר־לֽ¦וֹ׃ </text:span><text:span text:style-name="WLC-versenumber">9 </text:span><text:span text:style-name="WLC-hebrewtext">וַ֠¦יַּקְרִבוּ בְּנֵ֨י אַהֲרֹ֣ן אֶת־הַ¦דָּם֮ אֵלָי¦ו֒ וַ¦יִּטְבֹּ֤ל אֶצְבָּע¦וֹ֙ בַּ¦דָּ֔ם וַ¦יִּתֵּ֖ן עַל־קַרְנ֣וֹת הַ¦מִּזְבֵּ֑חַ וְ¦אֶת־הַ¦דָּ֣ם יָצַ֔ק אֶל־יְס֖וֹד הַ¦מִּזְבֵּֽחַ׃ </text:span><text:span text:style-name="WLC-versenumber">10 </text:span><text:span text:style-name="WLC-hebrewtext">וְ¦אֶת־הַ¦חֵ֨לֶב וְ¦אֶת־הַ¦כְּלָיֹ֜ת וְ¦אֶת־הַ¦יֹּתֶ֤רֶת מִן־הַ¦כָּבֵד֙ מִן־הַ֣¦חַטָּ֔את הִקְטִ֖יר הַ¦מִּזְבֵּ֑חָ¦ה כַּ¦אֲשֶׁ֛ר צִוָּ֥ה יְהוָ֖ה אֶת־מֹשֶֽׁה׃ </text:span><text:span text:style-name="WLC-versenumber">11 </text:span><text:span text:style-name="WLC-hebrewtext">וְ¦אֶת־הַ¦בָּשָׂ֖ר וְ¦אֶת־הָ¦ע֑וֹר שָׂרַ֣ף בָּ¦אֵ֔שׁ מִ¦ח֖וּץ לַֽ¦מַּחֲנֶֽה׃ </text:span><text:span text:style-name="WLC-versenumber">12 </text:span><text:span text:style-name="WLC-hebrewtext">וַ¦יִּשְׁחַ֖ט אֶת־הָ¦עֹלָ֑ה וַ֠¦יַּמְצִאוּ בְּנֵ֨י אַהֲרֹ֤ן אֵלָי¦ו֙ אֶת־הַ¦דָּ֔ם וַ¦יִּזְרְקֵ֥¦הוּ עַל־הַ¦מִּזְבֵּ֖חַ סָבִֽיב׃ </text:span><text:span text:style-name="WLC-versenumber">13 </text:span><text:span text:style-name="WLC-hebrewtext">וְ¦אֶת־הָ¦עֹלָ֗ה הִמְצִ֧יאוּ אֵלָ֛י¦ו לִ¦נְתָחֶ֖י¦הָ וְ¦אֶת־הָ¦רֹ֑אשׁ וַ¦יַּקְטֵ֖ר עַל־הַ¦מִּזְבֵּֽחַ׃ </text:span><text:span text:style-name="WLC-versenumber">14 </text:span><text:span text:style-name="WLC-hebrewtext">וַ¦יִּרְחַ֥ץ אֶת־הַ¦קֶּ֖רֶב וְ¦אֶת־הַ¦כְּרָעָ֑יִם וַ¦יַּקְטֵ֥ר עַל־הָ¦עֹלָ֖ה הַ¦מִּזְבֵּֽחָ¦ה׃ </text:span><text:span text:style-name="WLC-versenumber">15 </text:span><text:span text:style-name="WLC-hebrewtext">וַ¦יַּקְרֵ֕ב אֵ֖ת קָרְבַּ֣ן הָ¦עָ֑ם וַ¦יִּקַּ֞ח אֶת־שְׂעִ֤יר הַֽ¦חַטָּאת֙ אֲשֶׁ֣ר לָ¦עָ֔ם וַ¦יִּשְׁחָטֵ֥¦הוּ וַֽ¦יְחַטְּאֵ֖¦הוּ כָּ¦רִאשֽׁוֹן׃ </text:span><text:span text:style-name="WLC-versenumber">16 </text:span><text:span text:style-name="WLC-hebrewtext">וַ¦יַּקְרֵ֖ב אֶת־הָ¦עֹלָ֑ה וַֽ¦יַּעֲשֶׂ֖¦הָ כַּ¦מִּשְׁפָּֽט׃ </text:span><text:span text:style-name="WLC-versenumber">17 </text:span><text:span text:style-name="WLC-hebrewtext">וַ¦יַּקְרֵב֮ אֶת־הַ¦מִּנְחָה֒ וַ¦יְמַלֵּ֤א כַפּ¦וֹ֙ מִמֶּ֔¦נָּה וַ¦יַּקְטֵ֖ר עַל־הַ¦מִּזְבֵּ֑חַ מִ¦לְּ¦בַ֖ד עֹלַ֥ת הַ¦בֹּֽקֶר׃ </text:span><text:span text:style-name="WLC-versenumber">18 </text:span><text:span text:style-name="WLC-hebrewtext">וַ¦יִּשְׁחַ֤ט אֶת־הַ¦שּׁוֹר֙ וְ¦אֶת־הָ¦אַ֔יִל זֶ֥בַח הַ¦שְּׁלָמִ֖ים אֲשֶׁ֣ר לָ¦עָ֑ם וַ֠¦יַּמְצִאוּ בְּנֵ֨י אַהֲרֹ֤ן אֶת־הַ¦דָּם֙ אֵלָ֔י¦ו וַ¦יִּזְרְקֵ֥¦הוּ עַל־הַ¦מִּזְבֵּ֖חַ סָבִֽיב׃ </text:span><text:span text:style-name="WLC-versenumber">19 </text:span><text:span text:style-name="WLC-hebrewtext">וְ¦אֶת־הַ¦חֲלָבִ֖ים מִן־הַ¦שּׁ֑וֹר וּ¦מִן־הָ¦אַ֔יִל הָֽ¦אַלְיָ֤ה וְ¦הַֽ¦מְכַסֶּה֙ וְ¦הַ¦כְּלָיֹ֔ת וְ¦יֹתֶ֖רֶת הַ¦כָּבֵֽד׃ </text:span><text:span text:style-name="WLC-versenumber">20 </text:span><text:span text:style-name="WLC-hebrewtext">וַ¦יָּשִׂ֥ימוּ אֶת־הַ¦חֲלָבִ֖ים עַל־הֶ¦חָז֑וֹת וַ¦יַּקְטֵ֥ר הַ¦חֲלָבִ֖ים הַ¦מִּזְבֵּֽחָ¦ה׃ </text:span><text:span text:style-name="WLC-versenumber">21 </text:span><text:span text:style-name="WLC-hebrewtext">וְ¦אֵ֣ת הֶ¦חָז֗וֹת וְ¦אֵת֙ שׁ֣וֹק הַ¦יָּמִ֔ין הֵנִ֧יף אַהֲרֹ֛ן תְּנוּפָ֖ה לִ¦פְנֵ֣י יְהוָ֑ה כַּ¦אֲשֶׁ֖ר צִוָּ֥ה מֹשֶֽׁה׃ </text:span><text:span text:style-name="WLC-versenumber">22 </text:span><text:span text:style-name="WLC-hebrewtext">וַ¦יִּשָּׂ֨א אַהֲרֹ֧ן אֶת־<text:span text:style-name="WLC-ketiv">יד¦ו </text:span><text:span text:style-name="WLC-qere">יָדָ֛י¦ו </text:span>אֶל־הָ¦עָ֖ם וַֽ¦יְבָרְכֵ֑¦ם וַ¦יֵּ֗רֶד מֵ¦עֲשֹׂ֧ת הַֽ¦חַטָּ֛את וְ¦הָ¦עֹלָ֖ה וְ¦הַ¦שְּׁלָמִֽים׃ </text:span><text:span text:style-name="WLC-versenumber">23 </text:span><text:span text:style-name="WLC-hebrewtext">וַ¦יָּבֹ֨א מֹשֶׁ֤ה וְ¦אַהֲרֹן֙ אֶל־אֹ֣הֶל מוֹעֵ֔ד וַ¦יֵּ֣צְא֔וּ וַֽ¦יְבָרֲכ֖וּ אֶת־הָ¦עָ֑ם וַ¦יֵּרָ֥א כְבוֹד־יְהוָ֖ה אֶל־כָּל־הָ¦עָֽם׃ </text:span><text:span text:style-name="WLC-versenumber">24 </text:span><text:span text:style-name="WLC-hebrewtext">וַ¦תֵּ֤צֵא אֵשׁ֙ מִ¦לִּ¦פְנֵ֣י יְהוָ֔ה וַ¦תֹּ֙אכַל֙ עַל־הַ¦מִּזְבֵּ֔חַ אֶת־הָ¦עֹלָ֖ה וְ¦אֶת־הַ¦חֲלָבִ֑ים וַ¦יַּ֤רְא כָּל־הָ¦עָם֙ וַ¦יָּרֹ֔נּוּ וַֽ¦יִּפְּל֖וּ עַל־פְּנֵי¦הֶֽם׃ </text:span></text:p>
      <text:h xmlns:fo="http://www.w3.org/1999/XSL/Format" text:outline-level="1" text:style-name="WLC-chaptermarker">Leviticus 10</text:h>
      <text:p xmlns:fo="http://www.w3.org/1999/XSL/Format" text:style-name="WLC-chapter"><text:span text:style-name="WLC-chapternumber">10 </text:span><text:span text:style-name="WLC-hebrewtext">וַ¦יִּקְח֣וּ בְנֵֽי־אַ֠הֲרֹן נָדָ֨ב וַ¦אֲבִיה֜וּא אִ֣ישׁ מַחְתָּת֗¦וֹ וַ¦יִּתְּנ֤וּ בָ¦הֵן֙ אֵ֔שׁ וַ¦יָּשִׂ֥ימוּ עָלֶ֖י¦הָ קְטֹ֑רֶת וַ¦יַּקְרִ֜בוּ לִ¦פְנֵ֤י יְהוָה֙ אֵ֣שׁ זָרָ֔ה אֲשֶׁ֧ר לֹ֦א צִוָּ֖ה אֹתָֽ¦ם׃ </text:span><text:span text:style-name="WLC-versenumber">2 </text:span><text:span text:style-name="WLC-hebrewtext">וַ¦תֵּ֥צֵא אֵ֛שׁ מִ¦לִּ¦פְנֵ֥י יְהוָ֖ה וַ¦תֹּ֣אכַל אוֹתָ֑¦ם וַ¦יָּמֻ֖תוּ לִ¦פְנֵ֥י יְהוָֽה׃ </text:span><text:span text:style-name="WLC-versenumber">3 </text:span><text:span text:style-name="WLC-hebrewtext">וַ¦יֹּ֨אמֶר מֹשֶׁ֜ה אֶֽל־אַהֲרֹ֗ן הוּא֩ אֲשֶׁר־דִּבֶּ֨ר יְהוָ֤ה ׀ לֵ¦אמֹר֙ בִּ¦קְרֹבַ֣¦י אֶקָּדֵ֔שׁ וְ¦עַל־פְּנֵ֥י כָל־הָ¦עָ֖ם אֶכָּבֵ֑ד וַ¦יִּדֹּ֖ם אַהֲרֹֽן׃ </text:span><text:span text:style-name="WLC-versenumber">4 </text:span><text:span text:style-name="WLC-hebrewtext">וַ¦יִּקְרָ֣א מֹשֶׁ֗ה אֶל־מִֽישָׁאֵל֙ וְ¦אֶ֣ל אֶלְצָפָ֔ן בְּנֵ֥י עֻזִּיאֵ֖ל דֹּ֣ד אַהֲרֹ֑ן וַ¦יֹּ֣אמֶר אֲלֵ¦הֶ֗ם קִ֠רְב֞וּ שְׂא֤וּ אֶת־אֲחֵי¦כֶם֙ מֵ¦אֵ֣ת פְּנֵי־הַ¦קֹּ֔דֶשׁ אֶל־מִ¦ח֖וּץ לַֽ¦מַּחֲנֶֽה׃ </text:span><text:span text:style-name="WLC-versenumber">5 </text:span><text:span text:style-name="WLC-hebrewtext">וַֽ¦יִּקְרְב֗וּ וַ¦יִּשָּׂאֻ¦ם֙ בְּ¦כֻתֳּנֹתָ֔¦ם אֶל־מִ¦ח֖וּץ לַֽ¦מַּחֲנֶ֑ה כַּ¦אֲשֶׁ֖ר דִּבֶּ֥ר מֹשֶֽׁה׃ </text:span><text:span text:style-name="WLC-versenumber">6 </text:span><text:span text:style-name="WLC-hebrewtext">וַ¦יֹּ֣אמֶר מֹשֶׁ֣ה אֶֽל־אַהֲרֹ֡ן וּ¦לְ¦אֶלְעָזָר֩ וּ¦לְ¦אִֽיתָמָ֨ר ׀ בָּנָ֜י¦ו רָֽאשֵׁי¦כֶ֥ם אַל־תִּפְרָ֣עוּ ׀ וּ¦בִגְדֵי¦כֶ֤ם לֹֽא־תִפְרֹ֙מוּ֙ וְ¦לֹ֣א תָמֻ֔תוּ וְ¦עַ֥ל כָּל־הָ¦עֵדָ֖ה יִקְצֹ֑ף וַ¦אֲחֵי¦כֶם֙ כָּל־בֵּ֣ית יִשְׂרָאֵ֔ל יִבְכּוּ֙ אֶת־הַ¦שְּׂרֵפָ֔ה אֲשֶׁ֖ר שָׂרַ֥ף יְהוָֽה׃ </text:span><text:span text:style-name="WLC-versenumber">7 </text:span><text:span text:style-name="WLC-hebrewtext">וּ¦מִ¦פֶּתַח֩ אֹ֨הֶל מוֹעֵ֜ד לֹ֤א תֵֽצְאוּ֙ פֶּן־תָּמֻ֔תוּ כִּי־שֶׁ֛מֶן מִשְׁחַ֥ת יְהוָ֖ה עֲלֵי¦כֶ֑ם וַֽ¦יַּעֲשׂ֖וּ כִּ¦דְבַ֥ר מֹשֶֽׁה׃ <text:span text:style-name="WLC-small">פ</text:span><text:span/><text:line-break/></text:span><text:span text:style-name="WLC-versenumber">8 </text:span><text:span text:style-name="WLC-hebrewtext">וַ¦יְדַבֵּ֣ר יְהוָ֔ה אֶֽל־אַהֲרֹ֖ן לֵ¦אמֹֽר׃ </text:span><text:span text:style-name="WLC-versenumber">9 </text:span><text:span text:style-name="WLC-hebrewtext">יַ֣יִן וְ¦שֵׁכָ֞ר אַל־תֵּ֣שְׁתְּ ׀ אַתָּ֣ה ׀ וּ¦בָנֶ֣י¦ךָ אִתָּ֗¦ךְ בְּ¦בֹאֲ¦כֶ֛ם אֶל־אֹ֥הֶל מוֹעֵ֖ד וְ¦לֹ֣א תָמֻ֑תוּ חֻקַּ֥ת עוֹלָ֖ם לְ¦דֹרֹתֵי¦כֶֽם׃ </text:span><text:span text:style-name="WLC-versenumber">10 </text:span><text:span text:style-name="WLC-hebrewtext">וּֽ¦לֲ¦הַבְדִּ֔יל בֵּ֥ין הַ¦קֹּ֖דֶשׁ וּ¦בֵ֣ין הַ¦חֹ֑ל וּ¦בֵ֥ין הַ¦טָּמֵ֖א וּ¦בֵ֥ין הַ¦טָּהֽוֹר׃ </text:span><text:span text:style-name="WLC-versenumber">11 </text:span><text:span text:style-name="WLC-hebrewtext">וּ¦לְ¦הוֹרֹ֖ת אֶת־בְּנֵ֣י יִשְׂרָאֵ֑ל אֵ֚ת כָּל־הַ֣¦חֻקִּ֔ים אֲשֶׁ֨ר דִּבֶּ֧ר יְהוָ֛ה אֲלֵי¦הֶ֖ם בְּ¦יַד־מֹשֶֽׁה׃ <text:span text:style-name="WLC-small">פ</text:span><text:span/><text:line-break/></text:span><text:span text:style-name="WLC-versenumber">12 </text:span><text:span text:style-name="WLC-hebrewtext">וַ¦יְדַבֵּ֨ר מֹשֶׁ֜ה אֶֽל־אַהֲרֹ֗ן וְ¦אֶ֣ל אֶ֠לְעָזָר וְ¦אֶל־אִ֨יתָמָ֥ר ׀ בָּנָי¦ו֮ הַ¦נּֽוֹתָרִים֒ קְח֣וּ אֶת־הַ¦מִּנְחָ֗ה הַ¦נּוֹתֶ֙רֶת֙ מֵ¦אִשֵּׁ֣י יְהוָ֔ה וְ¦אִכְל֥וּ¦הָ מַצּ֖וֹת אֵ֣צֶל הַ¦מִּזְבֵּ֑חַ כִּ֛י קֹ֥דֶשׁ קָֽדָשִׁ֖ים הִֽוא׃ </text:span><text:span text:style-name="WLC-versenumber">13 </text:span><text:span text:style-name="WLC-hebrewtext">וַ¦אֲכַלְתֶּ֤ם אֹתָ¦הּ֙ בְּ¦מָק֣וֹם קָדֹ֔שׁ כִּ֣י חָקְ¦ךָ֤ וְ¦חָק־בָּנֶ֙י¦ךָ֙ הִ֔וא מֵ¦אִשֵּׁ֖י יְהוָ֑ה כִּי־כֵ֖ן צֻוֵּֽיתִי׃ </text:span><text:span text:style-name="WLC-versenumber">14 </text:span><text:span text:style-name="WLC-hebrewtext">וְ¦אֵת֩ חֲזֵ֨ה הַ¦תְּנוּפָ֜ה וְ¦אֵ֣ת ׀ שׁ֣וֹק הַ¦תְּרוּמָ֗ה תֹּֽאכְלוּ֙ בְּ¦מָק֣וֹם טָה֔וֹר אַתָּ֕ה וּ¦בָנֶ֥י¦ךָ וּ¦בְנֹתֶ֖י¦ךָ אִתָּ֑¦ךְ כִּֽי־חָקְ¦ךָ֤ וְ¦חָק־בָּנֶ֙י¦ךָ֙ נִתְּנ֔וּ מִ¦זִּבְחֵ֥י שַׁלְמֵ֖י בְּנֵ֥י יִשְׂרָאֵֽל׃ </text:span><text:span text:style-name="WLC-versenumber">15 </text:span><text:span text:style-name="WLC-hebrewtext">שׁ֣וֹק הַ¦תְּרוּמָ֞ה וַ¦חֲזֵ֣ה הַ¦תְּנוּפָ֗ה עַ֣ל אִשֵּׁ֤י הַ¦חֲלָבִים֙ יָבִ֔יאוּ לְ¦הָנִ֥יף תְּנוּפָ֖ה לִ¦פְנֵ֣י יְהוָ֑ה וְ¦הָיָ֨ה לְ¦ךָ֜ וּ¦לְ¦בָנֶ֤י¦ךָ אִתְּ¦ךָ֙ לְ¦חָק־עוֹלָ֔ם כַּ¦אֲשֶׁ֖ר צִוָּ֥ה יְהוָֽה׃ </text:span><text:span text:style-name="WLC-versenumber">16 </text:span><text:span text:style-name="WLC-hebrewtext">וְ¦אֵ֣ת ׀ שְׂעִ֣יר הַֽ¦חַטָּ֗את דָּרֹ֥שׁ דָּרַ֛שׁ מֹשֶׁ֖ה וְ¦הִנֵּ֣ה שֹׂרָ֑ף וַ֠¦יִּקְצֹף עַל־אֶלְעָזָ֤ר וְ¦עַל־אִֽיתָמָר֙ בְּנֵ֣י אַהֲרֹ֔ן הַ¦נּוֹתָרִ֖ם לֵ¦אמֹֽר׃ </text:span><text:span text:style-name="WLC-versenumber">17 </text:span><text:span text:style-name="WLC-hebrewtext">מַדּ֗וּעַ לֹֽא־אֲכַלְתֶּ֤ם אֶת־הַֽ¦חַטָּאת֙ בִּ¦מְק֣וֹם הַ¦קֹּ֔דֶשׁ כִּ֛י קֹ֥דֶשׁ קָֽדָשִׁ֖ים הִ֑וא וְ¦אֹתָ֣¦הּ ׀ נָתַ֣ן לָ¦כֶ֗ם לָ¦שֵׂאת֙ אֶת־עֲוֺ֣ן הָ¦עֵדָ֔ה לְ¦כַפֵּ֥ר עֲלֵי¦הֶ֖ם לִ¦פְנֵ֥י יְהוָֽה׃ </text:span><text:span text:style-name="WLC-versenumber">18 </text:span><text:span text:style-name="WLC-hebrewtext">הֵ֚ן לֹא־הוּבָ֣א אֶת־דָּמָ֔¦הּ אֶל־הַ¦קֹּ֖דֶשׁ פְּנִ֑ימָה אָכ֨וֹל תֹּאכְל֥וּ אֹתָ֛¦הּ בַּ¦קֹּ֖דֶשׁ כַּ¦אֲשֶׁ֥ר צִוֵּֽיתִי׃ </text:span><text:span text:style-name="WLC-versenumber">19 </text:span><text:span text:style-name="WLC-hebrewtext">וַ¦יְדַבֵּ֨ר אַהֲרֹ֜ן אֶל־מֹשֶׁ֗ה הֵ֣ן הַ֠¦יּוֹם הִקְרִ֨יבוּ אֶת־חַטָּאתָ֤¦ם וְ¦אֶת־עֹֽלָתָ¦ם֙ לִ¦פְנֵ֣י יְהוָ֔ה וַ¦תִּקְרֶ֥אנָה אֹתִ֖¦י כָּ¦אֵ֑לֶּה וְ¦אָכַ֤לְתִּי חַטָּאת֙ הַ¦יּ֔וֹם הַ¦יִּיטַ֖ב בְּ¦עֵינֵ֥י יְהוָֽה׃ </text:span><text:span text:style-name="WLC-versenumber">20 </text:span><text:span text:style-name="WLC-hebrewtext">וַ¦יִּשְׁמַ֣ע מֹשֶׁ֔ה וַ¦יִּיטַ֖ב בְּ¦עֵינָֽי¦ו׃ <text:span text:style-name="WLC-small">פ</text:span><text:span/><text:line-break/></text:span></text:p>
      <text:h xmlns:fo="http://www.w3.org/1999/XSL/Format" text:outline-level="1" text:style-name="WLC-chaptermarker">Leviticus 11</text:h>
      <text:p xmlns:fo="http://www.w3.org/1999/XSL/Format" text:style-name="WLC-chapter"><text:span text:style-name="WLC-chapternumber">11 </text:span><text:span text:style-name="WLC-hebrewtext">וַ¦יְדַבֵּ֧ר יְהוָ֛ה אֶל־מֹשֶׁ֥ה וְ¦אֶֽל־אַהֲרֹ֖ן לֵ¦אמֹ֥ר אֲלֵ¦הֶֽם׃ </text:span><text:span text:style-name="WLC-versenumber">2 </text:span><text:span text:style-name="WLC-hebrewtext">דַּבְּר֛וּ אֶל־בְּנֵ֥י יִשְׂרָאֵ֖ל לֵ¦אמֹ֑ר זֹ֤את הַֽ¦חַיָּה֙ אֲשֶׁ֣ר תֹּאכְל֔וּ מִ¦כָּל־הַ¦בְּהֵמָ֖ה אֲשֶׁ֥ר עַל־הָ¦אָֽרֶץ׃ </text:span><text:span text:style-name="WLC-versenumber">3 </text:span><text:span text:style-name="WLC-hebrewtext">כֹּ֣ל ׀ מַפְרֶ֣סֶת פַּרְסָ֗ה וְ¦שֹׁסַ֤עַת שֶׁ֙סַע֙ פְּרָסֹ֔ת מַעֲלַ֥ת גֵּרָ֖ה בַּ¦בְּהֵמָ֑ה אֹתָ֖¦הּ תֹּאכֵֽלוּ׃ </text:span><text:span text:style-name="WLC-versenumber">4 </text:span><text:span text:style-name="WLC-hebrewtext">אַ֤ךְ אֶת־זֶה֙ לֹ֣א תֹֽאכְל֔וּ מִֽ¦מַּעֲלֵי֙ הַ¦גֵּרָ֔ה וּ¦מִ¦מַּפְרִיסֵ֖י הַ¦פַּרְסָ֑ה אֶֽת־הַ֠¦גָּמָל כִּֽי־מַעֲלֵ֨ה גֵרָ֜ה ה֗וּא וּ¦פַרְסָה֙ אֵינֶ֣¦נּוּ מַפְרִ֔יס טָמֵ֥א ה֖וּא לָ¦כֶֽם׃ </text:span><text:span text:style-name="WLC-versenumber">5 </text:span><text:span text:style-name="WLC-hebrewtext">וְ¦אֶת־הַ¦שָּׁפָ֗ן כִּֽי־מַעֲלֵ֤ה גֵרָה֙ ה֔וּא וּ¦פַרְסָ֖ה לֹ֣א יַפְרִ֑יס טָמֵ֥א ה֖וּא לָ¦כֶֽם׃ </text:span><text:span text:style-name="WLC-versenumber">6 </text:span><text:span text:style-name="WLC-hebrewtext">וְ¦אֶת־הָ¦אַרְנֶ֗בֶת כִּֽי־מַעֲלַ֤ת גֵּרָה֙ הִ֔וא וּ¦פַרְסָ֖ה לֹ֣א הִפְרִ֑יסָה טְמֵאָ֥ה הִ֖וא לָ¦כֶֽם׃ </text:span><text:span text:style-name="WLC-versenumber">7 </text:span><text:span text:style-name="WLC-hebrewtext">וְ¦אֶת־הַ֠¦חֲזִיר כִּֽי־מַפְרִ֨יס פַּרְסָ֜ה ה֗וּא וְ¦שֹׁסַ֥ע שֶׁ֙סַע֙ פַּרְסָ֔ה וְ¦ה֖וּא גֵּרָ֣ה לֹֽא־יִגָּ֑ר טָמֵ֥א ה֖וּא לָ¦כֶֽם׃ </text:span><text:span text:style-name="WLC-versenumber">8 </text:span><text:span text:style-name="WLC-hebrewtext">מִ¦בְּשָׂרָ¦ם֙ לֹ֣א תֹאכֵ֔לוּ וּ¦בְ¦נִבְלָתָ֖¦ם לֹ֣א תִגָּ֑עוּ טְמֵאִ֥ים הֵ֖ם לָ¦כֶֽם׃ </text:span><text:span text:style-name="WLC-versenumber">9 </text:span><text:span text:style-name="WLC-hebrewtext">אֶת־זֶה֙ תֹּֽאכְל֔וּ מִ¦כֹּ֖ל אֲשֶׁ֣ר בַּ¦מָּ֑יִם כֹּ֣ל אֲשֶׁר־ל¦וֹ֩ סְנַפִּ֨יר וְ¦קַשְׂקֶ֜שֶׂת בַּ¦מַּ֗יִם בַּ¦יַּמִּ֛ים וּ¦בַ¦נְּחָלִ֖ים אֹתָ֥¦ם תֹּאכֵֽלוּ׃ </text:span><text:span text:style-name="WLC-versenumber">10 </text:span><text:span text:style-name="WLC-hebrewtext">וְ¦כֹל֩ אֲשֶׁ֨ר אֵֽין־ל֜¦וֹ סְנַפִּ֣יר וְ¦קַשְׂקֶ֗שֶׂת בַּ¦יַּמִּים֙ וּ¦בַ¦נְּחָלִ֔ים מִ¦כֹּל֙ שֶׁ֣רֶץ הַ¦מַּ֔יִם וּ¦מִ¦כֹּ֛ל נֶ֥פֶשׁ הַ¦חַיָּ֖ה אֲשֶׁ֣ר בַּ¦מָּ֑יִם שֶׁ֥קֶץ הֵ֖ם לָ¦כֶֽם׃ </text:span><text:span text:style-name="WLC-versenumber">11 </text:span><text:span text:style-name="WLC-hebrewtext">וְ¦שֶׁ֖קֶץ יִהְי֣וּ לָ¦כֶ֑ם מִ¦בְּשָׂרָ¦ם֙ לֹ֣א תֹאכֵ֔לוּ וְ¦אֶת־נִבְלָתָ֖¦ם תְּשַׁקֵּֽצוּ׃ </text:span><text:span text:style-name="WLC-versenumber">12 </text:span><text:span text:style-name="WLC-hebrewtext">כֹּ֣ל אֲשֶׁ֥ר אֵֽין־ל֛¦וֹ סְנַפִּ֥יר וְ¦קַשְׂקֶ֖שֶׂת בַּ¦מָּ֑יִם שֶׁ֥קֶץ ה֖וּא לָ¦כֶֽם׃ </text:span><text:span text:style-name="WLC-versenumber">13 </text:span><text:span text:style-name="WLC-hebrewtext">וְ¦אֶת־אֵ֙לֶּה֙ תְּשַׁקְּצ֣וּ מִן־הָ¦ע֔וֹף לֹ֥א יֵאָכְל֖וּ שֶׁ֣קֶץ הֵ֑ם אֶת־הַ¦נֶּ֙שֶׁר֙ וְ¦אֶת־הַ¦פֶּ֔רֶס וְ¦אֵ֖ת הָ¦עָזְנִיָּֽה׃ </text:span><text:span text:style-name="WLC-versenumber">14 </text:span><text:span text:style-name="WLC-hebrewtext">וְ¦אֶת־הַ֨¦דָּאָ֔ה וְ¦אֶת־הָ¦אַיָּ֖ה לְ¦מִינָֽ¦הּ׃ </text:span><text:span text:style-name="WLC-versenumber">15 </text:span><text:span text:style-name="WLC-hebrewtext">אֵ֥ת כָּל־עֹרֵ֖ב לְ¦מִינֽ¦וֹ׃ </text:span><text:span text:style-name="WLC-versenumber">16 </text:span><text:span text:style-name="WLC-hebrewtext">וְ¦אֵת֙ בַּ֣ת הַֽ¦יַּעֲנָ֔ה וְ¦אֶת־הַ¦תַּחְמָ֖ס וְ¦אֶת־הַ¦שָּׁ֑חַף וְ¦אֶת־הַ¦נֵּ֖ץ לְ¦מִינֵֽ¦הוּ׃ </text:span><text:span text:style-name="WLC-versenumber">17 </text:span><text:span text:style-name="WLC-hebrewtext">וְ¦אֶת־הַ¦כּ֥וֹס וְ¦אֶת־הַ¦שָּׁלָ֖ךְ וְ¦אֶת־הַ¦יַּנְשֽׁוּף׃ </text:span><text:span text:style-name="WLC-versenumber">18 </text:span><text:span text:style-name="WLC-hebrewtext">וְ¦אֶת־הַ¦תִּנְשֶׁ֥מֶת וְ¦אֶת־הַ¦קָּאָ֖ת וְ¦אֶת־הָ¦רָחָֽם׃ </text:span><text:span text:style-name="WLC-versenumber">19 </text:span><text:span text:style-name="WLC-hebrewtext">וְ¦אֵת֙ הַ¦חֲסִידָ֔ה הָ¦אֲנָפָ֖ה לְ¦מִינָ֑¦הּ וְ¦אֶת־הַ¦דּוּכִיפַ֖ת וְ¦אֶת־הָ¦עֲטַלֵּֽף׃ </text:span><text:span text:style-name="WLC-versenumber">20 </text:span><text:span text:style-name="WLC-hebrewtext">כֹּ֚ל שֶׁ֣רֶץ הָ¦ע֔וֹף הַ¦הֹלֵ֖ךְ עַל־אַרְבַּ֑ע שֶׁ֥קֶץ ה֖וּא לָ¦כֶֽם׃ <text:span text:style-name="WLC-small">ס</text:span><text:span>      </text:span></text:span><text:span text:style-name="WLC-versenumber">21 </text:span><text:span text:style-name="WLC-hebrewtext">אַ֤ךְ אֶת־זֶה֙ תֹּֽאכְל֔וּ מִ¦כֹּל֙ שֶׁ֣רֶץ הָ¦ע֔וֹף הַ¦הֹלֵ֖ךְ עַל־אַרְבַּ֑ע אֲשֶׁר־<text:span text:style-name="WLC-ketiv">לא </text:span><text:span text:style-name="WLC-qere">ל֤¦וֹ </text:span>כְרָעַ֙יִם֙ מִ¦מַּ֣עַל לְ¦רַגְלָ֔י¦ו לְ¦נַתֵּ֥ר בָּ¦הֵ֖ן עַל־הָ¦אָֽרֶץ׃ </text:span><text:span text:style-name="WLC-versenumber">22 </text:span><text:span text:style-name="WLC-hebrewtext">אֶת־אֵ֤לֶּה מֵ¦הֶם֙ תֹּאכֵ֔לוּ אֶת־הָֽ¦אַרְבֶּ֣ה לְ¦מִינ֔¦וֹ וְ¦אֶת־הַ¦סָּלְעָ֖ם לְ¦מִינֵ֑¦הוּ וְ¦אֶת־הַ¦חַרְגֹּ֣ל לְ¦מִינֵ֔¦הוּ וְ¦אֶת־הֶ¦חָגָ֖ב לְ¦מִינֵֽ¦הוּ׃ </text:span><text:span text:style-name="WLC-versenumber">23 </text:span><text:span text:style-name="WLC-hebrewtext">וְ¦כֹל֙ שֶׁ֣רֶץ הָ¦ע֔וֹף אֲשֶׁר־ל֖¦וֹ אַרְבַּ֣ע רַגְלָ֑יִם שֶׁ֥קֶץ ה֖וּא לָ¦כֶֽם׃ </text:span><text:span text:style-name="WLC-versenumber">24 </text:span><text:span text:style-name="WLC-hebrewtext">וּ¦לְ¦אֵ֖לֶּה תִּטַּמָּ֑אוּ כָּל־הַ¦נֹּגֵ֥עַ בְּ¦נִבְלָתָ֖¦ם יִטְמָ֥א עַד־הָ¦עָֽרֶב׃ </text:span><text:span text:style-name="WLC-versenumber">25 </text:span><text:span text:style-name="WLC-hebrewtext">וְ¦כָל־הַ¦נֹּשֵׂ֖א מִ¦נִּבְלָתָ֑¦ם יְכַבֵּ֥ס בְּגָדָ֖י¦ו וְ¦טָמֵ֥א עַד־הָ¦עָֽרֶב׃ </text:span><text:span text:style-name="WLC-versenumber">26 </text:span><text:span text:style-name="WLC-hebrewtext">לְֽ¦כָל־הַ¦בְּהֵמָ֡ה אֲשֶׁ֣ר הִוא֩ מַפְרֶ֨סֶת פַּרְסָ֜ה וְ¦שֶׁ֣סַע ׀ אֵינֶ֣¦נָּה שֹׁסַ֗עַת וְ¦גֵרָה֙ אֵינֶ֣¦נָּה מַעֲלָ֔ה טְמֵאִ֥ים הֵ֖ם לָ¦כֶ֑ם כָּל־הַ¦נֹּגֵ֥עַ בָּ¦הֶ֖ם יִטְמָֽא׃ </text:span><text:span text:style-name="WLC-versenumber">27 </text:span><text:span text:style-name="WLC-hebrewtext">וְ¦כֹ֣ל ׀ הוֹלֵ֣ךְ עַל־כַּפָּ֗י¦ו בְּ¦כָל־הַֽ¦חַיָּה֙ הַ¦הֹלֶ֣כֶת עַל־אַרְבַּ֔ע טְמֵאִ֥ים הֵ֖ם לָ¦כֶ֑ם כָּל־הַ¦נֹּגֵ֥עַ בְּ¦נִבְלָתָ֖¦ם יִטְמָ֥א עַד־הָ¦עָֽרֶב׃ </text:span><text:span text:style-name="WLC-versenumber">28 </text:span><text:span text:style-name="WLC-hebrewtext">וְ¦הַ¦נֹּשֵׂא֙ אֶת־נִבְלָתָ֔¦ם יְכַבֵּ֥ס בְּגָדָ֖י¦ו וְ¦טָמֵ֣א עַד־הָ¦עָ֑רֶב טְמֵאִ֥ים הֵ֖מָּה לָ¦כֶֽם׃ <text:span text:style-name="WLC-small">ס</text:span><text:span>      </text:span></text:span><text:span text:style-name="WLC-versenumber">29 </text:span><text:span text:style-name="WLC-hebrewtext">וְ¦זֶ֤ה לָ¦כֶם֙ הַ¦טָּמֵ֔א בַּ¦שֶּׁ֖רֶץ הַ¦שֹּׁרֵ֣ץ עַל־הָ¦אָ֑רֶץ הַ¦חֹ֥לֶד וְ¦הָ¦עַכְבָּ֖ר וְ¦הַ¦צָּ֥ב לְ¦מִינֵֽ¦הוּ׃ </text:span><text:span text:style-name="WLC-versenumber">30 </text:span><text:span text:style-name="WLC-hebrewtext">וְ¦הָ¦אֲנָקָ֥ה וְ¦הַ¦כֹּ֖חַ וְ¦הַ¦לְּטָאָ֑ה וְ¦הַ¦חֹ֖מֶט וְ¦הַ¦תִּנְשָֽׁמֶת׃ </text:span><text:span text:style-name="WLC-versenumber">31 </text:span><text:span text:style-name="WLC-hebrewtext">אֵ֛לֶּה הַ¦טְּמֵאִ֥ים לָ¦כֶ֖ם בְּ¦כָל־הַ¦שָּׁ֑רֶץ כָּל־הַ¦נֹּגֵ֧עַ בָּ¦הֶ֛ם בְּ¦מֹתָ֖¦ם יִטְמָ֥א עַד־הָ¦עָֽרֶב׃ </text:span><text:span text:style-name="WLC-versenumber">32 </text:span><text:span text:style-name="WLC-hebrewtext">וְ¦כֹ֣ל אֲשֶׁר־יִפֹּל־עָלָי¦ו֩ מֵ¦הֶ֨ם ׀ בְּ¦מֹתָ֜¦ם יִטְמָ֗א מִ¦כָּל־כְּלִי־עֵץ֙ א֣וֹ בֶ֤גֶד אוֹ־עוֹר֙ א֣וֹ שָׂ֔ק כָּל־כְּלִ֕י אֲשֶׁר־יֵעָשֶׂ֥ה מְלָאכָ֖ה בָּ¦הֶ֑ם בַּ¦מַּ֧יִם יוּבָ֛א וְ¦טָמֵ֥א עַד־הָ¦עֶ֖רֶב וְ¦טָהֵֽר׃ </text:span><text:span text:style-name="WLC-versenumber">33 </text:span><text:span text:style-name="WLC-hebrewtext">וְ¦כָל־כְּלִי־חֶ֔רֶשׂ אֲשֶׁר־יִפֹּ֥ל מֵ¦הֶ֖ם אֶל־תּוֹכ֑¦וֹ כֹּ֣ל אֲשֶׁ֧ר בְּ¦תוֹכ֛¦וֹ יִטְמָ֖א וְ¦אֹת֥¦וֹ תִשְׁבֹּֽרוּ׃ </text:span><text:span text:style-name="WLC-versenumber">34 </text:span><text:span text:style-name="WLC-hebrewtext">מִ¦כָּל־הָ¦אֹ֜כֶל אֲשֶׁ֣ר יֵאָכֵ֗ל אֲשֶׁ֨ר יָב֥וֹא עָלָ֛י¦ו מַ֖יִם יִטְמָ֑א וְ¦כָל־מַשְׁקֶה֙ אֲשֶׁ֣ר יִשָּׁתֶ֔ה בְּ¦כָל־כְּלִ֖י יִטְמָֽא׃ </text:span><text:span text:style-name="WLC-versenumber">35 </text:span><text:span text:style-name="WLC-hebrewtext">וְ֠¦כֹל אֲשֶׁר־יִפֹּ֨ל מִ¦נִּבְלָתָ֥¦ם ׀ עָלָי¦ו֮ יִטְמָא֒ תַּנּ֧וּר וְ¦כִירַ֛יִם יֻתָּ֖ץ טְמֵאִ֣ים הֵ֑ם וּ¦טְמֵאִ֖ים יִהְי֥וּ לָ¦כֶֽם׃ </text:span><text:span text:style-name="WLC-versenumber">36 </text:span><text:span text:style-name="WLC-hebrewtext">אַ֣ךְ מַעְיָ֥ן וּ¦ב֛וֹר מִקְוֵה־מַ֖יִם יִהְיֶ֣ה טָה֑וֹר וְ¦נֹגֵ֥עַ בְּ¦נִבְלָתָ֖¦ם יִטְמָֽא׃ </text:span><text:span text:style-name="WLC-versenumber">37 </text:span><text:span text:style-name="WLC-hebrewtext">וְ¦כִ֤י יִפֹּל֙ מִ¦נִּבְלָתָ֔¦ם עַל־כָּל־זֶ֥רַע זֵר֖וּעַ אֲשֶׁ֣ר יִזָּרֵ֑עַ טָה֖וֹר הֽוּא׃ </text:span><text:span text:style-name="WLC-versenumber">38 </text:span><text:span text:style-name="WLC-hebrewtext">וְ¦כִ֤י יֻתַּן־מַ֙יִם֙ עַל־זֶ֔רַע וְ¦נָפַ֥ל מִ¦נִּבְלָתָ֖¦ם עָלָ֑י¦ו טָמֵ֥א ה֖וּא לָ¦כֶֽם׃ <text:span text:style-name="WLC-small">ס</text:span><text:span>      </text:span></text:span><text:span text:style-name="WLC-versenumber">39 </text:span><text:span text:style-name="WLC-hebrewtext">וְ¦כִ֤י יָמוּת֙ מִן־הַ¦בְּהֵמָ֔ה אֲשֶׁר־הִ֥יא לָ¦כֶ֖ם לְ¦אָכְלָ֑ה הַ¦נֹּגֵ֥עַ בְּ¦נִבְלָתָ֖¦הּ יִטְמָ֥א עַד־הָ¦עָֽרֶב׃ </text:span><text:span text:style-name="WLC-versenumber">40 </text:span><text:span text:style-name="WLC-hebrewtext">וְ¦הָֽ¦אֹכֵל֙ מִ¦נִּבְלָתָ֔¦הּ יְכַבֵּ֥ס בְּגָדָ֖י¦ו וְ¦טָמֵ֣א עַד־הָ¦עָ֑רֶב וְ¦הַ¦נֹּשֵׂא֙ אֶת־נִבְלָתָ֔¦הּ יְכַבֵּ֥ס בְּגָדָ֖י¦ו וְ¦טָמֵ֥א עַד־הָ¦עָֽרֶב׃ </text:span><text:span text:style-name="WLC-versenumber">41 </text:span><text:span text:style-name="WLC-hebrewtext">וְ¦כָל־הַ¦שֶּׁ֖רֶץ הַ¦שֹּׁרֵ֣ץ עַל־הָ¦אָ֑רֶץ שֶׁ֥קֶץ ה֖וּא לֹ֥א יֵאָכֵֽל׃ </text:span><text:span text:style-name="WLC-versenumber">42 </text:span><text:span text:style-name="WLC-hebrewtext">כֹּל֩ הוֹלֵ֨ךְ עַל־גָּח֜<text:span text:style-name="WLC-large">וֹ</text:span>
ן וְ¦כֹ֣ל ׀ הוֹלֵ֣ךְ עַל־אַרְבַּ֗ע עַ֚ד כָּל־מַרְבֵּ֣ה רַגְלַ֔יִם לְ¦כָל־הַ¦שֶּׁ֖רֶץ הַ¦שֹּׁרֵ֣ץ עַל־הָ¦אָ֑רֶץ לֹ֥א תֹאכְל֖וּ¦ם כִּי־שֶׁ֥קֶץ הֵֽם׃ </text:span><text:span text:style-name="WLC-versenumber">43 </text:span><text:span text:style-name="WLC-hebrewtext">אַל־תְּשַׁקְּצוּ֙ אֶת־נַפְשֹׁ֣תֵי¦כֶ֔ם בְּ¦כָל־הַ¦שֶּׁ֖רֶץ הַ¦שֹּׁרֵ֑ץ וְ¦לֹ֤א תִֽטַּמְּאוּ֙ בָּ¦הֶ֔ם וְ¦נִטְמֵתֶ֖ם בָּֽ¦ם׃ </text:span><text:span text:style-name="WLC-versenumber">44 </text:span><text:span text:style-name="WLC-hebrewtext">כִּ֣י אֲנִ֣י יְהוָה֮ אֱלֹֽהֵי¦כֶם֒ וְ¦הִתְקַדִּשְׁתֶּם֙ וִ¦הְיִיתֶ֣ם קְדֹשִׁ֔ים כִּ֥י קָד֖וֹשׁ אָ֑נִי וְ¦לֹ֤א תְטַמְּאוּ֙ אֶת־נַפְשֹׁ֣תֵי¦כֶ֔ם בְּ¦כָל־הַ¦שֶּׁ֖רֶץ הָ¦רֹמֵ֥שׂ עַל־הָ¦אָֽרֶץ׃ </text:span><text:span text:style-name="WLC-versenumber">45 </text:span><text:span text:style-name="WLC-hebrewtext">כִּ֣י ׀ אֲנִ֣י יְהוָ֗ה הַֽ¦מַּעֲלֶ֤ה אֶתְ¦כֶם֙ מֵ¦אֶ֣רֶץ מִצְרַ֔יִם לִ¦הְיֹ֥ת לָ¦כֶ֖ם לֵ¦אלֹהִ֑ים וִ¦הְיִיתֶ֣ם קְדֹשִׁ֔ים כִּ֥י קָד֖וֹשׁ אָֽנִי׃ </text:span><text:span text:style-name="WLC-versenumber">46 </text:span><text:span text:style-name="WLC-hebrewtext">זֹ֣את תּוֹרַ֤ת הַ¦בְּהֵמָה֙ וְ¦הָ¦ע֔וֹף וְ¦כֹל֙ נֶ֣פֶשׁ הַֽ¦חַיָּ֔ה הָ¦רֹמֶ֖שֶׂת בַּ¦מָּ֑יִם וּ¦לְ¦כָל־נֶ֖פֶשׁ הַ¦שֹּׁרֶ֥צֶת עַל־הָ¦אָֽרֶץ׃ </text:span><text:span text:style-name="WLC-versenumber">47 </text:span><text:span text:style-name="WLC-hebrewtext">לְ¦הַבְדִּ֕יל בֵּ֥ין הַ¦טָּמֵ֖א וּ¦בֵ֣ין הַ¦טָּהֹ֑ר וּ¦בֵ֤ין הַֽ¦חַיָּה֙ הַֽ¦נֶּאֱכֶ֔לֶת וּ¦בֵין֙ הַֽ¦חַיָּ֔ה אֲשֶׁ֖ר לֹ֥א תֵאָכֵֽל׃ <text:span text:style-name="WLC-small">פ</text:span><text:span/><text:line-break/></text:span></text:p>
      <text:h xmlns:fo="http://www.w3.org/1999/XSL/Format" text:outline-level="1" text:style-name="WLC-chaptermarker">Leviticus 12</text:h>
      <text:p xmlns:fo="http://www.w3.org/1999/XSL/Format" text:style-name="WLC-chapter"><text:span text:style-name="WLC-chapternumber">12 </text:span><text:span text:style-name="WLC-hebrewtext">וַ¦יְדַבֵּ֥ר יְהוָ֖ה אֶל־מֹשֶׁ֥ה לֵּ¦אמֹֽר׃ </text:span><text:span text:style-name="WLC-versenumber">2 </text:span><text:span text:style-name="WLC-hebrewtext">דַּבֵּ֞ר אֶל־בְּנֵ֤י יִשְׂרָאֵל֙ לֵ¦אמֹ֔ר אִשָּׁה֙ כִּ֣י תַזְרִ֔יעַ וְ¦יָלְדָ֖ה זָכָ֑ר וְ¦טָֽמְאָה֙ שִׁבְעַ֣ת יָמִ֔ים כִּ¦ימֵ֛י נִדַּ֥ת דְּוֺתָ֖¦הּ תִּטְמָֽא׃ </text:span><text:span text:style-name="WLC-versenumber">3 </text:span><text:span text:style-name="WLC-hebrewtext">וּ¦בַ¦יּ֖וֹם הַ¦שְּׁמִינִ֑י יִמּ֖וֹל בְּשַׂ֥ר עָרְלָתֽ¦וֹ׃ </text:span><text:span text:style-name="WLC-versenumber">4 </text:span><text:span text:style-name="WLC-hebrewtext">וּ¦שְׁלֹשִׁ֥ים יוֹם֙ וּ¦שְׁלֹ֣שֶׁת יָמִ֔ים תֵּשֵׁ֖ב בִּ¦דְמֵ֣י טָהֳרָ֑ה בְּ¦כָל־קֹ֣דֶשׁ לֹֽא־תִגָּ֗ע וְ¦אֶל־הַ¦מִּקְדָּשׁ֙ לֹ֣א תָבֹ֔א עַד־מְלֹ֖את יְמֵ֥י טָהֳרָֽ¦הּ׃ </text:span><text:span text:style-name="WLC-versenumber">5 </text:span><text:span text:style-name="WLC-hebrewtext">וְ¦אִם־נְקֵבָ֣ה תֵלֵ֔ד וְ¦טָמְאָ֥ה שְׁבֻעַ֖יִם כְּ¦נִדָּתָ֑¦הּ וְ¦שִׁשִּׁ֥ים יוֹם֙ וְ¦שֵׁ֣שֶׁת יָמִ֔ים תֵּשֵׁ֖ב עַל־דְּמֵ֥י טָהֳרָֽה׃ </text:span><text:span text:style-name="WLC-versenumber">6 </text:span><text:span text:style-name="WLC-hebrewtext">וּ¦בִ¦מְלֹ֣את ׀ יְמֵ֣י טָהֳרָ֗¦הּ לְ¦בֵן֮ א֣וֹ לְ¦בַת֒ תָּבִ֞יא כֶּ֤בֶשׂ בֶּן־שְׁנָת¦וֹ֙ לְ¦עֹלָ֔ה וּ¦בֶן־יוֹנָ֥ה אוֹ־תֹ֖ר לְ¦חַטָּ֑את אֶל־פֶּ֥תַח אֹֽהֶל־מוֹעֵ֖ד אֶל־הַ¦כֹּהֵֽן׃ </text:span><text:span text:style-name="WLC-versenumber">7 </text:span><text:span text:style-name="WLC-hebrewtext">וְ¦הִקְרִיב֞¦וֹ לִ¦פְנֵ֤י יְהוָה֙ וְ¦כִפֶּ֣ר עָלֶ֔י¦הָ וְ¦טָהֲרָ֖ה מִ¦מְּקֹ֣ר דָּמֶ֑י¦הָ זֹ֤את תּוֹרַת֙ הַ¦יֹּלֶ֔דֶת לַ¦זָּכָ֖ר א֥וֹ לַ¦נְּקֵבָֽה׃ </text:span><text:span text:style-name="WLC-versenumber">8 </text:span><text:span text:style-name="WLC-hebrewtext">וְ¦אִם־לֹ֨א תִמְצָ֣א יָדָ¦הּ֮ דֵּ֣י שֶׂה֒ וְ¦לָקְחָ֣ה שְׁתֵּֽי־תֹרִ֗ים א֤וֹ שְׁנֵי֙ בְּנֵ֣י יוֹנָ֔ה אֶחָ֥ד לְ¦עֹלָ֖ה וְ¦אֶחָ֣ד לְ¦חַטָּ֑את וְ¦כִפֶּ֥ר עָלֶ֛י¦הָ הַ¦כֹּהֵ֖ן וְ¦טָהֵֽרָה׃ <text:span text:style-name="WLC-small">פ</text:span><text:span/><text:line-break/></text:span></text:p>
      <text:h xmlns:fo="http://www.w3.org/1999/XSL/Format" text:outline-level="1" text:style-name="WLC-chaptermarker">Leviticus 13</text:h>
      <text:p xmlns:fo="http://www.w3.org/1999/XSL/Format" text:style-name="WLC-chapter"><text:span text:style-name="WLC-chapternumber">13 </text:span><text:span text:style-name="WLC-hebrewtext">וַ¦יְדַבֵּ֣ר יְהוָ֔ה אֶל־מֹשֶׁ֥ה וְ¦אֶֽל־אַהֲרֹ֖ן לֵ¦אמֹֽר׃ </text:span><text:span text:style-name="WLC-versenumber">2 </text:span><text:span text:style-name="WLC-hebrewtext">אָדָ֗ם כִּֽי־יִהְיֶ֤ה בְ¦עוֹר־בְּשָׂר¦וֹ֙ שְׂאֵ֤ת אֽוֹ־סַפַּ֙חַת֙ א֣וֹ בַהֶ֔רֶת וְ¦הָיָ֥ה בְ¦עוֹר־בְּשָׂר֖¦וֹ לְ¦נֶ֣גַע צָרָ֑עַת וְ¦הוּבָא֙ אֶל־אַהֲרֹ֣ן הַ¦כֹּהֵ֔ן א֛וֹ אֶל־אַחַ֥ד מִ¦בָּנָ֖י¦ו הַ¦כֹּהֲנִֽים׃ </text:span><text:span text:style-name="WLC-versenumber">3 </text:span><text:span text:style-name="WLC-hebrewtext">וְ¦רָאָ֣ה הַ¦כֹּהֵ֣ן אֶת־הַ¦נֶּ֣גַע בְּ¦עֽוֹר־הַ֠¦בָּשָׂר וְ¦שֵׂעָ֨ר בַּ¦נֶּ֜גַע הָפַ֣ךְ ׀ לָבָ֗ן וּ¦מַרְאֵ֤ה הַ¦נֶּ֙גַע֙ עָמֹק֙ מֵ¦ע֣וֹר בְּשָׂר֔¦וֹ נֶ֥גַע צָרַ֖עַת ה֑וּא וְ¦רָאָ֥¦הוּ הַ¦כֹּהֵ֖ן וְ¦טִמֵּ֥א אֹתֽ¦וֹ׃ </text:span><text:span text:style-name="WLC-versenumber">4 </text:span><text:span text:style-name="WLC-hebrewtext">וְ¦אִם־בַּהֶרֶת֩ לְבָנָ֨ה הִ֜וא בְּ¦ע֣וֹר בְּשָׂר֗¦וֹ וְ¦עָמֹק֙ אֵין־מַרְאֶ֣¦הָ מִן־הָ¦ע֔וֹר וּ¦שְׂעָרָ֖¦ה לֹא־הָפַ֣ךְ לָבָ֑ן וְ¦הִסְגִּ֧יר הַ¦כֹּהֵ֛ן אֶת־הַ¦נֶּ֖גַע שִׁבְעַ֥ת יָמִֽים׃ </text:span><text:span text:style-name="WLC-versenumber">5 </text:span><text:span text:style-name="WLC-hebrewtext">וְ¦רָאָ֣¦הוּ הַ¦כֹּהֵן֮ בַּ¦יּ֣וֹם הַ¦שְּׁבִיעִי֒ וְ¦הִנֵּ֤ה הַ¦נֶּ֙גַע֙ עָמַ֣ד בְּ¦עֵינָ֔י¦ו לֹֽא־פָשָׂ֥ה הַ¦נֶּ֖גַע בָּ¦ע֑וֹר וְ¦הִסְגִּיר֧¦וֹ הַ¦כֹּהֵ֛ן שִׁבְעַ֥ת יָמִ֖ים שֵׁנִֽית׃ </text:span><text:span text:style-name="WLC-versenumber">6 </text:span><text:span text:style-name="WLC-hebrewtext">וְ¦רָאָה֩ הַ¦כֹּהֵ֨ן אֹת֜¦וֹ בַּ¦יּ֣וֹם הַ¦שְּׁבִיעִי֮ שֵׁנִית֒ וְ¦הִנֵּה֙ כֵּהָ֣ה הַ¦נֶּ֔גַע וְ¦לֹא־פָשָׂ֥ה הַ¦נֶּ֖גַע בָּ¦ע֑וֹר וְ¦טִהֲר֤¦וֹ הַ¦כֹּהֵן֙ מִסְפַּ֣חַת הִ֔יא וְ¦כִבֶּ֥ס בְּגָדָ֖י¦ו וְ¦טָהֵֽר׃ </text:span><text:span text:style-name="WLC-versenumber">7 </text:span><text:span text:style-name="WLC-hebrewtext">וְ¦אִם־פָּשֹׂ֨ה תִפְשֶׂ֤ה הַ¦מִּסְפַּ֙חַת֙ בָּ¦ע֔וֹר אַחֲרֵ֧י הֵרָאֹת֛¦וֹ אֶל־הַ¦כֹּהֵ֖ן לְ¦טָהֳרָת֑¦וֹ וְ¦נִרְאָ֥ה שֵׁנִ֖ית אֶל־הַ¦כֹּהֵֽן׃ </text:span><text:span text:style-name="WLC-versenumber">8 </text:span><text:span text:style-name="WLC-hebrewtext">וְ¦רָאָה֙ הַ¦כֹּהֵ֔ן וְ¦הִנֵּ֛ה פָּשְׂתָ֥ה הַ¦מִּסְפַּ֖חַת בָּ¦ע֑וֹר וְ¦טִמְּא֥¦וֹ הַ¦כֹּהֵ֖ן צָרַ֥עַת הִֽוא׃ <text:span text:style-name="WLC-small">פ</text:span><text:span/><text:line-break/></text:span><text:span text:style-name="WLC-versenumber">9 </text:span><text:span text:style-name="WLC-hebrewtext">נֶ֣גַע צָרַ֔עַת כִּ֥י תִהְיֶ֖ה בְּ¦אָדָ֑ם וְ¦הוּבָ֖א אֶל־הַ¦כֹּהֵֽן׃ </text:span><text:span text:style-name="WLC-versenumber">10 </text:span><text:span text:style-name="WLC-hebrewtext">וְ¦רָאָ֣ה הַ¦כֹּהֵ֗ן וְ¦הִנֵּ֤ה שְׂאֵת־לְבָנָה֙ בָּ¦ע֔וֹר וְ¦הִ֕יא הָפְכָ֖ה שֵׂעָ֣ר לָבָ֑ן וּ¦מִֽחְיַ֛ת בָּשָׂ֥ר חַ֖י בַּ¦שְׂאֵֽת׃ </text:span><text:span text:style-name="WLC-versenumber">11 </text:span><text:span text:style-name="WLC-hebrewtext">צָרַ֨עַת נוֹשֶׁ֤נֶת הִוא֙ בְּ¦ע֣וֹר בְּשָׂר֔¦וֹ וְ¦טִמְּא֖¦וֹ הַ¦כֹּהֵ֑ן לֹ֣א יַסְגִּרֶ֔¦נּוּ כִּ֥י טָמֵ֖א הֽוּא׃ </text:span><text:span text:style-name="WLC-versenumber">12 </text:span><text:span text:style-name="WLC-hebrewtext">וְ¦אִם־פָּר֨וֹחַ תִּפְרַ֤ח הַ¦צָּרַ֙עַת֙ בָּ¦ע֔וֹר וְ¦כִסְּתָ֣ה הַ¦צָּרַ֗עַת אֵ֚ת כָּל־ע֣וֹר הַ¦נֶּ֔גַע מֵ¦רֹאשׁ֖¦וֹ וְ¦עַד־רַגְלָ֑י¦ו לְ¦כָל־מַרְאֵ֖ה עֵינֵ֥י הַ¦כֹּהֵֽן׃ </text:span><text:span text:style-name="WLC-versenumber">13 </text:span><text:span text:style-name="WLC-hebrewtext">וְ¦רָאָ֣ה הַ¦כֹּהֵ֗ן וְ¦הִנֵּ֨ה כִסְּתָ֤ה הַ¦צָּרַ֙עַת֙ אֶת־כָּל־בְּשָׂר֔¦וֹ וְ¦טִהַ֖ר אֶת־הַ¦נָּ֑גַע כֻּלּ֛¦וֹ הָפַ֥ךְ לָבָ֖ן טָה֥וֹר הֽוּא׃ </text:span><text:span text:style-name="WLC-versenumber">14 </text:span><text:span text:style-name="WLC-hebrewtext">וּ¦בְ¦י֨וֹם הֵרָא֥וֹת בּ֛¦וֹ בָּשָׂ֥ר חַ֖י יִטְמָֽא׃ </text:span><text:span text:style-name="WLC-versenumber">15 </text:span><text:span text:style-name="WLC-hebrewtext">וְ¦רָאָ֧ה הַ¦כֹּהֵ֛ן אֶת־הַ¦בָּשָׂ֥ר הַ¦חַ֖י וְ¦טִמְּא֑¦וֹ הַ¦בָּשָׂ֥ר הַ¦חַ֛י טָמֵ֥א ה֖וּא צָרַ֥עַת הֽוּא׃ </text:span><text:span text:style-name="WLC-versenumber">16 </text:span><text:span text:style-name="WLC-hebrewtext">א֣וֹ כִ֥י יָשׁ֛וּב הַ¦בָּשָׂ֥ר הַ¦חַ֖י וְ¦נֶהְפַּ֣ךְ לְ¦לָבָ֑ן וּ¦בָ֖א אֶל־הַ¦כֹּהֵֽן׃ </text:span><text:span text:style-name="WLC-versenumber">17 </text:span><text:span text:style-name="WLC-hebrewtext">וְ¦רָאָ֙¦הוּ֙ הַ¦כֹּהֵ֔ן וְ¦הִנֵּ֛ה נֶהְפַּ֥ךְ הַ¦נֶּ֖גַע לְ¦לָבָ֑ן וְ¦טִהַ֧ר הַ¦כֹּהֵ֛ן אֶת־הַ¦נֶּ֖גַע טָה֥וֹר הֽוּא׃ <text:span text:style-name="WLC-small">פ</text:span><text:span/><text:line-break/></text:span><text:span text:style-name="WLC-versenumber">18 </text:span><text:span text:style-name="WLC-hebrewtext">וּ¦בָשָׂ֕ר כִּֽי־יִהְיֶ֥ה בֽ¦וֹ־בְ¦עֹר֖¦וֹ שְׁחִ֑ין וְ¦נִרְפָּֽא׃ </text:span><text:span text:style-name="WLC-versenumber">19 </text:span><text:span text:style-name="WLC-hebrewtext">וְ¦הָיָ֞ה בִּ¦מְק֤וֹם הַ¦שְּׁחִין֙ שְׂאֵ֣ת לְבָנָ֔ה א֥וֹ בַהֶ֖רֶת לְבָנָ֣ה אֲדַמְדָּ֑מֶת וְ¦נִרְאָ֖ה אֶל־הַ¦כֹּהֵֽן׃ </text:span><text:span text:style-name="WLC-versenumber">20 </text:span><text:span text:style-name="WLC-hebrewtext">וְ¦רָאָ֣ה הַ¦כֹּהֵ֗ן וְ¦הִנֵּ֤ה מַרְאֶ֙¦הָ֙ שָׁפָ֣ל מִן־הָ¦ע֔וֹר וּ¦שְׂעָרָ֖¦הּ הָפַ֣ךְ לָבָ֑ן וְ¦טִמְּא֧¦וֹ הַ¦כֹּהֵ֛ן נֶֽגַע־צָרַ֥עַת הִ֖וא בַּ¦שְּׁחִ֥ין פָּרָֽחָה׃ </text:span><text:span text:style-name="WLC-versenumber">21 </text:span><text:span text:style-name="WLC-hebrewtext">וְ¦אִ֣ם ׀ יִרְאֶ֣¦נָּה הַ¦כֹּהֵ֗ן וְ¦הִנֵּ֤ה אֵֽין־בָּ¦הּ֙ שֵׂעָ֣ר לָבָ֔ן וּ¦שְׁפָלָ֥ה אֵינֶ֛¦נָּה מִן־הָ¦ע֖וֹר וְ¦הִ֣יא כֵהָ֑ה וְ¦הִסְגִּיר֥¦וֹ הַ¦כֹּהֵ֖ן שִׁבְעַ֥ת יָמִֽים׃ </text:span><text:span text:style-name="WLC-versenumber">22 </text:span><text:span text:style-name="WLC-hebrewtext">וְ¦אִם־פָּשֹׂ֥ה תִפְשֶׂ֖ה בָּ¦ע֑וֹר וְ¦טִמֵּ֧א הַ¦כֹּהֵ֛ן אֹת֖¦וֹ נֶ֥גַע הִֽוא׃ </text:span><text:span text:style-name="WLC-versenumber">23 </text:span><text:span text:style-name="WLC-hebrewtext">וְ¦אִם־תַּחְתֶּ֜י¦הָ תַּעֲמֹ֤ד הַ¦בַּהֶ֙רֶת֙ לֹ֣א פָשָׂ֔תָה צָרֶ֥בֶת הַ¦שְּׁחִ֖ין הִ֑וא וְ¦טִהֲר֖¦וֹ הַ¦כֹּהֵֽן׃ <text:span text:style-name="WLC-small">ס</text:span><text:span>      </text:span></text:span><text:span text:style-name="WLC-versenumber">24 </text:span><text:span text:style-name="WLC-hebrewtext">א֣וֹ בָשָׂ֔ר כִּֽי־יִהְיֶ֥ה בְ¦עֹר֖¦וֹ מִכְוַת־אֵ֑שׁ וְֽ¦הָיְתָ֞ה מִֽחְיַ֣ת הַ¦מִּכְוָ֗ה בַּהֶ֛רֶת לְבָנָ֥ה אֲדַמְדֶּ֖מֶת א֥וֹ לְבָנָֽה׃ </text:span><text:span text:style-name="WLC-versenumber">25 </text:span><text:span text:style-name="WLC-hebrewtext">וְ¦רָאָ֣ה אֹתָ֣¦הּ הַ¦כֹּהֵ֡ן וְ¦הִנֵּ֣ה נֶהְפַּךְ֩ שֵׂעָ֨ר לָבָ֜ן בַּ¦בַּהֶ֗רֶת וּ¦מַרְאֶ֙¦הָ֙ עָמֹ֣ק מִן־הָ¦ע֔וֹר צָרַ֣עַת הִ֔וא בַּ¦מִּכְוָ֖ה פָּרָ֑חָה וְ¦טִמֵּ֤א אֹת¦וֹ֙ הַ¦כֹּהֵ֔ן נֶ֥גַע צָרַ֖עַת הִֽוא׃ </text:span><text:span text:style-name="WLC-versenumber">26 </text:span><text:span text:style-name="WLC-hebrewtext">וְ¦אִ֣ם ׀ יִרְאֶ֣¦נָּה הַ¦כֹּהֵ֗ן וְ¦הִנֵּ֤ה אֵֽין־בַּ¦בֶּהֶ֙רֶת֙ שֵׂעָ֣ר לָבָ֔ן וּ¦שְׁפָלָ֥ה אֵינֶ֛¦נָּה מִן־הָ¦ע֖וֹר וְ¦הִ֣וא כֵהָ֑ה וְ¦הִסְגִּיר֥¦וֹ הַ¦כֹּהֵ֖ן שִׁבְעַ֥ת יָמִֽים׃ </text:span><text:span text:style-name="WLC-versenumber">27 </text:span><text:span text:style-name="WLC-hebrewtext">וְ¦רָאָ֥¦הוּ הַ¦כֹּהֵ֖ן בַּ¦יּ֣וֹם הַ¦שְּׁבִיעִ֑י אִם־פָּשֹׂ֤ה תִפְשֶׂה֙ בָּ¦ע֔וֹר וְ¦טִמֵּ֤א הַ¦כֹּהֵן֙ אֹת֔¦וֹ נֶ֥גַע צָרַ֖עַת הִֽוא׃ </text:span><text:span text:style-name="WLC-versenumber">28 </text:span><text:span text:style-name="WLC-hebrewtext">וְ¦אִם־תַּחְתֶּי¦הָ֩ תַעֲמֹ֨ד הַ¦בַּהֶ֜רֶת לֹא־פָשְׂתָ֤ה בָ¦עוֹר֙ וְ¦הִ֣וא כֵהָ֔ה שְׂאֵ֥ת הַ¦מִּכְוָ֖ה הִ֑וא וְ¦טִֽהֲר¦וֹ֙ הַ¦כֹּהֵ֔ן כִּֽי־צָרֶ֥בֶת הַ¦מִּכְוָ֖ה הִֽוא׃ <text:span text:style-name="WLC-small">פ</text:span><text:span/><text:line-break/></text:span><text:span text:style-name="WLC-versenumber">29 </text:span><text:span text:style-name="WLC-hebrewtext">וְ¦אִישׁ֙ א֣וֹ אִשָּׁ֔ה כִּֽי־יִהְיֶ֥ה ב֖¦וֹ נָ֑גַע בְּ¦רֹ֖אשׁ א֥וֹ בְ¦זָקָֽן׃ </text:span><text:span text:style-name="WLC-versenumber">30 </text:span><text:span text:style-name="WLC-hebrewtext">וְ¦רָאָ֨ה הַ¦כֹּהֵ֜ן אֶת־הַ¦נֶּ֗גַע וְ¦הִנֵּ֤ה מַרְאֵ֙¦הוּ֙ עָמֹ֣ק מִן־הָ¦ע֔וֹר וּ¦ב֛¦וֹ שֵׂעָ֥ר צָהֹ֖ב דָּ֑ק וְ¦טִמֵּ֨א אֹת֤¦וֹ הַ¦כֹּהֵן֙ נֶ֣תֶק ה֔וּא צָרַ֧עַת הָ¦רֹ֛אשׁ א֥וֹ הַ¦זָּקָ֖ן הֽוּא׃ </text:span><text:span text:style-name="WLC-versenumber">31 </text:span><text:span text:style-name="WLC-hebrewtext">וְ¦כִֽי־יִרְאֶ֨ה הַ¦כֹּהֵ֜ן אֶת־נֶ֣גַע הַ¦נֶּ֗תֶק וְ¦הִנֵּ֤ה אֵין־מַרְאֵ֙¦הוּ֙ עָמֹ֣ק מִן־הָ¦ע֔וֹר וְ¦שֵׂעָ֥ר שָׁחֹ֖ר אֵ֣ין בּ֑¦וֹ וְ¦הִסְגִּ֧יר הַ¦כֹּהֵ֛ן אֶת־נֶ֥גַע הַ¦נֶּ֖תֶק שִׁבְעַ֥ת יָמִֽים׃ </text:span><text:span text:style-name="WLC-versenumber">32 </text:span><text:span text:style-name="WLC-hebrewtext">וְ¦רָאָ֨ה הַ¦כֹּהֵ֣ן אֶת־הַ¦נֶּגַע֮ בַּ¦יּ֣וֹם הַ¦שְּׁבִיעִי֒ וְ¦הִנֵּה֙ לֹא־פָשָׂ֣ה הַ¦נֶּ֔תֶק וְ¦לֹא־הָ֥יָה ב֖¦וֹ שֵׂעָ֣ר צָהֹ֑ב וּ¦מַרְאֵ֣ה הַ¦נֶּ֔תֶק אֵ֥ין עָמֹ֖ק מִן־הָ¦עֽוֹר׃ </text:span><text:span text:style-name="WLC-versenumber">33 </text:span><text:span text:style-name="WLC-hebrewtext">וְ¦הִ֨תְגַּלָּ֔ח וְ¦אֶת־הַ¦נֶּ֖תֶק לֹ֣א יְגַלֵּ֑חַ וְ¦הִסְגִּ֨יר הַ¦כֹּהֵ֧ן אֶת־הַ¦נֶּ֛תֶק שִׁבְעַ֥ת יָמִ֖ים שֵׁנִֽית׃ </text:span><text:span text:style-name="WLC-versenumber">34 </text:span><text:span text:style-name="WLC-hebrewtext">וְ¦רָאָה֩ הַ¦כֹּהֵ֨ן אֶת־הַ¦נֶּ֜תֶק בַּ¦יּ֣וֹם הַ¦שְּׁבִיעִ֗י וְ֠¦הִנֵּה לֹא־פָשָׂ֤ה הַ¦נֶּ֙תֶק֙ בָּ¦ע֔וֹר וּ¦מַרְאֵ֕¦הוּ אֵינֶ֥¦נּוּ עָמֹ֖ק מִן־הָ¦ע֑וֹר וְ¦טִהַ֤ר אֹת¦וֹ֙ הַ¦כֹּהֵ֔ן וְ¦כִבֶּ֥ס בְּגָדָ֖י¦ו וְ¦טָהֵֽר׃ </text:span><text:span text:style-name="WLC-versenumber">35 </text:span><text:span text:style-name="WLC-hebrewtext">וְ¦אִם־פָּשֹׂ֥ה יִפְשֶׂ֛ה הַ¦נֶּ֖תֶק בָּ¦ע֑וֹר אַחֲרֵ֖י טָהֳרָתֽ¦וֹ׃ </text:span><text:span text:style-name="WLC-versenumber">36 </text:span><text:span text:style-name="WLC-hebrewtext">וְ¦רָאָ֙¦הוּ֙ הַ¦כֹּהֵ֔ן וְ¦הִנֵּ֛ה פָּשָׂ֥ה הַ¦נֶּ֖תֶק בָּ¦ע֑וֹר לֹֽא־יְבַקֵּ֧ר הַ¦כֹּהֵ֛ן לַ¦שֵּׂעָ֥ר הַ¦צָּהֹ֖ב טָמֵ֥א הֽוּא׃ </text:span><text:span text:style-name="WLC-versenumber">37 </text:span><text:span text:style-name="WLC-hebrewtext">וְ¦אִם־בְּ¦עֵינָי¦ו֩ עָמַ֨ד הַ¦נֶּ֜תֶק וְ¦שֵׂעָ֨ר שָׁחֹ֧ר צָֽמַח־בּ֛¦וֹ נִרְפָּ֥א הַ¦נֶּ֖תֶק טָה֣וֹר ה֑וּא וְ¦טִהֲר֖¦וֹ הַ¦כֹּהֵֽן׃ <text:span text:style-name="WLC-small">ס</text:span><text:span>      </text:span></text:span><text:span text:style-name="WLC-versenumber">38 </text:span><text:span text:style-name="WLC-hebrewtext">וְ¦אִישׁ֙ אֽוֹ־אִשָּׁ֔ה כִּֽי־יִהְיֶ֥ה בְ¦עוֹר־בְּשָׂרָ֖¦ם בֶּהָרֹ֑ת בֶּהָרֹ֖ת לְבָנֹֽת׃ </text:span><text:span text:style-name="WLC-versenumber">39 </text:span><text:span text:style-name="WLC-hebrewtext">וְ¦רָאָ֣ה הַ¦כֹּהֵ֗ן וְ¦הִנֵּ֧ה בְ¦עוֹר־בְּשָׂרָ֛¦ם בֶּהָרֹ֖ת כֵּה֣וֹת לְבָנֹ֑ת בֹּ֥הַק ה֛וּא פָּרַ֥ח בָּ¦ע֖וֹר טָה֥וֹר הֽוּא׃ <text:span text:style-name="WLC-small">ס</text:span><text:span>      </text:span></text:span><text:span text:style-name="WLC-versenumber">40 </text:span><text:span text:style-name="WLC-hebrewtext">וְ¦אִ֕ישׁ כִּ֥י יִמָּרֵ֖ט רֹאשׁ֑¦וֹ קֵרֵ֥חַ ה֖וּא טָה֥וֹר הֽוּא׃ </text:span><text:span text:style-name="WLC-versenumber">41 </text:span><text:span text:style-name="WLC-hebrewtext">וְ¦אִם֙ מִ¦פְּאַ֣ת פָּנָ֔י¦ו יִמָּרֵ֖ט רֹאשׁ֑¦וֹ גִּבֵּ֥חַ ה֖וּא טָה֥וֹר הֽוּא׃ </text:span><text:span text:style-name="WLC-versenumber">42 </text:span><text:span text:style-name="WLC-hebrewtext">וְ¦כִֽי־יִהְיֶ֤ה בַ¦קָּרַ֙חַת֙ א֣וֹ בַ¦גַּבַּ֔חַת נֶ֖גַע לָבָ֣ן אֲדַמְדָּ֑ם צָרַ֤עַת פֹּרַ֙חַת֙ הִ֔וא בְּ¦קָרַחְתּ֖¦וֹ א֥וֹ בְ¦גַבַּחְתּֽ¦וֹ׃ </text:span><text:span text:style-name="WLC-versenumber">43 </text:span><text:span text:style-name="WLC-hebrewtext">וְ¦רָאָ֨ה אֹת֜¦וֹ הַ¦כֹּהֵ֗ן וְ¦הִנֵּ֤ה שְׂאֵת־הַ¦נֶּ֙גַע֙ לְבָנָ֣ה אֲדַמְדֶּ֔מֶת בְּ¦קָרַחְתּ֖¦וֹ א֣וֹ בְ¦גַבַּחְתּ֑¦וֹ כְּ¦מַרְאֵ֥ה צָרַ֖עַת ע֥וֹר בָּשָֽׂר׃ </text:span><text:span text:style-name="WLC-versenumber">44 </text:span><text:span text:style-name="WLC-hebrewtext">אִישׁ־צָר֥וּעַ ה֖וּא טָמֵ֣א ה֑וּא טַמֵּ֧א יְטַמְּאֶ֛¦נּוּ הַ¦כֹּהֵ֖ן בְּ¦רֹאשׁ֥¦וֹ נִגְעֽ¦וֹ׃ </text:span><text:span text:style-name="WLC-versenumber">45 </text:span><text:span text:style-name="WLC-hebrewtext">וְ¦הַ¦צָּר֜וּעַ אֲשֶׁר־בּ֣¦וֹ הַ¦נֶּ֗גַע בְּגָדָ֞י¦ו יִהְי֤וּ פְרֻמִים֙ וְ¦רֹאשׁ¦וֹ֙ יִהְיֶ֣ה פָר֔וּעַ וְ¦עַל־שָׂפָ֖ם יַעְטֶ֑ה וְ¦טָמֵ֥א ׀ טָמֵ֖א יִקְרָֽא׃ </text:span><text:span text:style-name="WLC-versenumber">46 </text:span><text:span text:style-name="WLC-hebrewtext">כָּל־יְמֵ֞י אֲשֶׁ֨ר הַ¦נֶּ֥גַע בּ֛¦וֹ יִטְמָ֖א טָמֵ֣א ה֑וּא בָּדָ֣ד יֵשֵׁ֔ב מִ¦ח֥וּץ לַֽ¦מַּחֲנֶ֖ה מוֹשָׁבֽ¦וֹ׃ <text:span text:style-name="WLC-small">ס</text:span><text:span>      </text:span></text:span><text:span text:style-name="WLC-versenumber">47 </text:span><text:span text:style-name="WLC-hebrewtext">וְ¦הַ¦בֶּ֕גֶד כִּֽי־יִהְיֶ֥ה ב֖¦וֹ נֶ֣גַע צָרָ֑עַת בְּ¦בֶ֣גֶד צֶ֔מֶר א֖וֹ בְּ¦בֶ֥גֶד פִּשְׁתִּֽים׃ </text:span><text:span text:style-name="WLC-versenumber">48 </text:span><text:span text:style-name="WLC-hebrewtext">א֤וֹ בִֽ¦שְׁתִי֙ א֣וֹ בְ¦עֵ֔רֶב לַ¦פִּשְׁתִּ֖ים וְ¦לַ¦צָּ֑מֶר א֣וֹ בְ¦ע֔וֹר א֖וֹ בְּ¦כָל־מְלֶ֥אכֶת עֽוֹר׃ </text:span><text:span text:style-name="WLC-versenumber">49 </text:span><text:span text:style-name="WLC-hebrewtext">וְ¦הָיָ֨ה הַ¦נֶּ֜גַע יְרַקְרַ֣ק ׀ א֣וֹ אֲדַמְדָּ֗ם בַּ¦בֶּגֶד֩ א֨וֹ בָ¦ע֜וֹר אֽוֹ־בַ¦שְּׁתִ֤י אוֹ־בָ¦עֵ֙רֶב֙ א֣וֹ בְ¦כָל־כְּלִי־ע֔וֹר נֶ֥גַע צָרַ֖עַת ה֑וּא וְ¦הָרְאָ֖ה אֶת־הַ¦כֹּהֵֽן׃ </text:span><text:span text:style-name="WLC-versenumber">50 </text:span><text:span text:style-name="WLC-hebrewtext">וְ¦רָאָ֥ה הַ¦כֹּהֵ֖ן אֶת־הַ¦נָּ֑גַע וְ¦הִסְגִּ֥יר אֶת־הַ¦נֶּ֖גַע שִׁבְעַ֥ת יָמִֽים׃ </text:span><text:span text:style-name="WLC-versenumber">51 </text:span><text:span text:style-name="WLC-hebrewtext">וְ¦רָאָ֨ה אֶת־הַ¦נֶּ֜גַע בַּ¦יּ֣וֹם הַ¦שְּׁבִיעִ֗י כִּֽי־פָשָׂ֤ה הַ¦נֶּ֙גַע֙ בַּ֠¦בֶּגֶד אֽוֹ־בַ¦שְּׁתִ֤י אֽוֹ־בָ¦עֵ֙רֶב֙ א֣וֹ בָ¦ע֔וֹר לְ¦כֹ֛ל אֲשֶׁר־יֵעָשֶׂ֥ה הָ¦ע֖וֹר לִ¦מְלָאכָ֑ה צָרַ֧עַת מַמְאֶ֛רֶת הַ¦נֶּ֖גַע טָמֵ֥א הֽוּא׃ </text:span><text:span text:style-name="WLC-versenumber">52 </text:span><text:span text:style-name="WLC-hebrewtext">וְ¦שָׂרַ֨ף אֶת־הַ¦בֶּ֜גֶד א֥וֹ אֶֽת־הַ¦שְּׁתִ֣י ׀ א֣וֹ אֶת־הָ¦עֵ֗רֶב בַּ¦צֶּ֙מֶר֙ א֣וֹ בַ¦פִּשְׁתִּ֔ים א֚וֹ אֶת־כָּל־כְּלִ֣י הָ¦ע֔וֹר אֲשֶׁר־יִהְיֶ֥ה ב֖¦וֹ הַ¦נָּ֑גַע כִּֽי־צָרַ֤עַת מַמְאֶ֙רֶת֙ הִ֔וא בָּ¦אֵ֖שׁ תִּשָּׂרֵֽף׃ </text:span><text:span text:style-name="WLC-versenumber">53 </text:span><text:span text:style-name="WLC-hebrewtext">וְ¦אִם֮ יִרְאֶ֣ה הַ¦כֹּהֵן֒ וְ¦הִנֵּה֙ לֹא־פָשָׂ֣ה הַ¦נֶּ֔גַע בַּ¦בֶּ֕גֶד א֥וֹ בַ¦שְּׁתִ֖י א֣וֹ בָ¦עֵ֑רֶב א֖וֹ בְּ¦כָל־כְּלִי־עֽוֹר׃ </text:span><text:span text:style-name="WLC-versenumber">54 </text:span><text:span text:style-name="WLC-hebrewtext">וְ¦צִוָּה֙ הַ¦כֹּהֵ֔ן וְ¦כִ֨בְּס֔וּ אֵ֥ת אֲשֶׁר־בּ֖¦וֹ הַ¦נָּ֑גַע וְ¦הִסְגִּיר֥¦וֹ שִׁבְעַת־יָמִ֖ים שֵׁנִֽית׃ </text:span><text:span text:style-name="WLC-versenumber">55 </text:span><text:span text:style-name="WLC-hebrewtext">וְ¦רָאָ֨ה הַ¦כֹּהֵ֜ן אַחֲרֵ֣י ׀ הֻכַּבֵּ֣ס אֶת־הַ¦נֶּ֗גַע וְ֠¦הִנֵּה לֹֽא־הָפַ֨ךְ הַ¦נֶּ֤גַע אֶת־עֵינ¦וֹ֙ וְ¦הַ¦נֶּ֣גַע לֹֽא־פָשָׂ֔ה טָמֵ֣א ה֔וּא בָּ¦אֵ֖שׁ תִּשְׂרְפֶ֑¦נּוּ פְּחֶ֣תֶת הִ֔וא בְּ¦קָרַחְתּ֖¦וֹ א֥וֹ בְ¦גַבַּחְתּֽ¦וֹ׃ </text:span><text:span text:style-name="WLC-versenumber">56 </text:span><text:span text:style-name="WLC-hebrewtext">וְ¦אִם֮ רָאָ֣ה הַ¦כֹּהֵן֒ וְ¦הִנֵּה֙ כֵּהָ֣ה הַ¦נֶּ֔גַע אַחֲרֵ֖י הֻכַּבֵּ֣ס אֹת֑¦וֹ וְ¦קָרַ֣ע אֹת֗¦וֹ מִן־הַ¦בֶּ֙גֶד֙ א֣וֹ מִן־הָ¦ע֔וֹר א֥וֹ מִן־הַ¦שְּׁתִ֖י א֥וֹ מִן־הָ¦עֵֽרֶב׃ </text:span><text:span text:style-name="WLC-versenumber">57 </text:span><text:span text:style-name="WLC-hebrewtext">וְ¦אִם־תֵּרָאֶ֨ה ע֜וֹד בַּ֠¦בֶּגֶד אֽוֹ־בַ¦שְּׁתִ֤י אֽוֹ־בָ¦עֵ֙רֶב֙ א֣וֹ בְ¦כָל־כְּלִי־ע֔וֹר פֹּרַ֖חַת הִ֑וא בָּ¦אֵ֣שׁ תִּשְׂרְפֶ֔¦נּוּ אֵ֥ת אֲשֶׁר־בּ֖¦וֹ הַ¦נָּֽגַע׃ </text:span><text:span text:style-name="WLC-versenumber">58 </text:span><text:span text:style-name="WLC-hebrewtext">וְ¦הַ¦בֶּ֡גֶד אֽוֹ־הַ¦שְּׁתִ֨י אוֹ־הָ¦עֵ֜רֶב אֽוֹ־כָל־כְּלִ֤י הָ¦עוֹר֙ אֲשֶׁ֣ר תְּכַבֵּ֔ס וְ¦סָ֥ר מֵ¦הֶ֖ם הַ¦נָּ֑גַע וְ¦כֻבַּ֥ס שֵׁנִ֖ית וְ¦טָהֵֽר׃ </text:span><text:span text:style-name="WLC-versenumber">59 </text:span><text:span text:style-name="WLC-hebrewtext">זֹ֠את תּוֹרַ֨ת נֶֽגַע־צָרַ֜עַת בֶּ֥גֶד הַ¦צֶּ֣מֶר ׀ א֣וֹ הַ¦פִּשְׁתִּ֗ים א֤וֹ הַ¦שְּׁתִי֙ א֣וֹ הָ¦עֵ֔רֶב א֖וֹ כָּל־כְּלִי־ע֑וֹר לְ¦טַהֲר֖¦וֹ א֥וֹ לְ¦טַמְּאֽ¦וֹ׃ <text:span text:style-name="WLC-small">פ</text:span><text:span/><text:line-break/></text:span></text:p>
      <text:h xmlns:fo="http://www.w3.org/1999/XSL/Format" text:outline-level="1" text:style-name="WLC-chaptermarker">Leviticus 14</text:h>
      <text:p xmlns:fo="http://www.w3.org/1999/XSL/Format" text:style-name="WLC-chapter"><text:span text:style-name="WLC-chapternumber">14 </text:span><text:span text:style-name="WLC-hebrewtext">וַ¦יְדַבֵּ֥ר יְהוָ֖ה אֶל־מֹשֶׁ֥ה לֵּ¦אמֹֽר׃ </text:span><text:span text:style-name="WLC-versenumber">2 </text:span><text:span text:style-name="WLC-hebrewtext">זֹ֤את תִּֽהְיֶה֙ תּוֹרַ֣ת הַ¦מְּצֹרָ֔ע בְּ¦י֖וֹם טָהֳרָת֑¦וֹ וְ¦הוּבָ֖א אֶל־הַ¦כֹּהֵֽן׃ </text:span><text:span text:style-name="WLC-versenumber">3 </text:span><text:span text:style-name="WLC-hebrewtext">וְ¦יָצָא֙ הַ¦כֹּהֵ֔ן אֶל־מִ¦ח֖וּץ לַֽ¦מַּחֲנֶ֑ה וְ¦רָאָה֙ הַ¦כֹּהֵ֔ן וְ¦הִנֵּ֛ה נִרְפָּ֥א נֶֽגַע־הַ¦צָּרַ֖עַת מִן־הַ¦צָּרֽוּעַ׃ </text:span><text:span text:style-name="WLC-versenumber">4 </text:span><text:span text:style-name="WLC-hebrewtext">וְ¦צִוָּה֙ הַ¦כֹּהֵ֔ן וְ¦לָקַ֧ח לַ¦מִּטַּהֵ֛ר שְׁתֵּֽי־צִפֳּרִ֥ים חַיּ֖וֹת טְהֹר֑וֹת וְ¦עֵ֣ץ אֶ֔רֶז וּ¦שְׁנִ֥י תוֹלַ֖עַת וְ¦אֵזֹֽב׃ </text:span><text:span text:style-name="WLC-versenumber">5 </text:span><text:span text:style-name="WLC-hebrewtext">וְ¦צִוָּה֙ הַ¦כֹּהֵ֔ן וְ¦שָׁחַ֖ט אֶת־הַ¦צִּפּ֣וֹר הָ¦אֶחָ֑ת אֶל־כְּלִי־חֶ֖רֶשׂ עַל־מַ֥יִם חַיִּֽים׃ </text:span><text:span text:style-name="WLC-versenumber">6 </text:span><text:span text:style-name="WLC-hebrewtext">אֶת־הַ¦צִּפֹּ֤ר הַֽ¦חַיָּה֙ יִקַּ֣ח אֹתָ֔¦הּ וְ¦אֶת־עֵ֥ץ הָ¦אֶ֛רֶז וְ¦אֶת־שְׁנִ֥י הַ¦תּוֹלַ֖עַת וְ¦אֶת־הָ¦אֵזֹ֑ב וְ¦טָבַ֨ל אוֹתָ֜¦ם וְ¦אֵ֣ת ׀ הַ¦צִּפֹּ֣ר הַֽ¦חַיָּ֗ה בְּ¦דַם֙ הַ¦צִּפֹּ֣ר הַ¦שְּׁחֻטָ֔ה עַ֖ל הַ¦מַּ֥יִם הַֽ¦חַיִּֽים׃ </text:span><text:span text:style-name="WLC-versenumber">7 </text:span><text:span text:style-name="WLC-hebrewtext">וְ¦הִזָּ֗ה עַ֧ל הַ¦מִּטַּהֵ֛ר מִן־הַ¦צָּרַ֖עַת שֶׁ֣בַע פְּעָמִ֑ים וְ¦טִ֣הֲר֔¦וֹ וְ¦שִׁלַּ֛ח אֶת־הַ¦צִּפֹּ֥ר הַֽ¦חַיָּ֖ה עַל־פְּנֵ֥י הַ¦שָּׂדֶֽה׃ </text:span><text:span text:style-name="WLC-versenumber">8 </text:span><text:span text:style-name="WLC-hebrewtext">וְ¦כִבֶּס֩ הַ¦מִּטַּהֵ֨ר אֶת־בְּגָדָ֜י¦ו וְ¦גִלַּ֣ח אֶת־כָּל־שְׂעָר֗¦וֹ וְ¦רָחַ֤ץ בַּ¦מַּ֙יִם֙ וְ¦טָהֵ֔ר וְ¦אַחַ֖ר יָב֣וֹא אֶל־הַֽ¦מַּחֲנֶ֑ה וְ¦יָשַׁ֛ב מִ¦ח֥וּץ לְ¦אָהֳל֖¦וֹ שִׁבְעַ֥ת יָמִֽים׃ </text:span><text:span text:style-name="WLC-versenumber">9 </text:span><text:span text:style-name="WLC-hebrewtext">וְ¦הָיָה֩ בַ¦יּ֨וֹם הַ¦שְּׁבִיעִ֜י יְגַלַּ֣ח אֶת־כָּל־שְׂעָר֗¦וֹ אֶת־רֹאשׁ֤¦וֹ וְ¦אֶת־זְקָנ¦וֹ֙ וְ¦אֵת֙ גַּבֹּ֣ת עֵינָ֔י¦ו וְ¦אֶת־כָּל־שְׂעָר֖¦וֹ יְגַלֵּ֑חַ וְ¦כִבֶּ֣ס אֶת־בְּגָדָ֗י¦ו וְ¦רָחַ֧ץ אֶת־בְּשָׂר֛¦וֹ בַּ¦מַּ֖יִם וְ¦טָהֵֽר׃ </text:span><text:span text:style-name="WLC-versenumber">10 </text:span><text:span text:style-name="WLC-hebrewtext">וּ¦בַ¦יּ֣וֹם הַ¦שְּׁמִינִ֗י יִקַּ֤ח שְׁנֵֽי־כְבָשִׂים֙ תְּמִימִ֔ים וְ¦כַבְשָׂ֥ה אַחַ֛ת בַּת־שְׁנָתָ֖¦הּ תְּמִימָ֑ה וּ¦שְׁלֹשָׁ֣ה עֶשְׂרֹנִ֗ים סֹ֤לֶת מִנְחָה֙ בְּלוּלָ֣ה בַ¦שֶּׁ֔מֶן וְ¦לֹ֥ג אֶחָ֖ד שָֽׁמֶן׃ </text:span><text:span text:style-name="WLC-versenumber">11 </text:span><text:span text:style-name="WLC-hebrewtext">וְ¦הֶעֱמִ֞יד הַ¦כֹּהֵ֣ן הַֽ¦מְטַהֵ֗ר אֵ֛ת הָ¦אִ֥ישׁ הַ¦מִּטַּהֵ֖ר וְ¦אֹתָ֑¦ם לִ¦פְנֵ֣י יְהוָ֔ה פֶּ֖תַח אֹ֥הֶל מוֹעֵֽד׃ </text:span><text:span text:style-name="WLC-versenumber">12 </text:span><text:span text:style-name="WLC-hebrewtext">וְ¦לָקַ֨ח הַ¦כֹּהֵ֜ן אֶת־הַ¦כֶּ֣בֶשׂ הָ¦אֶחָ֗ד וְ¦הִקְרִ֥יב אֹת֛¦וֹ לְ¦אָשָׁ֖ם וְ¦אֶת־לֹ֣ג הַ¦שָּׁ֑מֶן וְ¦הֵנִ֥יף אֹתָ֛¦ם תְּנוּפָ֖ה לִ¦פְנֵ֥י יְהוָֽה׃ </text:span><text:span text:style-name="WLC-versenumber">13 </text:span><text:span text:style-name="WLC-hebrewtext">וְ¦שָׁחַ֣ט אֶת־הַ¦כֶּ֗בֶשׂ בִּ֠¦מְקוֹם אֲשֶׁ֨ר יִשְׁחַ֧ט אֶת־הַֽ¦חַטָּ֛את וְ¦אֶת־הָ¦עֹלָ֖ה בִּ¦מְק֣וֹם הַ¦קֹּ֑דֶשׁ כִּ֡י כַּ֠¦חַטָּאת הָ¦אָשָׁ֥ם הוּא֙ לַ¦כֹּהֵ֔ן קֹ֥דֶשׁ קָֽדָשִׁ֖ים הֽוּא׃ </text:span><text:span text:style-name="WLC-versenumber">14 </text:span><text:span text:style-name="WLC-hebrewtext">וְ¦לָקַ֣ח הַ¦כֹּהֵן֮ מִ¦דַּ֣ם הָ¦אָשָׁם֒ וְ¦נָתַן֙ הַ¦כֹּהֵ֔ן עַל־תְּנ֛וּךְ אֹ֥זֶן הַ¦מִּטַּהֵ֖ר הַ¦יְמָנִ֑ית וְ¦עַל־בֹּ֤הֶן יָד¦וֹ֙ הַ¦יְמָנִ֔ית וְ¦עַל־בֹּ֥הֶן רַגְל֖¦וֹ הַ¦יְמָנִֽית׃ </text:span><text:span text:style-name="WLC-versenumber">15 </text:span><text:span text:style-name="WLC-hebrewtext">וְ¦לָקַ֥ח הַ¦כֹּהֵ֖ן מִ¦לֹּ֣ג הַ¦שָּׁ֑מֶן וְ¦יָצַ֛ק עַל־כַּ֥ף הַ¦כֹּהֵ֖ן הַ¦שְּׂמָאלִֽית׃ </text:span><text:span text:style-name="WLC-versenumber">16 </text:span><text:span text:style-name="WLC-hebrewtext">וְ¦טָבַ֤ל הַ¦כֹּהֵן֙ אֶת־אֶצְבָּע֣¦וֹ הַ¦יְמָנִ֔ית מִן־הַ¦שֶּׁ֕מֶן אֲשֶׁ֥ר עַל־כַּפּ֖¦וֹ הַ¦שְּׂמָאלִ֑ית וְ¦הִזָּ֨ה מִן־הַ¦שֶּׁ֧מֶן בְּ¦אֶצְבָּע֛¦וֹ שֶׁ֥בַע פְּעָמִ֖ים לִ¦פְנֵ֥י יְהוָֽה׃ </text:span><text:span text:style-name="WLC-versenumber">17 </text:span><text:span text:style-name="WLC-hebrewtext">וּ¦מִ¦יֶּ֨תֶר הַ¦שֶּׁ֜מֶן אֲשֶׁ֣ר עַל־כַּפּ֗¦וֹ יִתֵּ֤ן הַ¦כֹּהֵן֙ עַל־תְּנ֞וּךְ אֹ֤זֶן הַ¦מִּטַּהֵר֙ הַ¦יְמָנִ֔ית וְ¦עַל־בֹּ֤הֶן יָד¦וֹ֙ הַ¦יְמָנִ֔ית וְ¦עַל־בֹּ֥הֶן רַגְל֖¦וֹ הַ¦יְמָנִ֑ית עַ֖ל דַּ֥ם הָ¦אָשָֽׁם׃ </text:span><text:span text:style-name="WLC-versenumber">18 </text:span><text:span text:style-name="WLC-hebrewtext">וְ¦הַ¦נּוֹתָ֗ר בַּ¦שֶּׁ֙מֶן֙ אֲשֶׁר֙ עַל־כַּ֣ף הַ¦כֹּהֵ֔ן יִתֵּ֖ן עַל־רֹ֣אשׁ הַ¦מִּטַּהֵ֑ר וְ¦כִפֶּ֥ר עָלָ֛י¦ו הַ¦כֹּהֵ֖ן לִ¦פְנֵ֥י יְהוָֽה׃ </text:span><text:span text:style-name="WLC-versenumber">19 </text:span><text:span text:style-name="WLC-hebrewtext">וְ¦עָשָׂ֤ה הַ¦כֹּהֵן֙ אֶת־הַ֣¦חַטָּ֔את וְ¦כִפֶּ֕ר עַל־הַ¦מִּטַּהֵ֖ר מִ¦טֻּמְאָת֑¦וֹ וְ¦אַחַ֖ר יִשְׁחַ֥ט אֶת־הָ¦עֹלָֽה׃ </text:span><text:span text:style-name="WLC-versenumber">20 </text:span><text:span text:style-name="WLC-hebrewtext">וְ¦הֶעֱלָ֧ה הַ¦כֹּהֵ֛ן אֶת־הָ¦עֹלָ֥ה וְ¦אֶת־הַ¦מִּנְחָ֖ה הַ¦מִּזְבֵּ֑חָ¦ה וְ¦כִפֶּ֥ר עָלָ֛י¦ו הַ¦כֹּהֵ֖ן וְ¦טָהֵֽר׃ <text:span text:style-name="WLC-small">ס</text:span><text:span>      </text:span></text:span><text:span text:style-name="WLC-versenumber">21 </text:span><text:span text:style-name="WLC-hebrewtext">וְ¦אִם־דַּ֣ל ה֗וּא וְ¦אֵ֣ין יָד¦וֹ֮ מַשֶּׂגֶת֒ וְ֠¦לָקַח כֶּ֣בֶשׂ אֶחָ֥ד אָשָׁ֛ם לִ¦תְנוּפָ֖ה לְ¦כַפֵּ֣ר עָלָ֑י¦ו וְ¦עִשָּׂר֨וֹן סֹ֜לֶת אֶחָ֨ד בָּל֥וּל בַּ¦שֶּׁ֛מֶן לְ¦מִנְחָ֖ה וְ¦לֹ֥ג שָֽׁמֶן׃ </text:span><text:span text:style-name="WLC-versenumber">22 </text:span><text:span text:style-name="WLC-hebrewtext">וּ¦שְׁתֵּ֣י תֹרִ֗ים א֤וֹ שְׁנֵי֙ בְּנֵ֣י יוֹנָ֔ה אֲשֶׁ֥ר תַּשִּׂ֖יג יָד֑¦וֹ וְ¦הָיָ֤ה אֶחָד֙ חַטָּ֔את וְ¦הָ¦אֶחָ֖ד עֹלָֽה׃ </text:span><text:span text:style-name="WLC-versenumber">23 </text:span><text:span text:style-name="WLC-hebrewtext">וְ¦הֵבִ֨יא אֹתָ֜¦ם בַּ¦יּ֧וֹם הַ¦שְּׁמִינִ֛י לְ¦טָהֳרָת֖¦וֹ אֶל־הַ¦כֹּהֵ֑ן אֶל־פֶּ֥תַח אֹֽהֶל־מוֹעֵ֖ד לִ¦פְנֵ֥י יְהוָֽה׃ </text:span><text:span text:style-name="WLC-versenumber">24 </text:span><text:span text:style-name="WLC-hebrewtext">וְ¦לָקַ֧ח הַ¦כֹּהֵ֛ן אֶת־כֶּ֥בֶשׂ הָ¦אָשָׁ֖ם וְ¦אֶת־לֹ֣ג הַ¦שָּׁ֑מֶן וְ¦הֵנִ֨יף אֹתָ֧¦ם הַ¦כֹּהֵ֛ן תְּנוּפָ֖ה לִ¦פְנֵ֥י יְהוָֽה׃ </text:span><text:span text:style-name="WLC-versenumber">25 </text:span><text:span text:style-name="WLC-hebrewtext">וְ¦שָׁחַט֮ אֶת־כֶּ֣בֶשׂ הָֽ¦אָשָׁם֒ וְ¦לָקַ֤ח הַ¦כֹּהֵן֙ מִ¦דַּ֣ם הָֽ¦אָשָׁ֔ם וְ¦נָתַ֛ן עַל־תְּנ֥וּךְ אֹֽזֶן־הַ¦מִּטַּהֵ֖ר הַ¦יְמָנִ֑ית וְ¦עַל־בֹּ֤הֶן יָד¦וֹ֙ הַ¦יְמָנִ֔ית וְ¦עַל־בֹּ֥הֶן רַגְל֖¦וֹ הַ¦יְמָנִֽית׃ </text:span><text:span text:style-name="WLC-versenumber">26 </text:span><text:span text:style-name="WLC-hebrewtext">וּ¦מִן־הַ¦שֶּׁ֖מֶן יִצֹ֣ק הַ¦כֹּהֵ֑ן עַל־כַּ֥ף הַ¦כֹּהֵ֖ן הַ¦שְּׂמָאלִֽית׃ </text:span><text:span text:style-name="WLC-versenumber">27 </text:span><text:span text:style-name="WLC-hebrewtext">וְ¦הִזָּ֤ה הַ¦כֹּהֵן֙ בְּ¦אֶצְבָּע֣¦וֹ הַ¦יְמָנִ֔ית מִן־הַ¦שֶּׁ֕מֶן אֲשֶׁ֥ר עַל־כַּפּ֖¦וֹ הַ¦שְּׂמָאלִ֑ית שֶׁ֥בַע פְּעָמִ֖ים לִ¦פְנֵ֥י יְהוָֽה׃ </text:span><text:span text:style-name="WLC-versenumber">28 </text:span><text:span text:style-name="WLC-hebrewtext">וְ¦נָתַ֨ן הַ¦כֹּהֵ֜ן מִן־הַ¦שֶּׁ֣מֶן ׀ אֲשֶׁ֣ר עַל־כַּפּ֗¦וֹ עַל־תְּנ֞וּךְ אֹ֤זֶן הַ¦מִּטַּהֵר֙ הַ¦יְמָנִ֔ית וְ¦עַל־בֹּ֤הֶן יָד¦וֹ֙ הַ¦יְמָנִ֔ית וְ¦עַל־בֹּ֥הֶן רַגְל֖¦וֹ הַ¦יְמָנִ֑ית עַל־מְק֖וֹם דַּ֥ם הָ¦אָשָֽׁם׃ </text:span><text:span text:style-name="WLC-versenumber">29 </text:span><text:span text:style-name="WLC-hebrewtext">וְ¦הַ¦נּוֹתָ֗ר מִן־הַ¦שֶּׁ֙מֶן֙ אֲשֶׁר֙ עַל־כַּ֣ף הַ¦כֹּהֵ֔ן יִתֵּ֖ן עַל־רֹ֣אשׁ הַ¦מִּטַּהֵ֑ר לְ¦כַפֵּ֥ר עָלָ֖י¦ו לִ¦פְנֵ֥י יְהוָֽה׃ </text:span><text:span text:style-name="WLC-versenumber">30 </text:span><text:span text:style-name="WLC-hebrewtext">וְ¦עָשָׂ֤ה אֶת־הָֽ¦אֶחָד֙ מִן־הַ¦תֹּרִ֔ים א֖וֹ מִן־בְּנֵ֣י הַ¦יּוֹנָ֑ה מֵ¦אֲשֶׁ֥ר תַּשִּׂ֖יג יָדֽ¦וֹ׃ </text:span><text:span text:style-name="WLC-versenumber">31 </text:span><text:span text:style-name="WLC-hebrewtext">אֵ֣ת אֲשֶׁר־תַּשִּׂ֞יג יָד֗¦וֹ אֶת־הָ¦אֶחָ֥ד חַטָּ֛את וְ¦אֶת־הָ¦אֶחָ֥ד עֹלָ֖ה עַל־הַ¦מִּנְחָ֑ה וְ¦כִפֶּ֧ר הַ¦כֹּהֵ֛ן עַ֥ל הַ¦מִּטַּהֵ֖ר לִ¦פְנֵ֥י יְהוָֽה׃ </text:span><text:span text:style-name="WLC-versenumber">32 </text:span><text:span text:style-name="WLC-hebrewtext">זֹ֣את תּוֹרַ֔ת אֲשֶׁר־בּ֖¦וֹ נֶ֣גַע צָרָ֑עַת אֲשֶׁ֛ר לֹֽא־תַשִּׂ֥יג יָד֖¦וֹ בְּ¦טָהֳרָתֽ¦וֹ׃ <text:span text:style-name="WLC-small">פ</text:span><text:span/><text:line-break/></text:span><text:span text:style-name="WLC-versenumber">33 </text:span><text:span text:style-name="WLC-hebrewtext">וַ¦יְדַבֵּ֣ר יְהוָ֔ה אֶל־מֹשֶׁ֥ה וְ¦אֶֽל־אַהֲרֹ֖ן לֵ¦אמֹֽר׃ </text:span><text:span text:style-name="WLC-versenumber">34 </text:span><text:span text:style-name="WLC-hebrewtext">כִּ֤י תָבֹ֙אוּ֙ אֶל־אֶ֣רֶץ כְּנַ֔עַן אֲשֶׁ֥ר אֲנִ֛י נֹתֵ֥ן לָ¦כֶ֖ם לַ¦אֲחֻזָּ֑ה וְ¦נָתַתִּי֙ נֶ֣גַע צָרַ֔עַת בְּ¦בֵ֖ית אֶ֥רֶץ אֲחֻזַּתְ¦כֶֽם׃ </text:span><text:span text:style-name="WLC-versenumber">35 </text:span><text:span text:style-name="WLC-hebrewtext">וּ¦בָא֙ אֲשֶׁר־ל֣¦וֹ הַ¦בַּ֔יִת וְ¦הִגִּ֥יד לַ¦כֹּהֵ֖ן לֵ¦אמֹ֑ר כְּ¦נֶ֕גַע נִרְאָ֥ה לִ֖¦י בַּ¦בָּֽיִת׃ </text:span><text:span text:style-name="WLC-versenumber">36 </text:span><text:span text:style-name="WLC-hebrewtext">וְ¦צִוָּ֨ה הַ¦כֹּהֵ֜ן וּ¦פִנּ֣וּ אֶת־הַ¦בַּ֗יִת בְּ¦טֶ֨רֶם יָבֹ֤א הַ¦כֹּהֵן֙ לִ¦רְא֣וֹת אֶת־הַ¦נֶּ֔גַע וְ¦לֹ֥א יִטְמָ֖א כָּל־אֲשֶׁ֣ר בַּ¦בָּ֑יִת וְ¦אַ֥חַר כֵּ֛ן יָבֹ֥א הַ¦כֹּהֵ֖ן לִ¦רְא֥וֹת אֶת־הַ¦בָּֽיִת׃ </text:span><text:span text:style-name="WLC-versenumber">37 </text:span><text:span text:style-name="WLC-hebrewtext">וְ¦רָאָ֣ה אֶת־הַ¦נֶּ֗גַע וְ¦הִנֵּ֤ה הַ¦נֶּ֙גַע֙ בְּ¦קִירֹ֣ת הַ¦בַּ֔יִת שְׁקַֽעֲרוּרֹת֙ יְרַקְרַקֹּ֔ת א֖וֹ אֲדַמְדַּמֹּ֑ת וּ¦מַרְאֵי¦הֶ֥ן שָׁפָ֖ל מִן־הַ¦קִּֽיר׃ </text:span><text:span text:style-name="WLC-versenumber">38 </text:span><text:span text:style-name="WLC-hebrewtext">וְ¦יָצָ֧א הַ¦כֹּהֵ֛ן מִן־הַ¦בַּ֖יִת אֶל־פֶּ֣תַח הַ¦בָּ֑יִת וְ¦הִסְגִּ֥יר אֶת־הַ¦בַּ֖יִת שִׁבְעַ֥ת יָמִֽים׃ </text:span><text:span text:style-name="WLC-versenumber">39 </text:span><text:span text:style-name="WLC-hebrewtext">וְ¦שָׁ֥ב הַ¦כֹּהֵ֖ן בַּ¦יּ֣וֹם הַ¦שְּׁבִיעִ֑י וְ¦רָאָ֕ה וְ¦הִנֵּ֛ה פָּשָׂ֥ה הַ¦נֶּ֖גַע בְּ¦קִירֹ֥ת הַ¦בָּֽיִת׃ </text:span><text:span text:style-name="WLC-versenumber">40 </text:span><text:span text:style-name="WLC-hebrewtext">וְ¦צִוָּה֙ הַ¦כֹּהֵ֔ן וְ¦חִלְּצוּ֙ אֶת־הָ֣¦אֲבָנִ֔ים אֲשֶׁ֥ר בָּ¦הֵ֖ן הַ¦נָּ֑גַע וְ¦הִשְׁלִ֤יכוּ אֶתְ¦הֶן֙ אֶל־מִ¦ח֣וּץ לָ¦עִ֔יר אֶל־מָק֖וֹם טָמֵֽא׃ </text:span><text:span text:style-name="WLC-versenumber">41 </text:span><text:span text:style-name="WLC-hebrewtext">וְ¦אֶת־הַ¦בַּ֛יִת יַקְצִ֥עַ מִ¦בַּ֖יִת סָבִ֑יב וְ¦שָׁפְכ֗וּ אֶת־הֶֽ¦עָפָר֙ אֲשֶׁ֣ר הִקְצ֔וּ אֶל־מִ¦ח֣וּץ לָ¦עִ֔יר אֶל־מָק֖וֹם טָמֵֽא׃ </text:span><text:span text:style-name="WLC-versenumber">42 </text:span><text:span text:style-name="WLC-hebrewtext">וְ¦לָקְחוּ֙ אֲבָנִ֣ים אֲחֵר֔וֹת וְ¦הֵבִ֖יאוּ אֶל־תַּ֣חַת הָ¦אֲבָנִ֑ים וְ¦עָפָ֥ר אַחֵ֛ר יִקַּ֖ח וְ¦טָ֥ח אֶת־הַ¦בָּֽיִת׃ </text:span><text:span text:style-name="WLC-versenumber">43 </text:span><text:span text:style-name="WLC-hebrewtext">וְ¦אִם־יָשׁ֤וּב הַ¦נֶּ֙גַע֙ וּ¦פָרַ֣ח בַּ¦בַּ֔יִת אַחַ֖ר חִלֵּ֣ץ אֶת־הָ¦אֲבָנִ֑ים וְ¦אַחֲרֵ֛י הִקְצ֥וֹת אֶת־הַ¦בַּ֖יִת וְ¦אַחֲרֵ֥י הִטּֽוֹחַ׃ </text:span><text:span text:style-name="WLC-versenumber">44 </text:span><text:span text:style-name="WLC-hebrewtext">וּ¦בָא֙ הַ¦כֹּהֵ֔ן וְ¦רָאָ֕ה וְ¦הִנֵּ֛ה פָּשָׂ֥ה הַ¦נֶּ֖גַע בַּ¦בָּ֑יִת צָרַ֨עַת מַמְאֶ֥רֶת הִ֛וא בַּ¦בַּ֖יִת טָמֵ֥א הֽוּא׃ </text:span><text:span text:style-name="WLC-versenumber">45 </text:span><text:span text:style-name="WLC-hebrewtext">וְ¦נָתַ֣ץ אֶת־הַ¦בַּ֗יִת אֶת־אֲבָנָי¦ו֙ וְ¦אֶת־עֵצָ֔י¦ו וְ¦אֵ֖ת כָּל־עֲפַ֣ר הַ¦בָּ֑יִת וְ¦הוֹצִיא֙ אֶל־מִ¦ח֣וּץ לָ¦עִ֔יר אֶל־מָק֖וֹם טָמֵֽא׃ </text:span><text:span text:style-name="WLC-versenumber">46 </text:span><text:span text:style-name="WLC-hebrewtext">וְ¦הַ¦בָּא֙ אֶל־הַ¦בַּ֔יִת כָּל־יְמֵ֖י הִסְגִּ֣יר אֹת֑¦וֹ יִטְמָ֖א עַד־הָ¦עָֽרֶב׃ </text:span><text:span text:style-name="WLC-versenumber">47 </text:span><text:span text:style-name="WLC-hebrewtext">וְ¦הַ¦שֹּׁכֵ֣ב בַּ¦בַּ֔יִת יְכַבֵּ֖ס אֶת־בְּגָדָ֑י¦ו וְ¦הָ¦אֹכֵ֣ל בַּ¦בַּ֔יִת יְכַבֵּ֖ס אֶת־בְּגָדָֽי¦ו׃ </text:span><text:span text:style-name="WLC-versenumber">48 </text:span><text:span text:style-name="WLC-hebrewtext">וְ¦אִם־בֹּ֨א יָבֹ֜א הַ¦כֹּהֵ֗ן וְ¦רָאָה֙ וְ֠¦הִנֵּה לֹא־פָשָׂ֤ה הַ¦נֶּ֙גַע֙ בַּ¦בַּ֔יִת אַחֲרֵ֖י הִטֹּ֣חַ אֶת־הַ¦בָּ֑יִת וְ¦טִהַ֤ר הַ¦כֹּהֵן֙ אֶת־הַ¦בַּ֔יִת כִּ֥י נִרְפָּ֖א הַ¦נָּֽגַע׃<text:span text:style-name="WLC-note"><text:note text:note-class="footnote"><text:note-citation text:label="v">v</text:note-citation><text:note-body><text:p text:style-name="WLC-notebody">We read one or more vowels in L differently from BHS. </text:p></text:note-body></text:note></text:span>
 </text:span><text:span text:style-name="WLC-versenumber">49 </text:span><text:span text:style-name="WLC-hebrewtext">וְ¦לָקַ֛ח לְ¦חַטֵּ֥א אֶת־הַ¦בַּ֖יִת שְׁתֵּ֣י צִפֳּרִ֑ים וְ¦עֵ֣ץ אֶ֔רֶז וּ¦שְׁנִ֥י תוֹלַ֖עַת וְ¦אֵזֹֽב׃ </text:span><text:span text:style-name="WLC-versenumber">50 </text:span><text:span text:style-name="WLC-hebrewtext">וְ¦שָׁחַ֖ט אֶת־הַ¦צִּפֹּ֣ר הָ¦אֶחָ֑ת אֶל־כְּלִי־חֶ֖רֶשׂ עַל־מַ֥יִם חַיִּֽים׃ </text:span><text:span text:style-name="WLC-versenumber">51 </text:span><text:span text:style-name="WLC-hebrewtext">וְ¦לָקַ֣ח אֶת־עֵֽץ־הָ֠¦אֶרֶז וְ¦אֶת־הָ֨¦אֵזֹ֜ב וְ¦אֵ֣ת ׀ שְׁנִ֣י הַ¦תּוֹלַ֗עַת וְ¦אֵת֮ הַ¦צִּפֹּ֣ר הַֽ¦חַיָּה֒ וְ¦טָבַ֣ל אֹתָ֗¦ם בְּ¦דַם֙ הַ¦צִּפֹּ֣ר הַ¦שְּׁחוּטָ֔ה וּ¦בַ¦מַּ֖יִם הַֽ¦חַיִּ֑ים וְ¦הִזָּ֥ה אֶל־הַ¦בַּ֖יִת שֶׁ֥בַע פְּעָמִֽים׃ </text:span><text:span text:style-name="WLC-versenumber">52 </text:span><text:span text:style-name="WLC-hebrewtext">וְ¦חִטֵּ֣א אֶת־הַ¦בַּ֔יִת בְּ¦דַם֙ הַ¦צִּפּ֔וֹר וּ¦בַ¦מַּ֖יִם הַֽ¦חַיִּ֑ים וּ¦בַ¦צִּפֹּ֣ר הַ¦חַיָּ֗ה וּ¦בְ¦עֵ֥ץ הָ¦אֶ֛רֶז וּ¦בָ¦אֵזֹ֖ב וּ¦בִ¦שְׁנִ֥י הַ¦תּוֹלָֽעַת׃ </text:span><text:span text:style-name="WLC-versenumber">53 </text:span><text:span text:style-name="WLC-hebrewtext">וְ¦שִׁלַּ֞ח אֶת־הַ¦צִּפֹּ֧ר הַֽ¦חַיָּ֛ה אֶל־מִ¦ח֥וּץ לָ¦עִ֖יר אֶל־פְּנֵ֣י הַ¦שָּׂדֶ֑ה וְ¦כִפֶּ֥ר עַל־הַ¦בַּ֖יִת וְ¦טָהֵֽר׃ </text:span><text:span text:style-name="WLC-versenumber">54 </text:span><text:span text:style-name="WLC-hebrewtext">זֹ֖את הַ¦תּוֹרָ֑ה לְ¦כָל־נֶ֥גַע הַ¦צָּרַ֖עַת וְ¦לַ¦נָּֽתֶק׃ </text:span><text:span text:style-name="WLC-versenumber">55 </text:span><text:span text:style-name="WLC-hebrewtext">וּ¦לְ¦צָרַ֥עַת הַ¦בֶּ֖גֶד וְ¦לַ¦בָּֽיִת׃ </text:span><text:span text:style-name="WLC-versenumber">56 </text:span><text:span text:style-name="WLC-hebrewtext">וְ¦לַ¦שְׂאֵ֥ת וְ¦לַ¦סַּפַּ֖חַת וְ¦לַ¦בֶּהָֽרֶת׃ </text:span><text:span text:style-name="WLC-versenumber">57 </text:span><text:span text:style-name="WLC-hebrewtext">לְ¦הוֹרֹ֕ת בְּ¦י֥וֹם הַ¦טָּמֵ֖א וּ¦בְ¦י֣וֹם הַ¦טָּהֹ֑ר זֹ֥את תּוֹרַ֖ת הַ¦צָּרָֽעַת׃ <text:span text:style-name="WLC-small">ס</text:span><text:span>      </text:span></text:span></text:p>
      <text:h xmlns:fo="http://www.w3.org/1999/XSL/Format" text:outline-level="1" text:style-name="WLC-chaptermarker">Leviticus 15</text:h>
      <text:p xmlns:fo="http://www.w3.org/1999/XSL/Format" text:style-name="WLC-chapter"><text:span text:style-name="WLC-chapternumber">15 </text:span><text:span text:style-name="WLC-hebrewtext">וַ¦יְדַבֵּ֣ר יְהוָ֔ה אֶל־מֹשֶׁ֥ה וְ¦אֶֽל־אַהֲרֹ֖ן לֵ¦אמֹֽר׃ </text:span><text:span text:style-name="WLC-versenumber">2 </text:span><text:span text:style-name="WLC-hebrewtext">דַּבְּרוּ֙ אֶל־בְּנֵ֣י יִשְׂרָאֵ֔ל וַ¦אֲמַרְתֶּ֖ם אֲלֵ¦הֶ֑ם אִ֣ישׁ אִ֗ישׁ כִּ֤י יִהְיֶה֙ זָ֣ב מִ¦בְּשָׂר֔¦וֹ זוֹב֖¦וֹ טָמֵ֥א הֽוּא׃ </text:span><text:span text:style-name="WLC-versenumber">3 </text:span><text:span text:style-name="WLC-hebrewtext">וְ¦זֹ֛את תִּהְיֶ֥ה טֻמְאָת֖¦וֹ בְּ¦זוֹב֑¦וֹ רָ֣ר בְּשָׂר֞¦וֹ אֶת־זוֹב֗¦וֹ אֽוֹ־הֶחְתִּ֤ים בְּשָׂר¦וֹ֙ מִ¦זּוֹב֔¦וֹ טֻמְאָת֖¦וֹ הִֽוא׃ </text:span><text:span text:style-name="WLC-versenumber">4 </text:span><text:span text:style-name="WLC-hebrewtext">כָּל־הַ¦מִּשְׁכָּ֗ב אֲשֶׁ֨ר יִשְׁכַּ֥ב עָלָ֛י¦ו הַ¦זָּ֖ב יִטְמָ֑א וְ¦כָֽל־הַ¦כְּלִ֛י אֲשֶׁר־יֵשֵׁ֥ב עָלָ֖י¦ו יִטְמָֽא׃ </text:span><text:span text:style-name="WLC-versenumber">5 </text:span><text:span text:style-name="WLC-hebrewtext">וְ¦אִ֕ישׁ אֲשֶׁ֥ר יִגַּ֖ע בְּ¦מִשְׁכָּב֑¦וֹ יְכַבֵּ֧ס בְּגָדָ֛י¦ו וְ¦רָחַ֥ץ בַּ¦מַּ֖יִם וְ¦טָמֵ֥א עַד־הָ¦עָֽרֶב׃ </text:span><text:span text:style-name="WLC-versenumber">6 </text:span><text:span text:style-name="WLC-hebrewtext">וְ¦הַ¦יֹּשֵׁב֙ עַֽל־הַ¦כְּלִ֔י אֲשֶׁר־יֵשֵׁ֥ב עָלָ֖י¦ו הַ¦זָּ֑ב יְכַבֵּ֧ס בְּגָדָ֛י¦ו וְ¦רָחַ֥ץ בַּ¦מַּ֖יִם וְ¦טָמֵ֥א עַד־הָ¦עָֽרֶב׃ </text:span><text:span text:style-name="WLC-versenumber">7 </text:span><text:span text:style-name="WLC-hebrewtext">וְ¦הַ¦נֹּגֵ֖עַ בִּ¦בְשַׂ֣ר הַ¦זָּ֑ב יְכַבֵּ֧ס בְּגָדָ֛י¦ו וְ¦רָחַ֥ץ בַּ¦מַּ֖יִם וְ¦טָמֵ֥א עַד־הָ¦עָֽרֶב׃ </text:span><text:span text:style-name="WLC-versenumber">8 </text:span><text:span text:style-name="WLC-hebrewtext">וְ¦כִֽי־יָרֹ֛ק הַ¦זָּ֖ב בַּ¦טָּה֑וֹר וְ¦כִבֶּ֧ס בְּגָדָ֛י¦ו וְ¦רָחַ֥ץ בַּ¦מַּ֖יִם וְ¦טָמֵ֥א עַד־הָ¦עָֽרֶב׃ </text:span><text:span text:style-name="WLC-versenumber">9 </text:span><text:span text:style-name="WLC-hebrewtext">וְ¦כָל־הַ¦מֶּרְכָּ֗ב אֲשֶׁ֨ר יִרְכַּ֥ב עָלָ֛י¦ו הַ¦זָּ֖ב יִטְמָֽא׃ </text:span><text:span text:style-name="WLC-versenumber">10 </text:span><text:span text:style-name="WLC-hebrewtext">וְ¦כָל־הַ¦נֹּגֵ֗עַ בְּ¦כֹל֙ אֲשֶׁ֣ר יִהְיֶ֣ה תַחְתָּ֔י¦ו יִטְמָ֖א עַד־הָ¦עָ֑רֶב וְ¦הַ¦נּוֹשֵׂ֣א אוֹתָ֔¦ם יְכַבֵּ֧ס בְּגָדָ֛י¦ו וְ¦רָחַ֥ץ בַּ¦מַּ֖יִם וְ¦טָמֵ֥א עַד־הָ¦עָֽרֶב׃ </text:span><text:span text:style-name="WLC-versenumber">11 </text:span><text:span text:style-name="WLC-hebrewtext">וְ¦כֹ֨ל אֲשֶׁ֤ר יִגַּע־בּ¦וֹ֙ הַ¦זָּ֔ב וְ¦יָדָ֖י¦ו לֹא־שָׁטַ֣ף בַּ¦מָּ֑יִם וְ¦כִבֶּ֧ס בְּגָדָ֛י¦ו וְ¦רָחַ֥ץ בַּ¦מַּ֖יִם וְ¦טָמֵ֥א עַד־הָ¦עָֽרֶב׃ </text:span><text:span text:style-name="WLC-versenumber">12 </text:span><text:span text:style-name="WLC-hebrewtext">וּ¦כְלִי־חֶ֛רֶשׂ אֲשֶׁר־יִגַּע־בּ֥¦וֹ הַ¦זָּ֖ב יִשָּׁבֵ֑ר וְ¦כָל־כְּלִי־עֵ֔ץ יִשָּׁטֵ֖ף בַּ¦מָּֽיִם׃ </text:span><text:span text:style-name="WLC-versenumber">13 </text:span><text:span text:style-name="WLC-hebrewtext">וְ¦כִֽי־יִטְהַ֤ר הַ¦זָּב֙ מִ¦זּוֹב֔¦וֹ וְ¦סָ֨פַר ל֜¦וֹ שִׁבְעַ֥ת יָמִ֛ים לְ¦טָהֳרָת֖¦וֹ וְ¦כִבֶּ֣ס בְּגָדָ֑י¦ו וְ¦רָחַ֧ץ בְּשָׂר֛¦וֹ בְּ¦מַ֥יִם חַיִּ֖ים וְ¦טָהֵֽר׃ </text:span><text:span text:style-name="WLC-versenumber">14 </text:span><text:span text:style-name="WLC-hebrewtext">וּ¦בַ¦יּ֣וֹם הַ¦שְּׁמִינִ֗י יִֽקַּֽח־ל¦וֹ֙ שְׁתֵּ֣י תֹרִ֔ים א֥וֹ שְׁנֵ֖י בְּנֵ֣י יוֹנָ֑ה וּ¦בָ֣א ׀ לִ¦פְנֵ֣י יְהוָ֗ה אֶל־פֶּ֙תַח֙ אֹ֣הֶל מוֹעֵ֔ד וּ¦נְתָנָ֖¦ם אֶל־הַ¦כֹּהֵֽן׃ </text:span><text:span text:style-name="WLC-versenumber">15 </text:span><text:span text:style-name="WLC-hebrewtext">וְ¦עָשָׂ֤ה אֹתָ¦ם֙ הַ¦כֹּהֵ֔ן אֶחָ֣ד חַטָּ֔את וְ¦הָ¦אֶחָ֖ד עֹלָ֑ה וְ¦כִפֶּ֨ר עָלָ֧י¦ו הַ¦כֹּהֵ֛ן לִ¦פְנֵ֥י יְהוָ֖ה מִ¦זּוֹבֽ¦וֹ׃ <text:span text:style-name="WLC-small">ס</text:span><text:span>      </text:span></text:span><text:span text:style-name="WLC-versenumber">16 </text:span><text:span text:style-name="WLC-hebrewtext">וְ¦אִ֕ישׁ כִּֽי־תֵצֵ֥א מִמֶּ֖¦נּוּ שִׁכְבַת־זָ֑רַע וְ¦רָחַ֥ץ בַּ¦מַּ֛יִם אֶת־כָּל־בְּשָׂר֖¦וֹ וְ¦טָמֵ֥א עַד־הָ¦עָֽרֶב׃ </text:span><text:span text:style-name="WLC-versenumber">17 </text:span><text:span text:style-name="WLC-hebrewtext">וְ¦כָל־בֶּ֣גֶד וְ¦כָל־ע֔וֹר אֲשֶׁר־יִהְיֶ֥ה עָלָ֖י¦ו שִׁכְבַת־זָ֑רַע וְ¦כֻבַּ֥ס בַּ¦מַּ֖יִם וְ¦טָמֵ֥א עַד־הָ¦עָֽרֶב׃ <text:span text:style-name="WLC-small">פ</text:span><text:span/><text:line-break/></text:span><text:span text:style-name="WLC-versenumber">18 </text:span><text:span text:style-name="WLC-hebrewtext">וְ¦אִשָּׁ֕ה אֲשֶׁ֨ר יִשְׁכַּ֥ב אִ֛ישׁ אֹתָ֖¦הּ שִׁכְבַת־זָ֑רַע וְ¦רָחֲצ֣וּ בַ¦מַּ֔יִם וְ¦טָמְא֖וּ עַד־הָ¦עָֽרֶב׃ </text:span><text:span text:style-name="WLC-versenumber">19 </text:span><text:span text:style-name="WLC-hebrewtext">וְ¦אִשָּׁה֙ כִּֽי־תִהְיֶ֣ה זָבָ֔ה דָּ֛ם יִהְיֶ֥ה זֹבָ֖¦הּ בִּ¦בְשָׂרָ֑¦הּ שִׁבְעַ֤ת יָמִים֙ תִּהְיֶ֣ה בְ¦נִדָּתָ֔¦הּ וְ¦כָל־הַ¦נֹּגֵ֥עַ בָּ֖¦הּ יִטְמָ֥א עַד־הָ¦עָֽרֶב׃ </text:span><text:span text:style-name="WLC-versenumber">20 </text:span><text:span text:style-name="WLC-hebrewtext">וְ¦כֹל֩ אֲשֶׁ֨ר תִּשְׁכַּ֥ב עָלָ֛י¦ו בְּ¦נִדָּתָ֖¦הּ יִטְמָ֑א וְ¦כֹ֛ל אֲשֶׁר־תֵּשֵׁ֥ב עָלָ֖י¦ו יִטְמָֽא׃ </text:span><text:span text:style-name="WLC-versenumber">21 </text:span><text:span text:style-name="WLC-hebrewtext">וְ¦כָל־הַ¦נֹּגֵ֖עַ בְּ¦מִשְׁכָּבָ֑¦הּ יְכַבֵּ֧ס בְּגָדָ֛י¦ו וְ¦רָחַ֥ץ בַּ¦מַּ֖יִם וְ¦טָמֵ֥א עַד־הָ¦עָֽרֶב׃ </text:span><text:span text:style-name="WLC-versenumber">22 </text:span><text:span text:style-name="WLC-hebrewtext">וְ¦כָל־הַ¦נֹּגֵ֔עַ בְּ¦כָל־כְּלִ֖י אֲשֶׁר־תֵּשֵׁ֣ב עָלָ֑י¦ו יְכַבֵּ֧ס בְּגָדָ֛י¦ו וְ¦רָחַ֥ץ בַּ¦מַּ֖יִם וְ¦טָמֵ֥א עַד־הָ¦עָֽרֶב׃ </text:span><text:span text:style-name="WLC-versenumber">23 </text:span><text:span text:style-name="WLC-hebrewtext">וְ¦אִ֨ם עַֽל־הַ¦מִּשְׁכָּ֜ב ה֗וּא א֧וֹ עַֽל־הַ¦כְּלִ֛י אֲשֶׁר־הִ֥וא יֹשֶֽׁבֶת־עָלָ֖י¦ו בְּ¦נָגְע¦וֹ־ב֑¦וֹ יִטְמָ֖א עַד־הָ¦עָֽרֶב׃ </text:span><text:span text:style-name="WLC-versenumber">24 </text:span><text:span text:style-name="WLC-hebrewtext">וְ¦אִ֡ם שָׁכֹב֩ יִשְׁכַּ֨ב אִ֜ישׁ אֹתָ֗¦הּ וּ¦תְהִ֤י נִדָּתָ¦הּ֙ עָלָ֔י¦ו וְ¦טָמֵ֖א שִׁבְעַ֣ת יָמִ֑ים וְ¦כָל־הַ¦מִּשְׁכָּ֛ב אֲשֶׁר־יִשְׁכַּ֥ב עָלָ֖י¦ו יִטְמָֽא׃ <text:span text:style-name="WLC-small">פ</text:span><text:span/><text:line-break/></text:span><text:span text:style-name="WLC-versenumber">25 </text:span><text:span text:style-name="WLC-hebrewtext">וְ¦אִשָּׁ֡ה כִּֽי־יָזוּב֩ ז֨וֹב דָּמָ֜¦הּ יָמִ֣ים רַבִּ֗ים בְּ¦לֹא֙ עֶת־נִדָּתָ֔¦הּ א֥וֹ כִֽי־תָז֖וּב עַל־נִדָּתָ֑¦הּ כָּל־יְמֵ֞י ז֣וֹב טֻמְאָתָ֗¦הּ כִּ¦ימֵ֧י נִדָּתָ֛¦הּ תִּהְיֶ֖ה טְמֵאָ֥ה הִֽוא׃ </text:span><text:span text:style-name="WLC-versenumber">26 </text:span><text:span text:style-name="WLC-hebrewtext">כָּל־הַ¦מִּשְׁכָּ֞ב אֲשֶׁר־תִּשְׁכַּ֤ב עָלָי¦ו֙ כָּל־יְמֵ֣י זוֹבָ֔¦הּ כְּ¦מִשְׁכַּ֥ב נִדָּתָ֖¦הּ יִֽהְיֶה־לָּ֑¦הּ וְ¦כָֽל־הַ¦כְּלִי֙ אֲשֶׁ֣ר תֵּשֵׁ֣ב עָלָ֔י¦ו טָמֵ֣א יִהְיֶ֔ה כְּ¦טֻמְאַ֖ת נִדָּתָֽ¦הּ׃ </text:span><text:span text:style-name="WLC-versenumber">27 </text:span><text:span text:style-name="WLC-hebrewtext">וְ¦כָל־הַ¦נּוֹגֵ֥עַ בָּ֖¦ם יִטְמָ֑א וְ¦כִבֶּ֧ס בְּגָדָ֛י¦ו וְ¦רָחַ֥ץ בַּ¦מַּ֖יִם וְ¦טָמֵ֥א עַד־הָ¦עָֽרֶב׃ </text:span><text:span text:style-name="WLC-versenumber">28 </text:span><text:span text:style-name="WLC-hebrewtext">וְ¦אִֽם־טָהֲרָ֖ה מִ¦זּוֹבָ֑¦הּ וְ¦סָ֥פְרָה לָּ֛¦הּ שִׁבְעַ֥ת יָמִ֖ים וְ¦אַחַ֥ר תִּטְהָֽר׃ </text:span><text:span text:style-name="WLC-versenumber">29 </text:span><text:span text:style-name="WLC-hebrewtext">וּ¦בַ¦יּ֣וֹם הַ¦שְּׁמִינִ֗י תִּֽקַּֽח־לָ¦הּ֙ שְׁתֵּ֣י תֹרִ֔ים א֥וֹ שְׁנֵ֖י בְּנֵ֣י יוֹנָ֑ה וְ¦הֵבִיאָ֤ה אוֹתָ¦ם֙ אֶל־הַ¦כֹּהֵ֔ן אֶל־פֶּ֖תַח אֹ֥הֶל מוֹעֵֽד׃ </text:span><text:span text:style-name="WLC-versenumber">30 </text:span><text:span text:style-name="WLC-hebrewtext">וְ¦עָשָׂ֤ה הַ¦כֹּהֵן֙ אֶת־הָ¦אֶחָ֣ד חַטָּ֔את וְ¦אֶת־הָ¦אֶחָ֖ד עֹלָ֑ה וְ¦כִפֶּ֨ר עָלֶ֤י¦הָ הַ¦כֹּהֵן֙ לִ¦פְנֵ֣י יְהוָ֔ה מִ¦זּ֖וֹב טֻמְאָתָֽ¦הּ׃ </text:span><text:span text:style-name="WLC-versenumber">31 </text:span><text:span text:style-name="WLC-hebrewtext">וְ¦הִזַּרְתֶּ֥ם אֶת־בְּנֵי־יִשְׂרָאֵ֖ל מִ¦טֻּמְאָתָ֑¦ם וְ¦לֹ֤א יָמֻ֙תוּ֙ בְּ¦טֻמְאָתָ֔¦ם בְּ¦טַמְּאָ֥¦ם אֶת־מִשְׁכָּנִ֖¦י אֲשֶׁ֥ר בְּ¦תוֹכָֽ¦ם׃ </text:span><text:span text:style-name="WLC-versenumber">32 </text:span><text:span text:style-name="WLC-hebrewtext">זֹ֥את תּוֹרַ֖ת הַ¦זָּ֑ב וַ¦אֲשֶׁ֨ר תֵּצֵ֥א מִמֶּ֛¦נּוּ שִׁכְבַת־זֶ֖רַע לְ¦טָמְאָה־בָֽ¦הּ׃ </text:span><text:span text:style-name="WLC-versenumber">33 </text:span><text:span text:style-name="WLC-hebrewtext">וְ¦הַ¦דָּוָה֙ בְּ¦נִדָּתָ֔¦הּ וְ¦הַ¦זָּב֙ אֶת־זוֹב֔¦וֹ לַ¦זָּכָ֖ר וְ¦לַ¦נְּקֵבָ֑ה וּ¦לְ¦אִ֕ישׁ אֲשֶׁ֥ר יִשְׁכַּ֖ב עִם־טְמֵאָֽה׃ <text:span text:style-name="WLC-small">פ</text:span><text:span/><text:line-break/></text:span></text:p>
      <text:h xmlns:fo="http://www.w3.org/1999/XSL/Format" text:outline-level="1" text:style-name="WLC-chaptermarker">Leviticus 16</text:h>
      <text:p xmlns:fo="http://www.w3.org/1999/XSL/Format" text:style-name="WLC-chapter"><text:span text:style-name="WLC-chapternumber">16 </text:span><text:span text:style-name="WLC-hebrewtext">וַ¦יְדַבֵּ֤ר יְהוָה֙ אֶל־מֹשֶׁ֔ה אַחֲרֵ֣י מ֔וֹת שְׁנֵ֖י בְּנֵ֣י אַהֲרֹ֑ן בְּ¦קָרְבָתָ֥¦ם לִ¦פְנֵי־יְהוָ֖ה וַ¦יָּמֻֽתוּ׃ </text:span><text:span text:style-name="WLC-versenumber">2 </text:span><text:span text:style-name="WLC-hebrewtext">וַ¦יֹּ֨אמֶר יְהוָ֜ה אֶל־מֹשֶׁ֗ה דַּבֵּר֮ אֶל־אַהֲרֹ֣ן אָחִי¦ךָ֒ וְ¦אַל־יָבֹ֤א בְ¦כָל־עֵת֙ אֶל־הַ¦קֹּ֔דֶשׁ מִ¦בֵּ֖ית לַ¦פָּרֹ֑כֶת אֶל־פְּנֵ֨י הַ¦כַּפֹּ֜רֶת אֲשֶׁ֤ר עַל־הָ¦אָרֹן֙ וְ¦לֹ֣א יָמ֔וּת כִּ֚י בֶּֽ¦עָנָ֔ן אֵרָאֶ֖ה עַל־הַ¦כַּפֹּֽרֶת׃ </text:span><text:span text:style-name="WLC-versenumber">3 </text:span><text:span text:style-name="WLC-hebrewtext">בְּ¦זֹ֛את יָבֹ֥א אַהֲרֹ֖ן אֶל־הַ¦קֹּ֑דֶשׁ בְּ¦פַ֧ר בֶּן־בָּקָ֛ר לְ¦חַטָּ֖את וְ¦אַ֥יִל לְ¦עֹלָֽה׃ </text:span><text:span text:style-name="WLC-versenumber">4 </text:span><text:span text:style-name="WLC-hebrewtext">כְּתֹֽנֶת־בַּ֨ד קֹ֜דֶשׁ יִלְבָּ֗שׁ וּ¦מִֽכְנְסֵי־בַד֮ יִהְי֣וּ עַל־בְּשָׂר¦וֹ֒ וּ¦בְ¦אַבְנֵ֥ט בַּד֙ יַחְגֹּ֔ר וּ¦בְ¦מִצְנֶ֥פֶת בַּ֖ד יִצְנֹ֑ף בִּגְדֵי־קֹ֣דֶשׁ הֵ֔ם וְ¦רָחַ֥ץ בַּ¦מַּ֛יִם אֶת־בְּשָׂר֖¦וֹ וּ¦לְבֵשָֽׁ¦ם׃ </text:span><text:span text:style-name="WLC-versenumber">5 </text:span><text:span text:style-name="WLC-hebrewtext">וּ¦מֵ¦אֵ֗ת עֲדַת֙ בְּנֵ֣י יִשְׂרָאֵ֔ל יִקַּ֛ח שְׁנֵֽי־שְׂעִירֵ֥י עִזִּ֖ים לְ¦חַטָּ֑את וְ¦אַ֥יִל אֶחָ֖ד לְ¦עֹלָֽה׃ </text:span><text:span text:style-name="WLC-versenumber">6 </text:span><text:span text:style-name="WLC-hebrewtext">וְ¦הִקְרִ֧יב אַהֲרֹ֛ן אֶת־פַּ֥ר הַ¦חַטָּ֖את אֲשֶׁר־ל֑¦וֹ וְ¦כִפֶּ֥ר בַּעֲד֖¦וֹ וּ¦בְעַ֥ד בֵּיתֽ¦וֹ׃ </text:span><text:span text:style-name="WLC-versenumber">7 </text:span><text:span text:style-name="WLC-hebrewtext">וְ¦לָקַ֖ח אֶת־שְׁנֵ֣י הַ¦שְּׂעִירִ֑ם וְ¦הֶעֱמִ֤יד אֹתָ¦ם֙ לִ¦פְנֵ֣י יְהוָ֔ה פֶּ֖תַח אֹ֥הֶל מוֹעֵֽד׃ </text:span><text:span text:style-name="WLC-versenumber">8 </text:span><text:span text:style-name="WLC-hebrewtext">וְ¦נָתַ֧ן אַהֲרֹ֛ן עַל־שְׁנֵ֥י הַ¦שְּׂעִירִ֖ם גּוֹרָל֑וֹת גּוֹרָ֤ל אֶחָד֙ לַ¦יהוָ֔ה וְ¦גוֹרָ֥ל אֶחָ֖ד לַ¦עֲזָאזֵֽל׃ </text:span><text:span text:style-name="WLC-versenumber">9 </text:span><text:span text:style-name="WLC-hebrewtext">וְ¦הִקְרִ֤יב אַהֲרֹן֙ אֶת־הַ¦שָּׂעִ֔יר אֲשֶׁ֨ר עָלָ֥ה עָלָ֛י¦ו הַ¦גּוֹרָ֖ל לַ¦יהוָ֑ה וְ¦עָשָׂ֖¦הוּ חַטָּֽאת׃ </text:span><text:span text:style-name="WLC-versenumber">10 </text:span><text:span text:style-name="WLC-hebrewtext">וְ¦הַ¦שָּׂעִ֗יר אֲשֶׁר֩ עָלָ֨ה עָלָ֤י¦ו הַ¦גּוֹרָל֙ לַ¦עֲזָאזֵ֔ל יָֽעֳמַד־חַ֛י לִ¦פְנֵ֥י יְהוָ֖ה לְ¦כַפֵּ֣ר עָלָ֑י¦ו לְ¦שַׁלַּ֥ח אֹת֛¦וֹ לַ¦עֲזָאזֵ֖ל הַ¦מִּדְבָּֽרָ¦ה׃ </text:span><text:span text:style-name="WLC-versenumber">11 </text:span><text:span text:style-name="WLC-hebrewtext">וְ¦הִקְרִ֨יב אַהֲרֹ֜ן אֶת־פַּ֤ר הַֽ¦חַטָּאת֙ אֲשֶׁר־ל֔¦וֹ וְ¦כִפֶּ֥ר בַּֽעֲד֖¦וֹ וּ¦בְעַ֣ד בֵּית֑¦וֹ וְ¦שָׁחַ֛ט אֶת־פַּ֥ר הַֽ¦חַטָּ֖את אֲשֶׁר־לֽ¦וֹ׃ </text:span><text:span text:style-name="WLC-versenumber">12 </text:span><text:span text:style-name="WLC-hebrewtext">וְ¦לָקַ֣ח מְלֹֽא־הַ֠¦מַּחְתָּה גַּֽחֲלֵי־אֵ֞שׁ מֵ¦עַ֤ל הַ¦מִּזְבֵּ֙חַ֙ מִ¦לִּ¦פְנֵ֣י יְהוָ֔ה וּ¦מְלֹ֣א חָפְנָ֔י¦ו קְטֹ֥רֶת סַמִּ֖ים דַּקָּ֑ה וְ¦הֵבִ֖יא מִ¦בֵּ֥ית לַ¦פָּרֹֽכֶת׃ </text:span><text:span text:style-name="WLC-versenumber">13 </text:span><text:span text:style-name="WLC-hebrewtext">וְ¦נָתַ֧ן אֶֽת־הַ¦קְּטֹ֛רֶת עַל־הָ¦אֵ֖שׁ לִ¦פְנֵ֣י יְהוָ֑ה וְ¦כִסָּ֣ה ׀ עֲנַ֣ן הַ¦קְּטֹ֗רֶת אֶת־הַ¦כַּפֹּ֛רֶת אֲשֶׁ֥ר עַל־הָ¦עֵד֖וּת וְ¦לֹ֥א יָמֽוּת׃ </text:span><text:span text:style-name="WLC-versenumber">14 </text:span><text:span text:style-name="WLC-hebrewtext">וְ¦לָקַח֙ מִ¦דַּ֣ם הַ¦פָּ֔ר וְ¦הִזָּ֧ה בְ¦אֶצְבָּע֛¦וֹ עַל־פְּנֵ֥י הַ¦כַּפֹּ֖רֶת קֵ֑דְמָ¦ה וְ¦לִ¦פְנֵ֣י הַ¦כַּפֹּ֗רֶת יַזֶּ֧ה שֶֽׁבַע־פְּעָמִ֛ים מִן־הַ¦דָּ֖ם בְּ¦אֶצְבָּעֽ¦וֹ׃ </text:span><text:span text:style-name="WLC-versenumber">15 </text:span><text:span text:style-name="WLC-hebrewtext">וְ¦שָׁחַ֞ט אֶת־שְׂעִ֤יר הַֽ¦חַטָּאת֙ אֲשֶׁ֣ר לָ¦עָ֔ם וְ¦הֵבִיא֙ אֶת־דָּמ֔¦וֹ אֶל־מִ¦בֵּ֖ית לַ¦פָּרֹ֑כֶת וְ¦עָשָׂ֣ה אֶת־דָּמ֗¦וֹ כַּ¦אֲשֶׁ֤ר עָשָׂה֙ לְ¦דַ֣ם הַ¦פָּ֔ר וְ¦הִזָּ֥ה אֹת֛¦וֹ עַל־הַ¦כַּפֹּ֖רֶת וְ¦לִ¦פְנֵ֥י הַ¦כַּפֹּֽרֶת׃ </text:span><text:span text:style-name="WLC-versenumber">16 </text:span><text:span text:style-name="WLC-hebrewtext">וְ¦כִפֶּ֣ר עַל־הַ¦קֹּ֗דֶשׁ מִ¦טֻּמְאֹת֙ בְּנֵ֣י יִשְׂרָאֵ֔ל וּ¦מִ¦פִּשְׁעֵי¦הֶ֖ם לְ¦כָל־חַטֹּאתָ֑¦ם וְ¦כֵ֤ן יַעֲשֶׂה֙ לְ¦אֹ֣הֶל מוֹעֵ֔ד הַ¦שֹּׁכֵ֣ן אִתָּ֔¦ם בְּ¦ת֖וֹךְ טֻמְאֹתָֽ¦ם׃ </text:span><text:span text:style-name="WLC-versenumber">17 </text:span><text:span text:style-name="WLC-hebrewtext">וְ¦כָל־אָדָ֞ם לֹא־יִהְיֶ֣ה ׀ בְּ¦אֹ֣הֶל מוֹעֵ֗ד בְּ¦בֹא֛¦וֹ לְ¦כַפֵּ֥ר בַּ¦קֹּ֖דֶשׁ עַד־צֵאת֑¦וֹ וְ¦כִפֶּ֤ר בַּעֲד¦וֹ֙ וּ¦בְעַ֣ד בֵּית֔¦וֹ וּ¦בְעַ֖ד כָּל־קְהַ֥ל יִשְׂרָאֵֽל׃ </text:span><text:span text:style-name="WLC-versenumber">18 </text:span><text:span text:style-name="WLC-hebrewtext">וְ¦יָצָ֗א אֶל־הַ¦מִּזְבֵּ֛חַ אֲשֶׁ֥ר לִ¦פְנֵֽי־יְהוָ֖ה וְ¦כִפֶּ֣ר עָלָ֑י¦ו וְ¦לָקַ֞ח מִ¦דַּ֤ם הַ¦פָּר֙ וּ¦מִ¦דַּ֣ם הַ¦שָּׂעִ֔יר וְ¦נָתַ֛ן עַל־קַרְנ֥וֹת הַ¦מִּזְבֵּ֖חַ סָבִֽיב׃ </text:span><text:span text:style-name="WLC-versenumber">19 </text:span><text:span text:style-name="WLC-hebrewtext">וְ¦הִזָּ֨ה עָלָ֧י¦ו מִן־הַ¦דָּ֛ם בְּ¦אֶצְבָּע֖¦וֹ שֶׁ֣בַע פְּעָמִ֑ים וְ¦טִהֲר֣¦וֹ וְ¦קִדְּשׁ֔¦וֹ מִ¦טֻּמְאֹ֖ת בְּנֵ֥י יִשְׂרָאֵֽל׃ </text:span><text:span text:style-name="WLC-versenumber">20 </text:span><text:span text:style-name="WLC-hebrewtext">וְ¦כִלָּה֙ מִ¦כַּפֵּ֣ר אֶת־הַ¦קֹּ֔דֶשׁ וְ¦אֶת־אֹ֥הֶל מוֹעֵ֖ד וְ¦אֶת־הַ¦מִּזְבֵּ֑חַ וְ¦הִקְרִ֖יב אֶת־הַ¦שָּׂעִ֥יר הֶ¦חָֽי׃ </text:span><text:span text:style-name="WLC-versenumber">21 </text:span><text:span text:style-name="WLC-hebrewtext">וְ¦סָמַ֨ךְ אַהֲרֹ֜ן אֶת־שְׁתֵּ֣י <text:span text:style-name="WLC-ketiv">יד¦ו </text:span><text:span text:style-name="WLC-qere">יָדָ֗י¦ו </text:span>עַ֨ל רֹ֣אשׁ הַ¦שָּׂעִיר֮ הַ¦חַי֒ וְ¦הִתְוַדָּ֣ה עָלָ֗י¦ו אֶת־כָּל־עֲוֺנֹת֙ בְּנֵ֣י יִשְׂרָאֵ֔ל וְ¦אֶת־כָּל־פִּשְׁעֵי¦הֶ֖ם לְ¦כָל־חַטֹּאתָ֑¦ם וְ¦נָתַ֤ן אֹתָ¦ם֙ עַל־רֹ֣אשׁ הַ¦שָּׂעִ֔יר וְ¦שִׁלַּ֛ח בְּ¦יַד־אִ֥ישׁ עִתִּ֖י הַ¦מִּדְבָּֽרָ¦ה׃ </text:span><text:span text:style-name="WLC-versenumber">22 </text:span><text:span text:style-name="WLC-hebrewtext">וְ¦נָשָׂ֨א הַ¦שָּׂעִ֥יר עָלָ֛י¦ו אֶת־כָּל־עֲוֺנֹתָ֖¦ם אֶל־אֶ֣רֶץ גְּזֵרָ֑ה וְ¦שִׁלַּ֥ח אֶת־הַ¦שָּׂעִ֖יר בַּ¦מִּדְבָּֽר׃ </text:span><text:span text:style-name="WLC-versenumber">23 </text:span><text:span text:style-name="WLC-hebrewtext">וּ¦בָ֤א אַהֲרֹן֙ אֶל־אֹ֣הֶל מוֹעֵ֔ד וּ¦פָשַׁט֙ אֶת־בִּגְדֵ֣י הַ¦בָּ֔ד אֲשֶׁ֥ר לָבַ֖שׁ בְּ¦בֹא֣¦וֹ אֶל־הַ¦קֹּ֑דֶשׁ וְ¦הִנִּיחָ֖¦ם שָֽׁם׃ </text:span><text:span text:style-name="WLC-versenumber">24 </text:span><text:span text:style-name="WLC-hebrewtext">וְ¦רָחַ֨ץ אֶת־בְּשָׂר֤¦וֹ בַ¦מַּ֙יִם֙ בְּ¦מָק֣וֹם קָד֔וֹשׁ וְ¦לָבַ֖שׁ אֶת־בְּגָדָ֑י¦ו וְ¦יָצָ֗א וְ¦עָשָׂ֤ה אֶת־עֹֽלָת¦וֹ֙ וְ¦אֶת־עֹלַ֣ת הָ¦עָ֔ם וְ¦כִפֶּ֥ר בַּעֲד֖¦וֹ וּ¦בְעַ֥ד הָ¦עָֽם׃ </text:span><text:span text:style-name="WLC-versenumber">25 </text:span><text:span text:style-name="WLC-hebrewtext">וְ¦אֵ֛ת חֵ֥לֶב הַֽ¦חַטָּ֖את יַקְטִ֥יר הַ¦מִּזְבֵּֽחָ¦ה׃ </text:span><text:span text:style-name="WLC-versenumber">26 </text:span><text:span text:style-name="WLC-hebrewtext">וְ¦הַֽ¦מְשַׁלֵּ֤חַ אֶת־הַ¦שָּׂעִיר֙ לַֽ¦עֲזָאזֵ֔ל יְכַבֵּ֣ס בְּגָדָ֔י¦ו וְ¦רָחַ֥ץ אֶת־בְּשָׂר֖¦וֹ בַּ¦מָּ֑יִם וְ¦אַחֲרֵי־כֵ֖ן יָב֥וֹא אֶל־הַֽ¦מַּחֲנֶֽה׃ </text:span><text:span text:style-name="WLC-versenumber">27 </text:span><text:span text:style-name="WLC-hebrewtext">וְ¦אֵת֩ פַּ֨ר הַֽ¦חַטָּ֜את וְ¦אֵ֣ת ׀ שְׂעִ֣יר הַֽ¦חַטָּ֗את אֲשֶׁ֨ר הוּבָ֤א אֶת־דָּמָ¦ם֙ לְ¦כַפֵּ֣ר בַּ¦קֹּ֔דֶשׁ יוֹצִ֖יא אֶל־מִ¦ח֣וּץ לַֽ¦מַּחֲנֶ֑ה וְ¦שָׂרְפ֣וּ בָ¦אֵ֔שׁ אֶת־עֹרֹתָ֥¦ם וְ¦אֶת־בְּשָׂרָ֖¦ם וְ¦אֶת־פִּרְשָֽׁ¦ם׃ </text:span><text:span text:style-name="WLC-versenumber">28 </text:span><text:span text:style-name="WLC-hebrewtext">וְ¦הַ¦שֹּׂרֵ֣ף אֹתָ֔¦ם יְכַבֵּ֣ס בְּגָדָ֔י¦ו וְ¦רָחַ֥ץ אֶת־בְּשָׂר֖¦וֹ בַּ¦מָּ֑יִם וְ¦אַחֲרֵי־כֵ֖ן יָב֥וֹא אֶל־הַֽ¦מַּחֲנֶֽה׃ </text:span><text:span text:style-name="WLC-versenumber">29 </text:span><text:span text:style-name="WLC-hebrewtext">וְ¦הָיְתָ֥ה לָ¦כֶ֖ם לְ¦חֻקַּ֣ת עוֹלָ֑ם בַּ¦חֹ֣דֶשׁ הַ֠¦שְּׁבִיעִי בֶּֽ¦עָשׂ֨וֹר לַ¦חֹ֜דֶשׁ תְּעַנּ֣וּ אֶת־נַפְשֹֽׁתֵי¦כֶ֗ם וְ¦כָל־מְלָאכָה֙ לֹ֣א תַעֲשׂ֔וּ הָֽ¦אֶזְרָ֔ח וְ¦הַ¦גֵּ֖ר הַ¦גָּ֥ר בְּ¦תוֹכְ¦כֶֽם׃ </text:span><text:span text:style-name="WLC-versenumber">30 </text:span><text:span text:style-name="WLC-hebrewtext">כִּֽי־בַ¦יּ֥וֹם הַ¦זֶּ֛ה יְכַפֵּ֥ר עֲלֵי¦כֶ֖ם לְ¦טַהֵ֣ר אֶתְ¦כֶ֑ם מִ¦כֹּל֙ חַטֹּ֣אתֵי¦כֶ֔ם לִ¦פְנֵ֥י יְהוָ֖ה תִּטְהָֽרוּ׃ </text:span><text:span text:style-name="WLC-versenumber">31 </text:span><text:span text:style-name="WLC-hebrewtext">שַׁבַּ֨ת שַׁבָּת֥וֹן הִיא֙ לָ¦כֶ֔ם וְ¦עִנִּיתֶ֖ם אֶת־נַפְשֹׁתֵי¦כֶ֑ם חֻקַּ֖ת עוֹלָֽם׃ </text:span><text:span text:style-name="WLC-versenumber">32 </text:span><text:span text:style-name="WLC-hebrewtext">וְ¦כִפֶּ֨ר הַ¦כֹּהֵ֜ן אֲשֶׁר־יִמְשַׁ֣ח אֹת֗¦וֹ וַ¦אֲשֶׁ֤ר יְמַלֵּא֙ אֶת־יָד֔¦וֹ לְ¦כַהֵ֖ן תַּ֣חַת אָבִ֑י¦ו וְ¦לָבַ֛שׁ אֶת־בִּגְדֵ֥י הַ¦בָּ֖ד בִּגְדֵ֥י הַ¦קֹּֽדֶשׁ׃ </text:span><text:span text:style-name="WLC-versenumber">33 </text:span><text:span text:style-name="WLC-hebrewtext">וְ¦כִפֶּר֙ אֶת־מִקְדַּ֣שׁ הַ¦קֹּ֔דֶשׁ וְ¦אֶת־אֹ֧הֶל מוֹעֵ֛ד וְ¦אֶת־הַ¦מִּזְבֵּ֖חַ יְכַפֵּ֑ר וְ¦עַ֧ל הַ¦כֹּהֲנִ֛ים וְ¦עַל־כָּל־עַ֥ם הַ¦קָּהָ֖ל יְכַפֵּֽר׃ </text:span><text:span text:style-name="WLC-versenumber">34 </text:span><text:span text:style-name="WLC-hebrewtext">וְ¦הָֽיְתָה־זֹּ֨את לָ¦כֶ֜ם לְ¦חֻקַּ֣ת עוֹלָ֗ם לְ¦כַפֵּ֞ר עַל־בְּנֵ֤י יִשְׂרָאֵל֙ מִ¦כָּל־חַטֹּאתָ֔¦ם אַחַ֖ת בַּ¦שָּׁנָ֑ה וַ¦יַּ֕עַשׂ כַּ¦אֲשֶׁ֛ר צִוָּ֥ה יְהוָ֖ה אֶת־מֹשֶֽׁה׃ <text:span text:style-name="WLC-small">פ</text:span><text:span/><text:line-break/></text:span></text:p>
      <text:h xmlns:fo="http://www.w3.org/1999/XSL/Format" text:outline-level="1" text:style-name="WLC-chaptermarker">Leviticus 17</text:h>
      <text:p xmlns:fo="http://www.w3.org/1999/XSL/Format" text:style-name="WLC-chapter"><text:span text:style-name="WLC-chapternumber">17 </text:span><text:span text:style-name="WLC-hebrewtext">וַ¦יְדַבֵּ֥ר יְהוָ֖ה אֶל־מֹשֶׁ֥ה לֵּ¦אמֹֽר׃ </text:span><text:span text:style-name="WLC-versenumber">2 </text:span><text:span text:style-name="WLC-hebrewtext">דַּבֵּ֨ר אֶֽל־אַהֲרֹ֜ן וְ¦אֶל־בָּנָ֗י¦ו וְ¦אֶל֙ כָּל־בְּנֵ֣י יִשְׂרָאֵ֔ל וְ¦אָמַרְתָּ֖ אֲלֵי¦הֶ֑ם זֶ֣ה הַ¦דָּבָ֔ר אֲשֶׁר־צִוָּ֥ה יְהוָ֖ה לֵ¦אמֹֽר׃ </text:span><text:span text:style-name="WLC-versenumber">3 </text:span><text:span text:style-name="WLC-hebrewtext">אִ֥ישׁ אִישׁ֙ מִ¦בֵּ֣ית יִשְׂרָאֵ֔ל אֲשֶׁ֨ר יִשְׁחַ֜ט שׁ֥וֹר אוֹ־כֶ֛שֶׂב אוֹ־עֵ֖ז בַּֽ¦מַּחֲנֶ֑ה א֚וֹ אֲשֶׁ֣ר יִשְׁחַ֔ט מִ¦ח֖וּץ לַֽ¦מַּחֲנֶֽה׃ </text:span><text:span text:style-name="WLC-versenumber">4 </text:span><text:span text:style-name="WLC-hebrewtext">וְ¦אֶל־פֶּ֜תַח אֹ֣הֶל מוֹעֵד֮ לֹ֣א הֱבִיא¦וֹ֒ לְ¦הַקְרִ֤יב קָרְבָּן֙ לַֽ¦יהוָ֔ה לִ¦פְנֵ֖י מִשְׁכַּ֣ן יְהוָ֑ה דָּ֣ם יֵחָשֵׁ֞ב לָ¦אִ֤ישׁ הַ¦הוּא֙ דָּ֣ם שָׁפָ֔ךְ וְ¦נִכְרַ֛ת הָ¦אִ֥ישׁ הַ¦ה֖וּא מִ¦קֶּ֥רֶב עַמּֽ¦וֹ׃ </text:span><text:span text:style-name="WLC-versenumber">5 </text:span><text:span text:style-name="WLC-hebrewtext">לְמַעַן֩ אֲשֶׁ֨ר יָבִ֜יאוּ בְּנֵ֣י יִשְׂרָאֵ֗ל אֶֽת־זִבְחֵי¦הֶם֮ אֲשֶׁ֣ר הֵ֣ם זֹבְחִים֮ עַל־פְּנֵ֣י הַ¦שָּׂדֶה֒ וֶֽ¦הֱבִיאֻ֣¦ם לַֽ¦יהוָ֗ה אֶל־פֶּ֛תַח אֹ֥הֶל מוֹעֵ֖ד אֶל־הַ¦כֹּהֵ֑ן וְ¦זָ֨בְח֜וּ זִבְחֵ֧י שְׁלָמִ֛ים לַֽ¦יהוָ֖ה אוֹתָֽ¦ם׃ </text:span><text:span text:style-name="WLC-versenumber">6 </text:span><text:span text:style-name="WLC-hebrewtext">וְ¦זָרַ֨ק הַ¦כֹּהֵ֤ן אֶת־הַ¦דָּם֙ עַל־מִזְבַּ֣ח יְהוָ֔ה פֶּ֖תַח אֹ֣הֶל מוֹעֵ֑ד וְ¦הִקְטִ֣יר הַ¦חֵ֔לֶב לְ¦רֵ֥יחַ נִיחֹ֖חַ לַ¦יהוָֽה׃ </text:span><text:span text:style-name="WLC-versenumber">7 </text:span><text:span text:style-name="WLC-hebrewtext">וְ¦לֹא־יִזְבְּח֥וּ עוֹד֙ אֶת־זִבְחֵי¦הֶ֔ם לַ¦שְּׂעִירִ֕ם אֲשֶׁ֛ר הֵ֥ם זֹנִ֖ים אַחֲרֵי¦הֶ֑ם חֻקַּ֥ת עוֹלָ֛ם תִּֽהְיֶה־זֹּ֥את לָ¦הֶ֖ם לְ¦דֹרֹתָֽ¦ם׃ </text:span><text:span text:style-name="WLC-versenumber">8 </text:span><text:span text:style-name="WLC-hebrewtext">וַ¦אֲלֵ¦הֶ֣ם תֹּאמַ֔ר אִ֥ישׁ אִישׁ֙ מִ¦בֵּ֣ית יִשְׂרָאֵ֔ל וּ¦מִן־הַ¦גֵּ֖ר אֲשֶׁר־יָג֣וּר בְּ¦תוֹכָ֑¦ם אֲשֶׁר־יַעֲלֶ֥ה עֹלָ֖ה אוֹ־זָֽבַח׃ </text:span><text:span text:style-name="WLC-versenumber">9 </text:span><text:span text:style-name="WLC-hebrewtext">וְ¦אֶל־פֶּ֜תַח אֹ֤הֶל מוֹעֵד֙ לֹ֣א יְבִיאֶ֔¦נּוּ לַ¦עֲשׂ֥וֹת אֹת֖¦וֹ לַ¦יהוָ֑ה וְ¦נִכְרַ֛ת הָ¦אִ֥ישׁ הַ¦ה֖וּא מֵ¦עַמָּֽי¦ו׃ </text:span><text:span text:style-name="WLC-versenumber">10 </text:span><text:span text:style-name="WLC-hebrewtext">וְ¦אִ֨ישׁ אִ֜ישׁ מִ¦בֵּ֣ית יִשְׂרָאֵ֗ל וּ¦מִן־הַ¦גֵּר֙ הַ¦גָּ֣ר בְּ¦תוֹכָ֔¦ם אֲשֶׁ֥ר יֹאכַ֖ל כָּל־דָּ֑ם וְ¦נָתַתִּ֣י פָנַ֗¦י בַּ¦נֶּ֙פֶשׁ֙ הָ¦אֹכֶ֣לֶת אֶת־הַ¦דָּ֔ם וְ¦הִכְרַתִּ֥י אֹתָ֖¦הּ מִ¦קֶּ֥רֶב עַמָּֽ¦הּ׃ </text:span><text:span text:style-name="WLC-versenumber">11 </text:span><text:span text:style-name="WLC-hebrewtext">כִּ֣י נֶ֣פֶשׁ הַ¦בָּשָׂר֮ בַּ¦דָּ֣ם הִוא֒ וַ¦אֲנִ֞י נְתַתִּ֤י¦ו לָ¦כֶם֙ עַל־הַ¦מִּזְבֵּ֔חַ לְ¦כַפֵּ֖ר עַל־נַפְשֹׁתֵי¦כֶ֑ם כִּֽי־הַ¦דָּ֥ם ה֖וּא בַּ¦נֶּ֥פֶשׁ יְכַפֵּֽר׃ </text:span><text:span text:style-name="WLC-versenumber">12 </text:span><text:span text:style-name="WLC-hebrewtext">עַל־כֵּ֤ן אָמַ֙רְתִּי֙ לִ¦בְנֵ֣י יִשְׂרָאֵ֔ל כָּל־נֶ֥פֶשׁ מִ¦כֶּ֖ם לֹא־תֹ֣אכַל דָּ֑ם וְ¦הַ¦גֵּ֛ר הַ¦גָּ֥ר בְּ¦תוֹכְ¦כֶ֖ם לֹא־יֹ֥אכַל דָּֽם׃ <text:span text:style-name="WLC-small">ס</text:span><text:span>      </text:span></text:span><text:span text:style-name="WLC-versenumber">13 </text:span><text:span text:style-name="WLC-hebrewtext">וְ¦אִ֨ישׁ אִ֜ישׁ מִ¦בְּנֵ֣י יִשְׂרָאֵ֗ל וּ¦מִן־הַ¦גֵּר֙ הַ¦גָּ֣ר בְּ¦תוֹכָ֔¦ם אֲשֶׁ֨ר יָצ֜וּד צֵ֥יד חַיָּ֛ה אוֹ־ע֖וֹף אֲשֶׁ֣ר יֵאָכֵ֑ל וְ¦שָׁפַךְ֙ אֶת־דָּמ֔¦וֹ וְ¦כִסָּ֖¦הוּ בֶּ¦עָפָֽר׃ </text:span><text:span text:style-name="WLC-versenumber">14 </text:span><text:span text:style-name="WLC-hebrewtext">כִּֽי־נֶ֣פֶשׁ כָּל־בָּשָׂ֗ר דָּמ֣¦וֹ בְ¦נַפְשׁ¦וֹ֮ הוּא֒ וָֽ¦אֹמַר֙ לִ¦בְנֵ֣י יִשְׂרָאֵ֔ל דַּ֥ם כָּל־בָּשָׂ֖ר לֹ֣א תֹאכֵ֑לוּ כִּ֣י נֶ֤פֶשׁ כָּל־בָּשָׂר֙ דָּמ֣¦וֹ הִ֔וא כָּל־אֹכְלָ֖י¦ו יִכָּרֵֽת׃ </text:span><text:span text:style-name="WLC-versenumber">15 </text:span><text:span text:style-name="WLC-hebrewtext">וְ¦כָל־נֶ֗פֶשׁ אֲשֶׁ֨ר תֹּאכַ֤ל נְבֵלָה֙ וּ¦טְרֵפָ֔ה בָּ¦אֶזְרָ֖ח וּ¦בַ¦גֵּ֑ר וְ¦כִבֶּ֨ס בְּגָדָ֜י¦ו וְ¦רָחַ֥ץ בַּ¦מַּ֛יִם וְ¦טָמֵ֥א עַד־הָ¦עֶ֖רֶב וְ¦טָהֵֽר׃ </text:span><text:span text:style-name="WLC-versenumber">16 </text:span><text:span text:style-name="WLC-hebrewtext">וְ¦אִם֙ לֹ֣א יְכַבֵּ֔ס וּ¦בְשָׂר֖¦וֹ לֹ֣א יִרְחָ֑ץ וְ¦נָשָׂ֖א עֲוֺנֽ¦וֹ׃ <text:span text:style-name="WLC-small">פ</text:span><text:span/><text:line-break/></text:span></text:p>
      <text:h xmlns:fo="http://www.w3.org/1999/XSL/Format" text:outline-level="1" text:style-name="WLC-chaptermarker">Leviticus 18</text:h>
      <text:p xmlns:fo="http://www.w3.org/1999/XSL/Format" text:style-name="WLC-chapter"><text:span text:style-name="WLC-chapternumber">18 </text:span><text:span text:style-name="WLC-hebrewtext">וַ¦יְדַבֵּ֥ר יְהוָ֖ה אֶל־מֹשֶׁ֥ה לֵּ¦אמֹֽר׃ </text:span><text:span text:style-name="WLC-versenumber">2 </text:span><text:span text:style-name="WLC-hebrewtext">דַּבֵּר֙ אֶל־בְּנֵ֣י יִשְׂרָאֵ֔ל וְ¦אָמַרְתָּ֖ אֲלֵ¦הֶ֑ם אֲנִ֖י יְהוָ֥ה אֱלֹהֵי¦כֶֽם׃ </text:span><text:span text:style-name="WLC-versenumber">3 </text:span><text:span text:style-name="WLC-hebrewtext">כְּ¦מַעֲשֵׂ֧ה אֶֽרֶץ־מִצְרַ֛יִם אֲשֶׁ֥ר יְשַׁבְתֶּם־בָּ֖¦הּ לֹ֣א תַעֲשׂ֑וּ וּ¦כְ¦מַעֲשֵׂ֣ה אֶֽרֶץ־כְּנַ֡עַן אֲשֶׁ֣ר אֲנִי֩ מֵבִ֨יא אֶתְ¦כֶ֥ם שָׁ֙מָּ¦ה֙ לֹ֣א תַעֲשׂ֔וּ וּ¦בְ¦חֻקֹּתֵי¦הֶ֖ם לֹ֥א תֵלֵֽכוּ׃ </text:span><text:span text:style-name="WLC-versenumber">4 </text:span><text:span text:style-name="WLC-hebrewtext">אֶת־מִשְׁפָּטַ֧¦י תַּעֲשׂ֛וּ וְ¦אֶת־חֻקֹּתַ֥¦י תִּשְׁמְר֖וּ לָ¦לֶ֣כֶת בָּ¦הֶ֑ם אֲנִ֖י יְהוָ֥ה אֱלֹהֵי¦כֶֽם׃ </text:span><text:span text:style-name="WLC-versenumber">5 </text:span><text:span text:style-name="WLC-hebrewtext">וּ¦שְׁמַרְתֶּ֤ם אֶת־חֻקֹּתַ¦י֙ וְ¦אֶת־מִשְׁפָּטַ֔¦י אֲשֶׁ֨ר יַעֲשֶׂ֥ה אֹתָ֛¦ם הָ¦אָדָ֖ם וָ¦חַ֣י בָּ¦הֶ֑ם אֲנִ֖י יְהוָֽה׃ <text:span text:style-name="WLC-small">ס</text:span><text:span>      </text:span></text:span><text:span text:style-name="WLC-versenumber">6 </text:span><text:span text:style-name="WLC-hebrewtext">אִ֥ישׁ אִישׁ֙ אֶל־כָּל־שְׁאֵ֣ר בְּשָׂר֔¦וֹ לֹ֥א תִקְרְב֖וּ לְ¦גַלּ֣וֹת עֶרְוָ֑ה אֲנִ֖י יְהוָֽה׃ <text:span text:style-name="WLC-small">ס</text:span><text:span>      </text:span></text:span><text:span text:style-name="WLC-versenumber">7 </text:span><text:span text:style-name="WLC-hebrewtext">עֶרְוַ֥ת אָבִ֛י¦ךָ וְ¦עֶרְוַ֥ת אִמְּ¦ךָ֖ לֹ֣א תְגַלֵּ֑ה אִמְּ¦ךָ֣ הִ֔וא לֹ֥א תְגַלֶּ֖ה עֶרְוָתָֽ¦הּ׃ <text:span text:style-name="WLC-small">ס</text:span><text:span>      </text:span></text:span><text:span text:style-name="WLC-versenumber">8 </text:span><text:span text:style-name="WLC-hebrewtext">עֶרְוַ֥ת אֵֽשֶׁת־אָבִ֖י¦ךָ לֹ֣א תְגַלֵּ֑ה עֶרְוַ֥ת אָבִ֖י¦ךָ הִֽוא׃ <text:span text:style-name="WLC-small">ס</text:span><text:span>      </text:span></text:span><text:span text:style-name="WLC-versenumber">9 </text:span><text:span text:style-name="WLC-hebrewtext">עֶרְוַ֨ת אֲחֽוֹתְ¦ךָ֤ בַת־אָבִ֙י¦ךָ֙ א֣וֹ בַת־אִמֶּ֔¦ךָ מוֹלֶ֣דֶת בַּ֔יִת א֖וֹ מוֹלֶ֣דֶת ח֑וּץ לֹ֥א תְגַלֶּ֖ה עֶרְוָתָֽ¦ן׃ <text:span text:style-name="WLC-small">ס</text:span><text:span>      </text:span></text:span><text:span text:style-name="WLC-versenumber">10 </text:span><text:span text:style-name="WLC-hebrewtext">עֶרְוַ֤ת בַּת־בִּנְ¦ךָ֙ א֣וֹ בַֽת־בִּתְּ¦ךָ֔ לֹ֥א תְגַלֶּ֖ה עֶרְוָתָ֑¦ן כִּ֥י עֶרְוָתְ¦ךָ֖ הֵֽנָּה׃ <text:span text:style-name="WLC-small">ס</text:span><text:span>      </text:span></text:span><text:span text:style-name="WLC-versenumber">11 </text:span><text:span text:style-name="WLC-hebrewtext">עֶרְוַ֨ת בַּת־אֵ֤שֶׁת אָבִ֙י¦ךָ֙ מוֹלֶ֣דֶת אָבִ֔י¦ךָ אֲחוֹתְ¦ךָ֖ הִ֑וא לֹ֥א תְגַלֶּ֖ה עֶרְוָתָֽ¦הּ׃ <text:span text:style-name="WLC-small">ס</text:span><text:span>      </text:span></text:span><text:span text:style-name="WLC-versenumber">12 </text:span><text:span text:style-name="WLC-hebrewtext">עֶרְוַ֥ת אֲחוֹת־אָבִ֖י¦ךָ לֹ֣א תְגַלֵּ֑ה שְׁאֵ֥ר אָבִ֖י¦ךָ הִֽוא׃ <text:span text:style-name="WLC-small">ס</text:span><text:span>      </text:span></text:span><text:span text:style-name="WLC-versenumber">13 </text:span><text:span text:style-name="WLC-hebrewtext">עֶרְוַ֥ת אֲחֽוֹת־אִמְּ¦ךָ֖ לֹ֣א תְגַלֵּ֑ה כִּֽי־שְׁאֵ֥ר אִמְּ¦ךָ֖ הִֽוא׃ <text:span text:style-name="WLC-small">ס</text:span><text:span>      </text:span></text:span><text:span text:style-name="WLC-versenumber">14 </text:span><text:span text:style-name="WLC-hebrewtext">עֶרְוַ֥ת אֲחִֽי־אָבִ֖י¦ךָ לֹ֣א תְגַלֵּ֑ה אֶל־אִשְׁתּ¦וֹ֙ לֹ֣א תִקְרָ֔ב דֹּדָֽתְ¦ךָ֖ הִֽוא׃ <text:span text:style-name="WLC-small">ס</text:span><text:span>      </text:span></text:span><text:span text:style-name="WLC-versenumber">15 </text:span><text:span text:style-name="WLC-hebrewtext">עֶרְוַ֥ת כַּלָּֽתְ¦ךָ֖ לֹ֣א תְגַלֵּ֑ה אֵ֤שֶׁת בִּנְ¦ךָ֙ הִ֔וא לֹ֥א תְגַלֶּ֖ה עֶרְוָתָֽ¦הּ׃ <text:span text:style-name="WLC-small">ס</text:span><text:span>      </text:span></text:span><text:span text:style-name="WLC-versenumber">16 </text:span><text:span text:style-name="WLC-hebrewtext">עֶרְוַ֥ת אֵֽשֶׁת־אָחִ֖י¦ךָ לֹ֣א תְגַלֵּ֑ה עֶרְוַ֥ת אָחִ֖י¦ךָ הִֽוא׃ <text:span text:style-name="WLC-small">ס</text:span><text:span>      </text:span></text:span><text:span text:style-name="WLC-versenumber">17 </text:span><text:span text:style-name="WLC-hebrewtext">עֶרְוַ֥ת אִשָּׁ֛ה וּ¦בִתָּ֖¦הּ לֹ֣א תְגַלֵּ֑ה אֶֽת־בַּת־בְּנָ֞¦הּ וְ¦אֶת־בַּת־בִּתָּ֗¦הּ לֹ֤א תִקַּח֙ לְ¦גַלּ֣וֹת עֶרְוָתָ֔¦הּ שַׁאֲרָ֥ה הֵ֖נָּה זִמָּ֥ה הִֽוא<text:span text:style-name="WLC-note"><text:note text:note-class="footnote"><text:note-citation text:label="1">1</text:note-citation><text:note-body><text:p text:style-name="WLC-notebody">BHS has been faithful to the Leningrad Codex where there might be a question of the validity of the form and we keep the same form as BHS. </text:p></text:note-body></text:note></text:span>
 </text:span><text:span text:style-name="WLC-versenumber">18 </text:span><text:span text:style-name="WLC-hebrewtext">וְ¦אִשָּׁ֥ה אֶל־אֲחֹתָ֖¦הּ לֹ֣א תִקָּ֑ח לִ¦צְרֹ֗ר לְ¦גַלּ֧וֹת עֶרְוָתָ֛¦הּ עָלֶ֖י¦הָ בְּ¦חַיֶּֽי¦הָ׃ </text:span><text:span text:style-name="WLC-versenumber">19 </text:span><text:span text:style-name="WLC-hebrewtext">וְ¦אֶל־אִשָּׁ֖ה בְּ¦נִדַּ֣ת טֻמְאָתָ֑¦הּ לֹ֣א תִקְרַ֔ב לְ¦גַלּ֖וֹת עֶרְוָתָֽ¦הּ׃ </text:span><text:span text:style-name="WLC-versenumber">20 </text:span><text:span text:style-name="WLC-hebrewtext">וְ¦אֶל־אֵ֙שֶׁת֙ עֲמִֽיתְ¦ךָ֔ לֹא־תִתֵּ֥ן שְׁכָבְתְּ¦ךָ֖ לְ¦זָ֑רַע לְ¦טָמְאָה־בָֽ¦הּ׃ </text:span><text:span text:style-name="WLC-versenumber">21 </text:span><text:span text:style-name="WLC-hebrewtext">וּ¦מִֽ¦זַּרְעֲ¦ךָ֥ לֹא־תִתֵּ֖ן לְ¦הַעֲבִ֣יר לַ¦מֹּ֑לֶךְ וְ¦לֹ֧א תְחַלֵּ֛ל אֶת־שֵׁ֥ם אֱלֹהֶ֖י¦ךָ אֲנִ֥י יְהוָֽה׃ </text:span><text:span text:style-name="WLC-versenumber">22 </text:span><text:span text:style-name="WLC-hebrewtext">וְ¦אֶ֨ת־זָכָ֔ר לֹ֥א תִשְׁכַּ֖ב מִשְׁכְּבֵ֣י אִשָּׁ֑ה תּוֹעֵבָ֖ה הִֽוא׃ </text:span><text:span text:style-name="WLC-versenumber">23 </text:span><text:span text:style-name="WLC-hebrewtext">וּ¦בְ¦כָל־בְּהֵמָ֛ה לֹא־תִתֵּ֥ן שְׁכָבְתְּ¦ךָ֖ לְ¦טָמְאָה־בָ֑¦הּ וְ¦אִשָּׁ֗ה לֹֽא־תַעֲמֹ֞ד לִ¦פְנֵ֧י בְהֵמָ֛ה לְ¦רִבְעָ֖¦הּ תֶּ֥בֶל הֽוּא׃ </text:span><text:span text:style-name="WLC-versenumber">24 </text:span><text:span text:style-name="WLC-hebrewtext">אַל־תִּֽטַּמְּא֖וּ בְּ¦כָל־אֵ֑לֶּה כִּ֤י בְ¦כָל־אֵ֙לֶּה֙ נִטְמְא֣וּ הַ¦גּוֹיִ֔ם אֲשֶׁר־אֲנִ֥י מְשַׁלֵּ֖חַ מִ¦פְּנֵי¦כֶֽם׃ </text:span><text:span text:style-name="WLC-versenumber">25 </text:span><text:span text:style-name="WLC-hebrewtext">וַ¦תִּטְמָ֣א הָ¦אָ֔רֶץ וָ¦אֶפְקֹ֥ד עֲוֺנָ֖¦הּ עָלֶ֑י¦הָ וַ¦תָּקִ֥א הָ¦אָ֖רֶץ אֶת־יֹשְׁבֶֽי¦הָ׃ </text:span><text:span text:style-name="WLC-versenumber">26 </text:span><text:span text:style-name="WLC-hebrewtext">וּ¦שְׁמַרְתֶּ֣ם אַתֶּ֗ם אֶת־חֻקֹּתַ¦י֙ וְ¦אֶת־מִשְׁפָּטַ֔¦י וְ¦לֹ֣א תַעֲשׂ֔וּ מִ¦כֹּ֥ל הַ¦תּוֹעֵבֹ֖ת הָ¦אֵ֑לֶּה הָֽ¦אֶזְרָ֔ח וְ¦הַ¦גֵּ֖ר הַ¦גָּ֥ר בְּ¦תוֹכְ¦כֶֽם׃ </text:span><text:span text:style-name="WLC-versenumber">27 </text:span><text:span text:style-name="WLC-hebrewtext">כִּ֚י אֶת־כָּל־הַ¦תּוֹעֵבֹ֣ת הָ¦אֵ֔ל עָשׂ֥וּ אַנְשֵֽׁי־הָ¦אָ֖רֶץ אֲשֶׁ֣ר לִ¦פְנֵי¦כֶ֑ם וַ¦תִּטְמָ֖א הָ¦אָֽרֶץ׃ </text:span><text:span text:style-name="WLC-versenumber">28 </text:span><text:span text:style-name="WLC-hebrewtext">וְ¦לֹֽא־תָקִ֤יא הָ¦אָ֙רֶץ֙ אֶתְ¦כֶ֔ם בְּ¦טַֽמַּאֲ¦כֶ֖ם אֹתָ֑¦הּ כַּ¦אֲשֶׁ֥ר קָאָ֛ה אֶת־הַ¦גּ֖וֹי אֲשֶׁ֥ר לִ¦פְנֵי¦כֶֽם׃ </text:span><text:span text:style-name="WLC-versenumber">29 </text:span><text:span text:style-name="WLC-hebrewtext">כִּ֚י כָּל־אֲשֶׁ֣ר יַעֲשֶׂ֔ה מִ¦כֹּ֥ל הַ¦תּוֹעֵב֖וֹת הָ¦אֵ֑לֶּה וְ¦נִכְרְת֛וּ הַ¦נְּפָשׁ֥וֹת הָ¦עֹשֹׂ֖ת מִ¦קֶּ֥רֶב עַמָּֽ¦ם׃ </text:span><text:span text:style-name="WLC-versenumber">30 </text:span><text:span text:style-name="WLC-hebrewtext">וּ¦שְׁמַרְתֶּ֣ם אֶת־מִשְׁמַרְתִּ֗¦י לְ¦בִלְתִּ֨י עֲשׂ֜וֹת מֵ¦חֻקּ֤וֹת הַ¦תּֽוֹעֵבֹת֙ אֲשֶׁ֣ר נַעֲשׂ֣וּ לִ¦פְנֵי¦כֶ֔ם וְ¦לֹ֥א תִֽטַּמְּא֖וּ בָּ¦הֶ֑ם אֲנִ֖י יְהוָ֥ה אֱלֹהֵי¦כֶֽם׃ <text:span text:style-name="WLC-small">פ</text:span><text:span/><text:line-break/></text:span></text:p>
      <text:h xmlns:fo="http://www.w3.org/1999/XSL/Format" text:outline-level="1" text:style-name="WLC-chaptermarker">Leviticus 19</text:h>
      <text:p xmlns:fo="http://www.w3.org/1999/XSL/Format" text:style-name="WLC-chapter"><text:span text:style-name="WLC-chapternumber">19 </text:span><text:span text:style-name="WLC-hebrewtext">וַ¦יְדַבֵּ֥ר יְהוָ֖ה אֶל־מֹשֶׁ֥ה לֵּ¦אמֹֽר<text:span text:style-name="WLC-note"><text:note text:note-class="footnote"><text:note-citation text:label="1">1</text:note-citation><text:note-body><text:p text:style-name="WLC-notebody">BHS has been faithful to the Leningrad Codex where there might be a question of the validity of the form and we keep the same form as BHS. </text:p></text:note-body></text:note></text:span>
 </text:span><text:span text:style-name="WLC-versenumber">2 </text:span><text:span text:style-name="WLC-hebrewtext">דַּבֵּ֞ר אֶל־כָּל־עֲדַ֧ת בְּנֵי־יִשְׂרָאֵ֛ל וְ¦אָמַרְתָּ֥ אֲלֵ¦הֶ֖ם קְדֹשִׁ֣ים תִּהְי֑וּ כִּ֣י קָד֔וֹשׁ אֲנִ֖י יְהוָ֥ה אֱלֹהֵי¦כֶֽם׃ </text:span><text:span text:style-name="WLC-versenumber">3 </text:span><text:span text:style-name="WLC-hebrewtext">אִ֣ישׁ אִמּ֤¦וֹ וְ¦אָבִי¦ו֙ תִּירָ֔אוּ וְ¦אֶת־שַׁבְּתֹתַ֖¦י תִּשְׁמֹ֑רוּ אֲנִ֖י יְהוָ֥ה אֱלֹהֵי¦כֶֽם׃ </text:span><text:span text:style-name="WLC-versenumber">4 </text:span><text:span text:style-name="WLC-hebrewtext">אַל־תִּפְנוּ֙ אֶל־הָ֣¦אֱלִילִ֔ים וֵֽ¦אלֹהֵי֙ מַסֵּכָ֔ה לֹ֥א תַעֲשׂ֖וּ לָ¦כֶ֑ם אֲנִ֖י יְהוָ֥ה אֱלֹהֵי¦כֶֽם׃ </text:span><text:span text:style-name="WLC-versenumber">5 </text:span><text:span text:style-name="WLC-hebrewtext">וְ¦כִ֧י תִזְבְּח֛וּ זֶ֥בַח שְׁלָמִ֖ים לַ¦יהוָ֑ה לִֽ¦רְצֹנְ¦כֶ֖ם תִּזְבָּחֻֽ¦הוּ׃ </text:span><text:span text:style-name="WLC-versenumber">6 </text:span><text:span text:style-name="WLC-hebrewtext">בְּ¦י֧וֹם זִבְחֲ¦כֶ֛ם יֵאָכֵ֖ל וּ¦מִֽ¦מָּחֳרָ֑ת וְ¦הַ¦נּוֹתָר֙ עַד־י֣וֹם הַ¦שְּׁלִישִׁ֔י בָּ¦אֵ֖שׁ יִשָּׂרֵֽף׃ </text:span><text:span text:style-name="WLC-versenumber">7 </text:span><text:span text:style-name="WLC-hebrewtext">וְ¦אִ֛ם הֵאָכֹ֥ל יֵאָכֵ֖ל בַּ¦יּ֣וֹם הַ¦שְּׁלִישִׁ֑י פִּגּ֥וּל ה֖וּא לֹ֥א יֵרָצֶֽה׃ </text:span><text:span text:style-name="WLC-versenumber">8 </text:span><text:span text:style-name="WLC-hebrewtext">וְ¦אֹֽכְלָי¦ו֙ עֲוֺנ֣¦וֹ יִשָּׂ֔א כִּֽי־אֶת־קֹ֥דֶשׁ יְהוָ֖ה חִלֵּ֑ל וְ¦נִכְרְתָ֛ה הַ¦נֶּ֥פֶשׁ הַ¦הִ֖וא מֵ¦עַמֶּֽי¦הָ׃ </text:span><text:span text:style-name="WLC-versenumber">9 </text:span><text:span text:style-name="WLC-hebrewtext">וּֽ¦בְ¦קֻצְרְ¦כֶם֙ אֶת־קְצִ֣יר אַרְצְ¦כֶ֔ם לֹ֧א תְכַלֶּ֛ה פְּאַ֥ת שָׂדְ¦ךָ֖ לִ¦קְצֹ֑ר וְ¦לֶ֥קֶט קְצִֽירְ¦ךָ֖ לֹ֥א תְלַקֵּֽט׃ </text:span><text:span text:style-name="WLC-versenumber">10 </text:span><text:span text:style-name="WLC-hebrewtext">וְ¦כַרְמְ¦ךָ֙ לֹ֣א תְעוֹלֵ֔ל וּ¦פֶ֥רֶט כַּרְמְ¦ךָ֖ לֹ֣א תְלַקֵּ֑ט לֶֽ¦עָנִ֤י וְ¦לַ¦גֵּר֙ תַּעֲזֹ֣ב אֹתָ֔¦ם אֲנִ֖י יְהוָ֥ה אֱלֹהֵי¦כֶֽם׃ </text:span><text:span text:style-name="WLC-versenumber">11 </text:span><text:span text:style-name="WLC-hebrewtext">לֹ֖א תִּגְנֹ֑בוּ וְ¦לֹא־תְכַחֲשׁ֥וּ וְ¦לֹֽא־תְשַׁקְּר֖וּ אִ֥ישׁ בַּ¦עֲמִיתֽ¦וֹ׃ </text:span><text:span text:style-name="WLC-versenumber">12 </text:span><text:span text:style-name="WLC-hebrewtext">וְ¦לֹֽא־תִשָּׁבְע֥וּ בִ¦שְׁמִ֖¦י לַ¦שָּׁ֑קֶר וְ¦חִלַּלְתָּ֛ אֶת־שֵׁ֥ם אֱלֹהֶ֖י¦ךָ אֲנִ֥י יְהוָֽה׃ </text:span><text:span text:style-name="WLC-versenumber">13 </text:span><text:span text:style-name="WLC-hebrewtext">לֹֽא־תַעֲשֹׁ֥ק אֶת־רֵֽעֲ¦ךָ֖ וְ¦לֹ֣א תִגְזֹ֑ל לֹֽא־תָלִ֞ין פְּעֻלַּ֥ת שָׂכִ֛יר אִתְּ¦ךָ֖ עַד־בֹּֽקֶר׃ </text:span><text:span text:style-name="WLC-versenumber">14 </text:span><text:span text:style-name="WLC-hebrewtext">לֹא־תְקַלֵּ֣ל חֵרֵ֔שׁ וְ¦לִ¦פְנֵ֣י עִוֵּ֔ר לֹ֥א תִתֵּ֖ן מִכְשֹׁ֑ל וְ¦יָרֵ֥אתָ מֵּ¦אֱלֹהֶ֖י¦ךָ אֲנִ֥י יְהוָֽה׃ </text:span><text:span text:style-name="WLC-versenumber">15 </text:span><text:span text:style-name="WLC-hebrewtext">לֹא־תַעֲשׂ֥וּ עָ֙וֶל֙ בַּ¦מִּשְׁפָּ֔ט לֹא־תִשָּׂ֣א פְנֵי־דָ֔ל וְ¦לֹ֥א תֶהְדַּ֖ר פְּנֵ֣י גָד֑וֹל בְּ¦צֶ֖דֶק תִּשְׁפֹּ֥ט עֲמִיתֶֽ¦ךָ׃ </text:span><text:span text:style-name="WLC-versenumber">16 </text:span><text:span text:style-name="WLC-hebrewtext">לֹא־תֵלֵ֤ךְ רָכִיל֙ בְּ¦עַמֶּ֔י¦ךָ לֹ֥א תַעֲמֹ֖ד עַל־דַּ֣ם רֵעֶ֑¦ךָ אֲנִ֖י יְהוָֽה׃ </text:span><text:span text:style-name="WLC-versenumber">17 </text:span><text:span text:style-name="WLC-hebrewtext">לֹֽא־תִשְׂנָ֥א אֶת־אָחִ֖י¦ךָ בִּ¦לְבָבֶ֑¦ךָ הוֹכֵ֤חַ תּוֹכִ֙יחַ֙ אֶת־עֲמִיתֶ֔¦ךָ וְ¦לֹא־תִשָּׂ֥א עָלָ֖י¦ו חֵֽטְא׃ </text:span><text:span text:style-name="WLC-versenumber">18 </text:span><text:span text:style-name="WLC-hebrewtext">לֹֽא־תִקֹּ֤ם וְ¦לֹֽא־תִטֹּר֙ אֶת־בְּנֵ֣י עַמֶּ֔¦ךָ וְ¦אָֽהַבְתָּ֥ לְ¦רֵעֲ¦ךָ֖ כָּמ֑וֹ¦ךָ אֲנִ֖י יְהוָֽה׃ </text:span><text:span text:style-name="WLC-versenumber">19 </text:span><text:span text:style-name="WLC-hebrewtext">אֶֽת־חֻקֹּתַ¦י֮ תִּשְׁמֹרוּ֒ בְּהֶמְתְּ¦ךָ֙ לֹא־תַרְבִּ֣יעַ כִּלְאַ֔יִם שָׂדְ¦ךָ֖ לֹא־תִזְרַ֣ע כִּלְאָ֑יִם וּ¦בֶ֤גֶד כִּלְאַ֙יִם֙ שַֽׁעַטְנֵ֔ז לֹ֥א יַעֲלֶ֖ה עָלֶֽי¦ךָ׃ <text:span text:style-name="WLC-small">פ</text:span><text:span/><text:line-break/></text:span><text:span text:style-name="WLC-versenumber">20 </text:span><text:span text:style-name="WLC-hebrewtext">וְ֠¦אִישׁ כִּֽי־יִשְׁכַּ֨ב אֶת־אִשָּׁ֜ה שִׁכְבַת־זֶ֗רַע וְ¦הִ֤וא שִׁפְחָה֙ נֶחֱרֶ֣פֶת לְ¦אִ֔ישׁ וְ¦הָפְדֵּה֙ לֹ֣א נִפְדָּ֔תָה א֥וֹ חֻפְשָׁ֖ה לֹ֣א נִתַּן־לָ֑¦הּ בִּקֹּ֧רֶת תִּהְיֶ֛ה לֹ֥א יוּמְת֖וּ כִּי־לֹ֥א חֻפָּֽשָׁה׃ </text:span><text:span text:style-name="WLC-versenumber">21 </text:span><text:span text:style-name="WLC-hebrewtext">וְ¦הֵבִ֤יא אֶת־אֲשָׁמ¦וֹ֙ לַֽ¦יהוָ֔ה אֶל־פֶּ֖תַח אֹ֣הֶל מוֹעֵ֑ד אֵ֖יל אָשָֽׁם׃ </text:span><text:span text:style-name="WLC-versenumber">22 </text:span><text:span text:style-name="WLC-hebrewtext">וְ¦כִפֶּר֩ עָלָ֨י¦ו הַ¦כֹּהֵ֜ן בְּ¦אֵ֤יל הָֽ¦אָשָׁם֙ לִ¦פְנֵ֣י יְהוָ֔ה עַל־חַטָּאת֖¦וֹ אֲשֶׁ֣ר חָטָ֑א וְ¦נִסְלַ֣ח ל֔¦וֹ מֵ¦חַטָּאת֖¦וֹ אֲשֶׁ֥ר חָטָֽא׃ <text:span text:style-name="WLC-small">פ</text:span><text:span/><text:line-break/></text:span><text:span text:style-name="WLC-versenumber">23 </text:span><text:span text:style-name="WLC-hebrewtext">וְ¦כִי־תָבֹ֣אוּ אֶל־הָ¦אָ֗רֶץ וּ¦נְטַעְתֶּם֙ כָּל־עֵ֣ץ מַאֲכָ֔ל וַ¦עֲרַלְתֶּ֥ם עָרְלָת֖¦וֹ אֶת־פִּרְי֑¦וֹ שָׁלֹ֣שׁ שָׁנִ֗ים יִהְיֶ֥ה לָ¦כֶ֛ם עֲרֵלִ֖ים לֹ֥א יֵאָכֵֽל׃ </text:span><text:span text:style-name="WLC-versenumber">24 </text:span><text:span text:style-name="WLC-hebrewtext">וּ¦בַ¦שָּׁנָה֙ הָ¦רְבִיעִ֔ת יִהְיֶ֖ה כָּל־פִּרְי֑¦וֹ קֹ֥דֶשׁ הִלּוּלִ֖ים לַ¦יהוָֽה׃ </text:span><text:span text:style-name="WLC-versenumber">25 </text:span><text:span text:style-name="WLC-hebrewtext">וּ¦בַ¦שָּׁנָ֣ה הַ¦חֲמִישִׁ֗ת תֹּֽאכְלוּ֙ אֶת־פִּרְי֔¦וֹ לְ¦הוֹסִ֥יף לָ¦כֶ֖ם תְּבוּאָת֑¦וֹ אֲנִ֖י יְהוָ֥ה אֱלֹהֵי¦כֶֽם׃ </text:span><text:span text:style-name="WLC-versenumber">26 </text:span><text:span text:style-name="WLC-hebrewtext">לֹ֥א תֹאכְל֖וּ עַל־הַ¦דָּ֑ם לֹ֥א תְנַחֲשׁ֖וּ וְ¦לֹ֥א תְעוֹנֵֽנוּ׃ </text:span><text:span text:style-name="WLC-versenumber">27 </text:span><text:span text:style-name="WLC-hebrewtext">לֹ֣א תַקִּ֔פוּ פְּאַ֖ת רֹאשְׁ¦כֶ֑ם וְ¦לֹ֣א תַשְׁחִ֔ית אֵ֖ת פְּאַ֥ת זְקָנֶֽ¦ךָ׃ </text:span><text:span text:style-name="WLC-versenumber">28 </text:span><text:span text:style-name="WLC-hebrewtext">וְ¦שֶׂ֣רֶט לָ¦נֶ֗פֶשׁ לֹ֤א תִתְּנוּ֙ בִּ¦בְשַׂרְ¦כֶ֔ם וּ¦כְתֹ֣בֶת קַֽעֲקַ֔ע לֹ֥א תִתְּנ֖וּ בָּ¦כֶ֑ם אֲנִ֖י יְהוָֽה׃ </text:span><text:span text:style-name="WLC-versenumber">29 </text:span><text:span text:style-name="WLC-hebrewtext">אַל־תְּחַלֵּ֥ל אֶֽת־בִּתְּ¦ךָ֖ לְ¦הַזְנוֹתָ֑¦הּ וְ¦לֹא־תִזְנֶ֣ה הָ¦אָ֔רֶץ וּ¦מָלְאָ֥ה הָ¦אָ֖רֶץ זִמָּֽה׃ </text:span><text:span text:style-name="WLC-versenumber">30 </text:span><text:span text:style-name="WLC-hebrewtext">אֶת־שַׁבְּתֹתַ֣¦י תִּשְׁמֹ֔רוּ וּ¦מִקְדָּשִׁ֖¦י תִּירָ֑אוּ אֲנִ֖י יְהוָֽה׃ </text:span><text:span text:style-name="WLC-versenumber">31 </text:span><text:span text:style-name="WLC-hebrewtext">אַל־תִּפְנ֤וּ אֶל־הָ¦אֹבֹת֙ וְ¦אֶל־הַ¦יִּדְּעֹנִ֔ים אַל־תְּבַקְשׁ֖וּ לְ¦טָמְאָ֣ה בָ¦הֶ֑ם אֲנִ֖י יְהוָ֥ה אֱלֹהֵי¦כֶֽם׃ </text:span><text:span text:style-name="WLC-versenumber">32 </text:span><text:span text:style-name="WLC-hebrewtext">מִ¦פְּנֵ֤י שֵׂיבָה֙ תָּק֔וּם וְ¦הָדַרְתָּ֖ פְּנֵ֣י זָקֵ֑ן וְ¦יָרֵ֥אתָ מֵּ¦אֱלֹהֶ֖י¦ךָ אֲנִ֥י יְהוָֽה׃ <text:span text:style-name="WLC-small">פ</text:span><text:span/><text:line-break/></text:span><text:span text:style-name="WLC-versenumber">33 </text:span><text:span text:style-name="WLC-hebrewtext">וְ¦כִֽי־יָג֧וּר אִתְּ¦ךָ֛ גֵּ֖ר בְּ¦אַרְצְ¦כֶ֑ם לֹ֥א תוֹנ֖וּ אֹתֽ¦וֹ׃ </text:span><text:span text:style-name="WLC-versenumber">34 </text:span><text:span text:style-name="WLC-hebrewtext">כְּ¦אֶזְרָ֣ח מִ¦כֶּם֩ יִהְיֶ֨ה לָ¦כֶ֜ם הַ¦גֵּ֣ר ׀ הַ¦גָּ֣ר אִתְּ¦כֶ֗ם וְ¦אָהַבְתָּ֥ ל¦וֹ֙ כָּמ֔וֹ¦ךָ כִּֽי־גֵרִ֥ים הֱיִיתֶ֖ם בְּ¦אֶ֣רֶץ מִצְרָ֑יִם אֲנִ֖י יְהוָ֥ה אֱלֹהֵי¦כֶֽם׃ </text:span><text:span text:style-name="WLC-versenumber">35 </text:span><text:span text:style-name="WLC-hebrewtext">לֹא־תַעֲשׂ֥וּ עָ֖וֶל בַּ¦מִּשְׁפָּ֑ט בַּ¦מִּדָּ֕ה בַּ¦מִּשְׁקָ֖ל וּ¦בַ¦מְּשׂוּרָֽה׃ </text:span><text:span text:style-name="WLC-versenumber">36 </text:span><text:span text:style-name="WLC-hebrewtext">מֹ֧אזְנֵי צֶ֣דֶק אַבְנֵי־צֶ֗דֶק אֵ֥יפַת צֶ֛דֶק וְ¦הִ֥ין צֶ֖דֶק יִהְיֶ֣ה לָ¦כֶ֑ם אֲנִי֙ יְהוָ֣ה אֱלֹֽהֵי¦כֶ֔ם אֲשֶׁר־הוֹצֵ֥אתִי אֶתְ¦כֶ֖ם מֵ¦אֶ֥רֶץ מִצְרָֽיִם׃ </text:span><text:span text:style-name="WLC-versenumber">37 </text:span><text:span text:style-name="WLC-hebrewtext">וּ¦שְׁמַרְתֶּ֤ם אֶת־כָּל־חֻקֹּתַ¦י֙ וְ¦אֶת־כָּל־מִשְׁפָּטַ֔¦י וַ¦עֲשִׂיתֶ֖ם אֹתָ֑¦ם אֲנִ֖י יְהוָֽה׃ <text:span text:style-name="WLC-small">פ</text:span><text:span/><text:line-break/></text:span></text:p>
      <text:h xmlns:fo="http://www.w3.org/1999/XSL/Format" text:outline-level="1" text:style-name="WLC-chaptermarker">Leviticus 20</text:h>
      <text:p xmlns:fo="http://www.w3.org/1999/XSL/Format" text:style-name="WLC-chapter"><text:span text:style-name="WLC-chapternumber">20 </text:span><text:span text:style-name="WLC-hebrewtext">וַ¦יְדַבֵּ֥ר יְהוָ֖ה אֶל־מֹשֶׁ֥ה לֵּ¦אמֹֽר׃ </text:span><text:span text:style-name="WLC-versenumber">2 </text:span><text:span text:style-name="WLC-hebrewtext">וְ¦אֶל־בְּנֵ֣י יִשְׂרָאֵ֘ל<text:span text:style-name="WLC-note"><text:note text:note-class="footnote"><text:note-citation text:label="1">1</text:note-citation><text:note-body><text:p text:style-name="WLC-notebody">BHS has been faithful to the Leningrad Codex where there might be a question of the validity of the form and we keep the same form as BHS. </text:p></text:note-body></text:note></text:span>
 תֹּאמַר֒ אִ֣ישׁ אִישׁ֩ מִ¦בְּנֵ֨י יִשְׂרָאֵ֜ל וּ¦מִן־הַ¦גֵּ֣ר ׀ הַ¦גָּ֣ר בְּ¦יִשְׂרָאֵ֗ל אֲשֶׁ֨ר יִתֵּ֧ן מִ¦זַּרְע֛¦וֹ לַ¦מֹּ֖לֶךְ מ֣וֹת יוּמָ֑ת עַ֥ם הָ¦אָ֖רֶץ יִרְגְּמֻ֥¦הוּ בָ¦אָֽבֶן׃ </text:span><text:span text:style-name="WLC-versenumber">3 </text:span><text:span text:style-name="WLC-hebrewtext">וַ¦אֲנִ֞י אֶתֵּ֤ן אֶת־פָּנַ¦י֙ בָּ¦אִ֣ישׁ הַ¦ה֔וּא וְ¦הִכְרַתִּ֥י אֹת֖¦וֹ מִ¦קֶּ֣רֶב עַמּ֑¦וֹ כִּ֤י מִ¦זַּרְע¦וֹ֙ נָתַ֣ן לַ¦מֹּ֔לֶךְ לְמַ֗עַן טַמֵּא֙ אֶת־מִקְדָּשִׁ֔¦י וּ¦לְ¦חַלֵּ֖ל אֶת־שֵׁ֥ם קָדְשִֽׁ¦י׃ </text:span><text:span text:style-name="WLC-versenumber">4 </text:span><text:span text:style-name="WLC-hebrewtext">וְ¦אִ֡ם הַעְלֵ֣ם יַעְלִימֽוּ֩ עַ֨ם הָ¦אָ֜רֶץ אֶת־עֵֽינֵי¦הֶם֙ מִן־הָ¦אִ֣ישׁ הַ¦ה֔וּא בְּ¦תִתּ֥¦וֹ מִ¦זַּרְע֖¦וֹ לַ¦מֹּ֑לֶךְ לְ¦בִלְתִּ֖י הָמִ֥ית אֹתֽ¦וֹ׃ </text:span><text:span text:style-name="WLC-versenumber">5 </text:span><text:span text:style-name="WLC-hebrewtext">וְ¦שַׂמְתִּ֨י אֲנִ֧י אֶת־פָּנַ֛¦י בָּ¦אִ֥ישׁ הַ¦ה֖וּא וּ¦בְ¦מִשְׁפַּחְתּ֑¦וֹ וְ¦הִכְרַתִּ֨י אֹת֜¦וֹ וְ¦אֵ֣ת ׀ כָּל־הַ¦זֹּנִ֣ים אַחֲרָ֗י¦ו לִ¦זְנ֛וֹת אַחֲרֵ֥י הַ¦מֹּ֖לֶךְ מִ¦קֶּ֥רֶב עַמָּֽ¦ם׃ </text:span><text:span text:style-name="WLC-versenumber">6 </text:span><text:span text:style-name="WLC-hebrewtext">וְ¦הַ¦נֶּ֗פֶשׁ אֲשֶׁ֨ר תִּפְנֶ֤ה אֶל־הָֽ¦אֹבֹת֙ וְ¦אֶל־הַ¦יִּדְּעֹנִ֔ים לִ¦זְנ֖וֹת אַחֲרֵי¦הֶ֑ם וְ¦נָתַתִּ֤י אֶת־פָּנַ¦י֙ בַּ¦נֶּ֣פֶשׁ הַ¦הִ֔וא וְ¦הִכְרַתִּ֥י אֹת֖¦וֹ מִ¦קֶּ֥רֶב עַמּֽ¦וֹ׃ </text:span><text:span text:style-name="WLC-versenumber">7 </text:span><text:span text:style-name="WLC-hebrewtext">וְ¦הִ֨תְקַדִּשְׁתֶּ֔ם וִ¦הְיִיתֶ֖ם קְדֹשִׁ֑ים כִּ֛י אֲנִ֥י יְהוָ֖ה אֱלֹהֵי¦כֶֽם׃ </text:span><text:span text:style-name="WLC-versenumber">8 </text:span><text:span text:style-name="WLC-hebrewtext">וּ¦שְׁמַרְתֶּם֙ אֶת־חֻקֹּתַ֔¦י וַ¦עֲשִׂיתֶ֖ם אֹתָ֑¦ם אֲנִ֥י יְהוָ֖ה מְקַדִּשְׁ¦כֶֽם׃ </text:span><text:span text:style-name="WLC-versenumber">9 </text:span><text:span text:style-name="WLC-hebrewtext">כִּֽי־אִ֣ישׁ אִ֗ישׁ אֲשֶׁ֨ר יְקַלֵּ֧ל אֶת־אָבִ֛י¦ו וְ¦אֶת־אִמּ֖¦וֹ מ֣וֹת יוּמָ֑ת אָבִ֧י¦ו וְ¦אִמּ֛¦וֹ קִלֵּ֖ל דָּמָ֥י¦ו בּֽ¦וֹ׃ </text:span><text:span text:style-name="WLC-versenumber">10 </text:span><text:span text:style-name="WLC-hebrewtext">וְ¦אִ֗ישׁ אֲשֶׁ֤ר יִנְאַף֙ אֶת־אֵ֣שֶׁת אִ֔ישׁ אֲשֶׁ֥ר יִנְאַ֖ף אֶת־אֵ֣שֶׁת רֵעֵ֑¦הוּ מֽוֹת־יוּמַ֥ת הַ¦נֹּאֵ֖ף וְ¦הַ¦נֹּאָֽפֶת׃ </text:span><text:span text:style-name="WLC-versenumber">11 </text:span><text:span text:style-name="WLC-hebrewtext">וְ¦אִ֗ישׁ אֲשֶׁ֤ר יִשְׁכַּב֙ אֶת־אֵ֣שֶׁת אָבִ֔י¦ו עֶרְוַ֥ת אָבִ֖י¦ו גִּלָּ֑ה מֽוֹת־יוּמְת֥וּ שְׁנֵי¦הֶ֖ם דְּמֵי¦הֶ֥ם בָּֽ¦ם׃ </text:span><text:span text:style-name="WLC-versenumber">12 </text:span><text:span text:style-name="WLC-hebrewtext">וְ¦אִ֗ישׁ אֲשֶׁ֤ר יִשְׁכַּב֙ אֶת־כַּלָּת֔¦וֹ מ֥וֹת יוּמְת֖וּ שְׁנֵי¦הֶ֑ם תֶּ֥בֶל עָשׂ֖וּ דְּמֵי¦הֶ֥ם בָּֽ¦ם׃ </text:span><text:span text:style-name="WLC-versenumber">13 </text:span><text:span text:style-name="WLC-hebrewtext">וְ¦אִ֗ישׁ אֲשֶׁ֨ר יִשְׁכַּ֤ב אֶת־זָכָר֙ מִשְׁכְּבֵ֣י אִשָּׁ֔ה תּוֹעֵבָ֥ה עָשׂ֖וּ שְׁנֵי¦הֶ֑ם מ֥וֹת יוּמָ֖תוּ דְּמֵי¦הֶ֥ם בָּֽ¦ם׃ </text:span><text:span text:style-name="WLC-versenumber">14 </text:span><text:span text:style-name="WLC-hebrewtext">וְ¦אִ֗ישׁ אֲשֶׁ֨ר יִקַּ֧ח אֶת־אִשָּׁ֛ה וְ¦אֶת־אִמָּ֖¦הּ זִמָּ֣ה הִ֑וא בָּ¦אֵ֞שׁ יִשְׂרְפ֤וּ אֹת¦וֹ֙ וְ¦אֶתְ¦הֶ֔ן וְ¦לֹא־תִהְיֶ֥ה זִמָּ֖ה בְּ¦תוֹכְ¦כֶֽם׃ </text:span><text:span text:style-name="WLC-versenumber">15 </text:span><text:span text:style-name="WLC-hebrewtext">וְ¦אִ֗ישׁ אֲשֶׁ֨ר יִתֵּ֧ן שְׁכָבְתּ֛¦וֹ בִּ¦בְהֵמָ֖ה מ֣וֹת יוּמָ֑ת וְ¦אֶת־הַ¦בְּהֵמָ֖ה תַּהֲרֹֽגוּ׃ </text:span><text:span text:style-name="WLC-versenumber">16 </text:span><text:span text:style-name="WLC-hebrewtext">וְ¦אִשָּׁ֗ה אֲשֶׁ֨ר תִּקְרַ֤ב אֶל־כָּל־בְּהֵמָה֙ לְ¦רִבְעָ֣ה אֹתָ֔¦הּ וְ¦הָרַגְתָּ֥ אֶת־הָ¦אִשָּׁ֖ה וְ¦אֶת־הַ¦בְּהֵמָ֑ה מ֥וֹת יוּמָ֖תוּ דְּמֵי¦הֶ֥ם בָּֽ¦ם׃ </text:span><text:span text:style-name="WLC-versenumber">17 </text:span><text:span text:style-name="WLC-hebrewtext">וְ¦אִ֣ישׁ אֲשֶׁר־יִקַּ֣ח אֶת־אֲחֹת֡¦וֹ בַּת־אָבִ֣י¦ו א֣וֹ בַת־אִ֠מּ¦וֹ וְ¦רָאָ֨ה אֶת־עֶרְוָתָ֜¦הּ וְ¦הִֽיא־תִרְאֶ֤ה אֶת־עֶרְוָת¦וֹ֙ חֶ֣סֶד ה֔וּא וְ¦נִ֨כְרְת֔וּ לְ¦עֵינֵ֖י בְּנֵ֣י עַמָּ֑¦ם עֶרְוַ֧ת אֲחֹת֛¦וֹ גִּלָּ֖ה עֲוֺנ֥¦וֹ יִשָּֽׂא׃ </text:span><text:span text:style-name="WLC-versenumber">18 </text:span><text:span text:style-name="WLC-hebrewtext">וְ֠¦אִישׁ אֲשֶׁר־יִשְׁכַּ֨ב אֶת־אִשָּׁ֜ה דָּוָ֗ה וְ¦גִלָּ֤ה אֶת־עֶרְוָתָ¦הּ֙ אֶת־מְקֹרָ֣¦הּ הֶֽעֱרָ֔ה וְ¦הִ֕יא גִּלְּתָ֖ה אֶת־מְק֣וֹר דָּמֶ֑י¦הָ וְ¦נִכְרְת֥וּ שְׁנֵי¦הֶ֖ם מִ¦קֶּ֥רֶב עַמָּֽ¦ם׃ </text:span><text:span text:style-name="WLC-versenumber">19 </text:span><text:span text:style-name="WLC-hebrewtext">וְ¦עֶרְוַ֨ת אֲח֧וֹת אִמְּ¦ךָ֛ וַ¦אֲח֥וֹת אָבִ֖י¦ךָ לֹ֣א תְגַלֵּ֑ה כִּ֧י אֶת־שְׁאֵר֛¦וֹ הֶעֱרָ֖ה עֲוֺנָ֥¦ם יִשָּֽׂאוּ׃ </text:span><text:span text:style-name="WLC-versenumber">20 </text:span><text:span text:style-name="WLC-hebrewtext">וְ¦אִ֗ישׁ אֲשֶׁ֤ר יִשְׁכַּב֙ אֶת־דֹּ֣דָת֔¦וֹ עֶרְוַ֥ת דֹּד֖¦וֹ גִּלָּ֑ה חֶטְאָ֥¦ם יִשָּׂ֖אוּ עֲרִירִ֥ים יָמֻֽתוּ׃ </text:span><text:span text:style-name="WLC-versenumber">21 </text:span><text:span text:style-name="WLC-hebrewtext">וְ¦אִ֗ישׁ אֲשֶׁ֥ר יִקַּ֛ח אֶת־אֵ֥שֶׁת אָחִ֖י¦ו נִדָּ֣ה הִ֑וא עֶרְוַ֥ת אָחִ֛י¦ו גִּלָּ֖ה עֲרִירִ֥ים יִהְיֽוּ׃ </text:span><text:span text:style-name="WLC-versenumber">22 </text:span><text:span text:style-name="WLC-hebrewtext">וּ¦שְׁמַרְתֶּ֤ם אֶת־כָּל־חֻקֹּתַ¦י֙ וְ¦אֶת־כָּל־מִשְׁפָּטַ֔¦י וַ¦עֲשִׂיתֶ֖ם אֹתָ֑¦ם וְ¦לֹא־תָקִ֤יא אֶתְ¦כֶם֙ הָ¦אָ֔רֶץ אֲשֶׁ֨ר אֲנִ֜י מֵבִ֥יא אֶתְ¦כֶ֛ם שָׁ֖מָּ¦ה לָ¦שֶׁ֥בֶת בָּֽ¦הּ׃ </text:span><text:span text:style-name="WLC-versenumber">23 </text:span><text:span text:style-name="WLC-hebrewtext">וְ¦לֹ֤א תֵֽלְכוּ֙ בְּ¦חֻקֹּ֣ת הַ¦גּ֔וֹי אֲשֶׁר־אֲנִ֥י מְשַׁלֵּ֖חַ מִ¦פְּנֵי¦כֶ֑ם כִּ֤י אֶת־כָּל־אֵ֙לֶּה֙ עָשׂ֔וּ וָ¦אָקֻ֖ץ בָּֽ¦ם׃ </text:span><text:span text:style-name="WLC-versenumber">24 </text:span><text:span text:style-name="WLC-hebrewtext">וָ¦אֹמַ֣ר לָ¦כֶ֗ם אַתֶּם֮ תִּֽירְשׁ֣וּ אֶת־אַדְמָתָ¦ם֒ וַ¦אֲנִ֞י אֶתְּנֶ֤¦נָּה לָ¦כֶם֙ לָ¦רֶ֣שֶׁת אֹתָ֔¦הּ אֶ֛רֶץ זָבַ֥ת חָלָ֖ב וּ¦דְבָ֑שׁ אֲנִי֙ יְהוָ֣ה אֱלֹֽהֵי¦כֶ֔ם אֲשֶׁר־הִבְדַּ֥לְתִּי אֶתְ¦כֶ֖ם מִן־הָֽ¦עַמִּֽים׃ </text:span><text:span text:style-name="WLC-versenumber">25 </text:span><text:span text:style-name="WLC-hebrewtext">וְ¦הִבְדַּלְתֶּ֞ם בֵּֽין־הַ¦בְּהֵמָ֤ה הַ¦טְּהֹרָה֙ לַ¦טְּמֵאָ֔ה וּ¦בֵין־הָ¦ע֥וֹף הַ¦טָּמֵ֖א לַ¦טָּהֹ֑ר וְ¦לֹֽא־תְשַׁקְּצ֨וּ אֶת־נַפְשֹֽׁתֵי¦כֶ֜ם בַּ¦בְּהֵמָ֣ה וּ¦בָ¦ע֗וֹף וּ¦בְ¦כֹל֙ אֲשֶׁ֣ר תִּרְמֹ֣שׂ הָֽ¦אֲדָמָ֔ה אֲשֶׁר־הִבְדַּ֥לְתִּי לָ¦כֶ֖ם לְ¦טַמֵּֽא׃ </text:span><text:span text:style-name="WLC-versenumber">26 </text:span><text:span text:style-name="WLC-hebrewtext">וִ¦הְיִ֤יתֶם לִ¦י֙ קְדֹשִׁ֔ים כִּ֥י קָד֖וֹשׁ אֲנִ֣י יְהוָ֑ה וָ¦אַבְדִּ֥ל אֶתְ¦כֶ֛ם מִן־הָֽ¦עַמִּ֖ים לִ¦הְי֥וֹת לִֽ¦י׃ </text:span><text:span text:style-name="WLC-versenumber">27 </text:span><text:span text:style-name="WLC-hebrewtext">וְ¦אִ֣ישׁ אֽוֹ־אִשָּׁ֗ה כִּֽי־יִהְיֶ֨ה בָ¦הֶ֥ם א֛וֹב א֥וֹ יִדְּעֹנִ֖י מ֣וֹת יוּמָ֑תוּ בָּ¦אֶ֛בֶן יִרְגְּמ֥וּ אֹתָ֖¦ם דְּמֵי¦הֶ֥ם בָּֽ¦ם׃ <text:span text:style-name="WLC-small">פ</text:span><text:span/><text:line-break/></text:span></text:p>
      <text:h xmlns:fo="http://www.w3.org/1999/XSL/Format" text:outline-level="1" text:style-name="WLC-chaptermarker">Leviticus 21</text:h>
      <text:p xmlns:fo="http://www.w3.org/1999/XSL/Format" text:style-name="WLC-chapter"><text:span text:style-name="WLC-chapternumber">21 </text:span><text:span text:style-name="WLC-hebrewtext">וַ¦יֹּ֤אמֶר יְהוָה֙ אֶל־מֹשֶׁ֔ה אֱמֹ֥ר אֶל־הַ¦כֹּהֲנִ֖ים בְּנֵ֣י אַהֲרֹ֑ן וְ¦אָמַרְתָּ֣ אֲלֵ¦הֶ֔ם לְ¦נֶ֥פֶשׁ לֹֽא־יִטַּמָּ֖א בְּ¦עַמָּֽי¦ו׃ </text:span><text:span text:style-name="WLC-versenumber">2 </text:span><text:span text:style-name="WLC-hebrewtext">כִּ֚י אִם־לִ¦שְׁאֵר֔¦וֹ הַ¦קָּרֹ֖ב אֵלָ֑י¦ו לְ¦אִמּ֣¦וֹ וּ¦לְ¦אָבִ֔י¦ו וְ¦לִ¦בְנ֥¦וֹ וּ¦לְ¦בִתּ֖¦וֹ וּ¦לְ¦אָחִֽי¦ו׃ </text:span><text:span text:style-name="WLC-versenumber">3 </text:span><text:span text:style-name="WLC-hebrewtext">וְ¦לַ¦אֲחֹת֤¦וֹ הַ¦בְּתוּלָה֙ הַ¦קְּרוֹבָ֣ה אֵלָ֔י¦ו אֲשֶׁ֥ר לֹֽא־הָיְתָ֖ה לְ¦אִ֑ישׁ לָ֖¦הּ יִטַּמָּֽא׃ </text:span><text:span text:style-name="WLC-versenumber">4 </text:span><text:span text:style-name="WLC-hebrewtext">לֹ֥א יִטַּמָּ֖א בַּ֣עַל בְּ¦עַמָּ֑י¦ו לְ¦הֵ֖חַלּֽ¦וֹ׃ </text:span><text:span text:style-name="WLC-versenumber">5 </text:span><text:span text:style-name="WLC-hebrewtext">לֹֽא־<text:span text:style-name="WLC-ketiv">יקרחה </text:span><text:span text:style-name="WLC-qere">יִקְרְח֤וּ </text:span>קָרְחָה֙ בְּ¦רֹאשָׁ֔¦ם וּ¦פְאַ֥ת זְקָנָ֖¦ם לֹ֣א יְגַלֵּ֑חוּ וּ¦בִ֨¦בְשָׂרָ֔¦ם לֹ֥א יִשְׂרְט֖וּ שָׂרָֽטֶת׃ </text:span><text:span text:style-name="WLC-versenumber">6 </text:span><text:span text:style-name="WLC-hebrewtext">קְדֹשִׁ֤ים יִהְיוּ֙ לֵ¦אלֹ֣הֵי¦הֶ֔ם וְ¦לֹ֣א יְחַלְּל֔וּ שֵׁ֖ם אֱלֹהֵי¦הֶ֑ם כִּי֩ אֶת־אִשֵּׁ֨י יְהוָ֜ה לֶ֧חֶם אֱלֹהֵי¦הֶ֛ם הֵ֥ם מַקְרִיבִ֖ם וְ¦הָ֥יוּ קֹֽדֶשׁ׃ </text:span><text:span text:style-name="WLC-versenumber">7 </text:span><text:span text:style-name="WLC-hebrewtext">אִשָּׁ֨ה זֹנָ֤ה וַ¦חֲלָלָה֙ לֹ֣א יִקָּ֔חוּ וְ¦אִשָּׁ֛ה גְּרוּשָׁ֥ה מֵ¦אִישָׁ֖¦הּ לֹ֣א יִקָּ֑חוּ כִּֽי־קָדֹ֥שׁ ה֖וּא לֵ¦אלֹהָֽי¦ו׃ </text:span><text:span text:style-name="WLC-versenumber">8 </text:span><text:span text:style-name="WLC-hebrewtext">וְ¦קִדַּשְׁתּ֔¦וֹ כִּֽי־אֶת־לֶ֥חֶם אֱלֹהֶ֖י¦ךָ ה֣וּא מַקְרִ֑יב קָדֹשׁ֙ יִֽהְיֶה־לָּ֔¦ךְ כִּ֣י קָד֔וֹשׁ אֲנִ֥י יְהוָ֖ה מְקַדִּשְׁ¦כֶֽם׃ </text:span><text:span text:style-name="WLC-versenumber">9 </text:span><text:span text:style-name="WLC-hebrewtext">וּ¦בַת֙ אִ֣ישׁ כֹּהֵ֔ן כִּ֥י תֵחֵ֖ל לִ¦זְנ֑וֹת אֶת־אָבִ֙י¦הָ֙ הִ֣יא מְחַלֶּ֔לֶת בָּ¦אֵ֖שׁ תִּשָּׂרֵֽף׃ <text:span text:style-name="WLC-small">ס</text:span><text:span>      </text:span></text:span><text:span text:style-name="WLC-versenumber">10 </text:span><text:span text:style-name="WLC-hebrewtext">וְ¦הַ¦כֹּהֵן֩ הַ¦גָּד֨וֹל מֵ¦אֶחָ֜י¦ו אֲ‍ֽשֶׁר־יוּצַ֥ק עַל־רֹאשׁ֣¦וֹ ׀ שֶׁ֤מֶן הַ¦מִּשְׁחָה֙ וּ¦מִלֵּ֣א אֶת־יָד֔¦וֹ לִ¦לְבֹּ֖שׁ אֶת־הַ¦בְּגָדִ֑ים אֶת־רֹאשׁ¦וֹ֙ לֹ֣א יִפְרָ֔ע וּ¦בְגָדָ֖י¦ו לֹ֥א יִפְרֹֽם׃ </text:span><text:span text:style-name="WLC-versenumber">11 </text:span><text:span text:style-name="WLC-hebrewtext">וְ¦עַ֛ל כָּל־נַפְשֹׁ֥ת מֵ֖ת לֹ֣א יָבֹ֑א לְ¦אָבִ֥י¦ו וּ¦לְ¦אִמּ֖¦וֹ לֹ֥א יִטַּמָּֽא׃ </text:span><text:span text:style-name="WLC-versenumber">12 </text:span><text:span text:style-name="WLC-hebrewtext">וּ¦מִן־הַ¦מִּקְדָּשׁ֙ לֹ֣א יֵצֵ֔א וְ¦לֹ֣א יְחַלֵּ֔ל אֵ֖ת מִקְדַּ֣שׁ אֱלֹהָ֑י¦ו כִּ֡י נֵ֠זֶר שֶׁ֣מֶן מִשְׁחַ֧ת אֱלֹהָ֛י¦ו עָלָ֖י¦ו אֲנִ֥י יְהוָֽה׃ </text:span><text:span text:style-name="WLC-versenumber">13 </text:span><text:span text:style-name="WLC-hebrewtext">וְ¦ה֕וּא אִשָּׁ֥ה בִ¦בְתוּלֶ֖י¦הָ יִקָּֽח׃ </text:span><text:span text:style-name="WLC-versenumber">14 </text:span><text:span text:style-name="WLC-hebrewtext">אַלְמָנָ֤ה וּ¦גְרוּשָׁה֙ וַ¦חֲלָלָ֣ה זֹנָ֔ה אֶת־אֵ֖לֶּה לֹ֣א יִקָּ֑ח כִּ֛י אִם־בְּתוּלָ֥ה מֵ¦עַמָּ֖י¦ו יִקַּ֥ח אִשָּֽׁה׃ </text:span><text:span text:style-name="WLC-versenumber">15 </text:span><text:span text:style-name="WLC-hebrewtext">וְ¦לֹֽא־יְחַלֵּ֥ל זַרְע֖¦וֹ בְּ¦עַמָּ֑י¦ו כִּ֛י אֲנִ֥י יְהוָ֖ה מְקַדְּשֽׁ¦וֹ׃ <text:span text:style-name="WLC-small">פ</text:span><text:span/><text:line-break/></text:span><text:span text:style-name="WLC-versenumber">16 </text:span><text:span text:style-name="WLC-hebrewtext">וַ¦יְדַבֵּ֥ר יְהוָ֖ה אֶל־מֹשֶׁ֥ה לֵּ¦אמֹֽר׃ </text:span><text:span text:style-name="WLC-versenumber">17 </text:span><text:span text:style-name="WLC-hebrewtext">דַּבֵּ֥ר אֶֽל־אַהֲרֹ֖ן לֵ¦אמֹ֑ר אִ֣ישׁ מִֽ¦זַּרְעֲ¦ךָ֞ לְ¦דֹרֹתָ֗¦ם אֲשֶׁ֨ר יִהְיֶ֥ה ב¦וֹ֙ מ֔וּם לֹ֣א יִקְרַ֔ב לְ¦הַקְרִ֖יב לֶ֥חֶם אֱלֹהָֽי¦ו׃ </text:span><text:span text:style-name="WLC-versenumber">18 </text:span><text:span text:style-name="WLC-hebrewtext">כִּ֥י כָל־אִ֛ישׁ אֲשֶׁר־בּ֥¦וֹ מ֖וּם לֹ֣א יִקְרָ֑ב אִ֤ישׁ עִוֵּר֙ א֣וֹ פִסֵּ֔חַ א֥וֹ חָרֻ֖ם א֥וֹ שָׂרֽוּעַ׃ </text:span><text:span text:style-name="WLC-versenumber">19 </text:span><text:span text:style-name="WLC-hebrewtext">א֣וֹ אִ֔ישׁ אֲשֶׁר־יִהְיֶ֥ה ב֖¦וֹ שֶׁ֣בֶר רָ֑גֶל א֖וֹ שֶׁ֥בֶר יָֽד׃ </text:span><text:span text:style-name="WLC-versenumber">20 </text:span><text:span text:style-name="WLC-hebrewtext">אֽוֹ־גִבֵּ֣ן אוֹ־דַ֔ק א֖וֹ תְּבַלֻּ֣ל בְּ¦עֵינ֑¦וֹ א֤וֹ גָרָב֙ א֣וֹ יַלֶּ֔פֶת א֖וֹ מְר֥וֹחַ אָֽשֶׁךְ׃ </text:span><text:span text:style-name="WLC-versenumber">21 </text:span><text:span text:style-name="WLC-hebrewtext">כָּל־אִ֞ישׁ אֲשֶׁר־בּ֣¦וֹ מ֗וּם מִ¦זֶּ֙רַע֙ אַהֲרֹ֣ן הַ¦כֹּהֵ֔ן לֹ֣א יִגַּ֔שׁ לְ¦הַקְרִ֖יב אֶת־אִשֵּׁ֣י יְהוָ֑ה מ֣וּם בּ֔¦וֹ אֵ֚ת לֶ֣חֶם אֱלֹהָ֔י¦ו לֹ֥א יִגַּ֖שׁ לְ¦הַקְרִֽיב׃ </text:span><text:span text:style-name="WLC-versenumber">22 </text:span><text:span text:style-name="WLC-hebrewtext">לֶ֣חֶם אֱלֹהָ֔י¦ו מִ¦קָּדְשֵׁ֖י הַ¦קֳּדָשִׁ֑ים וּ¦מִן־הַ¦קֳּדָשִׁ֖ים יֹאכֵֽל׃ </text:span><text:span text:style-name="WLC-versenumber">23 </text:span><text:span text:style-name="WLC-hebrewtext">אַ֣ךְ אֶל־הַ¦פָּרֹ֜כֶת לֹ֣א יָבֹ֗א וְ¦אֶל־הַ¦מִּזְבֵּ֛חַ לֹ֥א יִגַּ֖שׁ כִּֽי־מ֣וּם בּ֑¦וֹ וְ¦לֹ֤א יְחַלֵּל֙ אֶת־מִקְדָּשַׁ֔¦י כִּ֛י אֲנִ֥י יְהוָ֖ה מְקַדְּשָֽׁ¦ם׃ </text:span><text:span text:style-name="WLC-versenumber">24 </text:span><text:span text:style-name="WLC-hebrewtext">וַ¦יְדַבֵּ֣ר מֹשֶׁ֔ה אֶֽל־אַהֲרֹ֖ן וְ¦אֶל־בָּנָ֑י¦ו וְ¦אֶֽל־כָּל־בְּנֵ֖י יִשְׂרָאֵֽל׃ <text:span text:style-name="WLC-small">פ</text:span><text:span/><text:line-break/></text:span></text:p>
      <text:h xmlns:fo="http://www.w3.org/1999/XSL/Format" text:outline-level="1" text:style-name="WLC-chaptermarker">Leviticus 22</text:h>
      <text:p xmlns:fo="http://www.w3.org/1999/XSL/Format" text:style-name="WLC-chapter"><text:span text:style-name="WLC-chapternumber">22 </text:span><text:span text:style-name="WLC-hebrewtext">וַ¦יְדַבֵּ֥ר יְהוָ֖ה אֶל־מֹשֶׁ֥ה לֵּ¦אמֹֽר׃ </text:span><text:span text:style-name="WLC-versenumber">2 </text:span><text:span text:style-name="WLC-hebrewtext">דַּבֵּ֨ר אֶֽל־אַהֲרֹ֜ן וְ¦אֶל־בָּנָ֗י¦ו וְ¦יִנָּֽזְרוּ֙ מִ¦קָּדְשֵׁ֣י בְנֵֽי־יִשְׂרָאֵ֔ל וְ¦לֹ֥א יְחַלְּל֖וּ אֶת־שֵׁ֣ם קָדְשִׁ֑¦י אֲשֶׁ֨ר הֵ֧ם מַקְדִּשִׁ֛ים לִ֖¦י אֲנִ֥י יְהוָֽה׃ </text:span><text:span text:style-name="WLC-versenumber">3 </text:span><text:span text:style-name="WLC-hebrewtext">אֱמֹ֣ר אֲלֵ¦הֶ֗ם לְ¦דֹרֹ֨תֵי¦כֶ֜ם כָּל־אִ֣ישׁ ׀ אֲשֶׁר־יִקְרַ֣ב מִ¦כָּל־זַרְעֲ¦כֶ֗ם אֶל־הַ¦קֳּדָשִׁים֙ אֲשֶׁ֨ר יַקְדִּ֤ישׁוּ בְנֵֽי־יִשְׂרָאֵל֙ לַֽ¦יהוָ֔ה וְ¦טֻמְאָת֖¦וֹ עָלָ֑י¦ו וְ¦נִכְרְתָ֞ה הַ¦נֶּ֧פֶשׁ הַ¦הִ֛וא מִ¦לְּ¦פָנַ֖¦י אֲנִ֥י יְהוָֽה׃ </text:span><text:span text:style-name="WLC-versenumber">4 </text:span><text:span text:style-name="WLC-hebrewtext">אִ֣ישׁ אִ֞ישׁ מִ¦זֶּ֣רַע אַהֲרֹ֗ן וְ¦ה֤וּא צָר֙וּעַ֙ א֣וֹ זָ֔ב בַּ¦קֳּדָשִׁים֙ לֹ֣א יֹאכַ֔ל עַ֖ד אֲשֶׁ֣ר יִטְהָ֑ר וְ¦הַ¦נֹּגֵ֙עַ֙ בְּ¦כָל־טְמֵא־נֶ֔פֶשׁ א֣וֹ אִ֔ישׁ אֲשֶׁר־תֵּצֵ֥א מִמֶּ֖¦נּוּ שִׁכְבַת־זָֽרַע׃ </text:span><text:span text:style-name="WLC-versenumber">5 </text:span><text:span text:style-name="WLC-hebrewtext">אוֹ־אִישׁ֙ אֲשֶׁ֣ר יִגַּ֔ע בְּ¦כָל־שֶׁ֖רֶץ אֲשֶׁ֣ר יִטְמָא־ל֑¦וֹ א֤וֹ בְ¦אָדָם֙ אֲשֶׁ֣ר יִטְמָא־ל֔¦וֹ לְ¦כֹ֖ל טֻמְאָתֽ¦וֹ׃ </text:span><text:span text:style-name="WLC-versenumber">6 </text:span><text:span text:style-name="WLC-hebrewtext">נֶ֚פֶשׁ אֲשֶׁ֣ר תִּגַּע־בּ֔¦וֹ וְ¦טָמְאָ֖ה עַד־הָ¦עָ֑רֶב וְ¦לֹ֤א יֹאכַל֙ מִן־הַ¦קֳּדָשִׁ֔ים כִּ֛י אִם־רָחַ֥ץ בְּשָׂר֖¦וֹ בַּ¦מָּֽיִם׃ </text:span><text:span text:style-name="WLC-versenumber">7 </text:span><text:span text:style-name="WLC-hebrewtext">וּ¦בָ֥א הַ¦שֶּׁ֖מֶשׁ וְ¦טָהֵ֑ר וְ¦אַחַר֙ יֹאכַ֣ל מִן־הַ¦קֳּדָשִׁ֔ים כִּ֥י לַחְמ֖¦וֹ הֽוּא׃ </text:span><text:span text:style-name="WLC-versenumber">8 </text:span><text:span text:style-name="WLC-hebrewtext">נְבֵלָ֧ה וּ¦טְרֵפָ֛ה לֹ֥א יֹאכַ֖ל לְ¦טָמְאָה־בָ֑¦הּ אֲנִ֖י יְהוָֽה׃ </text:span><text:span text:style-name="WLC-versenumber">9 </text:span><text:span text:style-name="WLC-hebrewtext">וְ¦שָׁמְר֣וּ אֶת־מִשְׁמַרְתִּ֗¦י וְ¦לֹֽא־יִשְׂא֤וּ עָלָי¦ו֙ חֵ֔טְא וּ¦מֵ֥תוּ ב֖¦וֹ כִּ֣י יְחַלְּלֻ֑¦הוּ אֲנִ֥י יְהוָ֖ה מְקַדְּשָֽׁ¦ם׃ </text:span><text:span text:style-name="WLC-versenumber">10 </text:span><text:span text:style-name="WLC-hebrewtext">וְ¦כָל־זָ֖ר לֹא־יֹ֣אכַל קֹ֑דֶשׁ תּוֹשַׁ֥ב כֹּהֵ֛ן וְ¦שָׂכִ֖יר לֹא־יֹ֥אכַל קֹֽדֶשׁ׃ </text:span><text:span text:style-name="WLC-versenumber">11 </text:span><text:span text:style-name="WLC-hebrewtext">וְ¦כֹהֵ֗ן כִּֽי־יִקְנֶ֥ה נֶ֙פֶשׁ֙ קִנְיַ֣ן כַּסְפּ֔¦וֹ ה֖וּא יֹ֣אכַל בּ֑¦וֹ וִ¦ילִ֣יד בֵּית֔¦וֹ הֵ֖ם יֹאכְל֥וּ בְ¦לַחְמֽ¦וֹ׃ </text:span><text:span text:style-name="WLC-versenumber">12 </text:span><text:span text:style-name="WLC-hebrewtext">וּ¦בַת־כֹּהֵ֔ן כִּ֥י תִהְיֶ֖ה לְ¦אִ֣ישׁ זָ֑ר הִ֕וא בִּ¦תְרוּמַ֥ת הַ¦קֳּדָשִׁ֖ים לֹ֥א תֹאכֵֽל׃ </text:span><text:span text:style-name="WLC-versenumber">13 </text:span><text:span text:style-name="WLC-hebrewtext">וּ¦בַת־כֹּהֵן֩ כִּ֨י תִהְיֶ֜ה אַלְמָנָ֣ה וּ¦גְרוּשָׁ֗ה וְ¦זֶרַע֮ אֵ֣ין לָ¦הּ֒ וְ¦שָׁבָ֞ה אֶל־בֵּ֤ית אָבִ֙י¦הָ֙ כִּ¦נְעוּרֶ֔י¦הָ מִ¦לֶּ֥חֶם אָבִ֖י¦הָ תֹּאכֵ֑ל וְ¦כָל־זָ֖ר לֹא־יֹ֥אכַל בּֽ¦וֹ׃ <text:span text:style-name="WLC-small">ס</text:span><text:span>      </text:span></text:span><text:span text:style-name="WLC-versenumber">14 </text:span><text:span text:style-name="WLC-hebrewtext">וְ¦אִ֕ישׁ כִּֽי־יֹאכַ֥ל קֹ֖דֶשׁ בִּ¦שְׁגָגָ֑ה וְ¦יָסַ֤ף חֲמִֽשִׁית¦וֹ֙ עָלָ֔י¦ו וְ¦נָתַ֥ן לַ¦כֹּהֵ֖ן אֶת־הַ¦קֹּֽדֶשׁ׃ </text:span><text:span text:style-name="WLC-versenumber">15 </text:span><text:span text:style-name="WLC-hebrewtext">וְ¦לֹ֣א יְחַלְּל֔וּ אֶת־קָדְשֵׁ֖י בְּנֵ֣י יִשְׂרָאֵ֑ל אֵ֥ת אֲשֶׁר־יָרִ֖ימוּ לַ¦יהוָֽה׃ </text:span><text:span text:style-name="WLC-versenumber">16 </text:span><text:span text:style-name="WLC-hebrewtext">וְ¦הִשִּׂ֤יאוּ אוֹתָ¦ם֙ עֲוֺ֣ן אַשְׁמָ֔ה בְּ¦אָכְלָ֖¦ם אֶת־קָדְשֵׁי¦הֶ֑ם כִּ֛י אֲנִ֥י יְהוָ֖ה מְקַדְּשָֽׁ¦ם׃ <text:span text:style-name="WLC-small">פ</text:span><text:span/><text:line-break/></text:span><text:span text:style-name="WLC-versenumber">17 </text:span><text:span text:style-name="WLC-hebrewtext">וַ¦יְדַבֵּ֥ר יְהוָ֖ה אֶל־מֹשֶׁ֥ה לֵּ¦אמֹֽר׃ </text:span><text:span text:style-name="WLC-versenumber">18 </text:span><text:span text:style-name="WLC-hebrewtext">דַּבֵּ֨ר אֶֽל־אַהֲרֹ֜ן וְ¦אֶל־בָּנָ֗י¦ו וְ¦אֶל֙ כָּל־בְּנֵ֣י יִשְׂרָאֵ֔ל וְ¦אָמַרְתָּ֖ אֲלֵ¦הֶ֑ם אִ֣ישׁ אִישׁ֩ מִ¦בֵּ֨ית יִשְׂרָאֵ֜ל וּ¦מִן־הַ¦גֵּ֣ר בְּ¦יִשְׂרָאֵ֗ל אֲשֶׁ֨ר יַקְרִ֤יב קָרְבָּנ¦וֹ֙ לְ¦כָל־נִדְרֵי¦הֶם֙ וּ¦לְ¦כָל־נִדְבוֹתָ֔¦ם אֲשֶׁר־יַקְרִ֥יבוּ לַ¦יהוָ֖ה לְ¦עֹלָֽה׃ </text:span><text:span text:style-name="WLC-versenumber">19 </text:span><text:span text:style-name="WLC-hebrewtext">לִֽ¦רְצֹנְ¦כֶ֑ם תָּמִ֣ים זָכָ֔ר בַּ¦בָּקָ֕ר בַּ¦כְּשָׂבִ֖ים וּ¦בָֽ¦עִזִּֽים׃ </text:span><text:span text:style-name="WLC-versenumber">20 </text:span><text:span text:style-name="WLC-hebrewtext">כֹּ֛ל אֲשֶׁר־בּ֥¦וֹ מ֖וּם לֹ֣א תַקְרִ֑יבוּ כִּי־לֹ֥א לְ¦רָצ֖וֹן יִהְיֶ֥ה לָ¦כֶֽם׃ </text:span><text:span text:style-name="WLC-versenumber">21 </text:span><text:span text:style-name="WLC-hebrewtext">וְ¦אִ֗ישׁ כִּֽי־יַקְרִ֤יב זֶֽבַח־שְׁלָמִים֙ לַ¦יהוָ֔ה לְ¦פַלֵּא־נֶ֙דֶר֙ א֣וֹ לִ¦נְדָבָ֔ה בַּ¦בָּקָ֖ר א֣וֹ בַ¦צֹּ֑אן תָּמִ֤ים יִֽהְיֶה֙ לְ¦רָצ֔וֹן כָּל־מ֖וּם לֹ֥א יִהְיֶה־בּֽ¦וֹ׃ </text:span><text:span text:style-name="WLC-versenumber">22 </text:span><text:span text:style-name="WLC-hebrewtext">עַוֶּרֶת֩ א֨וֹ שָׁב֜וּר אוֹ־חָר֣וּץ אֽוֹ־יַבֶּ֗לֶת א֤וֹ גָרָב֙ א֣וֹ יַלֶּ֔פֶת לֹא־תַקְרִ֥יבוּ אֵ֖לֶּה לַ¦יהוָ֑ה וְ¦אִשֶּׁ֗ה לֹא־תִתְּנ֥וּ מֵ¦הֶ֛ם עַל־הַ¦מִּזְבֵּ֖חַ לַ¦יהוָֽה׃ </text:span><text:span text:style-name="WLC-versenumber">23 </text:span><text:span text:style-name="WLC-hebrewtext">וְ¦שׁ֥וֹר וָ¦שֶׂ֖ה שָׂר֣וּעַ וְ¦קָל֑וּט נְדָבָה֙ תַּעֲשֶׂ֣ה אֹת֔¦וֹ וּ¦לְ¦נֵ֖דֶר לֹ֥א יֵרָצֶֽה׃ </text:span><text:span text:style-name="WLC-versenumber">24 </text:span><text:span text:style-name="WLC-hebrewtext">וּ¦מָע֤וּךְ וְ¦כָתוּת֙ וְ¦נָת֣וּק וְ¦כָר֔וּת לֹ֥א תַקְרִ֖יבוּ לַֽ¦יהוָ֑ה וּֽ¦בְ¦אַרְצְ¦כֶ֖ם לֹ֥א תַעֲשֽׂוּ׃ </text:span><text:span text:style-name="WLC-versenumber">25 </text:span><text:span text:style-name="WLC-hebrewtext">וּ¦מִ¦יַּ֣ד בֶּן־נֵכָ֗ר לֹ֥א תַקְרִ֛יבוּ אֶת־לֶ֥חֶם אֱלֹהֵי¦כֶ֖ם מִ¦כָּל־אֵ֑לֶּה כִּ֣י מָשְׁחָתָ֤¦ם בָּ¦הֶם֙ מ֣וּם בָּ֔¦ם לֹ֥א יֵרָצ֖וּ לָ¦כֶֽם׃ <text:span text:style-name="WLC-small">פ</text:span><text:span/><text:line-break/></text:span><text:span text:style-name="WLC-versenumber">26 </text:span><text:span text:style-name="WLC-hebrewtext">וַ¦יְדַבֵּ֥ר יְהוָ֖ה אֶל־מֹשֶׁ֥ה לֵּ¦אמֹֽר׃ </text:span><text:span text:style-name="WLC-versenumber">27 </text:span><text:span text:style-name="WLC-hebrewtext">שׁ֣וֹר אוֹ־כֶ֤שֶׂב אוֹ־עֵז֙ כִּ֣י יִוָּלֵ֔ד וְ¦הָיָ֛ה שִׁבְעַ֥ת יָמִ֖ים תַּ֣חַת אִמּ֑¦וֹ וּ¦מִ¦יּ֤וֹם הַ¦שְּׁמִינִי֙ וָ¦הָ֔לְאָה יֵרָצֶ֕ה לְ¦קָרְבַּ֥ן אִשֶּׁ֖ה לַ¦יהוָֽה׃ </text:span><text:span text:style-name="WLC-versenumber">28 </text:span><text:span text:style-name="WLC-hebrewtext">וְ¦שׁ֖וֹר אוֹ־שֶׂ֑ה אֹת֣¦וֹ וְ¦אֶת־בְּנ֔¦וֹ לֹ֥א תִשְׁחֲט֖וּ בְּ¦י֥וֹם אֶחָֽד׃ </text:span><text:span text:style-name="WLC-versenumber">29 </text:span><text:span text:style-name="WLC-hebrewtext">וְ¦כִֽי־תִזְבְּח֥וּ זֶֽבַח־תּוֹדָ֖ה לַ¦יהוָ֑ה לִֽ¦רְצֹנְ¦כֶ֖ם תִּזְבָּֽחוּ׃ </text:span><text:span text:style-name="WLC-versenumber">30 </text:span><text:span text:style-name="WLC-hebrewtext">בַּ¦יּ֤וֹם הַ¦הוּא֙ יֵאָכֵ֔ל לֹֽא־תוֹתִ֥ירוּ מִמֶּ֖¦נּוּ עַד־בֹּ֑קֶר אֲנִ֖י יְהוָֽה׃ </text:span><text:span text:style-name="WLC-versenumber">31 </text:span><text:span text:style-name="WLC-hebrewtext">וּ¦שְׁמַרְתֶּם֙ מִצְוֺתַ֔¦י וַ¦עֲשִׂיתֶ֖ם אֹתָ֑¦ם אֲנִ֖י יְהוָֽה׃ </text:span><text:span text:style-name="WLC-versenumber">32 </text:span><text:span text:style-name="WLC-hebrewtext">וְ¦לֹ֤א תְחַלְּלוּ֙ אֶת־שֵׁ֣ם קָדְשִׁ֔¦י וְ¦נִ֨קְדַּשְׁתִּ֔י בְּ¦ת֖וֹךְ בְּנֵ֣י יִשְׂרָאֵ֑ל אֲנִ֥י יְהוָ֖ה מְקַדִּשְׁ¦כֶֽם׃ </text:span><text:span text:style-name="WLC-versenumber">33 </text:span><text:span text:style-name="WLC-hebrewtext">הַ¦מּוֹצִ֤יא אֶתְ¦כֶם֙ מֵ¦אֶ֣רֶץ מִצְרַ֔יִם לִ¦הְי֥וֹת לָ¦כֶ֖ם לֵ¦אלֹהִ֑ים אֲנִ֖י יְהוָֽה׃ <text:span text:style-name="WLC-small">פ</text:span><text:span/><text:line-break/></text:span></text:p>
      <text:h xmlns:fo="http://www.w3.org/1999/XSL/Format" text:outline-level="1" text:style-name="WLC-chaptermarker">Leviticus 23</text:h>
      <text:p xmlns:fo="http://www.w3.org/1999/XSL/Format" text:style-name="WLC-chapter"><text:span text:style-name="WLC-chapternumber">23 </text:span><text:span text:style-name="WLC-hebrewtext">וַ¦יְדַבֵּ֥ר יְהוָ֖ה אֶל־מֹשֶׁ֥ה לֵּ¦אמֹֽר׃ </text:span><text:span text:style-name="WLC-versenumber">2 </text:span><text:span text:style-name="WLC-hebrewtext">דַּבֵּ֞ר אֶל־בְּנֵ֤י יִשְׂרָאֵל֙ וְ¦אָמַרְתָּ֣ אֲלֵ¦הֶ֔ם מוֹעֲדֵ֣י יְהוָ֔ה אֲשֶׁר־תִּקְרְא֥וּ אֹתָ֖¦ם מִקְרָאֵ֣י קֹ֑דֶשׁ אֵ֥לֶּה הֵ֖ם מוֹעֲדָֽ¦י׃ </text:span><text:span text:style-name="WLC-versenumber">3 </text:span><text:span text:style-name="WLC-hebrewtext">שֵׁ֣שֶׁת יָמִים֮ תֵּעָשֶׂ֣ה מְלָאכָה֒ וּ¦בַ¦יּ֣וֹם הַ¦שְּׁבִיעִ֗י שַׁבַּ֤ת שַׁבָּתוֹן֙ מִקְרָא־קֹ֔דֶשׁ כָּל־מְלָאכָ֖ה לֹ֣א תַעֲשׂ֑וּ שַׁבָּ֥ת הִוא֙ לַֽ¦יהוָ֔ה בְּ¦כֹ֖ל מֽוֹשְׁבֹתֵי¦כֶֽם׃ <text:span text:style-name="WLC-small">פ</text:span><text:span/><text:line-break/></text:span><text:span text:style-name="WLC-versenumber">4 </text:span><text:span text:style-name="WLC-hebrewtext">אֵ֚לֶּה מוֹעֲדֵ֣י יְהוָ֔ה מִקְרָאֵ֖י קֹ֑דֶשׁ אֲשֶׁר־תִּקְרְא֥וּ אֹתָ֖¦ם בְּ¦מוֹעֲדָֽ¦ם׃ </text:span><text:span text:style-name="WLC-versenumber">5 </text:span><text:span text:style-name="WLC-hebrewtext">בַּ¦חֹ֣דֶשׁ הָ¦רִאשׁ֗וֹן בְּ¦אַרְבָּעָ֥ה עָשָׂ֛ר לַ¦חֹ֖דֶשׁ בֵּ֣ין הָ¦עַרְבָּ֑יִם פֶּ֖סַח לַ¦יהוָֽה׃ </text:span><text:span text:style-name="WLC-versenumber">6 </text:span><text:span text:style-name="WLC-hebrewtext">וּ¦בַ¦חֲמִשָּׁ֨ה עָשָׂ֥ר יוֹם֙ לַ¦חֹ֣דֶשׁ הַ¦זֶּ֔ה חַ֥ג הַ¦מַּצּ֖וֹת לַ¦יהוָ֑ה שִׁבְעַ֥ת יָמִ֖ים מַצּ֥וֹת תֹּאכֵֽלוּ׃ </text:span><text:span text:style-name="WLC-versenumber">7 </text:span><text:span text:style-name="WLC-hebrewtext">בַּ¦יּוֹם֙ הָֽ¦רִאשׁ֔וֹן מִקְרָא־קֹ֖דֶשׁ יִהְיֶ֣ה לָ¦כֶ֑ם כָּל־מְלֶ֥אכֶת עֲבֹדָ֖ה לֹ֥א תַעֲשֽׂוּ׃ </text:span><text:span text:style-name="WLC-versenumber">8 </text:span><text:span text:style-name="WLC-hebrewtext">וְ¦הִקְרַבְתֶּ֥ם אִשֶּׁ֛ה לַ¦יהוָ֖ה שִׁבְעַ֣ת יָמִ֑ים בַּ¦יּ֤וֹם הַ¦שְּׁבִיעִי֙ מִקְרָא־קֹ֔דֶשׁ כָּל־מְלֶ֥אכֶת עֲבֹדָ֖ה לֹ֥א תַעֲשֽׂוּ׃ <text:span text:style-name="WLC-small">פ</text:span><text:span/><text:line-break/></text:span><text:span text:style-name="WLC-versenumber">9 </text:span><text:span text:style-name="WLC-hebrewtext">וַ¦יְדַבֵּ֥ר יְהוָ֖ה אֶל־מֹשֶׁ֥ה לֵּ¦אמֹֽר׃ </text:span><text:span text:style-name="WLC-versenumber">10 </text:span><text:span text:style-name="WLC-hebrewtext">דַּבֵּ֞ר אֶל־בְּנֵ֤י יִשְׂרָאֵל֙ וְ¦אָמַרְתָּ֣ אֲלֵ¦הֶ֔ם כִּֽי־תָבֹ֣אוּ אֶל־הָ¦אָ֗רֶץ אֲשֶׁ֤ר אֲנִי֙ נֹתֵ֣ן לָ¦כֶ֔ם וּ¦קְצַרְתֶּ֖ם אֶת־קְצִירָ֑¦הּ וַ¦הֲבֵאתֶ֥ם אֶת־עֹ֛מֶר רֵאשִׁ֥ית קְצִירְ¦כֶ֖ם אֶל־הַ¦כֹּהֵֽן׃ </text:span><text:span text:style-name="WLC-versenumber">11 </text:span><text:span text:style-name="WLC-hebrewtext">וְ¦הֵנִ֧יף אֶת־הָ¦עֹ֛מֶר לִ¦פְנֵ֥י יְהוָ֖ה לִֽ¦רְצֹנְ¦כֶ֑ם מִֽ¦מָּחֳרַת֙ הַ¦שַּׁבָּ֔ת יְנִיפֶ֖¦נּוּ הַ¦כֹּהֵֽן׃ </text:span><text:span text:style-name="WLC-versenumber">12 </text:span><text:span text:style-name="WLC-hebrewtext">וַ¦עֲשִׂיתֶ֕ם בְּ¦י֥וֹם הֲנִֽיפְ¦כֶ֖ם אֶת־הָ¦עֹ֑מֶר כֶּ֣בֶשׂ תָּמִ֧ים בֶּן־שְׁנָת֛¦וֹ לְ¦עֹלָ֖ה לַ¦יהוָֽה׃ </text:span><text:span text:style-name="WLC-versenumber">13 </text:span><text:span text:style-name="WLC-hebrewtext">וּ¦מִנְחָת¦וֹ֩ שְׁנֵ֨י עֶשְׂרֹנִ֜ים סֹ֣לֶת בְּלוּלָ֥ה בַ¦שֶּׁ֛מֶן אִשֶּׁ֥ה לַ¦יהוָ֖ה רֵ֣יחַ נִיחֹ֑חַ וְ¦נִסְכֹּ֥¦ה<text:span text:style-name="WLC-note"><text:note text:note-class="footnote"><text:note-citation text:label="q">q</text:note-citation><text:note-body><text:p text:style-name="WLC-notebody">We have abandoned or added a ketib/qere relative to BHS. In doing this we agree with L against BHS. </text:p></text:note-body></text:note></text:span>
 יַ֖יִן רְבִיעִ֥ת הַ¦הִֽין׃ </text:span><text:span text:style-name="WLC-versenumber">14 </text:span><text:span text:style-name="WLC-hebrewtext">וְ¦לֶחֶם֩ וְ¦קָלִ֨י וְ¦כַרְמֶ֜ל לֹ֣א תֹֽאכְל֗וּ עַד־עֶ֙צֶם֙ הַ¦יּ֣וֹם הַ¦זֶּ֔ה עַ֚ד הֲבִ֣יאֲ¦כֶ֔ם אֶת־קָרְבַּ֖ן אֱלֹהֵי¦כֶ֑ם חֻקַּ֤ת עוֹלָם֙ לְ¦דֹרֹ֣תֵי¦כֶ֔ם בְּ¦כֹ֖ל מֹשְׁבֹֽתֵי¦כֶֽם׃ <text:span text:style-name="WLC-small">ס</text:span><text:span>      </text:span></text:span><text:span text:style-name="WLC-versenumber">15 </text:span><text:span text:style-name="WLC-hebrewtext">וּ¦סְפַרְתֶּ֤ם לָ¦כֶם֙ מִ¦מָּחֳרַ֣ת הַ¦שַּׁבָּ֔ת מִ¦יּוֹם֙ הֲבִ֣יאֲ¦כֶ֔ם אֶת־עֹ֖מֶר הַ¦תְּנוּפָ֑ה שֶׁ֥בַע שַׁבָּת֖וֹת תְּמִימֹ֥ת תִּהְיֶֽינָה׃ </text:span><text:span text:style-name="WLC-versenumber">16 </text:span><text:span text:style-name="WLC-hebrewtext">עַ֣ד מִֽ¦מָּחֳרַ֤ת הַ¦שַּׁבָּת֙ הַ¦שְּׁבִיעִ֔ת תִּסְפְּר֖וּ חֲמִשִּׁ֣ים י֑וֹם וְ¦הִקְרַבְתֶּ֛ם מִנְחָ֥ה חֲדָשָׁ֖ה לַ¦יהוָֽה׃ </text:span><text:span text:style-name="WLC-versenumber">17 </text:span><text:span text:style-name="WLC-hebrewtext">מִ¦מּוֹשְׁבֹ֨תֵי¦כֶ֜ם תָּבִ֣יאּוּ ׀ לֶ֣חֶם תְּנוּפָ֗ה שְׁ֚תַּיִם שְׁנֵ֣י עֶשְׂרֹנִ֔ים סֹ֣לֶת תִּהְיֶ֔ינָה חָמֵ֖ץ תֵּאָפֶ֑ינָה בִּכּוּרִ֖ים לַֽ¦יהוָֽה׃ </text:span><text:span text:style-name="WLC-versenumber">18 </text:span><text:span text:style-name="WLC-hebrewtext">וְ¦הִקְרַבְתֶּ֣ם עַל־הַ¦לֶּ֗חֶם שִׁבְעַ֨ת כְּבָשִׂ֤ים תְּמִימִם֙ בְּנֵ֣י שָׁנָ֔ה וּ¦פַ֧ר בֶּן־בָּקָ֛ר אֶחָ֖ד וְ¦אֵילִ֣ם שְׁנָ֑יִם יִהְי֤וּ עֹלָה֙ לַֽ¦יהוָ֔ה וּ¦מִנְחָתָ¦ם֙ וְ¦נִסְכֵּי¦הֶ֔ם אִשֵּׁ֥ה רֵֽיחַ־נִיחֹ֖חַ לַ¦יהוָֽה׃ </text:span><text:span text:style-name="WLC-versenumber">19 </text:span><text:span text:style-name="WLC-hebrewtext">וַ¦עֲשִׂיתֶ֛ם שְׂעִיר־עִזִּ֥ים אֶחָ֖ד לְ¦חַטָּ֑את וּ¦שְׁנֵ֧י כְבָשִׂ֛ים בְּנֵ֥י שָׁנָ֖ה לְ¦זֶ֥בַח שְׁלָמִֽים׃ </text:span><text:span text:style-name="WLC-versenumber">20 </text:span><text:span text:style-name="WLC-hebrewtext">וְ¦הֵנִ֣יף הַ¦כֹּהֵ֣ן ׀ אֹתָ֡¦ם עַל֩ לֶ֨חֶם הַ¦בִּכּוּרִ֤ים תְּנוּפָה֙ לִ¦פְנֵ֣י יְהוָ֔ה עַל־שְׁנֵ֖י כְּבָשִׂ֑ים קֹ֛דֶשׁ יִהְי֥וּ לַ¦יהוָ֖ה לַ¦כֹּהֵֽן׃ </text:span><text:span text:style-name="WLC-versenumber">21 </text:span><text:span text:style-name="WLC-hebrewtext">וּ¦קְרָאתֶ֞ם בְּ¦עֶ֣צֶם ׀ הַ¦יּ֣וֹם הַ¦זֶּ֗ה מִֽקְרָא־קֹ֙דֶשׁ֙ יִהְיֶ֣ה לָ¦כֶ֔ם כָּל־מְלֶ֥אכֶת עֲבֹדָ֖ה לֹ֣א תַעֲשׂ֑וּ חֻקַּ֥ת עוֹלָ֛ם בְּ¦כָל־מוֹשְׁבֹ֥תֵי¦כֶ֖ם לְ¦דֹרֹֽתֵי¦כֶֽם׃ </text:span><text:span text:style-name="WLC-versenumber">22 </text:span><text:span text:style-name="WLC-hebrewtext">וּֽ¦בְ¦קֻצְרְ¦כֶ֞ם אֶת־קְצִ֣יר אַרְצְ¦כֶ֗ם לֹֽא־תְכַלֶּ֞ה פְּאַ֤ת שָֽׂדְ¦ךָ֙ בְּ¦קֻצְרֶ֔¦ךָ וְ¦לֶ֥קֶט קְצִירְ¦ךָ֖ לֹ֣א תְלַקֵּ֑ט לֶֽ¦עָנִ֤י וְ¦לַ¦גֵּר֙ תַּעֲזֹ֣ב אֹתָ֔¦ם אֲנִ֖י יְהוָ֥ה אֱלֹהֵי¦כֶֽם׃ <text:span text:style-name="WLC-small">ס</text:span><text:span>      </text:span></text:span><text:span text:style-name="WLC-versenumber">23 </text:span><text:span text:style-name="WLC-hebrewtext">וַ¦יְדַבֵּ֥ר יְהוָ֖ה אֶל־מֹשֶׁ֥ה לֵּ¦אמֹֽר׃ </text:span><text:span text:style-name="WLC-versenumber">24 </text:span><text:span text:style-name="WLC-hebrewtext">דַּבֵּ֛ר אֶל־בְּנֵ֥י יִשְׂרָאֵ֖ל לֵ¦אמֹ֑ר בַּ¦חֹ֨דֶשׁ הַ¦שְּׁבִיעִ֜י בְּ¦אֶחָ֣ד לַ¦חֹ֗דֶשׁ יִהְיֶ֤ה לָ¦כֶם֙ שַׁבָּת֔וֹן זִכְר֥וֹן תְּרוּעָ֖ה מִקְרָא־קֹֽדֶשׁ׃ </text:span><text:span text:style-name="WLC-versenumber">25 </text:span><text:span text:style-name="WLC-hebrewtext">כָּל־מְלֶ֥אכֶת עֲבֹדָ֖ה לֹ֣א תַעֲשׂ֑וּ וְ¦הִקְרַבְתֶּ֥ם אִשֶּׁ֖ה לַ¦יהוָֽה׃ <text:span text:style-name="WLC-small">ס</text:span><text:span>      </text:span></text:span><text:span text:style-name="WLC-versenumber">26 </text:span><text:span text:style-name="WLC-hebrewtext">וַ¦יְדַבֵּ֥ר יְהוָ֖ה אֶל־מֹשֶׁ֥ה לֵּ¦אמֹֽר׃ </text:span><text:span text:style-name="WLC-versenumber">27 </text:span><text:span text:style-name="WLC-hebrewtext">אַ֡ךְ בֶּ¦עָשׂ֣וֹר לַ¦חֹדֶשׁ֩ הַ¦שְּׁבִיעִ֨י הַ¦זֶּ֜ה י֧וֹם הַ¦כִּפֻּרִ֣ים ה֗וּא מִֽקְרָא־קֹ֙דֶשׁ֙ יִהְיֶ֣ה לָ¦כֶ֔ם וְ¦עִנִּיתֶ֖ם אֶת־נַפְשֹׁתֵי¦כֶ֑ם וְ¦הִקְרַבְתֶּ֥ם אִשֶּׁ֖ה לַ¦יהוָֽה׃ </text:span><text:span text:style-name="WLC-versenumber">28 </text:span><text:span text:style-name="WLC-hebrewtext">וְ¦כָל־מְלָאכָה֙ לֹ֣א תַעֲשׂ֔וּ בְּ¦עֶ֖צֶם הַ¦יּ֣וֹם הַ¦זֶּ֑ה כִּ֣י י֤וֹם כִּפֻּרִים֙ ה֔וּא לְ¦כַפֵּ֣ר עֲלֵי¦כֶ֔ם לִ¦פְנֵ֖י יְהוָ֥ה אֱלֹהֵי¦כֶֽם׃ </text:span><text:span text:style-name="WLC-versenumber">29 </text:span><text:span text:style-name="WLC-hebrewtext">כִּ֤י כָל־הַ¦נֶּ֙פֶשׁ֙ אֲשֶׁ֣ר לֹֽא־תְעֻנֶּ֔ה בְּ¦עֶ֖צֶם הַ¦יּ֣וֹם הַ¦זֶּ֑ה וְ¦נִכְרְתָ֖ה מֵֽ¦עַמֶּֽי¦הָ׃ </text:span><text:span text:style-name="WLC-versenumber">30 </text:span><text:span text:style-name="WLC-hebrewtext">וְ¦כָל־הַ¦נֶּ֗פֶשׁ אֲשֶׁ֤ר תַּעֲשֶׂה֙ כָּל־מְלָאכָ֔ה בְּ¦עֶ֖צֶם הַ¦יּ֣וֹם הַ¦זֶּ֑ה וְ¦הַֽאֲבַדְתִּ֛י אֶת־הַ¦נֶּ֥פֶשׁ הַ¦הִ֖וא מִ¦קֶּ֥רֶב עַמָּֽ¦הּ׃ </text:span><text:span text:style-name="WLC-versenumber">31 </text:span><text:span text:style-name="WLC-hebrewtext">כָּל־מְלָאכָ֖ה לֹ֣א תַעֲשׂ֑וּ חֻקַּ֤ת עוֹלָם֙ לְ¦דֹרֹ֣תֵי¦כֶ֔ם בְּ¦כֹ֖ל מֹֽשְׁבֹֽתֵי¦כֶֽם׃ </text:span><text:span text:style-name="WLC-versenumber">32 </text:span><text:span text:style-name="WLC-hebrewtext">שַׁבַּ֨ת שַׁבָּת֥וֹן הוּא֙ לָ¦כֶ֔ם וְ¦עִנִּיתֶ֖ם אֶת־נַפְשֹׁתֵי¦כֶ֑ם בְּ¦תִשְׁעָ֤ה לַ¦חֹ֙דֶשׁ֙ בָּ¦עֶ֔רֶב מֵ¦עֶ֣רֶב עַד־עֶ֔רֶב תִּשְׁבְּת֖וּ שַׁבַּתְּ¦כֶֽם׃ <text:span text:style-name="WLC-small">פ</text:span><text:span/><text:line-break/></text:span><text:span text:style-name="WLC-versenumber">33 </text:span><text:span text:style-name="WLC-hebrewtext">וַ¦יְדַבֵּ֥ר יְהוָ֖ה אֶל־מֹשֶׁ֥ה לֵּ¦אמֹֽר׃ </text:span><text:span text:style-name="WLC-versenumber">34 </text:span><text:span text:style-name="WLC-hebrewtext">דַּבֵּ֛ר אֶל־בְּנֵ֥י יִשְׂרָאֵ֖ל לֵ¦אמֹ֑ר בַּ¦חֲמִשָּׁ֨ה עָשָׂ֜ר י֗וֹם לַ¦חֹ֤דֶשׁ הַ¦שְּׁבִיעִי֙ הַ¦זֶּ֔ה חַ֧ג הַ¦סֻּכּ֛וֹת שִׁבְעַ֥ת יָמִ֖ים לַ¦יהֹוָֽה׃ </text:span><text:span text:style-name="WLC-versenumber">35 </text:span><text:span text:style-name="WLC-hebrewtext">בַּ¦יּ֥וֹם הָ¦רִאשׁ֖וֹן מִקְרָא־קֹ֑דֶשׁ כָּל־מְלֶ֥אכֶת עֲבֹדָ֖ה לֹ֥א תַעֲשֽׂוּ׃ </text:span><text:span text:style-name="WLC-versenumber">36 </text:span><text:span text:style-name="WLC-hebrewtext">שִׁבְעַ֣ת יָמִ֔ים תַּקְרִ֥יבוּ אִשֶּׁ֖ה לַ¦יהוָ֑ה בַּ¦יּ֣וֹם הַ¦שְּׁמִינִ֡י מִקְרָא־קֹדֶשׁ֩ יִהְיֶ֨ה לָ¦כֶ֜ם וְ¦הִקְרַבְתֶּ֨ם אִשֶּׁ֤ה לַֽ¦יהוָה֙ עֲצֶ֣רֶת הִ֔וא כָּל־מְלֶ֥אכֶת עֲבֹדָ֖ה לֹ֥א תַעֲשֽׂוּ׃ </text:span><text:span text:style-name="WLC-versenumber">37 </text:span><text:span text:style-name="WLC-hebrewtext">אֵ֚לֶּה מוֹעֲדֵ֣י יְהוָ֔ה אֲשֶׁר־תִּקְרְא֥וּ אֹתָ֖¦ם מִקְרָאֵ֣י קֹ֑דֶשׁ לְ¦הַקְרִ֨יב אִשֶּׁ֜ה לַ¦יהוָ֗ה עֹלָ֧ה וּ¦מִנְחָ֛ה זֶ֥בַח וּ¦נְסָכִ֖ים דְּבַר־י֥וֹם בְּ¦יוֹמֽ¦וֹ׃ </text:span><text:span text:style-name="WLC-versenumber">38 </text:span><text:span text:style-name="WLC-hebrewtext">מִ¦לְּ¦בַ֖ד שַׁבְּתֹ֣ת יְּהוָ֑ה וּ¦מִ¦לְּ¦בַ֣ד מַתְּנֽוֹתֵי¦כֶ֗ם וּ¦מִ¦לְּ¦בַ֤ד כָּל־נִדְרֵי¦כֶם֙ וּ¦מִ¦לְּ¦בַד֙ כָּל־נִדְב֣וֹתֵי¦כֶ֔ם אֲשֶׁ֥ר תִּתְּנ֖וּ לַ¦יהוָֽה׃ </text:span><text:span text:style-name="WLC-versenumber">39 </text:span><text:span text:style-name="WLC-hebrewtext">אַ֡ךְ בַּ¦חֲמִשָּׁה֩ עָשָׂ֨ר י֜וֹם לַ¦חֹ֣דֶשׁ הַ¦שְּׁבִיעִ֗י בְּ¦אָסְפְּ¦כֶם֙ אֶת־תְּבוּאַ֣ת הָ¦אָ֔רֶץ תָּחֹ֥גּוּ אֶת־חַג־יְהוָ֖ה שִׁבְעַ֣ת יָמִ֑ים בַּ¦יּ֤וֹם הָֽ¦רִאשׁוֹן֙ שַׁבָּת֔וֹן וּ¦בַ¦יּ֥וֹם הַ¦שְּׁמִינִ֖י שַׁבָּתֽוֹן׃ </text:span><text:span text:style-name="WLC-versenumber">40 </text:span><text:span text:style-name="WLC-hebrewtext">וּ¦לְקַחְתֶּ֨ם לָ¦כֶ֜ם בַּ¦יּ֣וֹם הָ¦רִאשׁ֗וֹן פְּרִ֨י עֵ֤ץ הָדָר֙ כַּפֹּ֣ת תְּמָרִ֔ים וַ¦עֲנַ֥ף עֵץ־עָבֹ֖ת וְ¦עַרְבֵי־נָ֑חַל וּ¦שְׂמַחְתֶּ֗ם לִ¦פְנֵ֛י יְהוָ֥ה אֱלֹהֵי¦כֶ֖ם שִׁבְעַ֥ת יָמִֽים׃ </text:span><text:span text:style-name="WLC-versenumber">41 </text:span><text:span text:style-name="WLC-hebrewtext">וְ¦חַגֹּתֶ֤ם אֹת¦וֹ֙ חַ֣ג לַֽ¦יהוָ֔ה שִׁבְעַ֥ת יָמִ֖ים בַּ¦שָּׁנָ֑ה חֻקַּ֤ת עוֹלָם֙ לְ¦דֹרֹ֣תֵי¦כֶ֔ם בַּ¦חֹ֥דֶשׁ הַ¦שְּׁבִיעִ֖י תָּחֹ֥גּוּ אֹתֽ¦וֹ׃ </text:span><text:span text:style-name="WLC-versenumber">42 </text:span><text:span text:style-name="WLC-hebrewtext">בַּ¦סֻּכֹּ֥ת תֵּשְׁב֖וּ שִׁבְעַ֣ת יָמִ֑ים כָּל־הָֽ¦אֶזְרָח֙ בְּ¦יִשְׂרָאֵ֔ל יֵשְׁב֖וּ בַּ¦סֻּכֹּֽת׃ </text:span><text:span text:style-name="WLC-versenumber">43 </text:span><text:span text:style-name="WLC-hebrewtext">לְמַעַן֮ יֵדְע֣וּ דֹרֹֽתֵי¦כֶם֒ כִּ֣י בַ¦סֻּכּ֗וֹת הוֹשַׁ֙בְתִּי֙ אֶת־בְּנֵ֣י יִשְׂרָאֵ֔ל בְּ¦הוֹצִיאִ֥¦י אוֹתָ֖¦ם מֵ¦אֶ֣רֶץ מִצְרָ֑יִם אֲנִ֖י יְהוָ֥ה אֱלֹהֵי¦כֶֽם׃ </text:span><text:span text:style-name="WLC-versenumber">44 </text:span><text:span text:style-name="WLC-hebrewtext">וַ¦יְדַבֵּ֣ר מֹשֶׁ֔ה אֶת־מֹעֲדֵ֖י יְהוָ֑ה אֶל־בְּנֵ֖י יִשְׂרָאֵֽל׃ <text:span text:style-name="WLC-small">פ</text:span><text:span/><text:line-break/></text:span></text:p>
      <text:h xmlns:fo="http://www.w3.org/1999/XSL/Format" text:outline-level="1" text:style-name="WLC-chaptermarker">Leviticus 24</text:h>
      <text:p xmlns:fo="http://www.w3.org/1999/XSL/Format" text:style-name="WLC-chapter"><text:span text:style-name="WLC-chapternumber">24 </text:span><text:span text:style-name="WLC-hebrewtext">וַ¦יְדַבֵּ֥ר יְהוָ֖ה אֶל־מֹשֶׁ֥ה לֵּ¦אמֹֽר׃ </text:span><text:span text:style-name="WLC-versenumber">2 </text:span><text:span text:style-name="WLC-hebrewtext">צַ֞ו אֶת־בְּנֵ֣י יִשְׂרָאֵ֗ל וְ¦יִקְח֨וּ אֵלֶ֜י¦ךָ שֶׁ֣מֶן זַ֥יִת זָ֛ךְ כָּתִ֖ית לַ¦מָּא֑וֹר לְ¦הַעֲלֹ֥ת נֵ֖ר תָּמִֽיד׃ </text:span><text:span text:style-name="WLC-versenumber">3 </text:span><text:span text:style-name="WLC-hebrewtext">מִ¦חוּץ֩ לְ¦פָרֹ֨כֶת הָ¦עֵדֻ֜ת בְּ¦אֹ֣הֶל מוֹעֵ֗ד יַעֲרֹךְ֩ אֹת֨¦וֹ אַהֲרֹ֜ן מֵ¦עֶ֧רֶב עַד־בֹּ֛קֶר לִ¦פְנֵ֥י יְהוָ֖ה תָּמִ֑יד חֻקַּ֥ת עוֹלָ֖ם לְ¦דֹרֹֽתֵי¦כֶֽם׃ </text:span><text:span text:style-name="WLC-versenumber">4 </text:span><text:span text:style-name="WLC-hebrewtext">עַ֚ל הַ¦מְּנֹרָ֣ה הַ¦טְּהֹרָ֔ה יַעֲרֹ֖ךְ אֶת־הַ¦נֵּר֑וֹת לִ¦פְנֵ֥י יְהוָ֖ה תָּמִֽיד׃ <text:span text:style-name="WLC-small">פ</text:span><text:span/><text:line-break/></text:span><text:span text:style-name="WLC-versenumber">5 </text:span><text:span text:style-name="WLC-hebrewtext">וְ¦לָקַחְתָּ֣ סֹ֔לֶת וְ¦אָפִיתָ֣ אֹתָ֔¦הּ שְׁתֵּ֥ים עֶשְׂרֵ֖ה חַלּ֑וֹת שְׁנֵי֙ עֶשְׂרֹנִ֔ים יִהְיֶ֖ה הַֽ¦חַלָּ֥ה הָ¦אֶחָֽת׃ </text:span><text:span text:style-name="WLC-versenumber">6 </text:span><text:span text:style-name="WLC-hebrewtext">וְ¦שַׂמְתָּ֥ אוֹתָ֛¦ם שְׁתַּ֥יִם מַֽעֲרָכ֖וֹת שֵׁ֣שׁ הַֽ¦מַּעֲרָ֑כֶת עַ֛ל הַ¦שֻּׁלְחָ֥ן הַ¦טָּהֹ֖ר לִ¦פְנֵ֥י יְהוָֽה׃ </text:span><text:span text:style-name="WLC-versenumber">7 </text:span><text:span text:style-name="WLC-hebrewtext">וְ¦נָתַתָּ֥ עַל־הַֽ¦מַּעֲרֶ֖כֶת לְבֹנָ֣ה זַכָּ֑ה וְ¦הָיְתָ֤ה לַ¦לֶּ֙חֶם֙ לְ¦אַזְכָּרָ֔ה אִשֶּׁ֖ה לַֽ¦יהוָֽה׃ </text:span><text:span text:style-name="WLC-versenumber">8 </text:span><text:span text:style-name="WLC-hebrewtext">בְּ¦י֨וֹם הַ¦שַּׁבָּ֜ת בְּ¦י֣וֹם הַ¦שַּׁבָּ֗ת יַֽעַרְכֶ֛¦נּוּ לִ¦פְנֵ֥י יְהוָ֖ה תָּמִ֑יד מֵ¦אֵ֥ת בְּנֵֽי־יִשְׂרָאֵ֖ל בְּרִ֥ית עוֹלָֽם׃ </text:span><text:span text:style-name="WLC-versenumber">9 </text:span><text:span text:style-name="WLC-hebrewtext">וְ¦הָֽיְתָה֙ לְ¦אַהֲרֹ֣ן וּ¦לְ¦בָנָ֔י¦ו וַ¦אֲכָלֻ֖¦הוּ בְּ¦מָק֣וֹם קָדֹ֑שׁ כִּ֡י קֹדֶשׁ֩ קָֽדָשִׁ֨ים ה֥וּא ל֛¦וֹ מֵ¦אִשֵּׁ֥י יְהוָ֖ה חָק־עוֹלָֽם׃ <text:span text:style-name="WLC-small">ס</text:span><text:span>      </text:span></text:span><text:span text:style-name="WLC-versenumber">10 </text:span><text:span text:style-name="WLC-hebrewtext">וַ¦יֵּצֵא֙ בֶּן־אִשָּׁ֣ה יִשְׂרְאֵלִ֔ית וְ¦הוּא֙ בֶּן־אִ֣ישׁ מִצְרִ֔י בְּ¦ת֖וֹךְ בְּנֵ֣י יִשְׂרָאֵ֑ל וַ¦יִּנָּצוּ֙ בַּֽ¦מַּחֲנֶ֔ה בֶּ֚ן הַ¦יִּשְׂרְאֵלִ֔ית וְ¦אִ֖ישׁ הַ¦יִּשְׂרְאֵלִֽי׃ </text:span><text:span text:style-name="WLC-versenumber">11 </text:span><text:span text:style-name="WLC-hebrewtext">וַ֠¦יִּקֹּב בֶּן־הָֽ¦אִשָּׁ֨ה הַ¦יִּשְׂרְאֵלִ֤ית אֶת־הַ¦שֵּׁם֙ וַ¦יְקַלֵּ֔ל וַ¦יָּבִ֥יאוּ אֹת֖¦וֹ אֶל־מֹשֶׁ֑ה וְ¦שֵׁ֥ם אִמּ֛¦וֹ שְׁלֹמִ֥ית בַּת־דִּבְרִ֖י לְ¦מַטֵּה־דָֽן׃ </text:span><text:span text:style-name="WLC-versenumber">12 </text:span><text:span text:style-name="WLC-hebrewtext">וַ¦יַּנִּיחֻ֖¦הוּ בַּ¦מִּשְׁמָ֑ר לִ¦פְרֹ֥שׁ לָ¦הֶ֖ם עַל־פִּ֥י יְהוָֽה׃ <text:span text:style-name="WLC-small">פ</text:span><text:span/><text:line-break/></text:span><text:span text:style-name="WLC-versenumber">13 </text:span><text:span text:style-name="WLC-hebrewtext">וַ¦יְדַבֵּ֥ר יְהוָ֖ה אֶל־מֹשֶׁ֥ה לֵּ¦אמֹֽר׃ </text:span><text:span text:style-name="WLC-versenumber">14 </text:span><text:span text:style-name="WLC-hebrewtext">הוֹצֵ֣א אֶת־הַֽ¦מְקַלֵּ֗ל אֶל־מִ¦חוּץ֙ לַֽ¦מַּחֲנֶ֔ה וְ¦סָמְכ֧וּ כָֽל־הַ¦שֹּׁמְעִ֛ים אֶת־יְדֵי¦הֶ֖ם עַל־רֹאשׁ֑¦וֹ וְ¦רָגְמ֥וּ אֹת֖¦וֹ כָּל־הָ¦עֵדָֽה׃ </text:span><text:span text:style-name="WLC-versenumber">15 </text:span><text:span text:style-name="WLC-hebrewtext">וְ¦אֶל־בְּנֵ֥י יִשְׂרָאֵ֖ל תְּדַבֵּ֣ר לֵ¦אמֹ֑ר אִ֥ישׁ אִ֛ישׁ כִּֽי־יְקַלֵּ֥ל אֱלֹהָ֖י¦ו וְ¦נָשָׂ֥א חֶטְאֽ¦וֹ׃ </text:span><text:span text:style-name="WLC-versenumber">16 </text:span><text:span text:style-name="WLC-hebrewtext">וְ¦נֹקֵ֤ב שֵׁם־יְהוָה֙ מ֣וֹת יוּמָ֔ת רָג֥וֹם יִרְגְּמוּ־ב֖¦וֹ כָּל־הָ¦עֵדָ֑ה כַּ¦גֵּר֙ כָּֽ¦אֶזְרָ֔ח בְּ¦נָקְב¦וֹ־שֵׁ֖ם יוּמָֽת׃ </text:span><text:span text:style-name="WLC-versenumber">17 </text:span><text:span text:style-name="WLC-hebrewtext">וְ¦אִ֕ישׁ כִּ֥י יַכֶּ֖ה כָּל־נֶ֣פֶשׁ אָדָ֑ם מ֖וֹת יוּמָֽת׃ </text:span><text:span text:style-name="WLC-versenumber">18 </text:span><text:span text:style-name="WLC-hebrewtext">וּ¦מַכֵּ֥ה נֶֽפֶשׁ־בְּהֵמָ֖ה יְשַׁלְּמֶ֑¦נָּה נֶ֖פֶשׁ תַּ֥חַת נָֽפֶשׁ׃ </text:span><text:span text:style-name="WLC-versenumber">19 </text:span><text:span text:style-name="WLC-hebrewtext">וְ¦אִ֕ישׁ כִּֽי־יִתֵּ֥ן מ֖וּם בַּ¦עֲמִית֑¦וֹ כַּ¦אֲשֶׁ֣ר עָשָׂ֔ה כֵּ֖ן יֵעָ֥שֶׂה לּֽ¦וֹ׃ </text:span><text:span text:style-name="WLC-versenumber">20 </text:span><text:span text:style-name="WLC-hebrewtext">שֶׁ֚בֶר תַּ֣חַת שֶׁ֔בֶר עַ֚יִן תַּ֣חַת עַ֔יִן שֵׁ֖ן תַּ֣חַת שֵׁ֑ן כַּ¦אֲשֶׁ֨ר יִתֵּ֥ן מוּם֙ בָּֽ¦אָדָ֔ם כֵּ֖ן יִנָּ֥תֶן בּֽ¦וֹ׃ </text:span><text:span text:style-name="WLC-versenumber">21 </text:span><text:span text:style-name="WLC-hebrewtext">וּ¦מַכֵּ֥ה בְהֵמָ֖ה יְשַׁלְּמֶ֑¦נָּה וּ¦מַכֵּ֥ה אָדָ֖ם יוּמָֽת׃ </text:span><text:span text:style-name="WLC-versenumber">22 </text:span><text:span text:style-name="WLC-hebrewtext">מִשְׁפַּ֤ט אֶחָד֙ יִהְיֶ֣ה לָ¦כֶ֔ם כַּ¦גֵּ֥ר כָּ¦אֶזְרָ֖ח יִהְיֶ֑ה כִּ֛י אֲנִ֥י יְהוָ֖ה אֱלֹהֵי¦כֶֽם׃ </text:span><text:span text:style-name="WLC-versenumber">23 </text:span><text:span text:style-name="WLC-hebrewtext">וַ¦יְדַבֵּ֣ר מֹשֶׁה֮ אֶל־בְּנֵ֣י יִשְׂרָאֵל֒ וַ¦יּוֹצִ֣יאוּ אֶת־הַֽ¦מְקַלֵּ֗ל אֶל־מִ¦חוּץ֙ לַֽ¦מַּחֲנֶ֔ה וַ¦יִּרְגְּמ֥וּ אֹת֖¦וֹ אָ֑בֶן וּ¦בְנֵֽי־יִשְׂרָאֵ֣ל עָשׂ֔וּ כַּֽ¦אֲשֶׁ֛ר צִוָּ֥ה יְהוָ֖ה אֶת־מֹשֶֽׁה׃ <text:span text:style-name="WLC-small">פ</text:span><text:span/><text:line-break/></text:span></text:p>
      <text:h xmlns:fo="http://www.w3.org/1999/XSL/Format" text:outline-level="1" text:style-name="WLC-chaptermarker">Leviticus 25</text:h>
      <text:p xmlns:fo="http://www.w3.org/1999/XSL/Format" text:style-name="WLC-chapter"><text:span text:style-name="WLC-chapternumber">25 </text:span><text:span text:style-name="WLC-hebrewtext">וַ¦יְדַבֵּ֤ר יְהוָה֙ אֶל־מֹשֶׁ֔ה בְּ¦הַ֥ר סִינַ֖י לֵ¦אמֹֽר׃ </text:span><text:span text:style-name="WLC-versenumber">2 </text:span><text:span text:style-name="WLC-hebrewtext">דַּבֵּ֞ר אֶל־בְּנֵ֤י יִשְׂרָאֵל֙ וְ¦אָמַרְתָּ֣ אֲלֵ¦הֶ֔ם כִּ֤י תָבֹ֙אוּ֙ אֶל־הָ¦אָ֔רֶץ אֲשֶׁ֥ר אֲנִ֖י נֹתֵ֣ן לָ¦כֶ֑ם וְ¦שָׁבְתָ֣ה הָ¦אָ֔רֶץ שַׁבָּ֖ת לַ¦יהוָֽה׃ </text:span><text:span text:style-name="WLC-versenumber">3 </text:span><text:span text:style-name="WLC-hebrewtext">שֵׁ֤שׁ שָׁנִים֙ תִּזְרַ֣ע שָׂדֶ֔¦ךָ וְ¦שֵׁ֥שׁ שָׁנִ֖ים תִּזְמֹ֣ר כַּרְמֶ֑¦ךָ וְ¦אָסַפְתָּ֖ אֶת־תְּבוּאָתָֽ¦הּ׃ </text:span><text:span text:style-name="WLC-versenumber">4 </text:span><text:span text:style-name="WLC-hebrewtext">וּ¦בַ¦שָּׁנָ֣ה הַ¦שְּׁבִיעִ֗ת שַׁבַּ֤ת שַׁבָּתוֹן֙ יִהְיֶ֣ה לָ¦אָ֔רֶץ שַׁבָּ֖ת לַ¦יהוָ֑ה שָֽׂדְ¦ךָ֙ לֹ֣א תִזְרָ֔ע וְ¦כַרְמְ¦ךָ֖ לֹ֥א תִזְמֹֽר׃ </text:span><text:span text:style-name="WLC-versenumber">5 </text:span><text:span text:style-name="WLC-hebrewtext">אֵ֣ת סְפִ֤יחַ קְצִֽירְ¦ךָ֙ לֹ֣א תִקְצ֔וֹר וְ¦אֶת־עִנְּבֵ֥י נְזִירֶ֖¦ךָ לֹ֣א תִבְצֹ֑ר שְׁנַ֥ת שַׁבָּת֖וֹן יִהְיֶ֥ה לָ¦אָֽרֶץ׃ </text:span><text:span text:style-name="WLC-versenumber">6 </text:span><text:span text:style-name="WLC-hebrewtext">וְ֠¦הָיְתָה שַׁבַּ֨ת הָ¦אָ֤רֶץ לָ¦כֶם֙ לְ¦אָכְלָ֔ה לְ¦ךָ֖ וּ¦לְ¦עַבְדְּ¦ךָ֣ וְ¦לַ¦אֲמָתֶ֑¦ךָ וְ¦לִ¦שְׂכִֽירְ¦ךָ֙ וּ¦לְ¦תוֹשָׁ֣בְ¦ךָ֔ הַ¦גָּרִ֖ים עִמָּֽ¦ךְ׃ </text:span><text:span text:style-name="WLC-versenumber">7 </text:span><text:span text:style-name="WLC-hebrewtext">וְ¦לִ֨¦בְהֶמְתְּ¦ךָ֔ וְ¦לַֽ¦חַיָּ֖ה אֲשֶׁ֣ר בְּ¦אַרְצֶ֑¦ךָ תִּהְיֶ֥ה כָל־תְּבוּאָתָ֖¦הּ לֶ¦אֱכֹֽל׃ <text:span text:style-name="WLC-small">ס</text:span><text:span>      </text:span></text:span><text:span text:style-name="WLC-versenumber">8 </text:span><text:span text:style-name="WLC-hebrewtext">וְ¦סָפַרְתָּ֣ לְ¦ךָ֗ שֶׁ֚בַע שַׁבְּתֹ֣ת שָׁנִ֔ים שֶׁ֥בַע שָׁנִ֖ים שֶׁ֣בַע פְּעָמִ֑ים וְ¦הָי֣וּ לְ¦ךָ֗ יְמֵי֙ שֶׁ֚בַע שַׁבְּתֹ֣ת הַ¦שָּׁנִ֔ים תֵּ֥שַׁע וְ¦אַרְבָּעִ֖ים שָׁנָֽה׃ </text:span><text:span text:style-name="WLC-versenumber">9 </text:span><text:span text:style-name="WLC-hebrewtext">וְ¦הַֽעֲבַרְתָּ֞ שׁוֹפַ֤ר תְּרוּעָה֙ בַּ¦חֹ֣דֶשׁ הַ¦שְּׁבִעִ֔י בֶּ¦עָשׂ֖וֹר לַ¦חֹ֑דֶשׁ בְּ¦יוֹם֙ הַ¦כִּפֻּרִ֔ים תַּעֲבִ֥ירוּ שׁוֹפָ֖ר בְּ¦כָל־אַרְצְ¦כֶֽם׃ </text:span><text:span text:style-name="WLC-versenumber">10 </text:span><text:span text:style-name="WLC-hebrewtext">וְ¦קִדַּשְׁתֶּ֗ם אֵ֣ת שְׁנַ֤ת הַ¦חֲמִשִּׁים֙ שָׁנָ֔ה וּ¦קְרָאתֶ֥ם דְּר֛וֹר בָּ¦אָ֖רֶץ לְ¦כָל־יֹשְׁבֶ֑י¦הָ יוֹבֵ֥ל הִוא֙ תִּהְיֶ֣ה לָ¦כֶ֔ם וְ¦שַׁבְתֶּ֗ם אִ֚ישׁ אֶל־אֲחֻזָּת֔¦וֹ וְ¦אִ֥ישׁ אֶל־מִשְׁפַּחְתּ֖¦וֹ תָּשֻֽׁבוּ׃ </text:span><text:span text:style-name="WLC-versenumber">11 </text:span><text:span text:style-name="WLC-hebrewtext">יוֹבֵ֣ל הִ֗וא שְׁנַ֛ת הַ¦חֲמִשִּׁ֥ים שָׁנָ֖ה תִּהְיֶ֣ה לָ¦כֶ֑ם לֹ֣א תִזְרָ֔עוּ וְ¦לֹ֤א תִקְצְרוּ֙ אֶת־סְפִיחֶ֔י¦הָ וְ¦לֹ֥א תִבְצְר֖וּ אֶת־נְזִרֶֽי¦הָ׃ </text:span><text:span text:style-name="WLC-versenumber">12 </text:span><text:span text:style-name="WLC-hebrewtext">כִּ֚י יוֹבֵ֣ל הִ֔וא קֹ֖דֶשׁ תִּהְיֶ֣ה לָ¦כֶ֑ם מִן־הַ֨¦שָּׂדֶ֔ה תֹּאכְל֖וּ אֶת־תְּבוּאָתָֽ¦הּ׃ </text:span><text:span text:style-name="WLC-versenumber">13 </text:span><text:span text:style-name="WLC-hebrewtext">בִּ¦שְׁנַ֥ת הַ¦יּוֹבֵ֖ל הַ¦זֹּ֑את תָּשֻׁ֕בוּ אִ֖ישׁ אֶל־אֲחֻזָּתֽ¦וֹ׃ </text:span><text:span text:style-name="WLC-versenumber">14 </text:span><text:span text:style-name="WLC-hebrewtext">וְ¦כִֽי־תִמְכְּר֤וּ מִמְכָּר֙ לַ¦עֲמִיתֶ֔¦ךָ א֥וֹ קָנֹ֖ה מִ¦יַּ֣ד עֲמִיתֶ֑¦ךָ אַל־תּוֹנ֖וּ אִ֥ישׁ אֶת־אָחִֽי¦ו׃ </text:span><text:span text:style-name="WLC-versenumber">15 </text:span><text:span text:style-name="WLC-hebrewtext">בְּ¦מִסְפַּ֤ר שָׁנִים֙ אַחַ֣ר הַ¦יּוֹבֵ֔ל תִּקְנֶ֖ה מֵ¦אֵ֣ת עֲמִיתֶ֑¦ךָ בְּ¦מִסְפַּ֥ר שְׁנֵֽי־תְבוּאֹ֖ת יִמְכָּר־לָֽ¦ךְ׃ </text:span><text:span text:style-name="WLC-versenumber">16 </text:span><text:span text:style-name="WLC-hebrewtext">לְ¦פִ֣י ׀ רֹ֣ב הַ¦שָּׁנִ֗ים תַּרְבֶּה֙ מִקְנָת֔¦וֹ וּ¦לְ¦פִי֙ מְעֹ֣ט הַ¦שָּׁנִ֔ים תַּמְעִ֖יט מִקְנָת֑¦וֹ כִּ֚י מִסְפַּ֣ר תְּבוּאֹ֔ת ה֥וּא מֹכֵ֖ר לָֽ¦ךְ׃ </text:span><text:span text:style-name="WLC-versenumber">17 </text:span><text:span text:style-name="WLC-hebrewtext">וְ¦לֹ֤א תוֹנוּ֙ אִ֣ישׁ אֶת־עֲמִית֔¦וֹ וְ¦יָרֵ֖אתָ מֵֽ¦אֱלֹהֶ֑י¦ךָ כִּ֛י אֲנִ֥י יְהֹוָ֖ה אֱלֹהֵי¦כֶֽם׃ </text:span><text:span text:style-name="WLC-versenumber">18 </text:span><text:span text:style-name="WLC-hebrewtext">וַ¦עֲשִׂיתֶם֙ אֶת־חֻקֹּתַ֔¦י וְ¦אֶת־מִשְׁפָּטַ֥¦י תִּשְׁמְר֖וּ וַ¦עֲשִׂיתֶ֣ם אֹתָ֑¦ם וִֽ¦ישַׁבְתֶּ֥ם עַל־הָ¦אָ֖רֶץ לָ¦בֶֽטַח׃ </text:span><text:span text:style-name="WLC-versenumber">19 </text:span><text:span text:style-name="WLC-hebrewtext">וְ¦נָתְנָ֤ה הָ¦אָ֙רֶץ֙ פִּרְיָ֔¦הּ וַ¦אֲכַלְתֶּ֖ם לָ¦שֹׂ֑בַע וִֽ¦ישַׁבְתֶּ֥ם לָ¦בֶ֖טַח עָלֶֽי¦הָ׃ </text:span><text:span text:style-name="WLC-versenumber">20 </text:span><text:span text:style-name="WLC-hebrewtext">וְ¦כִ֣י תֹאמְר֔וּ מַה־נֹּאכַ֤֖ל<text:span text:style-name="WLC-note"><text:note text:note-class="footnote"><text:note-citation text:label="c">c</text:note-citation><text:note-body><text:p text:style-name="WLC-notebody">We read one or more accents in L differently than BHS. Often this notation indicates a typographical error in BHS. </text:p></text:note-body></text:note></text:span>
<text:span text:style-name="WLC-note"><text:note text:note-class="footnote"><text:note-citation text:label="n">n</text:note-citation><text:note-body><text:p text:style-name="WLC-notebody">Marks an anomalous form. </text:p></text:note-body></text:note></text:span>
 בַּ¦שָּׁנָ֣ה הַ¦שְּׁבִיעִ֑ת הֵ֚ן לֹ֣א נִזְרָ֔ע וְ¦לֹ֥א נֶאֱסֹ֖ף אֶת־תְּבוּאָתֵֽ¦נוּ׃ </text:span><text:span text:style-name="WLC-versenumber">21 </text:span><text:span text:style-name="WLC-hebrewtext">וְ¦צִוִּ֤יתִי אֶת־בִּרְכָתִ¦י֙ לָ¦כֶ֔ם בַּ¦שָּׁנָ֖ה הַ¦שִּׁשִּׁ֑ית וְ¦עָשָׂת֙ אֶת־הַ¦תְּבוּאָ֔ה לִ¦שְׁלֹ֖שׁ הַ¦שָּׁנִֽים׃ </text:span><text:span text:style-name="WLC-versenumber">22 </text:span><text:span text:style-name="WLC-hebrewtext">וּ¦זְרַעְתֶּ֗ם אֵ֚ת הַ¦שָּׁנָ֣ה הַ¦שְּׁמִינִ֔ת וַ¦אֲכַלְתֶּ֖ם מִן־הַ¦תְּבוּאָ֣ה יָשָׁ֑ן עַ֣ד ׀ הַ¦שָּׁנָ֣ה הַ¦תְּשִׁיעִ֗ת עַד־בּוֹא֙ תְּב֣וּאָתָ֔¦הּ תֹּאכְל֖וּ יָשָֽׁן׃ </text:span><text:span text:style-name="WLC-versenumber">23 </text:span><text:span text:style-name="WLC-hebrewtext">וְ¦הָ¦אָ֗רֶץ לֹ֤א תִמָּכֵר֙ לִ¦צְמִתֻ֔ת כִּי־לִ֖¦י הָ¦אָ֑רֶץ כִּֽי־גֵרִ֧ים וְ¦תוֹשָׁבִ֛ים אַתֶּ֖ם עִמָּדִֽ¦י׃ </text:span><text:span text:style-name="WLC-versenumber">24 </text:span><text:span text:style-name="WLC-hebrewtext">וּ¦בְ¦כֹ֖ל אֶ֣רֶץ אֲחֻזַּתְ¦כֶ֑ם גְּאֻלָּ֖ה תִּתְּנ֥וּ לָ¦אָֽרֶץ׃ <text:span text:style-name="WLC-small">ס</text:span><text:span>      </text:span></text:span><text:span text:style-name="WLC-versenumber">25 </text:span><text:span text:style-name="WLC-hebrewtext">כִּֽי־יָמ֣וּךְ אָחִ֔י¦ךָ וּ¦מָכַ֖ר מֵ¦אֲחֻזָּת֑¦וֹ וּ¦בָ֤א גֹֽאֲל¦וֹ֙ הַ¦קָּרֹ֣ב אֵלָ֔י¦ו וְ¦גָאַ֕ל אֵ֖ת מִמְכַּ֥ר אָחִֽי¦ו׃ </text:span><text:span text:style-name="WLC-versenumber">26 </text:span><text:span text:style-name="WLC-hebrewtext">וְ¦אִ֕ישׁ כִּ֛י לֹ֥א יִֽהְיֶה־לּ֖¦וֹ גֹּאֵ֑ל וְ¦הִשִּׂ֣יגָה יָד֔¦וֹ וּ¦מָצָ֖א כְּ¦דֵ֥י גְאֻלָּתֽ¦וֹ׃ </text:span><text:span text:style-name="WLC-versenumber">27 </text:span><text:span text:style-name="WLC-hebrewtext">וְ¦חִשַּׁב֙ אֶת־שְׁנֵ֣י מִמְכָּר֔¦וֹ וְ¦הֵשִׁיב֙ אֶת־הָ֣¦עֹדֵ֔ף לָ¦אִ֖ישׁ אֲשֶׁ֣ר מָֽכַר־ל֑¦וֹ וְ¦שָׁ֖ב לַ¦אֲחֻזָּתֽ¦וֹ׃ </text:span><text:span text:style-name="WLC-versenumber">28 </text:span><text:span text:style-name="WLC-hebrewtext">וְ¦אִ֨ם לֹֽא־מָֽצְאָ֜ה יָד֗¦וֹ דֵּי֮ הָשִׁ֣יב ל¦וֹ֒ וְ¦הָיָ֣ה מִמְכָּר֗¦וֹ בְּ¦יַד֙ הַ¦קֹּנֶ֣ה אֹת֔¦וֹ עַ֖ד שְׁנַ֣ת הַ¦יּוֹבֵ֑ל וְ¦יָצָא֙ בַּ¦יֹּבֵ֔ל וְ¦שָׁ֖ב לַ¦אֲחֻזָּתֽ¦וֹ׃ </text:span><text:span text:style-name="WLC-versenumber">29 </text:span><text:span text:style-name="WLC-hebrewtext">וְ¦אִ֗ישׁ כִּֽי־יִמְכֹּ֤ר בֵּית־מוֹשַׁב֙ עִ֣יר חוֹמָ֔ה וְ¦הָיְתָה֙ גְּאֻלָּת֔¦וֹ עַד־תֹּ֖ם שְׁנַ֣ת מִמְכָּר֑¦וֹ יָמִ֖ים תִּהְיֶ֥ה גְאֻלָּתֽ¦וֹ׃ </text:span><text:span text:style-name="WLC-versenumber">30 </text:span><text:span text:style-name="WLC-hebrewtext">וְ¦אִ֣ם לֹֽא־יִגָּאֵ֗ל עַד־מְלֹ֣את ל¦וֹ֮ שָׁנָ֣ה תְמִימָה֒ וְ֠¦קָם הַ¦בַּ֨יִת אֲשֶׁר־בָּ¦עִ֜יר אֲשֶׁר־<text:span text:style-name="WLC-ketiv">לא </text:span><text:span text:style-name="WLC-qere">ל֣¦וֹ </text:span>חֹמָ֗ה לַ¦צְּמִיתֻ֛ת לַ¦קֹּנֶ֥ה אֹת֖¦וֹ לְ¦דֹרֹתָ֑י¦ו לֹ֥א יֵצֵ֖א בַּ¦יֹּבֵֽל׃ </text:span><text:span text:style-name="WLC-versenumber">31 </text:span><text:span text:style-name="WLC-hebrewtext">וּ¦בָתֵּ֣י הַ¦חֲצֵרִ֗ים אֲשֶׁ֨ר אֵין־לָ¦הֶ֤ם חֹמָה֙ סָבִ֔יב עַל־שְׂדֵ֥ה הָ¦אָ֖רֶץ יֵחָשֵׁ֑ב גְּאֻלָּה֙ תִּהְיֶה־לּ֔¦וֹ וּ¦בַ¦יֹּבֵ֖ל יֵצֵֽא׃ </text:span><text:span text:style-name="WLC-versenumber">32 </text:span><text:span text:style-name="WLC-hebrewtext">וְ¦עָרֵי֙ הַ¦לְוִיִּ֔ם בָּתֵּ֖י עָרֵ֣י אֲחֻזָּתָ֑¦ם גְּאֻלַּ֥ת עוֹלָ֖ם תִּהְיֶ֥ה לַ¦לְוִיִּֽם׃ </text:span><text:span text:style-name="WLC-versenumber">33 </text:span><text:span text:style-name="WLC-hebrewtext">וַ¦אֲשֶׁ֤ר יִגְאַל֙ מִן־הַ¦לְוִיִּ֔ם וְ¦יָצָ֧א מִמְכַּר־בַּ֛יִת וְ¦עִ֥יר אֲחֻזָּת֖¦וֹ בַּ¦יֹּבֵ֑ל כִּ֣י בָתֵּ֞י עָרֵ֣י הַ¦לְוִיִּ֗ם הִ֚וא אֲחֻזָּתָ֔¦ם בְּ¦ת֖וֹךְ בְּנֵ֥י יִשְׂרָאֵֽל׃ </text:span><text:span text:style-name="WLC-versenumber">34 </text:span><text:span text:style-name="WLC-hebrewtext">וּֽ¦שְׂדֵ֛ה מִגְרַ֥שׁ עָרֵי¦הֶ֖ם לֹ֣א יִמָּכֵ֑ר כִּֽי־אֲחֻזַּ֥ת עוֹלָ֛ם ה֖וּא לָ¦הֶֽם׃ <text:span text:style-name="WLC-small">ס</text:span><text:span>      </text:span></text:span><text:span text:style-name="WLC-versenumber">35 </text:span><text:span text:style-name="WLC-hebrewtext">וְ¦כִֽי־יָמ֣וּךְ אָחִ֔י¦ךָ וּ¦מָ֥טָה יָד֖¦וֹ עִמָּ֑¦ךְ וְ¦הֶֽחֱזַ֣קְתָּ בּ֔¦וֹ גֵּ֧ר וְ¦תוֹשָׁ֛ב וָ¦חַ֖י עִמָּֽ¦ךְ׃ </text:span><text:span text:style-name="WLC-versenumber">36 </text:span><text:span text:style-name="WLC-hebrewtext">אַל־תִּקַּ֤ח מֵֽ¦אִתּ¦וֹ֙ נֶ֣שֶׁךְ וְ¦תַרְבִּ֔ית וְ¦יָרֵ֖אתָ מֵֽ¦אֱלֹהֶ֑י¦ךָ וְ¦חֵ֥י אָחִ֖י¦ךָ עִמָּֽ¦ךְ׃ </text:span><text:span text:style-name="WLC-versenumber">37 </text:span><text:span text:style-name="WLC-hebrewtext">אֶ֨ת־כַּסְפְּ¦ךָ֔ לֹֽא־תִתֵּ֥ן ל֖¦וֹ בְּ¦נֶ֑שֶׁךְ וּ¦בְ¦מַרְבִּ֖ית לֹא־תִתֵּ֥ן אָכְלֶֽ¦ךָ׃ </text:span><text:span text:style-name="WLC-versenumber">38 </text:span><text:span text:style-name="WLC-hebrewtext">אֲנִ֗י יְהוָה֙ אֱלֹ֣הֵי¦כֶ֔ם אֲשֶׁר־הוֹצֵ֥אתִי אֶתְ¦כֶ֖ם מֵ¦אֶ֣רֶץ מִצְרָ֑יִם לָ¦תֵ֤ת לָ¦כֶם֙ אֶת־אֶ֣רֶץ כְּנַ֔עַן לִ¦הְי֥וֹת לָ¦כֶ֖ם לֵ¦אלֹהִֽים׃ <text:span text:style-name="WLC-small">ס</text:span><text:span>      </text:span></text:span><text:span text:style-name="WLC-versenumber">39 </text:span><text:span text:style-name="WLC-hebrewtext">וְ¦כִֽי־יָמ֥וּךְ אָחִ֛י¦ךָ עִמָּ֖¦ךְ וְ¦נִמְכַּר־לָ֑¦ךְ לֹא־תַעֲבֹ֥ד בּ֖¦וֹ עֲבֹ֥דַת עָֽבֶד׃ </text:span><text:span text:style-name="WLC-versenumber">40 </text:span><text:span text:style-name="WLC-hebrewtext">כְּ¦שָׂכִ֥יר כְּ¦תוֹשָׁ֖ב יִהְיֶ֣ה עִמָּ֑¦ךְ עַד־שְׁנַ֥ת הַ¦יֹּבֵ֖ל יַעֲבֹ֥ד עִמָּֽ¦ךְ׃ </text:span><text:span text:style-name="WLC-versenumber">41 </text:span><text:span text:style-name="WLC-hebrewtext">וְ¦יָצָא֙ מֵֽ¦עִמָּ֔¦ךְ ה֖וּא וּ¦בָנָ֣י¦ו עִמּ֑¦וֹ וְ¦שָׁב֙ אֶל־מִשְׁפַּחְתּ֔¦וֹ וְ¦אֶל־אֲחֻזַּ֥ת אֲבֹתָ֖י¦ו יָשֽׁוּב׃ </text:span><text:span text:style-name="WLC-versenumber">42 </text:span><text:span text:style-name="WLC-hebrewtext">כִּֽי־עֲבָדַ֣¦י הֵ֔ם אֲשֶׁר־הוֹצֵ֥אתִי אֹתָ֖¦ם מֵ¦אֶ֣רֶץ מִצְרָ֑יִם לֹ֥א יִמָּכְר֖וּ מִמְכֶּ֥רֶת עָֽבֶד׃ </text:span><text:span text:style-name="WLC-versenumber">43 </text:span><text:span text:style-name="WLC-hebrewtext">לֹא־תִרְדֶּ֥ה ב֖¦וֹ בְּ¦פָ֑רֶךְ וְ¦יָרֵ֖אתָ מֵ¦אֱלֹהֶֽי¦ךָ׃ </text:span><text:span text:style-name="WLC-versenumber">44 </text:span><text:span text:style-name="WLC-hebrewtext">וְ¦עַבְדְּ¦ךָ֥ וַ¦אֲמָתְ¦ךָ֖ אֲשֶׁ֣ר יִהְיוּ־לָ֑¦ךְ מֵ¦אֵ֣ת הַ¦גּוֹיִ֗ם אֲשֶׁר֙ סְבִיבֹ֣תֵי¦כֶ֔ם מֵ¦הֶ֥ם תִּקְנ֖וּ עֶ֥בֶד וְ¦אָמָֽה׃ </text:span><text:span text:style-name="WLC-versenumber">45 </text:span><text:span text:style-name="WLC-hebrewtext">וְ֠¦גַם מִ¦בְּנֵ֨י הַ¦תּוֹשָׁבִ֜ים הַ¦גָּרִ֤ים עִמָּ¦כֶם֙ מֵ¦הֶ֣ם תִּקְנ֔וּ וּ¦מִ¦מִּשְׁפַּחְתָּ¦ם֙ אֲשֶׁ֣ר עִמָּ¦כֶ֔ם אֲשֶׁ֥ר הוֹלִ֖ידוּ בְּ¦אַרְצְ¦כֶ֑ם וְ¦הָי֥וּ לָ¦כֶ֖ם לַֽ¦אֲחֻזָּֽה׃ </text:span><text:span text:style-name="WLC-versenumber">46 </text:span><text:span text:style-name="WLC-hebrewtext">וְ¦הִתְנַחֲלְתֶּ֨ם<text:span text:style-name="WLC-note"><text:note text:note-class="footnote"><text:note-citation text:label="1">1</text:note-citation><text:note-body><text:p text:style-name="WLC-notebody">BHS has been faithful to the Leningrad Codex where there might be a question of the validity of the form and we keep the same form as BHS. </text:p></text:note-body></text:note></text:span>
 אֹתָ֜¦ם לִ¦בְנֵי¦כֶ֤ם אַחֲרֵי¦כֶם֙ לָ¦רֶ֣שֶׁת אֲחֻזָּ֔ה לְ¦עֹלָ֖ם בָּ¦הֶ֣ם תַּעֲבֹ֑דוּ וּ¦בְ¦אַ֨חֵי¦כֶ֤ם בְּנֵֽי־יִשְׂרָאֵל֙ אִ֣ישׁ בְּ¦אָחִ֔י¦ו לֹא־תִרְדֶּ֥ה ב֖¦וֹ בְּ¦פָֽרֶךְ׃ <text:span text:style-name="WLC-small">ס</text:span><text:span>      </text:span></text:span><text:span text:style-name="WLC-versenumber">47 </text:span><text:span text:style-name="WLC-hebrewtext">וְ¦כִ֣י תַשִּׂ֗יג יַ֣ד גֵּ֤ר וְ¦תוֹשָׁב֙ עִמָּ֔¦ךְ וּ¦מָ֥ךְ אָחִ֖י¦ךָ עִמּ֑¦וֹ וְ¦נִמְכַּ֗ר לְ¦גֵ֤ר תּוֹשָׁב֙ עִמָּ֔¦ךְ א֥וֹ לְ¦עֵ֖קֶר מִשְׁפַּ֥חַת גֵּֽר׃ </text:span><text:span text:style-name="WLC-versenumber">48 </text:span><text:span text:style-name="WLC-hebrewtext">אַחֲרֵ֣י נִמְכַּ֔ר גְּאֻלָּ֖ה תִּהְיֶה־לּ֑¦וֹ אֶחָ֥ד מֵ¦אֶחָ֖י¦ו יִגְאָלֶֽ¦נּוּ׃ </text:span><text:span text:style-name="WLC-versenumber">49 </text:span><text:span text:style-name="WLC-hebrewtext">אוֹ־דֹד֞¦וֹ א֤וֹ בֶן־דֹּד¦וֹ֙ יִגְאָלֶ֔¦נּוּ אֽוֹ־מִ¦שְּׁאֵ֧ר בְּשָׂר֛¦וֹ מִ¦מִּשְׁפַּחְתּ֖¦וֹ יִגְאָלֶ֑¦נּוּ אֽוֹ־הִשִּׂ֥יגָה יָד֖¦וֹ וְ¦נִגְאָֽל׃ </text:span><text:span text:style-name="WLC-versenumber">50 </text:span><text:span text:style-name="WLC-hebrewtext">וְ¦חִשַּׁב֙ עִם־קֹנֵ֔¦הוּ מִ¦שְּׁנַת֙ הִמָּ֣כְר¦וֹ ל֔¦וֹ עַ֖ד שְׁנַ֣ת הַ¦יֹּבֵ֑ל וְ¦הָיָ֞ה כֶּ֤סֶף מִמְכָּר¦וֹ֙ בְּ¦מִסְפַּ֣ר שָׁנִ֔ים כִּ¦ימֵ֥י שָׂכִ֖יר יִהְיֶ֥ה עִמּֽ¦וֹ׃ </text:span><text:span text:style-name="WLC-versenumber">51 </text:span><text:span text:style-name="WLC-hebrewtext">אִם־ע֥וֹד רַבּ֖וֹת בַּ¦שָּׁנִ֑ים לְ¦פִי¦הֶן֙ יָשִׁ֣יב גְּאֻלָּת֔¦וֹ מִ¦כֶּ֖סֶף מִקְנָתֽ¦וֹ׃ </text:span><text:span text:style-name="WLC-versenumber">52 </text:span><text:span text:style-name="WLC-hebrewtext">וְ¦אִם־מְעַ֞ט נִשְׁאַ֧ר בַּ¦שָּׁנִ֛ים עַד־שְׁנַ֥ת הַ¦יֹּבֵ֖ל וְ¦חִשַּׁב־ל֑¦וֹ כְּ¦פִ֣י שָׁנָ֔י¦ו יָשִׁ֖יב אֶת־גְּאֻלָּתֽ¦וֹ׃ </text:span><text:span text:style-name="WLC-versenumber">53 </text:span><text:span text:style-name="WLC-hebrewtext">כִּ¦שְׂכִ֥יר שָׁנָ֛ה בְּ¦שָׁנָ֖ה יִהְיֶ֣ה עִמּ֑¦וֹ לֹֽא־יִרְדֶּ֥¦נּֽוּ בְּ¦פֶ֖רֶךְ לְ¦עֵינֶֽי¦ךָ׃ </text:span><text:span text:style-name="WLC-versenumber">54 </text:span><text:span text:style-name="WLC-hebrewtext">וְ¦אִם־לֹ֥א יִגָּאֵ֖ל בְּ¦אֵ֑לֶּה וְ¦יָצָא֙ בִּ¦שְׁנַ֣ת הַ¦יֹּבֵ֔ל ה֖וּא וּ¦בָנָ֥י¦ו עִמּֽ¦וֹ׃ </text:span><text:span text:style-name="WLC-versenumber">55 </text:span><text:span text:style-name="WLC-hebrewtext">כִּֽי־לִ֤¦י בְנֵֽי־יִשְׂרָאֵל֙ עֲבָדִ֔ים עֲבָדַ֣¦י הֵ֔ם אֲשֶׁר־הוֹצֵ֥אתִי אוֹתָ֖¦ם מֵ¦אֶ֣רֶץ מִצְרָ֑יִם אֲנִ֖י יְהוָ֥ה אֱלֹהֵי¦כֶֽם׃ </text:span></text:p>
      <text:h xmlns:fo="http://www.w3.org/1999/XSL/Format" text:outline-level="1" text:style-name="WLC-chaptermarker">Leviticus 26</text:h>
      <text:p xmlns:fo="http://www.w3.org/1999/XSL/Format" text:style-name="WLC-chapter"><text:span text:style-name="WLC-chapternumber">26 </text:span><text:span text:style-name="WLC-hebrewtext">לֹֽא־תַעֲשׂ֨וּ לָ¦כֶ֜ם אֱלִילִ֗ם וּ¦פֶ֤סֶל וּ¦מַצֵּבָה֙ לֹֽא־תָקִ֣ימוּ לָ¦כֶ֔ם וְ¦אֶ֣בֶן מַשְׂכִּ֗ית לֹ֤א תִתְּנוּ֙ בְּ¦אַרְצְ¦כֶ֔ם לְ¦הִֽשְׁתַּחֲוֺ֖ת עָלֶ֑י¦הָ כִּ֛י אֲנִ֥י יְהוָ֖ה אֱלֹהֵי¦כֶֽם׃ </text:span><text:span text:style-name="WLC-versenumber">2 </text:span><text:span text:style-name="WLC-hebrewtext">אֶת־שַׁבְּתֹתַ֣¦י תִּשְׁמֹ֔רוּ וּ¦מִקְדָּשִׁ֖¦י תִּירָ֑אוּ אֲנִ֖י יְהוָֽה׃ <text:span text:style-name="WLC-small">ס</text:span><text:span>      </text:span></text:span><text:span text:style-name="WLC-versenumber">3 </text:span><text:span text:style-name="WLC-hebrewtext">אִם־בְּ¦חֻקֹּתַ֖¦י תֵּלֵ֑כוּ וְ¦אֶת־מִצְוֺתַ֣¦י תִּשְׁמְר֔וּ וַ¦עֲשִׂיתֶ֖ם אֹתָֽ¦ם׃ </text:span><text:span text:style-name="WLC-versenumber">4 </text:span><text:span text:style-name="WLC-hebrewtext">וְ¦נָתַתִּ֥י גִשְׁמֵי¦כֶ֖ם בְּ¦עִתָּ֑¦ם וְ¦נָתְנָ֤ה הָ¦אָ֙רֶץ֙ יְבוּלָ֔¦הּ וְ¦עֵ֥ץ הַ¦שָּׂדֶ֖ה יִתֵּ֥ן פִּרְיֽ¦וֹ׃ </text:span><text:span text:style-name="WLC-versenumber">5 </text:span><text:span text:style-name="WLC-hebrewtext">וְ¦הִשִּׂ֨יג לָ¦כֶ֥ם דַּ֙יִשׁ֙ אֶת־בָּצִ֔יר וּ¦בָצִ֖יר יַשִּׂ֣יג אֶת־זָ֑רַע וַ¦אֲכַלְתֶּ֤ם לַחְמְ¦כֶם֙ לָ¦שֹׂ֔בַע וִֽ¦ישַׁבְתֶּ֥ם לָ¦בֶ֖טַח בְּ¦אַרְצְ¦כֶֽם׃ </text:span><text:span text:style-name="WLC-versenumber">6 </text:span><text:span text:style-name="WLC-hebrewtext">וְ¦נָתַתִּ֤י שָׁלוֹם֙ בָּ¦אָ֔רֶץ וּ¦שְׁכַבְתֶּ֖ם וְ¦אֵ֣ין מַחֲרִ֑יד וְ¦הִשְׁבַּתִּ֞י חַיָּ֤ה רָעָה֙ מִן־הָ¦אָ֔רֶץ וְ¦חֶ֖רֶב לֹא־תַעֲבֹ֥ר בְּ¦אַרְצְ¦כֶֽם׃ </text:span><text:span text:style-name="WLC-versenumber">7 </text:span><text:span text:style-name="WLC-hebrewtext">וּ¦רְדַפְתֶּ֖ם אֶת־אֹיְבֵי¦כֶ֑ם וְ¦נָפְל֥וּ לִ¦פְנֵי¦כֶ֖ם לֶ¦חָֽרֶב<text:span text:style-name="WLC-note"><text:note text:note-class="footnote"><text:note-citation text:label="1">1</text:note-citation><text:note-body><text:p text:style-name="WLC-notebody">BHS has been faithful to the Leningrad Codex where there might be a question of the validity of the form and we keep the same form as BHS. </text:p></text:note-body></text:note></text:span>
 </text:span><text:span text:style-name="WLC-versenumber">8 </text:span><text:span text:style-name="WLC-hebrewtext">וְ¦רָדְפ֨וּ<text:span text:style-name="WLC-note"><text:note text:note-class="footnote"><text:note-citation text:label="c">c</text:note-citation><text:note-body><text:p text:style-name="WLC-notebody">We read one or more accents in L differently than BHS. Often this notation indicates a typographical error in BHS. </text:p></text:note-body></text:note></text:span>
 מִ¦כֶּ֤ם חֲמִשָּׁה֙ מֵאָ֔ה וּ¦מֵאָ֥ה מִ¦כֶּ֖ם רְבָבָ֣ה יִרְדֹּ֑פוּ וְ¦נָפְל֧וּ אֹיְבֵי¦כֶ֛ם לִ¦פְנֵי¦כֶ֖ם לֶ¦חָֽרֶב׃ </text:span><text:span text:style-name="WLC-versenumber">9 </text:span><text:span text:style-name="WLC-hebrewtext">וּ¦פָנִ֣יתִי אֲלֵי¦כֶ֔ם וְ¦הִפְרֵיתִ֣י אֶתְ¦כֶ֔ם וְ¦הִרְבֵּיתִ֖י אֶתְ¦כֶ֑ם וַ¦הֲקִימֹתִ֥י אֶת־בְּרִיתִ֖¦י אִתְּ¦כֶֽם׃ </text:span><text:span text:style-name="WLC-versenumber">10 </text:span><text:span text:style-name="WLC-hebrewtext">וַ¦אֲכַלְתֶּ֥ם יָשָׁ֖ן נוֹשָׁ֑ן וְ¦יָשָׁ֕ן מִ¦פְּנֵ֥י חָדָ֖שׁ תּוֹצִֽיאוּ׃ </text:span><text:span text:style-name="WLC-versenumber">11 </text:span><text:span text:style-name="WLC-hebrewtext">וְ¦נָתַתִּ֥י מִשְׁכָּנִ֖¦י בְּ¦תוֹכְ¦כֶ֑ם וְ¦לֹֽא־תִגְעַ֥ל נַפְשִׁ֖¦י אֶתְ¦כֶֽם׃ </text:span><text:span text:style-name="WLC-versenumber">12 </text:span><text:span text:style-name="WLC-hebrewtext">וְ¦הִתְהַלַּכְתִּי֙ בְּ¦ת֣וֹכְ¦כֶ֔ם וְ¦הָיִ֥יתִי לָ¦כֶ֖ם לֵֽ¦אלֹהִ֑ים וְ¦אַתֶּ֖ם תִּהְיוּ־לִ֥¦י לְ¦עָֽם׃ </text:span><text:span text:style-name="WLC-versenumber">13 </text:span><text:span text:style-name="WLC-hebrewtext">אֲנִ֞י יְהוָ֣ה אֱלֹֽהֵי¦כֶ֗ם אֲשֶׁ֨ר הוֹצֵ֤אתִי אֶתְ¦כֶם֙ מֵ¦אֶ֣רֶץ מִצְרַ֔יִם מִֽ¦הְיֹ֥ת לָ¦הֶ֖ם עֲבָדִ֑ים וָ¦אֶשְׁבֹּר֙ מֹטֹ֣ת עֻלְּ¦כֶ֔ם וָ¦אוֹלֵ֥ךְ אֶתְ¦כֶ֖ם קֽוֹמְמִיּֽוּת׃ <text:span text:style-name="WLC-small">פ</text:span><text:span/><text:line-break/></text:span><text:span text:style-name="WLC-versenumber">14 </text:span><text:span text:style-name="WLC-hebrewtext">וְ¦אִם־לֹ֥א תִשְׁמְע֖וּ לִ֑¦י וְ¦לֹ֣א תַעֲשׂ֔וּ אֵ֥ת כָּל־הַ¦מִּצְוֺ֖ת הָ¦אֵֽלֶּה׃ </text:span><text:span text:style-name="WLC-versenumber">15 </text:span><text:span text:style-name="WLC-hebrewtext">וְ¦אִם־בְּ¦חֻקֹּתַ֣¦י תִּמְאָ֔סוּ וְ¦אִ֥ם אֶת־מִשְׁפָּטַ֖¦י תִּגְעַ֣ל נַפְשְׁ¦כֶ֑ם לְ¦בִלְתִּ֤י עֲשׂוֹת֙ אֶת־כָּל־מִצְוֺתַ֔¦י לְ¦הַפְרְ¦כֶ֖ם אֶת־בְּרִיתִֽ¦י׃ </text:span><text:span text:style-name="WLC-versenumber">16 </text:span><text:span text:style-name="WLC-hebrewtext">אַף־אֲנִ֞י אֶֽעֱשֶׂה־זֹּ֣את לָ¦כֶ֗ם וְ¦הִפְקַדְתִּ֨י עֲלֵי¦כֶ֤ם בֶּֽהָלָה֙ אֶת־הַ¦שַּׁחֶ֣פֶת וְ¦אֶת־הַ¦קַּדַּ֔חַת מְכַלּ֥וֹת עֵינַ֖יִם וּ¦מְדִיבֹ֣ת נָ֑פֶשׁ וּ¦זְרַעְתֶּ֤ם לָ¦רִיק֙ זַרְעֲ¦כֶ֔ם וַ¦אֲכָלֻ֖¦הוּ אֹיְבֵי¦כֶֽם׃ </text:span><text:span text:style-name="WLC-versenumber">17 </text:span><text:span text:style-name="WLC-hebrewtext">וְ¦נָתַתִּ֤י פָנַ¦י֙ בָּ¦כֶ֔ם וְ¦נִגַּפְתֶּ֖ם לִ¦פְנֵ֣י אֹיְבֵי¦כֶ֑ם וְ¦רָד֤וּ בָ¦כֶם֙ שֹֽׂנְאֵי¦כֶ֔ם וְ¦נַסְתֶּ֖ם וְ¦אֵין־רֹדֵ֥ף אֶתְ¦כֶֽם׃ <text:span text:style-name="WLC-small">ס</text:span><text:span>      </text:span></text:span><text:span text:style-name="WLC-versenumber">18 </text:span><text:span text:style-name="WLC-hebrewtext">וְ¦אִ֨ם־עַד־אֵ֔לֶּה לֹ֥א תִשְׁמְע֖וּ לִ֑¦י וְ¦יָסַפְתִּי֙ לְ¦יַסְּרָ֣ה אֶתְ¦כֶ֔ם שֶׁ֖בַע עַל־חַטֹּאתֵי¦כֶֽם׃ </text:span><text:span text:style-name="WLC-versenumber">19 </text:span><text:span text:style-name="WLC-hebrewtext">וְ¦שָׁבַרְתִּ֖י אֶת־גְּא֣וֹן עֻזְּ¦כֶ֑ם וְ¦נָתַתִּ֤י אֶת־שְׁמֵי¦כֶם֙ כַּ¦בַּרְזֶ֔ל וְ¦אֶֽת־אַרְצְ¦כֶ֖ם כַּ¦נְּחֻשָֽׁה׃ </text:span><text:span text:style-name="WLC-versenumber">20 </text:span><text:span text:style-name="WLC-hebrewtext">וְ¦תַ֥ם לָ¦רִ֖יק כֹּחֲ¦כֶ֑ם וְ¦לֹֽא־תִתֵּ֤ן אַרְצְ¦כֶם֙ אֶת־יְבוּלָ֔¦הּ וְ¦עֵ֣ץ הָ¦אָ֔רֶץ לֹ֥א יִתֵּ֖ן פִּרְיֽ¦וֹ׃ </text:span><text:span text:style-name="WLC-versenumber">21 </text:span><text:span text:style-name="WLC-hebrewtext">וְ¦אִם־תֵּֽלְכ֤וּ עִמִּ¦י֙ קֶ֔רִי וְ¦לֹ֥א תֹאב֖וּ לִ¦שְׁמֹ֣עַֽ לִ֑¦י וְ¦יָסַפְתִּ֤י עֲלֵי¦כֶם֙ מַכָּ֔ה שֶׁ֖בַע כְּ¦חַטֹּאתֵי¦כֶֽם׃ </text:span><text:span text:style-name="WLC-versenumber">22 </text:span><text:span text:style-name="WLC-hebrewtext">וְ¦הִשְׁלַחְתִּ֨י בָ¦כֶ֜ם אֶת־חַיַּ֤ת הַ¦שָּׂדֶה֙ וְ¦שִׁכְּלָ֣ה אֶתְ¦כֶ֔ם וְ¦הִכְרִ֙יתָה֙ אֶת־בְּהֶמְתְּ¦כֶ֔ם וְ¦הִמְעִ֖יטָה אֶתְ¦כֶ֑ם וְ¦נָשַׁ֖מּוּ דַּרְכֵי¦כֶֽם׃ </text:span><text:span text:style-name="WLC-versenumber">23 </text:span><text:span text:style-name="WLC-hebrewtext">וְ¦אִ֨ם־בְּ¦אֵ֔לֶּה לֹ֥א תִוָּסְר֖וּ לִ֑¦י וַ¦הֲלַכְתֶּ֥ם עִמִּ֖¦י קֶֽרִי׃ </text:span><text:span text:style-name="WLC-versenumber">24 </text:span><text:span text:style-name="WLC-hebrewtext">וְ¦הָלַכְתִּ֧י אַף־אֲנִ֛י עִמָּ¦כֶ֖ם בְּ¦קֶ֑רִי וְ¦הִכֵּיתִ֤י אֶתְ¦כֶם֙ גַּם־אָ֔נִי שֶׁ֖בַע עַל־חַטֹּאתֵי¦כֶֽם׃ </text:span><text:span text:style-name="WLC-versenumber">25 </text:span><text:span text:style-name="WLC-hebrewtext">וְ¦הֵבֵאתִ֨י עֲלֵי¦כֶ֜ם חֶ֗רֶב נֹקֶ֙מֶת֙ נְקַם־בְּרִ֔ית וְ¦נֶאֱסַפְתֶּ֖ם אֶל־עָרֵי¦כֶ֑ם וְ¦שִׁלַּ֤חְתִּי דֶ֙בֶר֙ בְּ¦ת֣וֹכְ¦כֶ֔ם וְ¦נִתַּתֶּ֖ם בְּ¦יַד־אוֹיֵֽב׃ </text:span><text:span text:style-name="WLC-versenumber">26 </text:span><text:span text:style-name="WLC-hebrewtext">בְּ¦שִׁבְרִ֣¦י לָ¦כֶם֮ מַטֵּה־לֶחֶם֒ וְ֠¦אָפוּ עֶ֣שֶׂר נָשִׁ֤ים לַחְמְ¦כֶם֙ בְּ¦תַנּ֣וּר אֶחָ֔ד וְ¦הֵשִׁ֥יבוּ לַחְמְ¦כֶ֖ם בַּ¦מִּשְׁקָ֑ל וַ¦אֲכַלְתֶּ֖ם וְ¦לֹ֥א תִשְׂבָּֽעוּ׃ <text:span text:style-name="WLC-small">ס</text:span><text:span>      </text:span></text:span><text:span text:style-name="WLC-versenumber">27 </text:span><text:span text:style-name="WLC-hebrewtext">וְ¦אִ֨ם־בְּ¦זֹ֔את לֹ֥א תִשְׁמְע֖וּ לִ֑¦י וַ¦הֲלַכְתֶּ֥ם עִמִּ֖¦י בְּ¦קֶֽרִי׃ </text:span><text:span text:style-name="WLC-versenumber">28 </text:span><text:span text:style-name="WLC-hebrewtext">וְ¦הָלַכְתִּ֥י עִמָּ¦כֶ֖ם בַּ¦חֲמַת־קֶ֑רִי וְ¦יִסַּרְתִּ֤י אֶתְ¦כֶם֙ אַף־אָ֔נִי שֶׁ֖בַע עַל־חַטֹּאתֵי¦כֶם׃<text:span text:style-name="WLC-note"><text:note text:note-class="footnote"><text:note-citation text:label="1">1</text:note-citation><text:note-body><text:p text:style-name="WLC-notebody">BHS has been faithful to the Leningrad Codex where there might be a question of the validity of the form and we keep the same form as BHS. </text:p></text:note-body></text:note></text:span>
 </text:span><text:span text:style-name="WLC-versenumber">29 </text:span><text:span text:style-name="WLC-hebrewtext">וַ¦אֲכַלְתֶּ֖ם בְּשַׂ֣ר בְּנֵי¦כֶ֑ם וּ¦בְשַׂ֥ר בְּנֹתֵי¦כֶ֖ם תֹּאכֵֽלוּ׃ </text:span><text:span text:style-name="WLC-versenumber">30 </text:span><text:span text:style-name="WLC-hebrewtext">וְ¦הִשְׁמַדְתִּ֞י אֶת־בָּמֹֽתֵי¦כֶ֗ם וְ¦הִכְרַתִּי֙ אֶת־חַמָּ֣נֵי¦כֶ֔ם וְ¦נָֽתַתִּי֙ אֶת־פִּגְרֵי¦כֶ֔ם עַל־פִּגְרֵ֖י גִּלּוּלֵי¦כֶ֑ם וְ¦גָעֲלָ֥ה נַפְשִׁ֖¦י אֶתְ¦כֶֽם׃ </text:span><text:span text:style-name="WLC-versenumber">31 </text:span><text:span text:style-name="WLC-hebrewtext">וְ¦נָתַתִּ֤י אֶת־עָֽרֵי¦כֶם֙ חָרְבָּ֔ה וַ¦הֲשִׁמּוֹתִ֖י אֶת־מִקְדְּשֵׁי¦כֶ֑ם וְ¦לֹ֣א אָרִ֔יחַ בְּ¦רֵ֖יחַ נִיחֹֽחֲ¦כֶֽם׃ </text:span><text:span text:style-name="WLC-versenumber">32 </text:span><text:span text:style-name="WLC-hebrewtext">וַ¦הֲשִׁמֹּתִ֥י אֲנִ֖י אֶת־הָ¦אָ֑רֶץ וְ¦שָֽׁמְמ֤וּ עָלֶ֙י¦הָ֙ אֹֽיְבֵי¦כֶ֔ם הַ¦יֹּשְׁבִ֖ים בָּֽ¦הּ׃ </text:span><text:span text:style-name="WLC-versenumber">33 </text:span><text:span text:style-name="WLC-hebrewtext">וְ¦אֶתְ¦כֶם֙ אֱזָרֶ֣ה בַ¦גּוֹיִ֔ם וַ¦הֲרִיקֹתִ֥י אַחֲרֵי¦כֶ֖ם חָ֑רֶב וְ¦הָיְתָ֤ה אַרְצְ¦כֶם֙ שְׁמָמָ֔ה וְ¦עָרֵי¦כֶ֖ם יִהְי֥וּ חָרְבָּֽה׃ </text:span><text:span text:style-name="WLC-versenumber">34 </text:span><text:span text:style-name="WLC-hebrewtext">אָז֩ תִּרְצֶ֨ה הָ¦אָ֜רֶץ אֶת־שַׁבְּתֹתֶ֗י¦הָ כֹּ֚ל יְמֵ֣י הֳשַׁמָּ֔¦ה וְ¦אַתֶּ֖ם בְּ¦אֶ֣רֶץ אֹיְבֵי¦כֶ֑ם אָ֚ז תִּשְׁבַּ֣ת הָ¦אָ֔רֶץ וְ¦הִרְצָ֖ת אֶת־שַׁבְּתֹתֶֽי¦הָ׃ </text:span><text:span text:style-name="WLC-versenumber">35 </text:span><text:span text:style-name="WLC-hebrewtext">כָּל־יְמֵ֥י הָשַּׁמָּ֖¦ה תִּשְׁבֹּ֑ת אֵ֣ת אֲשֶׁ֧ר לֹֽא־שָׁבְתָ֛ה בְּ¦שַׁבְּתֹתֵי¦כֶ֖ם בְּ¦שִׁבְתְּ¦כֶ֥ם עָלֶֽי¦הָ׃ </text:span><text:span text:style-name="WLC-versenumber">36 </text:span><text:span text:style-name="WLC-hebrewtext">וְ¦הַ¦נִּשְׁאָרִ֣ים בָּ¦כֶ֔ם וְ¦הֵבֵ֤אתִי מֹ֙רֶךְ֙ בִּ¦לְבָבָ֔¦ם בְּ¦אַרְצֹ֖ת אֹיְבֵי¦הֶ֑ם וְ¦רָדַ֣ף אֹתָ֗¦ם ק֚וֹל עָלֶ֣ה נִדָּ֔ף וְ¦נָס֧וּ מְנֻֽסַת־חֶ֛רֶב וְ¦נָפְל֖וּ וְ¦אֵ֥ין רֹדֵֽף׃ </text:span><text:span text:style-name="WLC-versenumber">37 </text:span><text:span text:style-name="WLC-hebrewtext">וְ¦כָשְׁל֧וּ אִישׁ־בְּ¦אָחִ֛י¦ו כְּ¦מִ¦פְּנֵי־חֶ֖רֶב וְ¦רֹדֵ֣ף אָ֑יִן וְ¦לֹא־תִֽהְיֶ֤ה לָ¦כֶם֙ תְּקוּמָ֔ה לִ¦פְנֵ֖י אֹֽיְבֵי¦כֶֽם׃ </text:span><text:span text:style-name="WLC-versenumber">38 </text:span><text:span text:style-name="WLC-hebrewtext">וַ¦אֲבַדְתֶּ֖ם בַּ¦גּוֹיִ֑ם וְ¦אָכְלָ֣ה אֶתְ¦כֶ֔ם אֶ֖רֶץ אֹיְבֵי¦כֶֽם׃ </text:span><text:span text:style-name="WLC-versenumber">39 </text:span><text:span text:style-name="WLC-hebrewtext">וְ¦הַ¦נִּשְׁאָרִ֣ים בָּ¦כֶ֗ם יִמַּ֙קּוּ֙ בַּֽ¦עֲוֺנָ֔¦ם בְּ¦אַרְצֹ֖ת אֹיְבֵי¦כֶ֑ם וְ¦אַ֛ף בַּ¦עֲוֺנֹ֥ת אֲבֹתָ֖¦ם אִתָּ֥¦ם יִמָּֽקּוּ׃ </text:span><text:span text:style-name="WLC-versenumber">40 </text:span><text:span text:style-name="WLC-hebrewtext">וְ¦הִתְוַדּ֤וּ אֶת־עֲוֺנָ¦ם֙ וְ¦אֶת־עֲוֺ֣ן אֲבֹתָ֔¦ם בְּ¦מַעֲלָ֖¦ם אֲשֶׁ֣ר מָֽעֲלוּ־בִ֑¦י וְ¦אַ֕ף אֲשֶׁר־הָֽלְכ֥וּ עִמִּ֖¦י בְּ¦קֶֽרִי׃ </text:span><text:span text:style-name="WLC-versenumber">41 </text:span><text:span text:style-name="WLC-hebrewtext">אַף־אֲנִ֗י אֵלֵ֤ךְ עִמָּ¦ם֙ בְּ¦קֶ֔רִי וְ¦הֵבֵאתִ֣י אֹתָ֔¦ם בְּ¦אֶ֖רֶץ אֹיְבֵי¦הֶ֑ם אוֹ־אָ֣ז יִכָּנַ֗ע לְבָבָ¦ם֙ הֶֽ¦עָרֵ֔ל וְ¦אָ֖ז יִרְצ֥וּ אֶת־עֲוֺנָֽ¦ם׃ </text:span><text:span text:style-name="WLC-versenumber">42 </text:span><text:span text:style-name="WLC-hebrewtext">וְ¦זָכַרְתִּ֖י אֶת־בְּרִיתִ֣¦י יַעֲק֑וֹב וְ¦אַף֩ אֶת־בְּרִיתִ֨¦י יִצְחָ֜ק וְ¦אַ֨ף אֶת־בְּרִיתִ֧¦י אַבְרָהָ֛ם אֶזְכֹּ֖ר וְ¦הָ¦אָ֥רֶץ אֶזְכֹּֽר׃ </text:span><text:span text:style-name="WLC-versenumber">43 </text:span><text:span text:style-name="WLC-hebrewtext">וְ¦הָ¦אָרֶץ֩ תֵּעָזֵ֨ב מֵ¦הֶ֜ם וְ¦תִ֣רֶץ אֶת־שַׁבְּתֹתֶ֗י¦הָ בָּ¦הְשַׁמָּ¦ה֙ מֵ¦הֶ֔ם וְ¦הֵ֖ם יִרְצ֣וּ אֶת־עֲוֺנָ֑¦ם יַ֣עַן וּ¦בְ¦יַ֔עַן בְּ¦מִשְׁפָּטַ֣¦י מָאָ֔סוּ וְ¦אֶת־חֻקֹּתַ֖¦י גָּעֲלָ֥ה נַפְשָֽׁ¦ם׃ </text:span><text:span text:style-name="WLC-versenumber">44 </text:span><text:span text:style-name="WLC-hebrewtext">וְ¦אַף־גַּם־זֹ֠את בִּֽ¦הְיוֹתָ֞¦ם בְּ¦אֶ֣רֶץ אֹֽיְבֵי¦הֶ֗ם לֹֽא־מְאַסְתִּ֤י¦ם וְ¦לֹֽא־גְעַלְתִּי¦ם֙ לְ¦כַלֹּתָ֔¦ם לְ¦הָפֵ֥ר בְּרִיתִ֖¦י אִתָּ֑¦ם כִּ֛י אֲנִ֥י יְהוָ֖ה אֱלֹהֵי¦הֶֽם׃ </text:span><text:span text:style-name="WLC-versenumber">45 </text:span><text:span text:style-name="WLC-hebrewtext">וְ¦זָכַרְתִּ֥י לָ¦הֶ֖ם בְּרִ֣ית רִאשֹׁנִ֑ים אֲשֶׁ֣ר הוֹצֵֽאתִי־אֹתָ¦ם֩ מֵ¦אֶ֨רֶץ מִצְרַ֜יִם לְ¦עֵינֵ֣י הַ¦גּוֹיִ֗ם לִ¦הְיֹ֥ת לָ¦הֶ֛ם לֵ¦אלֹהִ֖ים אֲנִ֥י יְהוָֽה׃ </text:span><text:span text:style-name="WLC-versenumber">46 </text:span><text:span text:style-name="WLC-hebrewtext">אֵ֠לֶּה הַֽ¦חֻקִּ֣ים וְ¦הַ¦מִּשְׁפָּטִים֮ וְ¦הַ¦תּוֹרֹת֒ אֲשֶׁר֙ נָתַ֣ן יְהוָ֔ה בֵּינ֕¦וֹ וּ¦בֵ֖ין בְּנֵ֣י יִשְׂרָאֵ֑ל בְּ¦הַ֥ר סִינַ֖י בְּ¦יַד־מֹשֶֽׁה׃ <text:span text:style-name="WLC-small">פ</text:span><text:span/><text:line-break/></text:span></text:p>
      <text:h xmlns:fo="http://www.w3.org/1999/XSL/Format" text:outline-level="1" text:style-name="WLC-chaptermarker">Leviticus 27</text:h>
      <text:p xmlns:fo="http://www.w3.org/1999/XSL/Format" text:style-name="WLC-chapter"><text:span text:style-name="WLC-chapternumber">27 </text:span><text:span text:style-name="WLC-hebrewtext">וַ¦יְדַבֵּ֥ר יְהוָ֖ה אֶל־מֹשֶׁ֥ה לֵּ¦אמֹֽר׃ </text:span><text:span text:style-name="WLC-versenumber">2 </text:span><text:span text:style-name="WLC-hebrewtext">דַּבֵּ֞ר אֶל־בְּנֵ֤י יִשְׂרָאֵל֙ וְ¦אָמַרְתָּ֣ אֲלֵ¦הֶ֔ם אִ֕ישׁ כִּ֥י יַפְלִ֖א נֶ֑דֶר בְּ¦עֶרְכְּ¦ךָ֥ נְפָשֹׁ֖ת לַֽ¦יהוָֽה׃ </text:span><text:span text:style-name="WLC-versenumber">3 </text:span><text:span text:style-name="WLC-hebrewtext">וְ¦הָיָ֤ה עֶרְכְּ¦ךָ֙ הַ¦זָּכָ֔ר מִ¦בֶּן֙ עֶשְׂרִ֣ים שָׁנָ֔ה וְ¦עַ֖ד בֶּן־שִׁשִּׁ֣ים שָׁנָ֑ה וְ¦הָיָ֣ה עֶרְכְּ¦ךָ֗ חֲמִשִּׁ֛ים שֶׁ֥קֶל כֶּ֖סֶף בְּ¦שֶׁ֥קֶל הַ¦קֹּֽדֶשׁ׃ </text:span><text:span text:style-name="WLC-versenumber">4 </text:span><text:span text:style-name="WLC-hebrewtext">וְ¦אִם־נְקֵבָ֖ה הִ֑וא וְ¦הָיָ֥ה עֶרְכְּ¦ךָ֖ שְׁלֹשִׁ֥ים שָֽׁקֶל׃ </text:span><text:span text:style-name="WLC-versenumber">5 </text:span><text:span text:style-name="WLC-hebrewtext">וְ¦אִ֨ם מִ¦בֶּן־חָמֵ֜שׁ שָׁנִ֗ים וְ¦עַד֙ בֶּן־עֶשְׂרִ֣ים שָׁנָ֔ה וְ¦הָיָ֧ה עֶרְכְּ¦ךָ֛ הַ¦זָּכָ֖ר עֶשְׂרִ֣ים שְׁקָלִ֑ים וְ¦לַ¦נְּקֵבָ֖ה עֲשֶׂ֥רֶת שְׁקָלִֽים׃ </text:span><text:span text:style-name="WLC-versenumber">6 </text:span><text:span text:style-name="WLC-hebrewtext">וְ¦אִ֣ם מִ¦בֶּן־חֹ֗דֶשׁ וְ¦עַד֙ בֶּן־חָמֵ֣שׁ שָׁנִ֔ים וְ¦הָיָ֤ה עֶרְכְּ¦ךָ֙ הַ¦זָּכָ֔ר חֲמִשָּׁ֥ה שְׁקָלִ֖ים כָּ֑סֶף וְ¦לַ¦נְּקֵבָ֣ה עֶרְכְּ¦ךָ֔ שְׁלֹ֥שֶׁת שְׁקָלִ֖ים כָּֽסֶף׃ </text:span><text:span text:style-name="WLC-versenumber">7 </text:span><text:span text:style-name="WLC-hebrewtext">וְ֠¦אִם מִ¦בֶּן־שִׁשִּׁ֨ים שָׁנָ֤ה וָ¦מַ֙עְלָ¦ה֙ אִם־זָכָ֔ר וְ¦הָיָ֣ה עֶרְכְּ¦ךָ֔ חֲמִשָּׁ֥ה עָשָׂ֖ר שָׁ֑קֶל וְ¦לַ¦נְּקֵבָ֖ה עֲשָׂרָ֥ה שְׁקָלִֽים׃ </text:span><text:span text:style-name="WLC-versenumber">8 </text:span><text:span text:style-name="WLC-hebrewtext">וְ¦אִם־מָ֥ךְ הוּא֙ מֵֽ¦עֶרְכֶּ֔¦ךָ וְ¦הֶֽעֱמִיד¦וֹ֙ לִ¦פְנֵ֣י הַ¦כֹּהֵ֔ן וְ¦הֶעֱרִ֥יךְ אֹת֖¦וֹ הַ¦כֹּהֵ֑ן עַל־פִּ֗י אֲשֶׁ֤ר תַּשִּׂיג֙ יַ֣ד הַ¦נֹּדֵ֔ר יַעֲרִיכֶ֖¦נּוּ הַ¦כֹּהֵֽן׃ <text:span text:style-name="WLC-small">ס</text:span><text:span>      </text:span></text:span><text:span text:style-name="WLC-versenumber">9 </text:span><text:span text:style-name="WLC-hebrewtext">וְ¦אִם־בְּהֵמָ֔ה אֲשֶׁ֨ר יַקְרִ֧יבוּ מִמֶּ֛¦נָּה קָרְבָּ֖ן לַֽ¦יהוָ֑ה כֹּל֩ אֲשֶׁ֨ר יִתֵּ֥ן מִמֶּ֛¦נּוּ לַ¦יהוָ֖ה יִֽהְיֶה־קֹּֽדֶשׁ׃ </text:span><text:span text:style-name="WLC-versenumber">10 </text:span><text:span text:style-name="WLC-hebrewtext">לֹ֣א יַחֲלִיפֶ֗¦נּוּ וְ¦לֹֽא־יָמִ֥יר אֹת֛¦וֹ ט֥וֹב בְּ¦רָ֖ע אוֹ־רַ֣ע בְּ¦ט֑וֹב וְ¦אִם־הָמֵ֨ר יָמִ֤יר בְּהֵמָה֙ בִּ¦בְהֵמָ֔ה וְ¦הָֽיָה־ה֥וּא וּ¦תְמוּרָת֖¦וֹ יִֽהְיֶה־קֹּֽדֶשׁ׃ </text:span><text:span text:style-name="WLC-versenumber">11 </text:span><text:span text:style-name="WLC-hebrewtext">וְ¦אִם֙ כָּל־בְּהֵמָ֣ה טְמֵאָ֔ה אֲ֠שֶׁר לֹא־יַקְרִ֧יבוּ מִמֶּ֛¦נָּה קָרְבָּ֖ן לַֽ¦יהוָ֑ה וְ¦הֶֽעֱמִ֥יד אֶת־הַ¦בְּהֵמָ֖ה לִ¦פְנֵ֥י הַ¦כֹּהֵֽן׃ </text:span><text:span text:style-name="WLC-versenumber">12 </text:span><text:span text:style-name="WLC-hebrewtext">וְ¦הֶעֱרִ֤יךְ הַ¦כֹּהֵן֙ אֹתָ֔¦הּ בֵּ֥ין ט֖וֹב וּ¦בֵ֣ין רָ֑ע כְּ¦עֶרְכְּ¦ךָ֥ הַ¦כֹּהֵ֖ן כֵּ֥ן יִהְיֶֽה׃ </text:span><text:span text:style-name="WLC-versenumber">13 </text:span><text:span text:style-name="WLC-hebrewtext">וְ¦אִם־גָּאֹ֖ל יִגְאָלֶ֑¦נָּה וְ¦יָסַ֥ף חֲמִישִׁת֖¦וֹ עַל־עֶרְכֶּֽ¦ךָ׃ </text:span><text:span text:style-name="WLC-versenumber">14 </text:span><text:span text:style-name="WLC-hebrewtext">וְ¦אִ֗ישׁ כִּֽי־יַקְדִּ֨שׁ אֶת־בֵּית֥¦וֹ קֹ֙דֶשׁ֙ לַֽ¦יהוָ֔ה וְ¦הֶעֱרִיכ¦וֹ֙ הַ¦כֹּהֵ֔ן בֵּ֥ין ט֖וֹב וּ¦בֵ֣ין רָ֑ע כַּ¦אֲשֶׁ֨ר יַעֲרִ֥יךְ אֹת֛¦וֹ הַ¦כֹּהֵ֖ן כֵּ֥ן יָקֽוּם׃ </text:span><text:span text:style-name="WLC-versenumber">15 </text:span><text:span text:style-name="WLC-hebrewtext">וְ¦אִ֨ם־הַ¦מַּקְדִּ֔ישׁ יִגְאַ֖ל אֶת־בֵּית֑¦וֹ וְ֠¦יָסַף חֲמִישִׁ֧ית כֶּֽסֶף־עֶרְכְּ¦ךָ֛ עָלָ֖י¦ו וְ¦הָ֥יָה לֽ¦וֹ׃ </text:span><text:span text:style-name="WLC-versenumber">16 </text:span><text:span text:style-name="WLC-hebrewtext">וְ¦אִ֣ם ׀ מִ¦שְּׂדֵ֣ה אֲחֻזָּת֗¦וֹ יַקְדִּ֥ישׁ אִישׁ֙ לַֽ¦יהוָ֔ה וְ¦הָיָ֥ה עֶרְכְּ¦ךָ֖ לְ¦פִ֣י זַרְע֑¦וֹ זֶ֚רַע חֹ֣מֶר שְׂעֹרִ֔ים בַּ¦חֲמִשִּׁ֖ים שֶׁ֥קֶל כָּֽסֶף׃ </text:span><text:span text:style-name="WLC-versenumber">17 </text:span><text:span text:style-name="WLC-hebrewtext">אִם־מִ¦שְּׁנַ֥ת הַ¦יֹּבֵ֖ל יַקְדִּ֣ישׁ שָׂדֵ֑¦הוּ כְּ¦עֶרְכְּ¦ךָ֖ יָקֽוּם׃ </text:span><text:span text:style-name="WLC-versenumber">18 </text:span><text:span text:style-name="WLC-hebrewtext">וְ¦אִם־אַחַ֣ר הַ¦יֹּבֵל֮ יַקְדִּ֣ישׁ שָׂדֵ¦הוּ֒ וְ¦חִשַּׁב־ל֨¦וֹ הַ¦כֹּהֵ֜ן אֶת־הַ¦כֶּ֗סֶף עַל־פִּ֤י הַ¦שָּׁנִים֙ הַ¦נּ֣וֹתָרֹ֔ת עַ֖ד שְׁנַ֣ת הַ¦יֹּבֵ֑ל וְ¦נִגְרַ֖ע מֵֽ¦עֶרְכֶּֽ¦ךָ׃ </text:span><text:span text:style-name="WLC-versenumber">19 </text:span><text:span text:style-name="WLC-hebrewtext">וְ¦אִם־גָּאֹ֤ל יִגְאַל֙ אֶת־הַ¦שָּׂדֶ֔ה הַ¦מַּקְדִּ֖ישׁ אֹת֑¦וֹ וְ֠¦יָסַף חֲמִשִׁ֧ית כֶּֽסֶף־עֶרְכְּ¦ךָ֛ עָלָ֖י¦ו וְ¦קָ֥ם לֽ¦וֹ׃ </text:span><text:span text:style-name="WLC-versenumber">20 </text:span><text:span text:style-name="WLC-hebrewtext">וְ¦אִם־לֹ֤א יִגְאַל֙ אֶת־הַ¦שָּׂדֶ֔ה וְ¦אִם־מָכַ֥ר אֶת־הַ¦שָּׂדֶ֖ה לְ¦אִ֣ישׁ אַחֵ֑ר לֹ֥א יִגָּאֵ֖ל עֽוֹד׃ </text:span><text:span text:style-name="WLC-versenumber">21 </text:span><text:span text:style-name="WLC-hebrewtext">וְ¦הָיָ֨ה הַ¦שָּׂדֶ֜ה בְּ¦צֵאת֣¦וֹ בַ¦יֹּבֵ֗ל קֹ֛דֶשׁ לַֽ¦יהוָ֖ה כִּ¦שְׂדֵ֣ה הַ¦חֵ֑רֶם לַ¦כֹּהֵ֖ן תִּהְיֶ֥ה אֲחֻזָּתֽ¦וֹ׃ </text:span><text:span text:style-name="WLC-versenumber">22 </text:span><text:span text:style-name="WLC-hebrewtext">וְ¦אִם֙ אֶת־שְׂדֵ֣ה מִקְנָת֔¦וֹ אֲשֶׁ֕ר לֹ֖א מִ¦שְּׂדֵ֣ה אֲחֻזָּת֑¦וֹ יַקְדִּ֖ישׁ לַֽ¦יהוָֽה׃ </text:span><text:span text:style-name="WLC-versenumber">23 </text:span><text:span text:style-name="WLC-hebrewtext">וְ¦חִשַּׁב־ל֣¦וֹ הַ¦כֹּהֵ֗ן אֵ֚ת מִכְסַ֣ת הָֽ¦עֶרְכְּ¦ךָ֔ עַ֖ד שְׁנַ֣ת הַ¦יֹּבֵ֑ל וְ¦נָתַ֤ן אֶת־הָ¦עֶרְכְּ¦ךָ֙ בַּ¦יּ֣וֹם הַ¦ה֔וּא קֹ֖דֶשׁ לַ¦יהוָֽה׃ </text:span><text:span text:style-name="WLC-versenumber">24 </text:span><text:span text:style-name="WLC-hebrewtext">בִּ¦שְׁנַ֤ת הַ¦יּוֹבֵל֙ יָשׁ֣וּב הַ¦שָּׂדֶ֔ה לַ¦אֲשֶׁ֥ר קָנָ֖¦הוּ מֵ¦אִתּ֑¦וֹ לַ¦אֲשֶׁר־ל֖¦וֹ אֲחֻזַּ֥ת הָ¦אָֽרֶץ׃ </text:span><text:span text:style-name="WLC-versenumber">25 </text:span><text:span text:style-name="WLC-hebrewtext">וְ¦כָל־עֶרְכְּ¦ךָ֔ יִהְיֶ֖ה בְּ¦שֶׁ֣קֶל הַ¦קֹּ֑דֶשׁ עֶשְׂרִ֥ים גֵּרָ֖ה יִהְיֶ֥ה הַ¦שָּֽׁקֶל׃ <text:span text:style-name="WLC-small">ס</text:span><text:span>      </text:span></text:span><text:span text:style-name="WLC-versenumber">26 </text:span><text:span text:style-name="WLC-hebrewtext">אַךְ־בְּכ֞וֹר אֲשֶׁר־יְבֻכַּ֤ר לַֽ¦יהוָה֙ בִּ¦בְהֵמָ֔ה לֹֽא־יַקְדִּ֥ישׁ אִ֖ישׁ אֹת֑¦וֹ אִם־שׁ֣וֹר אִם־שֶׂ֔ה לַֽ¦יהוָ֖ה הֽוּא׃ </text:span><text:span text:style-name="WLC-versenumber">27 </text:span><text:span text:style-name="WLC-hebrewtext">וְ¦אִ֨ם בַּ¦בְּהֵמָ֤ה הַ¦טְּמֵאָה֙ וּ¦פָדָ֣ה בְ¦עֶרְכֶּ֔¦ךָ וְ¦יָסַ֥ף חֲמִשִׁת֖¦וֹ עָלָ֑י¦ו וְ¦אִם־לֹ֥א יִגָּאֵ֖ל וְ¦נִמְכַּ֥ר בְּ¦עֶרְכֶּֽ¦ךָ׃ </text:span><text:span text:style-name="WLC-versenumber">28 </text:span><text:span text:style-name="WLC-hebrewtext">אַךְ־כָּל־חֵ֡רֶם אֲשֶׁ֣ר יַחֲרִם֩ אִ֨ישׁ לַֽ¦יהוָ֜ה מִ¦כָּל־אֲשֶׁר־ל֗¦וֹ מֵ¦אָדָ֤ם וּ¦בְהֵמָה֙ וּ¦מִ¦שְּׂדֵ֣ה אֲחֻזָּת֔¦וֹ לֹ֥א יִמָּכֵ֖ר וְ¦לֹ֣א יִגָּאֵ֑ל כָּל־חֵ֕רֶם קֹֽדֶשׁ־קָֽדָשִׁ֥ים ה֖וּא לַ¦יהוָֽה׃ </text:span><text:span text:style-name="WLC-versenumber">29 </text:span><text:span text:style-name="WLC-hebrewtext">כָּל־חֵ֗רֶם אֲשֶׁ֧ר יָחֳרַ֛ם מִן־הָ¦אָדָ֖ם לֹ֣א יִפָּדֶ֑ה מ֖וֹת יוּמָֽת׃ </text:span><text:span text:style-name="WLC-versenumber">30 </text:span><text:span text:style-name="WLC-hebrewtext">וְ¦כָל־מַעְשַׂ֨ר הָ¦אָ֜רֶץ מִ¦זֶּ֤רַע הָ¦אָ֙רֶץ֙ מִ¦פְּרִ֣י הָ¦עֵ֔ץ לַ¦יהוָ֖ה ה֑וּא קֹ֖דֶשׁ לַֽ¦יהוָֽה׃ </text:span><text:span text:style-name="WLC-versenumber">31 </text:span><text:span text:style-name="WLC-hebrewtext">וְ¦אִם־גָּאֹ֥ל יִגְאַ֛ל אִ֖ישׁ מִ¦מַּֽעַשְׂר֑¦וֹ חֲמִשִׁית֖¦וֹ יֹסֵ֥ף עָלָֽי¦ו׃ </text:span><text:span text:style-name="WLC-versenumber">32 </text:span><text:span text:style-name="WLC-hebrewtext">וְ¦כָל־מַעְשַׂ֤ר בָּקָר֙ וָ¦צֹ֔אן כֹּ֥ל אֲשֶׁר־יַעֲבֹ֖ר תַּ֣חַת הַ¦שָּׁ֑בֶט הָֽ¦עֲשִׂירִ֕י יִֽהְיֶה־קֹּ֖דֶשׁ לַֽ¦יהוָֽה׃ </text:span><text:span text:style-name="WLC-versenumber">33 </text:span><text:span text:style-name="WLC-hebrewtext">לֹ֧א יְבַקֵּ֛ר בֵּֽין־ט֥וֹב לָ¦רַ֖ע וְ¦לֹ֣א יְמִירֶ֑¦נּוּ וְ¦אִם־הָמֵ֣ר יְמִירֶ֔¦נּוּ וְ¦הָֽיָה־ה֧וּא וּ¦תְמוּרָת֛¦וֹ יִֽהְיֶה־קֹ֖דֶשׁ לֹ֥א יִגָּאֵֽל׃ </text:span><text:span text:style-name="WLC-versenumber">34 </text:span><text:span text:style-name="WLC-hebrewtext">אֵ֣לֶּה הַ¦מִּצְוֺ֗ת אֲשֶׁ֨ר צִוָּ֧ה יְהוָ֛ה אֶת־מֹשֶׁ֖ה אֶל־בְּנֵ֣י יִשְׂרָאֵ֑ל בְּ¦הַ֖ר סִינָֽי׃ </text:span></text:p>
      <text:p xmlns:fo="http://www.w3.org/1999/XSL/Format" text:style-name="WLC-endoftext">End of 
    Leviticus</text:p>
      <text:p xmlns:fo="http://www.w3.org/1999/XSL/Format" text:style-name="P13"/>
      <text:p xmlns:fo="http://www.w3.org/1999/XSL/Format" text:style-name="P16"/>
      <text:p xmlns:fo="http://www.w3.org/1999/XSL/Format" text:style-name="P14">Unicode/XML Leningrad Codex</text:p>
      <text:p xmlns:fo="http://www.w3.org/1999/XSL/Format" text:style-name="P15">Version: UXLC 1.0</text:p>
      <text:p xmlns:fo="http://www.w3.org/1999/XSL/Format" text:style-name="P17">Leviticus</text:p>
      <text:p xmlns:fo="http://www.w3.org/1999/XSL/Format" text:style-name="WLC-descriptor">Attributed to:</text:p>
      <text:p xmlns:fo="http://www.w3.org/1999/XSL/Format" text:style-name="WLC-name">Shemu'el ben Ya'akov</text:p>
      <text:p xmlns:fo="http://www.w3.org/1999/XSL/Format" text:style-name="WLC-name">Aharon ben-Mosheh ben-Asher</text:p>
      <text:p xmlns:fo="http://www.w3.org/1999/XSL/Format" text:style-name="P13"><text:span text:style-name="T10">ca  </text:span><text:span text:style-name="T10">1008</text:span></text:p>
      <text:p xmlns:fo="http://www.w3.org/1999/XSL/Format" text:style-name="P17"/>
      <text:p xmlns:fo="http://www.w3.org/1999/XSL/Format" text:style-name="WLC-morphology"><text:span text:style-name="T10">
			      Morphological divisions are shown by the character ' ¦ '.
			    </text:span></text:p>
      <text:p xmlns:fo="http://www.w3.org/1999/XSL/Format" text:style-name="WLC-descriptor">Publisher:</text:p>
      <text:p xmlns:fo="http://www.w3.org/1999/XSL/Format" text:style-name="WLC-name"><text:span text:style-name="T10">Christopher V. Kimball</text:span></text:p>
      <text:p xmlns:fo="http://www.w3.org/1999/XSL/Format" text:style-name="WLC-mail">mail@cvkimball.com</text:p>
      <text:p xmlns:fo="http://www.w3.org/1999/XSL/Format" text:style-name="WLC-descriptor">Edition:</text:p>
      <text:p xmlns:fo="http://www.w3.org/1999/XSL/Format" text:style-name="P13">Unicode/XML Leningrad Codex
        </text:p>
      <text:p xmlns:fo="http://www.w3.org/1999/XSL/Format" text:style-name="WLC-mail">https://www.tanach.us/Tanach.xml</text:p>
      <text:p xmlns:fo="http://www.w3.org/1999/XSL/Format" text:style-name="WLC-textnotes">From the Westminster Leningrad Codex [WLC 4.20], provided by the Groves Center.Updated by Changes.xml file dated 2020.02.19 by Updater(11 Mar 2020) on 09 Jun 2020 @ 15:19.
			    Converted to ODT 
			    by XML2ODT.xml dated 20 Jan 2012 on 
			    2020.07.07-20.19. Build number: 26.0 .
			    <text:page-count/> pages.
                Layout: Full;  
                Content:  Morphology.
            </text:p>
      <text:p xmlns:fo="http://www.w3.org/1999/XSL/Format" text:style-name="WLC-publicdomain">This document is in the public domain.</text:p>
    </office:text>
  </office:body>
</office:document-content>
</file>

<file path=styles.xml><?xml version="1.0" encoding="utf-8"?>
<office:document-styles xmlns:office="urn:oasis:names:tc:opendocument:xmlns:office:1.0" xmlns:grddl="http://www.w3.org/2003/g/data-view#" xmlns:xhtml="http://www.w3.org/1999/xhtml" xmlns:of="urn:oasis:names:tc:opendocument:xmlns:of:1.2" xmlns:rpt="http://openoffice.org/2005/report" xmlns:dom="http://www.w3.org/2001/xml-events" xmlns:oooc="http://openoffice.org/2004/calc" xmlns:ooow="http://openoffice.org/2004/writer" xmlns:ooo="http://openoffice.org/2004/office" xmlns:script="urn:oasis:names:tc:opendocument:xmlns:script:1.0" xmlns:form="urn:oasis:names:tc:opendocument:xmlns:form:1.0" xmlns:math="http://www.w3.org/1998/Math/MathML" xmlns:dr3d="urn:oasis:names:tc:opendocument:xmlns:dr3d:1.0" xmlns:chart="urn:oasis:names:tc:opendocument:xmlns:chart:1.0" xmlns:svg="urn:oasis:names:tc:opendocument:xmlns:svg-compatible:1.0" xmlns:number="urn:oasis:names:tc:opendocument:xmlns:datastyle:1.0" xmlns:meta="urn:oasis:names:tc:opendocument:xmlns:meta:1.0" xmlns:dc="http://purl.org/dc/elements/1.1/" xmlns:xlink="http://www.w3.org/1999/xlink" xmlns:fo="urn:oasis:names:tc:opendocument:xmlns:xsl-fo-compatible:1.0" xmlns:draw="urn:oasis:names:tc:opendocument:xmlns:drawing:1.0" xmlns:table="urn:oasis:names:tc:opendocument:xmlns:table:1.0" xmlns:text="urn:oasis:names:tc:opendocument:xmlns:text:1.0" xmlns:style="urn:oasis:names:tc:opendocument:xmlns:style:1.0" grddl:transformation="http://docs.oasis-open.org/office/1.2/xslt/odf2rdf.xsl" office:version="1.2">
  <office:font-face-decls>
    <style:font-face style:font-pitch="variable" style:font-adornments="Regular" svg:font-family="'SBL Hebrew'" style:name="SBL Hebrew"/>
    <style:font-face style:font-pitch="variable" style:font-family-generic="roman" style:name="Times New Roman"/>
    <style:font-face style:font-family-generic="roman" style:font-adornments="Bold" svg:font-family="'Times New Roman'" style:name="Times New Roman1"/>
    <style:font-face svg:font-family="Tahoma" style:name="Tahoma1"/>
    <style:font-face svg:font-family="Times" style:name="Times"/>
    <style:font-face style:font-pitch="variable" style:font-adornments="Regular" svg:font-family="'SBL Hebrew'" style:name="SBL Hebrew"/>
    <style:font-face style:font-pitch="variable" style:font-family-generic="swiss" svg:font-family="Arial" style:name="Arial"/>
    <style:font-face style:font-pitch="variable" style:font-family-generic="system" svg:font-family="SimSun" style:name="SimSun"/>
    <style:font-face style:font-pitch="variable" style:font-family-generic="system" svg:font-family="Tahoma" style:name="Tahoma"/>
  </office:font-face-decls>
  <office:styles>
    <style:style style:class="extra" style:parent-style-name="Standard" style:family="paragraph" style:name="Footnote">
      <style:paragraph-properties text:line-number="0" text:number-lines="false" style:auto-text-indent="false" fo:text-indent="-0.1965in" fo:margin-right="0in" fo:margin-left="0.1965in"/>
      <style:text-properties fo:font-size="10pt" fo:font-family="Times New Roman"/>
    </style:style>
    <style:default-style style:family="graphic">
      <style:graphic-properties style:flow-with-text="false" draw:end-line-spacing-vertical="0.1114in" draw:end-line-spacing-horizontal="0.1114in" draw:start-line-spacing-vertical="0.1114in" draw:start-line-spacing-horizontal="0.1114in" draw:shadow-offset-y="0.1181in" draw:shadow-offset-x="0.1181in"/>
      <style:paragraph-properties style:font-independent-line-spacing="false" style:writing-mode="lr-tb" style:line-break="strict" style:text-autospace="ideograph-alpha">
        <style:tab-stops/>
      </style:paragraph-properties>
      <style:text-properties style:country-complex="IL" style:language-complex="he" style:font-size-complex="12pt" style:country-asian="CN" style:language-asian="zh" style:font-size-asian="12pt" style:letter-kerning="true" fo:country="US" fo:language="en" fo:font-size="12pt" style:use-window-font-color="true"/>
    </style:default-style>
    <style:default-style style:family="paragraph">
      <style:paragraph-properties style:writing-mode="page" style:tab-stop-distance="0.4925in" style:line-break="strict" style:punctuation-wrap="hanging" style:text-autospace="ideograph-alpha" fo:hyphenation-ladder-count="no-limit"/>
      <style:text-properties fo:hyphenation-push-char-count="2" fo:hyphenation-remain-char-count="2" fo:hyphenate="false" style:country-complex="IL" style:language-complex="he" style:font-size-complex="12pt" style:font-name-complex="Tahoma" style:country-asian="CN" style:language-asian="zh" style:font-size-asian="12pt" style:font-name-asian="SimSun" style:letter-kerning="true" fo:country="US" fo:language="en" fo:font-size="12pt" style:font-name="Times New Roman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next-style-name="Text_20_body" style:parent-style-name="Standard" style:family="paragraph" style:name="Heading">
      <style:paragraph-properties fo:keep-with-next="always" fo:margin-bottom="0.0835in" fo:margin-top="0.1665in"/>
      <style:text-properties style:font-size-complex="14pt" style:font-name-complex="Tahoma" style:font-size-asian="14pt" style:font-name-asian="SimSun" fo:font-size="14pt" style:font-name="Arial"/>
    </style:style>
    <style:style style:class="text" style:parent-style-name="Standard" style:family="paragraph" style:display-name="Text body" style:name="Text_20_body">
      <style:paragraph-properties fo:margin-bottom="0.0835in" fo:margin-top="0in"/>
    </style:style>
    <style:style style:class="list" style:parent-style-name="Text_20_body" style:family="paragraph" style:name="List">
      <style:text-properties style:font-name-complex="Tahoma1"/>
    </style:style>
    <style:style style:class="extra" style:parent-style-name="Standard" style:family="paragraph" style:name="Caption">
      <style:paragraph-properties text:line-number="0" text:number-lines="false" fo:margin-bottom="0.0835in" fo:margin-top="0.0835in"/>
      <style:text-properties style:font-style-complex="italic" style:font-size-complex="12pt" style:font-name-complex="Tahoma1" style:font-style-asian="italic" style:font-size-asian="12pt" fo:font-style="italic" fo:font-size="12pt"/>
    </style:style>
    <style:style style:class="index" style:parent-style-name="Standard" style:family="paragraph" style:name="Index">
      <style:paragraph-properties text:line-number="0" text:number-lines="false"/>
      <style:text-properties style:font-name-complex="Tahoma1"/>
    </style:style>
    <style:style style:class="extra" style:parent-style-name="Standard" style:family="paragraph" style:name="Header">
      <style:paragraph-properties text:line-number="0" text:number-lines="false">
        <style:tab-stops>
          <style:tab-stop style:type="center" style:position="3.4626in"/>
          <style:tab-stop style:type="right" style:position="6.9252in"/>
        </style:tab-stops>
      </style:paragraph-properties>
    </style:style>
    <style:style style:class="extra" style:parent-style-name="Standard" style:family="paragraph" style:name="Footer">
      <style:paragraph-properties text:line-number="0" text:number-lines="false">
        <style:tab-stops>
          <style:tab-stop style:type="center" style:position="3.4626in"/>
          <style:tab-stop style:type="right" style:position="6.9252in"/>
        </style:tab-stops>
      </style:paragraph-properties>
    </style:style>
    <style:style style:class="extra" style:parent-style-name="Standard" style:family="paragraph" style:name="Footnote">
      <style:paragraph-properties text:line-number="0" text:number-lines="false" style:auto-text-indent="false" fo:text-indent="-0.1965in" fo:margin-right="0in" fo:margin-left="0.1965in"/>
      <style:text-properties style:font-size-complex="10pt" style:font-size-asian="10pt" fo:font-size="10pt"/>
    </style:style>
    <style:style style:class="extra" style:parent-style-name="Standard" style:family="paragraph" style:display-name="Table Contents" style:name="Table_20_Contents">
      <style:paragraph-properties text:line-number="0" text:number-lines="false"/>
    </style:style>
    <style:style style:class="extra" style:parent-style-name="Table_20_Contents" style:family="paragraph" style:display-name="Table Heading" style:name="Table_20_Heading">
      <style:paragraph-properties text:line-number="0" text:number-lines="false" style:justify-single-word="false" fo:text-align="center"/>
      <style:text-properties style:font-weight-complex="bold" style:font-weight-asian="bold" fo:font-weight="bold"/>
    </style:style>
    <style:style style:class="text" style:parent-style-name="Standard" style:family="paragraph" style:name="WLC-descriptor">
      <style:paragraph-properties style:writing-mode="lr-tb" style:justify-single-word="false" fo:text-align="start" fo:line-height="85%" fo:margin-bottom="0.1in" fo:margin-top="0.2in"/>
      <style:text-properties style:font-weight-complex="normal" style:font-size-complex="16pt" style:font-name-complex="SBL Hebrew" style:font-weight-asian="normal" fo:font-weight="normal"/>
    </style:style>
    <style:style style:parent-style-name="descriptor" style:family="paragraph" style:name="WLC-name">
      <style:paragraph-properties style:justify-single-word="false" fo:text-align="center" fo:margin-bottom="0.0201in" fo:margin-top="0in"/>
      <style:text-properties fo:font-weight="bold"/>
    </style:style>
    <style:style style:parent-style-name="Standard" style:family="paragraph" style:name="WLC-mail">
      <style:paragraph-properties style:writing-mode="lr-tb" style:auto-text-indent="false" fo:text-indent="0in" style:justify-single-word="false" fo:text-align="center" fo:line-height="85%" fo:margin-bottom="0.1598in" fo:margin-top="0in" fo:margin-right="0in" fo:margin-left="0.0201in"/>
      <style:text-properties style:font-weight-complex="bold" style:font-size-complex="16pt" style:font-name-complex="SBL Hebrew" style:font-weight-asian="bold" fo:font-weight="bold" style:text-underline-style="none"/>
    </style:style>
    <style:style style:class="text" style:parent-style-name="descriptor" style:family="paragraph" style:name="WLC-textnotes">
      <style:paragraph-properties style:writing-mode="lr-tb" style:shadow="none" fo:border="0.0071in solid #000000" fo:padding="0.2in" style:auto-text-indent="false" fo:text-indent="0in" style:justify-single-word="false" fo:text-align="start" fo:line-height="85%" fo:margin-bottom="0.1in" fo:margin-top="0.5in" fo:margin-right="0.5in" fo:margin-left="0.5in"/>
      <style:text-properties style:font-weight-complex="normal" style:font-size-complex="10pt" style:font-name-complex="SBL Hebrew" style:font-weight-asian="normal" style:font-size-asian="10pt" fo:font-weight="normal" fo:font-size="10pt"/>
    </style:style>
    <style:style style:class="text" style:parent-style-name="Standard" style:family="paragraph" style:name="WLC-bookname">
      <style:paragraph-properties style:writing-mode="lr-tb" style:auto-text-indent="false" fo:text-indent="0in" style:justify-single-word="false" fo:text-align="center" fo:line-height="85%" fo:margin-bottom="0.1in" fo:margin-top="0.4in" fo:margin-right="0in" fo:margin-left="0in"/>
      <style:text-properties style:font-weight-complex="bold" style:font-size-complex="24pt" style:font-name-complex="SBL Hebrew" style:font-weight-asian="bold" style:font-size-asian="24pt" fo:font-weight="bold" fo:font-size="24pt"/>
    </style:style>
    <style:style style:class="text" style:parent-style-name="Standard" style:family="paragraph" style:name="WLC-publicdomain">
      <style:paragraph-properties style:writing-mode="lr-tb" style:shadow="none" fo:border="0.0362in double #000000" fo:padding="0.2in" style:border-line-width="0.0008in 0.0346in 0.0008in" style:auto-text-indent="false" fo:text-indent="0in" style:justify-single-word="false" fo:text-align="center" fo:margin-bottom="0.1799in" fo:margin-top="0.3in" fo:margin-right="0.5in" fo:margin-left="0.5201in"/>
      <style:text-properties fo:font-weight="bold" fo:font-size="16pt"/>
    </style:style>
    <style:style style:class="text" style:parent-style-name="Standard" style:family="paragraph" style:name="WLC-wlc">
      <style:paragraph-properties style:writing-mode="lr-tb" style:justify-single-word="false" fo:text-align="center" fo:line-height="85%" fo:margin-bottom="0.1in" fo:margin-top="0in"/>
      <style:text-properties style:font-weight-complex="bold" style:font-size-complex="16pt" style:font-name-complex="SBL Hebrew" style:font-weight-asian="bold" style:font-size-asian="16pt" fo:font-weight="bold" fo:font-size="16pt"/>
    </style:style>
    <style:style style:class="text" style:parent-style-name="Standard" style:family="paragraph" style:name="WLC-version">
      <style:paragraph-properties style:writing-mode="lr-tb" style:justify-single-word="false" fo:text-align="center" fo:line-height="85%" fo:margin-bottom="0.1in" fo:margin-top="0in"/>
      <style:text-properties style:font-weight-complex="bold" style:font-size-complex="14pt" style:font-name-complex="SBL Hebrew" style:font-weight-asian="bold" style:font-size-asian="14pt" fo:font-weight="bold" fo:font-size="14pt"/>
    </style:style>
    <style:style style:family="text" style:display-name="Footnote Symbol" style:name="Footnote_20_Symbol"/>
    <style:style style:family="text" style:display-name="Footnote anchor" style:name="Footnote_20_anchor">
      <style:text-properties style:text-position="super 58%"/>
    </style:style>
    <style:style style:family="text" style:display-name="Internet link" style:name="Internet_20_link">
      <style:text-properties style:country-complex="none" style:language-complex="zxx" style:country-asian="none" style:language-asian="zxx" style:text-underline-color="font-color" style:text-underline-width="auto" style:text-underline-style="solid" fo:country="none" fo:language="zxx" fo:color="#000080"/>
    </style:style>
    <style:style style:family="text" style:name="WLC-descriptor">
      <style:text-properties style:font-weight-complex="normal" style:font-size-complex="16pt" style:font-name-complex="SBL Hebrew" style:font-weight-asian="normal" fo:font-weight="normal"/>
    </style:style>
    <style:style style:family="text" style:name="WLC-pagenumber">
      <style:text-properties style:font-weight-complex="bold" style:font-size-complex="20pt" style:font-weight-asian="bold" style:font-size-asian="20pt" fo:font-weight="bold" fo:font-size="20pt"/>
    </style:style>
    <style:style style:family="graphic" style:name="Graphics">
      <style:graphic-properties style:horizontal-rel="paragraph" style:horizontal-pos="center" style:vertical-rel="paragraph" style:vertical-pos="top" style:wrap="none" svg:y="0in" svg:x="0in" text:anchor-type="paragraph"/>
    </style:style>
    <style:style style:parent-style-name="descriptor" style:family="paragraph" style:name="WLC-morphology">
      <style:paragraph-properties style:justify-single-word="false" fo:text-align="center" fo:margin-bottom=".25in" fo:margin-top=".25in"/>
      <style:text-properties fo:font-weight="bold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3in" fo:text-indent="-0.3in" text:list-tab-stop-position="0.3in"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0.4in" fo:text-indent="-0.4in" text:list-tab-stop-position="0.4in"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0.5in" fo:text-indent="-0.5in" text:list-tab-stop-position="0.5in"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0.6in" fo:text-indent="-0.6in" text:list-tab-stop-position="0.6in"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0.7in" fo:text-indent="-0.7in" text:list-tab-stop-position="0.7in"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0.8in" fo:text-indent="-0.8in" text:list-tab-stop-position="0.8in"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0.9in" fo:text-indent="-0.9in" text:list-tab-stop-position="0.9in"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1in" fo:text-indent="-1in" text:list-tab-stop-position="1in"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1.1in" fo:text-indent="-1.1in" text:list-tab-stop-position="1.1in"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1.2in" fo:text-indent="-1.2in" text:list-tab-stop-position="1.2in" text:label-followed-by="listtab"/>
        </style:list-level-properties>
      </text:outline-level-style>
    </text:outline-style>
    <text:notes-configuration text:start-numbering-at="document" text:footnotes-position="page" text:start-value="0" style:num-format="1" text:citation-body-style-name="Footnote_20_anchor" text:citation-style-name="Footnote_20_Symbol" text:note-class="footnote"/>
    <text:notes-configuration text:start-value="0" style:num-format="i" text:note-class="endnote"/>
    <text:linenumbering-configuration text:increment="5" text:number-position="left" style:num-format="1" text:offset="0.1965in" text:number-lines="false"/>
    <style:style style:class="text" style:parent-style-name="Standard" style:family="paragraph" style:display-name="WLC-englishbookheader" style:name="WLC-englishbookheader">
      <style:paragraph-properties style:writing-mode="lr-tb" fo:text-align="center" fo:margin-bottom="0.1in" fo:margin-top="0in"/>
      <style:text-properties fo:font-family="'Times'" fo:font-size="24pt"/>
    </style:style>
    <style:style style:class="text" style:parent-style-name="Standard" style:family="paragraph" style:name="WLC-hebrewbookheader">
      <style:paragraph-properties style:justify-single-word="false" fo:text-align="center" fo:margin-bottom="0.25in" fo:margin-top="0in"/>
      <style:text-properties style:font-size-complex="24pt" style:font-name-complex="SBL Hebrew"/>
    </style:style>
    <style:style style:class="text" style:parent-style-name="Standard" style:family="paragraph" style:name="WLC-chapter">
      <style:paragraph-properties style:justify-single-word="false" fo:line-height="80%" fo:text-align="justify" fo:margin-right="0in" fo:margin-left="0in" fo:margin-bottom="0.1in" fo:margin-top="0in"/>
      <style:text-properties style:font-size-complex="16pt" style:font-name-complex="SBL Hebrew"/>
    </style:style>
    <style:style style:list-style-name="" style:parent-style-name="Standard" style:family="paragraph" style:name="WLC-chaptermarker">
      <style:text-properties style:font-size-complex="24pt" style:font-name-complex="Times" text:display="none"/>
    </style:style>
    <style:style style:parent-style-name="Standard" style:family="paragraph" style:name="WLC-conversiondate">
      <style:paragraph-properties fo:margin-bottom="0.0in" fo:text-align="center" fo:margin-top="0.2in"/>
      <style:text-properties style:font-size-complex="16pt" style:font-name-complex="Times"/>
    </style:style>
    <style:style style:family="text" style:name="WLC-chapternumber">
      <style:text-properties style:font-weight-complex="bold" style:font-size-complex="24pt" style:font-name-complex="'Times'" fo:font-size="140%"/>
    </style:style>
    <style:style style:family="text" style:name="WLC-versenumber">
      <style:text-properties style:font-weight-complex="bold" style:font-name-complex="'Times'" fo:font-size="16pt" style:font-size-complex="16pt" style:text-position="40% 60%" fo:color="#0000ff"/>
    </style:style>
    <style:style style:family="text" style:name="WLC-ketiv">
      <style:text-properties style:text-position="25% 70%" fo:color="#ff0000"/>
    </style:style>
    <style:style style:family="text" style:name="WLC-qere">
      <style:text-properties fo:color="#0000ff"/>
    </style:style>
    <style:style style:family="text" style:name="WLC-note">
      <style:text-properties style:font-weight-complex="bold" style:font-name="'Times'" fo:font-size="16pt" style:text-position="20% 60%" fo:color="#ff0000"/>
    </style:style>
    <style:style style:parent-style-name="Standard" style:family="paragraph" style:name="WLC-endoftext">
      <style:paragraph-properties style:writing-mode="lr-tb" style:shadow="none" fo:border-bottom="none" fo:border-top="0.0362in double #000000" fo:border-right="none" fo:border-left="none" fo:padding="0.1in" style:border-line-width-top="0.0008in 0.0346in 0.0008in" style:auto-text-indent="false" fo:text-indent="0in" style:justify-single-word="false" fo:text-align="center" fo:line-height="100%" fo:margin-bottom="0in" fo:margin-top="0.1in" fo:margin-right="0.2402in" fo:margin-left="0.2402in"/>
      <style:text-properties style:font-size-complex="30pt" style:font-name="'Times'" style:font-weight-complex="bold" fo:font-weight="bold"/>
    </style:style>
    <style:style style:master-page-name="" style:parent-style-name="Footnote" style:family="paragraph" style:name="WLC-notebody">
      <style:paragraph-properties fo:margin-bottom="0.02in" fo:margin-top="0.04in" style:writing-mode="lr-tb" style:page-number="auto"/>
    </style:style>
    <style:style style:family="text" style:name="WLC-small">
      <style:text-properties style:text-position="0% 70%"/>
    </style:style>
    <style:style style:family="text" style:name="WLC-large">
      <style:text-properties style:text-position="0% 120%"/>
    </style:style>
    <style:style style:family="text" style:name="WLC-suspended">
      <style:text-properties style:text-position="20% 100%"/>
    </style:style>
    <style:style style:parent-style-name="name" style:family="paragraph" style:name="P10">
      <style:text-properties style:font-style-complex="italic" style:font-style-asian="italic" fo:font-style="italic"/>
    </style:style>
    <style:style style:parent-style-name="Standard" style:family="paragraph" style:name="P13">
      <style:paragraph-properties style:writing-mode="lr-tb" style:justify-single-word="false" fo:text-align="center" fo:line-height="85%" fo:margin-bottom="0.1in" fo:margin-top="0in"/>
      <style:text-properties style:font-weight-complex="bold" style:font-size-complex="16pt" style:font-name-complex="SBL Hebrew" style:font-weight-asian="bold" fo:font-weight="bold"/>
    </style:style>
    <style:style style:parent-style-name="Standard" style:family="paragraph" style:name="P14">
      <style:paragraph-properties style:writing-mode="lr-tb" style:justify-single-word="false" fo:text-align="center" fo:line-height="85%" fo:margin-bottom="0.1in" fo:margin-top="0in"/>
      <style:text-properties style:font-weight-complex="bold" style:font-size-complex="16pt" style:font-name-complex="SBL Hebrew" style:font-weight-asian="bold" style:font-size-asian="16pt" fo:font-weight="bold" fo:font-size="16pt"/>
    </style:style>
    <style:style style:parent-style-name="Standard" style:family="paragraph" style:name="P15">
      <style:paragraph-properties style:writing-mode="lr-tb" style:justify-single-word="false" fo:text-align="center" fo:line-height="85%" fo:margin-bottom="0.1in" fo:margin-top="0in"/>
      <style:text-properties style:font-weight-complex="bold" style:font-size-complex="14pt" style:font-name-complex="SBL Hebrew" style:font-weight-asian="bold" style:font-size-asian="14pt" fo:font-weight="bold" fo:font-size="14pt"/>
    </style:style>
    <style:style style:master-page-name="WLC-final" style:parent-style-name="Standard" style:family="paragraph" style:name="P16">
      <style:paragraph-properties style:writing-mode="lr-tb" style:page-number="auto" style:justify-single-word="false" fo:text-align="center" fo:line-height="85%" fo:margin-bottom="0.1in" fo:margin-top="0in"/>
      <style:text-properties style:font-weight-complex="bold" style:font-size-complex="16pt" style:font-name-complex="SBL Hebrew" style:font-weight-asian="bold" fo:font-weight="bold"/>
    </style:style>
    <style:style style:parent-style-name="Standard" style:family="paragraph" style:name="P17">
      <style:paragraph-properties style:writing-mode="lr-tb" style:auto-text-indent="false" fo:text-indent="0in" style:justify-single-word="false" fo:text-align="center" fo:line-height="85%" fo:margin-bottom="0.4in" fo:margin-top="0.4in" fo:margin-right="0in" fo:margin-left="0in"/>
      <style:text-properties style:font-weight-complex="bold" style:font-size-complex="24pt" style:font-name-complex="SBL Hebrew" style:font-weight-asian="bold" style:font-size-asian="24pt" fo:font-weight="bold" fo:font-size="24pt"/>
    </style:style>
    <style:style style:family="text" style:name="T10">
      <style:text-properties style:font-style-complex="italic" style:font-style-asian="italic" fo:font-style="italic"/>
    </style:style>
  </office:styles>
  <office:automatic-styles>
    <style:style style:parent-style-name="Header" style:family="paragraph" style:name="MP1">
      <style:paragraph-properties style:writing-mode="lr-tb" style:justify-single-word="false" fo:text-align="start"/>
      <style:text-properties style:font-weight-complex="bold" style:font-weight-asian="bold" fo:font-weight="bold"/>
    </style:style>
    <style:style style:master-page-name="" style:parent-style-name="Footer" style:family="paragraph" style:name="MP2">
      <style:paragraph-properties style:writing-mode="lr-tb" style:page-number="auto" style:justify-single-word="false" fo:text-align="start"/>
    </style:style>
    <style:style style:family="text" style:name="MT1">
      <style:text-properties fo:font-size="14pt"/>
    </style:style>
    <style:style style:family="text" style:name="MT2"/>
    <style:style style:family="text" style:name="MT3">
      <style:text-properties fo:font-weight="bold"/>
    </style:style>
    <style:style style:family="text" style:name="MT4">
      <style:text-properties style:font-weight-complex="bold" style:font-weight-asian="bold" fo:font-weight="bold"/>
    </style:style>
    <style:style style:family="text" style:name="MT5">
      <style:text-properties style:font-weight-complex="bold" style:font-size-complex="18pt" style:font-weight-asian="bold" style:font-size-asian="18pt" fo:font-weight="bold" fo:font-size="18pt"/>
    </style:style>
    <style:style style:family="text" style:name="MT6">
      <style:text-properties style:font-weight-complex="bold" style:font-size-complex="18pt" style:font-weight-asian="bold" style:font-size-asian="18pt" fo:font-weight="bold" fo:font-size="12pt"/>
    </style:style>
    <style:page-layout style:page-usage="mirrored" style:name="Mpm1">
      <style:page-layout-properties style:footnote-max-height="0in" style:writing-mode="rl-tb" fo:margin-right="1.25in" fo:margin-left="0.5in" fo:margin-bottom="0.5in" fo:margin-top="0.5in" style:print-orientation="portrait" style:num-format="1" fo:page-height="11in" fo:page-width="8.5in">
        <style:columns fo:column-gap="0.3in" fo:column-count="2">
          <style:column fo:end-indent="0.2in" fo:start-indent="0in" style:rel-width="32767*"/>
          <style:column fo:end-indent="0in" fo:start-indent="0.2in" style:rel-width="32768*"/>
        </style:columns>
        <style:footnote-sep style:color="#000000" style:rel-width="25%" style:adjustment="left" style:distance-after-sep="0.0398in" style:distance-before-sep="0.0398in" style:width="0.0071in"/>
      </style:page-layout-properties>
      <style:header-style>
        <style:header-footer-properties style:dynamic-spacing="false" fo:margin-bottom="0.2in" fo:margin-right="0in" fo:margin-left="0in" fo:min-height="0.4in"/>
      </style:header-style>
      <style:footer-style>
        <style:header-footer-properties style:dynamic-spacing="false" fo:margin-top="0.2in" fo:margin-right="0in" fo:margin-left="0in" fo:min-height="0.4in"/>
      </style:footer-style>
    </style:page-layout>
    <style:page-layout style:name="Mpm2">
      <style:page-layout-properties style:footnote-max-height="0in" style:writing-mode="lr-tb" fo:margin-right="0.3937in" fo:margin-left="0.7874in" fo:margin-bottom="0.3937in" fo:margin-top="0.3937in" style:print-orientation="portrait" style:num-format="1" fo:page-height="11in" fo:page-width="8.5in">
        <style:footnote-sep style:color="#000000" style:rel-width="25%" style:adjustment="left" style:distance-after-sep="0.0398in" style:distance-before-sep="0.0398in" style:width="0.0071in"/>
      </style:page-layout-properties>
      <style:header-style/>
      <style:footer-style/>
    </style:page-layout>
    <style:page-layout style:name="Mpm3">
      <style:page-layout-properties style:footnote-max-height="0in" style:writing-mode="lr-tb" style:shadow="none" fo:padding="0.2in" style:border-line-width="0.0008in 0.0346in 0.0008in" fo:border="0.0362in double #000000" fo:margin-right="0.4902in" fo:margin-left="1.2598in" fo:margin-bottom="0.5in" fo:margin-top="0.5in" style:print-orientation="portrait" style:num-format="1" fo:page-height="11in" fo:page-width="8.5in">
        <style:columns fo:column-gap="0in" fo:column-count="1"/>
        <style:footnote-sep style:color="#000000" style:rel-width="25%" style:adjustment="left" style:distance-after-sep="0.0398in" style:distance-before-sep="0.0398in" style:width="0.0071in"/>
      </style:page-layout-properties>
      <style:header-style/>
      <style:footer-style>
        <style:header-footer-properties style:dynamic-spacing="false" fo:margin-top="0.2in" fo:margin-right="0in" fo:margin-left="0in" fo:min-height="0.4in"/>
      </style:footer-style>
    </style:page-layout>
  </office:automatic-styles>
  <office:master-styles>
    <style:master-page style:page-layout-name="Mpm1" style:name="Standard">
      <style:header>
        <text:p text:style-name="MP1"><text:chapter text:outline-level="1" text:display="name">Daniel 2</text:chapter><text:tab/><text:span text:style-name="MT1">Unicode/XML Leningrad Codex</text:span></text:p>
      </style:header>
      <style:header-left>
        <text:p text:style-name="MP1"><text:tab/><text:span text:style-name="MT1">Unicode/XML Leningrad Codex</text:span><text:tab/><text:chapter text:outline-level="1" text:display="name">Daniel 4</text:chapter></text:p>
      </style:header-left>
      <style:footer>
        <text:p text:style-name="MP2"><text:span text:style-name="WLC-pagenumber"><text:page-number text:select-page="current">6</text:page-number></text:span><text:span text:style-name="WLC-pagenumber"/><text:tab/><text:tab/><text:span text:style-name="MT3"><text:chapter text:outline-level="1" text:display="number"/></text:span><text:span text:style-name="MT3"><text:chapter text:outline-level="1" text:display="name">Daniel 5</text:chapter></text:span><text:span text:style-name="MT3"/><text:span text:style-name="MT4"><text:tab/></text:span><text:span text:style-name="MT5"><text:s/></text:span></text:p>
      </style:footer>
      <style:footer-left>
        <text:p text:style-name="MP2"><text:span text:style-name="MT6"><text:chapter text:outline-level="1" text:display="name">Daniel 4</text:chapter></text:span><text:span text:style-name="MT5"><text:tab/><text:tab/></text:span><text:span text:style-name="WLC-pagenumber"><text:page-number text:select-page="current">6</text:page-number></text:span><text:span text:style-name="WLC-pagenumber"/><text:span text:style-name="MT5"><text:s/><text:tab/><text:tab/></text:span><text:span text:style-name="MT5"><text:s/></text:span></text:p>
      </style:footer-left>
    </style:master-page>
    <style:master-page style:page-layout-name="Mpm2" style:name="HTML"/>
    <style:master-page style:page-layout-name="Mpm3" style:name="WLC-final">
      <style:footer>
        <text:p text:style-name="Footer"><text:span text:style-name="WLC-pagenumber"><text:page-number text:select-page="current">6</text:page-number></text:span><text:span text:style-name="WLC-pagenumber"/><text:span text:style-name="WLC-pagenumber"><text:tab/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opher V. Kimball</meta:initial-creator>
    <meta:creation-date>2020-04-01T06:05:22</meta:creation-date>
    <dc:description>This Hebrew bible (the Tanach) has been derived from the Leningrad Codex [4.20] (WLC) maintained by the J. Alan Groves Center for Advanced Biblical Research by Kirk E. Lowery and Stephen K. Salisbury. The WLC has been transcribed to a format with Unicode character coding and XML markup. The license of use is very generous.</dc:description>
    <meta:keyword>Bible</meta:keyword>
    <meta:keyword>Hebrew</meta:keyword>
    <meta:keyword>Leningrad Codex</meta:keyword>
    <meta:keyword>Unicode</meta:keyword>
    <meta:keyword>XML</meta:keyword>
    <dc:subject>Unicode/XML Leningrad Codex  Build number: 26.0</dc:subject>
    <dc:title>Unicode/XML Leningrad Codex [4.20]</dc:title>
    <dc:date>2020-04-01T06:05:22</dc:date>
    <dc:creator>Christopher Kimball</dc:creator>
    <meta:generator>OpenOffice.org/3.2$Unix OpenOffice.org_project/320m18$Build-9502</meta:generator>
  </office:meta>
</office:document-meta>
</file>